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_out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m0</text:p>
          </table:table-cell>
          <table:table-cell office:value-type="string" calcext:value-type="string">
            <text:p>sim1</text:p>
          </table:table-cell>
          <table:table-cell office:value-type="string" calcext:value-type="string">
            <text:p>sim2</text:p>
          </table:table-cell>
          <table:table-cell office:value-type="string" calcext:value-type="string">
            <text:p>sim3</text:p>
          </table:table-cell>
          <table:table-cell office:value-type="string" calcext:value-type="string">
            <text:p>sim4</text:p>
          </table:table-cell>
          <table:table-cell office:value-type="string" calcext:value-type="string">
            <text:p>sim5</text:p>
          </table:table-cell>
          <table:table-cell office:value-type="string" calcext:value-type="string">
            <text:p>sim6</text:p>
          </table:table-cell>
          <table:table-cell office:value-type="string" calcext:value-type="string">
            <text:p>sim7</text:p>
          </table:table-cell>
          <table:table-cell office:value-type="string" calcext:value-type="string">
            <text:p>sim8</text:p>
          </table:table-cell>
          <table:table-cell office:value-type="string" calcext:value-type="string">
            <text:p>sim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1653" calcext:value-type="float">
            <text:p>50.1653</text:p>
          </table:table-cell>
          <table:table-cell office:value-type="float" office:value="50.2009" calcext:value-type="float">
            <text:p>50.2009</text:p>
          </table:table-cell>
          <table:table-cell office:value-type="float" office:value="50.0983" calcext:value-type="float">
            <text:p>50.0983</text:p>
          </table:table-cell>
          <table:table-cell office:value-type="float" office:value="49.8377" calcext:value-type="float">
            <text:p>49.8377</text:p>
          </table:table-cell>
          <table:table-cell office:value-type="float" office:value="50.0563" calcext:value-type="float">
            <text:p>50.0563</text:p>
          </table:table-cell>
          <table:table-cell office:value-type="float" office:value="50.0108" calcext:value-type="float">
            <text:p>50.0108</text:p>
          </table:table-cell>
          <table:table-cell office:value-type="float" office:value="50.0397" calcext:value-type="float">
            <text:p>50.0397</text:p>
          </table:table-cell>
          <table:table-cell office:value-type="float" office:value="49.6083" calcext:value-type="float">
            <text:p>49.6083</text:p>
          </table:table-cell>
          <table:table-cell office:value-type="float" office:value="49.8588" calcext:value-type="float">
            <text:p>49.8588</text:p>
          </table:table-cell>
          <table:table-cell office:value-type="float" office:value="50.1258" calcext:value-type="float">
            <text:p>50.12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9.9675" calcext:value-type="float">
            <text:p>49.9675</text:p>
          </table:table-cell>
          <table:table-cell office:value-type="float" office:value="50.0924" calcext:value-type="float">
            <text:p>50.0924</text:p>
          </table:table-cell>
          <table:table-cell office:value-type="float" office:value="50.0965" calcext:value-type="float">
            <text:p>50.0965</text:p>
          </table:table-cell>
          <table:table-cell office:value-type="float" office:value="49.9352" calcext:value-type="float">
            <text:p>49.9352</text:p>
          </table:table-cell>
          <table:table-cell office:value-type="float" office:value="49.97" calcext:value-type="float">
            <text:p>49.97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49.8455" calcext:value-type="float">
            <text:p>49.8455</text:p>
          </table:table-cell>
          <table:table-cell office:value-type="float" office:value="49.5005" calcext:value-type="float">
            <text:p>49.5005</text:p>
          </table:table-cell>
          <table:table-cell office:value-type="float" office:value="49.995" calcext:value-type="float">
            <text:p>49.995</text:p>
          </table:table-cell>
          <table:table-cell office:value-type="float" office:value="50.1238" calcext:value-type="float">
            <text:p>50.1238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9.8812" calcext:value-type="float">
            <text:p>49.8812</text:p>
          </table:table-cell>
          <table:table-cell office:value-type="float" office:value="49.9773" calcext:value-type="float">
            <text:p>49.9773</text:p>
          </table:table-cell>
          <table:table-cell office:value-type="float" office:value="50.2599" calcext:value-type="float">
            <text:p>50.2599</text:p>
          </table:table-cell>
          <table:table-cell office:value-type="float" office:value="49.9114" calcext:value-type="float">
            <text:p>49.9114</text:p>
          </table:table-cell>
          <table:table-cell office:value-type="float" office:value="50.1787" calcext:value-type="float">
            <text:p>50.1787</text:p>
          </table:table-cell>
          <table:table-cell office:value-type="float" office:value="49.7387" calcext:value-type="float">
            <text:p>49.7387</text:p>
          </table:table-cell>
          <table:table-cell office:value-type="float" office:value="49.8397" calcext:value-type="float">
            <text:p>49.8397</text:p>
          </table:table-cell>
          <table:table-cell office:value-type="float" office:value="49.7499" calcext:value-type="float">
            <text:p>49.7499</text:p>
          </table:table-cell>
          <table:table-cell office:value-type="float" office:value="49.9682" calcext:value-type="float">
            <text:p>49.9682</text:p>
          </table:table-cell>
          <table:table-cell office:value-type="float" office:value="50.0887" calcext:value-type="float">
            <text:p>50.0887</text:p>
          </table:table-cell>
        </table:table-row>
        <table:table-row table:style-name="ro1">
          <table:table-cell table:number-columns-repeated="3"/>
          <table:table-cell office:value-type="float" office:value="49.9575" calcext:value-type="float">
            <text:p>49.9575</text:p>
          </table:table-cell>
          <table:table-cell office:value-type="float" office:value="50.1349" calcext:value-type="float">
            <text:p>50.1349</text:p>
          </table:table-cell>
          <table:table-cell office:value-type="float" office:value="50.2481" calcext:value-type="float">
            <text:p>50.2481</text:p>
          </table:table-cell>
          <table:table-cell office:value-type="float" office:value="50.1192" calcext:value-type="float">
            <text:p>50.1192</text:p>
          </table:table-cell>
          <table:table-cell office:value-type="float" office:value="50.2166" calcext:value-type="float">
            <text:p>50.2166</text:p>
          </table:table-cell>
          <table:table-cell office:value-type="float" office:value="49.9062" calcext:value-type="float">
            <text:p>49.9062</text:p>
          </table:table-cell>
          <table:table-cell office:value-type="float" office:value="50.062" calcext:value-type="float">
            <text:p>50.062</text:p>
          </table:table-cell>
          <table:table-cell office:value-type="float" office:value="49.8415" calcext:value-type="float">
            <text:p>49.8415</text:p>
          </table:table-cell>
          <table:table-cell office:value-type="float" office:value="49.8358" calcext:value-type="float">
            <text:p>49.8358</text:p>
          </table:table-cell>
          <table:table-cell office:value-type="float" office:value="50.0893" calcext:value-type="float">
            <text:p>50.0893</text:p>
          </table:table-cell>
        </table:table-row>
        <table:table-row table:style-name="ro1">
          <table:table-cell office:value-type="string" calcext:value-type="string">
            <text:p>payoff</text:p>
          </table:table-cell>
          <table:table-cell office:value-type="float" office:value="4.83" calcext:value-type="float">
            <text:p>4.83</text:p>
          </table:table-cell>
          <table:table-cell/>
          <table:table-cell office:value-type="float" office:value="49.8192" calcext:value-type="float">
            <text:p>49.8192</text:p>
          </table:table-cell>
          <table:table-cell office:value-type="float" office:value="50.2081" calcext:value-type="float">
            <text:p>50.2081</text:p>
          </table:table-cell>
          <table:table-cell office:value-type="float" office:value="50.1395" calcext:value-type="float">
            <text:p>50.1395</text:p>
          </table:table-cell>
          <table:table-cell office:value-type="float" office:value="50.1776" calcext:value-type="float">
            <text:p>50.1776</text:p>
          </table:table-cell>
          <table:table-cell office:value-type="float" office:value="50.4556" calcext:value-type="float">
            <text:p>50.4556</text:p>
          </table:table-cell>
          <table:table-cell office:value-type="float" office:value="49.6504" calcext:value-type="float">
            <text:p>49.6504</text:p>
          </table:table-cell>
          <table:table-cell office:value-type="float" office:value="49.9979" calcext:value-type="float">
            <text:p>49.9979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50.1562" calcext:value-type="float">
            <text:p>50.1562</text:p>
          </table:table-cell>
          <table:table-cell office:value-type="float" office:value="49.8353" calcext:value-type="float">
            <text:p>49.8353</text:p>
          </table:table-cell>
        </table:table-row>
        <table:table-row table:style-name="ro1">
          <table:table-cell table:number-columns-repeated="3"/>
          <table:table-cell office:value-type="float" office:value="49.827" calcext:value-type="float">
            <text:p>49.827</text:p>
          </table:table-cell>
          <table:table-cell office:value-type="float" office:value="50.4275" calcext:value-type="float">
            <text:p>50.4275</text:p>
          </table:table-cell>
          <table:table-cell office:value-type="float" office:value="50.1801" calcext:value-type="float">
            <text:p>50.1801</text:p>
          </table:table-cell>
          <table:table-cell office:value-type="float" office:value="50.3213" calcext:value-type="float">
            <text:p>50.3213</text:p>
          </table:table-cell>
          <table:table-cell office:value-type="float" office:value="50.3897" calcext:value-type="float">
            <text:p>50.3897</text:p>
          </table:table-cell>
          <table:table-cell office:value-type="float" office:value="49.8876" calcext:value-type="float">
            <text:p>49.8876</text:p>
          </table:table-cell>
          <table:table-cell office:value-type="float" office:value="49.7392" calcext:value-type="float">
            <text:p>49.7392</text:p>
          </table:table-cell>
          <table:table-cell office:value-type="float" office:value="49.8257" calcext:value-type="float">
            <text:p>49.8257</text:p>
          </table:table-cell>
          <table:table-cell office:value-type="float" office:value="49.9321" calcext:value-type="float">
            <text:p>49.9321</text:p>
          </table:table-cell>
          <table:table-cell office:value-type="float" office:value="50.1254" calcext:value-type="float">
            <text:p>50.1254</text:p>
          </table:table-cell>
        </table:table-row>
        <table:table-row table:style-name="ro1">
          <table:table-cell table:number-columns-repeated="3"/>
          <table:table-cell office:value-type="float" office:value="49.8736" calcext:value-type="float">
            <text:p>49.8736</text:p>
          </table:table-cell>
          <table:table-cell office:value-type="float" office:value="50.5361" calcext:value-type="float">
            <text:p>50.5361</text:p>
          </table:table-cell>
          <table:table-cell office:value-type="float" office:value="50.5624" calcext:value-type="float">
            <text:p>50.5624</text:p>
          </table:table-cell>
          <table:table-cell office:value-type="float" office:value="50.1422" calcext:value-type="float">
            <text:p>50.1422</text:p>
          </table:table-cell>
          <table:table-cell office:value-type="float" office:value="50.2595" calcext:value-type="float">
            <text:p>50.2595</text:p>
          </table:table-cell>
          <table:table-cell office:value-type="float" office:value="49.8583" calcext:value-type="float">
            <text:p>49.8583</text:p>
          </table:table-cell>
          <table:table-cell office:value-type="float" office:value="49.6607" calcext:value-type="float">
            <text:p>49.6607</text:p>
          </table:table-cell>
          <table:table-cell office:value-type="float" office:value="49.9776" calcext:value-type="float">
            <text:p>49.9776</text:p>
          </table:table-cell>
          <table:table-cell office:value-type="float" office:value="50.0029" calcext:value-type="float">
            <text:p>50.0029</text:p>
          </table:table-cell>
          <table:table-cell office:value-type="float" office:value="50.2028" calcext:value-type="float">
            <text:p>50.2028</text:p>
          </table:table-cell>
        </table:table-row>
        <table:table-row table:style-name="ro1">
          <table:table-cell table:number-columns-repeated="3"/>
          <table:table-cell office:value-type="float" office:value="49.7641" calcext:value-type="float">
            <text:p>49.7641</text:p>
          </table:table-cell>
          <table:table-cell office:value-type="float" office:value="50.5603" calcext:value-type="float">
            <text:p>50.5603</text:p>
          </table:table-cell>
          <table:table-cell office:value-type="float" office:value="50.4298" calcext:value-type="float">
            <text:p>50.4298</text:p>
          </table:table-cell>
          <table:table-cell office:value-type="float" office:value="50.2371" calcext:value-type="float">
            <text:p>50.2371</text:p>
          </table:table-cell>
          <table:table-cell office:value-type="float" office:value="50.1182" calcext:value-type="float">
            <text:p>50.1182</text:p>
          </table:table-cell>
          <table:table-cell office:value-type="float" office:value="49.6727" calcext:value-type="float">
            <text:p>49.6727</text:p>
          </table:table-cell>
          <table:table-cell office:value-type="float" office:value="49.4822" calcext:value-type="float">
            <text:p>49.4822</text:p>
          </table:table-cell>
          <table:table-cell office:value-type="float" office:value="50.1579" calcext:value-type="float">
            <text:p>50.1579</text:p>
          </table:table-cell>
          <table:table-cell office:value-type="float" office:value="50.017" calcext:value-type="float">
            <text:p>50.017</text:p>
          </table:table-cell>
          <table:table-cell office:value-type="float" office:value="50.184" calcext:value-type="float">
            <text:p>50.184</text:p>
          </table:table-cell>
        </table:table-row>
        <table:table-row table:style-name="ro1">
          <table:table-cell table:number-columns-repeated="3"/>
          <table:table-cell office:value-type="float" office:value="49.5813" calcext:value-type="float">
            <text:p>49.5813</text:p>
          </table:table-cell>
          <table:table-cell office:value-type="float" office:value="50.4411" calcext:value-type="float">
            <text:p>50.4411</text:p>
          </table:table-cell>
          <table:table-cell office:value-type="float" office:value="50.3834" calcext:value-type="float">
            <text:p>50.3834</text:p>
          </table:table-cell>
          <table:table-cell office:value-type="float" office:value="50.1382" calcext:value-type="float">
            <text:p>50.1382</text:p>
          </table:table-cell>
          <table:table-cell office:value-type="float" office:value="49.886" calcext:value-type="float">
            <text:p>49.886</text:p>
          </table:table-cell>
          <table:table-cell office:value-type="float" office:value="49.7659" calcext:value-type="float">
            <text:p>49.7659</text:p>
          </table:table-cell>
          <table:table-cell office:value-type="float" office:value="49.4455" calcext:value-type="float">
            <text:p>49.4455</text:p>
          </table:table-cell>
          <table:table-cell office:value-type="float" office:value="50.2133" calcext:value-type="float">
            <text:p>50.2133</text:p>
          </table:table-cell>
          <table:table-cell office:value-type="float" office:value="50.2015" calcext:value-type="float">
            <text:p>50.2015</text:p>
          </table:table-cell>
          <table:table-cell office:value-type="float" office:value="50.3516" calcext:value-type="float">
            <text:p>50.3516</text:p>
          </table:table-cell>
        </table:table-row>
        <table:table-row table:style-name="ro1">
          <table:table-cell table:number-columns-repeated="3"/>
          <table:table-cell office:value-type="float" office:value="49.63" calcext:value-type="float">
            <text:p>49.63</text:p>
          </table:table-cell>
          <table:table-cell office:value-type="float" office:value="50.7" calcext:value-type="float">
            <text:p>50.7</text:p>
          </table:table-cell>
          <table:table-cell office:value-type="float" office:value="50.3274" calcext:value-type="float">
            <text:p>50.3274</text:p>
          </table:table-cell>
          <table:table-cell office:value-type="float" office:value="50.13" calcext:value-type="float">
            <text:p>50.13</text:p>
          </table:table-cell>
          <table:table-cell office:value-type="float" office:value="49.9097" calcext:value-type="float">
            <text:p>49.9097</text:p>
          </table:table-cell>
          <table:table-cell office:value-type="float" office:value="49.9045" calcext:value-type="float">
            <text:p>49.9045</text:p>
          </table:table-cell>
          <table:table-cell office:value-type="float" office:value="49.4261" calcext:value-type="float">
            <text:p>49.4261</text:p>
          </table:table-cell>
          <table:table-cell office:value-type="float" office:value="50.0745" calcext:value-type="float">
            <text:p>50.0745</text:p>
          </table:table-cell>
          <table:table-cell office:value-type="float" office:value="49.9481" calcext:value-type="float">
            <text:p>49.9481</text:p>
          </table:table-cell>
          <table:table-cell office:value-type="float" office:value="50.173" calcext:value-type="float">
            <text:p>50.173</text:p>
          </table:table-cell>
        </table:table-row>
        <table:table-row table:style-name="ro1">
          <table:table-cell table:number-columns-repeated="3"/>
          <table:table-cell office:value-type="float" office:value="49.802" calcext:value-type="float">
            <text:p>49.802</text:p>
          </table:table-cell>
          <table:table-cell office:value-type="float" office:value="50.6912" calcext:value-type="float">
            <text:p>50.6912</text:p>
          </table:table-cell>
          <table:table-cell office:value-type="float" office:value="50.4191" calcext:value-type="float">
            <text:p>50.4191</text:p>
          </table:table-cell>
          <table:table-cell office:value-type="float" office:value="50.158" calcext:value-type="float">
            <text:p>50.158</text:p>
          </table:table-cell>
          <table:table-cell office:value-type="float" office:value="49.9303" calcext:value-type="float">
            <text:p>49.9303</text:p>
          </table:table-cell>
          <table:table-cell office:value-type="float" office:value="49.7484" calcext:value-type="float">
            <text:p>49.7484</text:p>
          </table:table-cell>
          <table:table-cell office:value-type="float" office:value="49.674" calcext:value-type="float">
            <text:p>49.674</text:p>
          </table:table-cell>
          <table:table-cell office:value-type="float" office:value="49.9904" calcext:value-type="float">
            <text:p>49.9904</text:p>
          </table:table-cell>
          <table:table-cell office:value-type="float" office:value="50.1931" calcext:value-type="float">
            <text:p>50.1931</text:p>
          </table:table-cell>
          <table:table-cell office:value-type="float" office:value="50.3428" calcext:value-type="float">
            <text:p>50.3428</text:p>
          </table:table-cell>
        </table:table-row>
        <table:table-row table:style-name="ro1">
          <table:table-cell table:number-columns-repeated="3"/>
          <table:table-cell office:value-type="float" office:value="49.7211" calcext:value-type="float">
            <text:p>49.7211</text:p>
          </table:table-cell>
          <table:table-cell office:value-type="float" office:value="50.5705" calcext:value-type="float">
            <text:p>50.5705</text:p>
          </table:table-cell>
          <table:table-cell office:value-type="float" office:value="50.435" calcext:value-type="float">
            <text:p>50.435</text:p>
          </table:table-cell>
          <table:table-cell office:value-type="float" office:value="50.2548" calcext:value-type="float">
            <text:p>50.2548</text:p>
          </table:table-cell>
          <table:table-cell office:value-type="float" office:value="50.2769" calcext:value-type="float">
            <text:p>50.2769</text:p>
          </table:table-cell>
          <table:table-cell office:value-type="float" office:value="49.8767" calcext:value-type="float">
            <text:p>49.8767</text:p>
          </table:table-cell>
          <table:table-cell office:value-type="float" office:value="49.6105" calcext:value-type="float">
            <text:p>49.6105</text:p>
          </table:table-cell>
          <table:table-cell office:value-type="float" office:value="49.9507" calcext:value-type="float">
            <text:p>49.9507</text:p>
          </table:table-cell>
          <table:table-cell office:value-type="float" office:value="50.5067" calcext:value-type="float">
            <text:p>50.5067</text:p>
          </table:table-cell>
          <table:table-cell office:value-type="float" office:value="50.2764" calcext:value-type="float">
            <text:p>50.2764</text:p>
          </table:table-cell>
        </table:table-row>
        <table:table-row table:style-name="ro1">
          <table:table-cell table:number-columns-repeated="3"/>
          <table:table-cell office:value-type="float" office:value="49.6886" calcext:value-type="float">
            <text:p>49.6886</text:p>
          </table:table-cell>
          <table:table-cell office:value-type="float" office:value="50.5567" calcext:value-type="float">
            <text:p>50.5567</text:p>
          </table:table-cell>
          <table:table-cell office:value-type="float" office:value="50.3745" calcext:value-type="float">
            <text:p>50.3745</text:p>
          </table:table-cell>
          <table:table-cell office:value-type="float" office:value="50.2888" calcext:value-type="float">
            <text:p>50.2888</text:p>
          </table:table-cell>
          <table:table-cell office:value-type="float" office:value="50.2385" calcext:value-type="float">
            <text:p>50.2385</text:p>
          </table:table-cell>
          <table:table-cell office:value-type="float" office:value="50.0222" calcext:value-type="float">
            <text:p>50.0222</text:p>
          </table:table-cell>
          <table:table-cell office:value-type="float" office:value="49.5955" calcext:value-type="float">
            <text:p>49.5955</text:p>
          </table:table-cell>
          <table:table-cell office:value-type="float" office:value="49.8616" calcext:value-type="float">
            <text:p>49.8616</text:p>
          </table:table-cell>
          <table:table-cell office:value-type="float" office:value="50.6004" calcext:value-type="float">
            <text:p>50.6004</text:p>
          </table:table-cell>
          <table:table-cell office:value-type="float" office:value="50.003" calcext:value-type="float">
            <text:p>50.003</text:p>
          </table:table-cell>
        </table:table-row>
        <table:table-row table:style-name="ro1">
          <table:table-cell table:number-columns-repeated="3"/>
          <table:table-cell office:value-type="float" office:value="49.9618" calcext:value-type="float">
            <text:p>49.9618</text:p>
          </table:table-cell>
          <table:table-cell office:value-type="float" office:value="50.5447" calcext:value-type="float">
            <text:p>50.5447</text:p>
          </table:table-cell>
          <table:table-cell office:value-type="float" office:value="50.3493" calcext:value-type="float">
            <text:p>50.3493</text:p>
          </table:table-cell>
          <table:table-cell office:value-type="float" office:value="50.2383" calcext:value-type="float">
            <text:p>50.2383</text:p>
          </table:table-cell>
          <table:table-cell office:value-type="float" office:value="50.6298" calcext:value-type="float">
            <text:p>50.6298</text:p>
          </table:table-cell>
          <table:table-cell office:value-type="float" office:value="50.038" calcext:value-type="float">
            <text:p>50.038</text:p>
          </table:table-cell>
          <table:table-cell office:value-type="float" office:value="49.8487" calcext:value-type="float">
            <text:p>49.8487</text:p>
          </table:table-cell>
          <table:table-cell office:value-type="float" office:value="50.1409" calcext:value-type="float">
            <text:p>50.1409</text:p>
          </table:table-cell>
          <table:table-cell office:value-type="float" office:value="50.6963" calcext:value-type="float">
            <text:p>50.6963</text:p>
          </table:table-cell>
          <table:table-cell office:value-type="float" office:value="50.1766" calcext:value-type="float">
            <text:p>50.1766</text:p>
          </table:table-cell>
        </table:table-row>
        <table:table-row table:style-name="ro1">
          <table:table-cell table:number-columns-repeated="3"/>
          <table:table-cell office:value-type="float" office:value="49.8942" calcext:value-type="float">
            <text:p>49.8942</text:p>
          </table:table-cell>
          <table:table-cell office:value-type="float" office:value="50.7933" calcext:value-type="float">
            <text:p>50.7933</text:p>
          </table:table-cell>
          <table:table-cell office:value-type="float" office:value="50.671" calcext:value-type="float">
            <text:p>50.671</text:p>
          </table:table-cell>
          <table:table-cell office:value-type="float" office:value="50.2447" calcext:value-type="float">
            <text:p>50.2447</text:p>
          </table:table-cell>
          <table:table-cell office:value-type="float" office:value="50.7057" calcext:value-type="float">
            <text:p>50.7057</text:p>
          </table:table-cell>
          <table:table-cell office:value-type="float" office:value="49.697" calcext:value-type="float">
            <text:p>49.697</text:p>
          </table:table-cell>
          <table:table-cell office:value-type="float" office:value="49.7034" calcext:value-type="float">
            <text:p>49.7034</text:p>
          </table:table-cell>
          <table:table-cell office:value-type="float" office:value="49.9908" calcext:value-type="float">
            <text:p>49.9908</text:p>
          </table:table-cell>
          <table:table-cell office:value-type="float" office:value="51.0013" calcext:value-type="float">
            <text:p>51.0013</text:p>
          </table:table-cell>
          <table:table-cell office:value-type="float" office:value="49.9396" calcext:value-type="float">
            <text:p>49.9396</text:p>
          </table:table-cell>
        </table:table-row>
        <table:table-row table:style-name="ro1">
          <table:table-cell table:number-columns-repeated="3"/>
          <table:table-cell office:value-type="float" office:value="49.8336" calcext:value-type="float">
            <text:p>49.8336</text:p>
          </table:table-cell>
          <table:table-cell office:value-type="float" office:value="51.1966" calcext:value-type="float">
            <text:p>51.1966</text:p>
          </table:table-cell>
          <table:table-cell office:value-type="float" office:value="50.4633" calcext:value-type="float">
            <text:p>50.4633</text:p>
          </table:table-cell>
          <table:table-cell office:value-type="float" office:value="50.1467" calcext:value-type="float">
            <text:p>50.1467</text:p>
          </table:table-cell>
          <table:table-cell office:value-type="float" office:value="50.6967" calcext:value-type="float">
            <text:p>50.6967</text:p>
          </table:table-cell>
          <table:table-cell office:value-type="float" office:value="49.7078" calcext:value-type="float">
            <text:p>49.7078</text:p>
          </table:table-cell>
          <table:table-cell office:value-type="float" office:value="49.5669" calcext:value-type="float">
            <text:p>49.5669</text:p>
          </table:table-cell>
          <table:table-cell office:value-type="float" office:value="50.021" calcext:value-type="float">
            <text:p>50.021</text:p>
          </table:table-cell>
          <table:table-cell office:value-type="float" office:value="50.9385" calcext:value-type="float">
            <text:p>50.9385</text:p>
          </table:table-cell>
          <table:table-cell office:value-type="float" office:value="49.8995" calcext:value-type="float">
            <text:p>49.8995</text:p>
          </table:table-cell>
        </table:table-row>
        <table:table-row table:style-name="ro1">
          <table:table-cell table:number-columns-repeated="3"/>
          <table:table-cell office:value-type="float" office:value="50.2256" calcext:value-type="float">
            <text:p>50.2256</text:p>
          </table:table-cell>
          <table:table-cell office:value-type="float" office:value="51.1769" calcext:value-type="float">
            <text:p>51.1769</text:p>
          </table:table-cell>
          <table:table-cell office:value-type="float" office:value="50.5282" calcext:value-type="float">
            <text:p>50.5282</text:p>
          </table:table-cell>
          <table:table-cell office:value-type="float" office:value="50.1111" calcext:value-type="float">
            <text:p>50.1111</text:p>
          </table:table-cell>
          <table:table-cell office:value-type="float" office:value="50.4706" calcext:value-type="float">
            <text:p>50.4706</text:p>
          </table:table-cell>
          <table:table-cell office:value-type="float" office:value="49.6044" calcext:value-type="float">
            <text:p>49.6044</text:p>
          </table:table-cell>
          <table:table-cell office:value-type="float" office:value="49.4406" calcext:value-type="float">
            <text:p>49.4406</text:p>
          </table:table-cell>
          <table:table-cell office:value-type="float" office:value="50.1478" calcext:value-type="float">
            <text:p>50.1478</text:p>
          </table:table-cell>
          <table:table-cell office:value-type="float" office:value="50.8426" calcext:value-type="float">
            <text:p>50.8426</text:p>
          </table:table-cell>
          <table:table-cell office:value-type="float" office:value="49.9441" calcext:value-type="float">
            <text:p>49.9441</text:p>
          </table:table-cell>
        </table:table-row>
        <table:table-row table:style-name="ro1">
          <table:table-cell table:number-columns-repeated="3"/>
          <table:table-cell office:value-type="float" office:value="50.0067" calcext:value-type="float">
            <text:p>50.0067</text:p>
          </table:table-cell>
          <table:table-cell office:value-type="float" office:value="51.3508" calcext:value-type="float">
            <text:p>51.3508</text:p>
          </table:table-cell>
          <table:table-cell office:value-type="float" office:value="50.4189" calcext:value-type="float">
            <text:p>50.4189</text:p>
          </table:table-cell>
          <table:table-cell office:value-type="float" office:value="50.3785" calcext:value-type="float">
            <text:p>50.3785</text:p>
          </table:table-cell>
          <table:table-cell office:value-type="float" office:value="50.5725" calcext:value-type="float">
            <text:p>50.5725</text:p>
          </table:table-cell>
          <table:table-cell office:value-type="float" office:value="49.8024" calcext:value-type="float">
            <text:p>49.8024</text:p>
          </table:table-cell>
          <table:table-cell office:value-type="float" office:value="49.5976" calcext:value-type="float">
            <text:p>49.5976</text:p>
          </table:table-cell>
          <table:table-cell office:value-type="float" office:value="50.2721" calcext:value-type="float">
            <text:p>50.2721</text:p>
          </table:table-cell>
          <table:table-cell office:value-type="float" office:value="50.8018" calcext:value-type="float">
            <text:p>50.8018</text:p>
          </table:table-cell>
          <table:table-cell office:value-type="float" office:value="50.0155" calcext:value-type="float">
            <text:p>50.0155</text:p>
          </table:table-cell>
        </table:table-row>
        <table:table-row table:style-name="ro1">
          <table:table-cell table:number-columns-repeated="3"/>
          <table:table-cell office:value-type="float" office:value="50.1494" calcext:value-type="float">
            <text:p>50.1494</text:p>
          </table:table-cell>
          <table:table-cell office:value-type="float" office:value="51.2438" calcext:value-type="float">
            <text:p>51.2438</text:p>
          </table:table-cell>
          <table:table-cell office:value-type="float" office:value="50.4499" calcext:value-type="float">
            <text:p>50.4499</text:p>
          </table:table-cell>
          <table:table-cell office:value-type="float" office:value="50.2595" calcext:value-type="float">
            <text:p>50.2595</text:p>
          </table:table-cell>
          <table:table-cell office:value-type="float" office:value="50.4142" calcext:value-type="float">
            <text:p>50.4142</text:p>
          </table:table-cell>
          <table:table-cell office:value-type="float" office:value="49.8434" calcext:value-type="float">
            <text:p>49.8434</text:p>
          </table:table-cell>
          <table:table-cell office:value-type="float" office:value="49.5612" calcext:value-type="float">
            <text:p>49.5612</text:p>
          </table:table-cell>
          <table:table-cell office:value-type="float" office:value="50.1792" calcext:value-type="float">
            <text:p>50.1792</text:p>
          </table:table-cell>
          <table:table-cell office:value-type="float" office:value="50.8184" calcext:value-type="float">
            <text:p>50.8184</text:p>
          </table:table-cell>
          <table:table-cell office:value-type="float" office:value="49.9061" calcext:value-type="float">
            <text:p>49.9061</text:p>
          </table:table-cell>
        </table:table-row>
        <table:table-row table:style-name="ro1">
          <table:table-cell table:number-columns-repeated="3"/>
          <table:table-cell office:value-type="float" office:value="49.8577" calcext:value-type="float">
            <text:p>49.8577</text:p>
          </table:table-cell>
          <table:table-cell office:value-type="float" office:value="51.2235" calcext:value-type="float">
            <text:p>51.2235</text:p>
          </table:table-cell>
          <table:table-cell office:value-type="float" office:value="50.7319" calcext:value-type="float">
            <text:p>50.7319</text:p>
          </table:table-cell>
          <table:table-cell office:value-type="float" office:value="50.0627" calcext:value-type="float">
            <text:p>50.0627</text:p>
          </table:table-cell>
          <table:table-cell office:value-type="float" office:value="50.4914" calcext:value-type="float">
            <text:p>50.4914</text:p>
          </table:table-cell>
          <table:table-cell office:value-type="float" office:value="49.6458" calcext:value-type="float">
            <text:p>49.6458</text:p>
          </table:table-cell>
          <table:table-cell office:value-type="float" office:value="49.493" calcext:value-type="float">
            <text:p>49.493</text:p>
          </table:table-cell>
          <table:table-cell office:value-type="float" office:value="50.1836" calcext:value-type="float">
            <text:p>50.1836</text:p>
          </table:table-cell>
          <table:table-cell office:value-type="float" office:value="50.9981" calcext:value-type="float">
            <text:p>50.9981</text:p>
          </table:table-cell>
          <table:table-cell office:value-type="float" office:value="49.9754" calcext:value-type="float">
            <text:p>49.9754</text:p>
          </table:table-cell>
        </table:table-row>
        <table:table-row table:style-name="ro1">
          <table:table-cell table:number-columns-repeated="3"/>
          <table:table-cell office:value-type="float" office:value="49.7844" calcext:value-type="float">
            <text:p>49.7844</text:p>
          </table:table-cell>
          <table:table-cell office:value-type="float" office:value="51.1266" calcext:value-type="float">
            <text:p>51.1266</text:p>
          </table:table-cell>
          <table:table-cell office:value-type="float" office:value="50.7093" calcext:value-type="float">
            <text:p>50.7093</text:p>
          </table:table-cell>
          <table:table-cell office:value-type="float" office:value="49.7766" calcext:value-type="float">
            <text:p>49.7766</text:p>
          </table:table-cell>
          <table:table-cell office:value-type="float" office:value="50.5962" calcext:value-type="float">
            <text:p>50.5962</text:p>
          </table:table-cell>
          <table:table-cell office:value-type="float" office:value="49.6669" calcext:value-type="float">
            <text:p>49.6669</text:p>
          </table:table-cell>
          <table:table-cell office:value-type="float" office:value="49.4342" calcext:value-type="float">
            <text:p>49.4342</text:p>
          </table:table-cell>
          <table:table-cell office:value-type="float" office:value="50.2572" calcext:value-type="float">
            <text:p>50.2572</text:p>
          </table:table-cell>
          <table:table-cell office:value-type="float" office:value="51.2426" calcext:value-type="float">
            <text:p>51.2426</text:p>
          </table:table-cell>
          <table:table-cell office:value-type="float" office:value="49.8525" calcext:value-type="float">
            <text:p>49.8525</text:p>
          </table:table-cell>
        </table:table-row>
        <table:table-row table:style-name="ro1">
          <table:table-cell table:number-columns-repeated="3"/>
          <table:table-cell office:value-type="float" office:value="50.0361" calcext:value-type="float">
            <text:p>50.0361</text:p>
          </table:table-cell>
          <table:table-cell office:value-type="float" office:value="51.1622" calcext:value-type="float">
            <text:p>51.1622</text:p>
          </table:table-cell>
          <table:table-cell office:value-type="float" office:value="50.8875" calcext:value-type="float">
            <text:p>50.8875</text:p>
          </table:table-cell>
          <table:table-cell office:value-type="float" office:value="49.7662" calcext:value-type="float">
            <text:p>49.7662</text:p>
          </table:table-cell>
          <table:table-cell office:value-type="float" office:value="50.3862" calcext:value-type="float">
            <text:p>50.3862</text:p>
          </table:table-cell>
          <table:table-cell office:value-type="float" office:value="49.5842" calcext:value-type="float">
            <text:p>49.5842</text:p>
          </table:table-cell>
          <table:table-cell office:value-type="float" office:value="49.4491" calcext:value-type="float">
            <text:p>49.4491</text:p>
          </table:table-cell>
          <table:table-cell office:value-type="float" office:value="50.1332" calcext:value-type="float">
            <text:p>50.1332</text:p>
          </table:table-cell>
          <table:table-cell office:value-type="float" office:value="51.2748" calcext:value-type="float">
            <text:p>51.2748</text:p>
          </table:table-cell>
          <table:table-cell office:value-type="float" office:value="49.8608" calcext:value-type="float">
            <text:p>49.8608</text:p>
          </table:table-cell>
        </table:table-row>
        <table:table-row table:style-name="ro1">
          <table:table-cell table:number-columns-repeated="3"/>
          <table:table-cell office:value-type="float" office:value="50.2451" calcext:value-type="float">
            <text:p>50.2451</text:p>
          </table:table-cell>
          <table:table-cell office:value-type="float" office:value="51.277" calcext:value-type="float">
            <text:p>51.277</text:p>
          </table:table-cell>
          <table:table-cell office:value-type="float" office:value="50.9874" calcext:value-type="float">
            <text:p>50.9874</text:p>
          </table:table-cell>
          <table:table-cell office:value-type="float" office:value="49.9456" calcext:value-type="float">
            <text:p>49.9456</text:p>
          </table:table-cell>
          <table:table-cell office:value-type="float" office:value="50.4959" calcext:value-type="float">
            <text:p>50.4959</text:p>
          </table:table-cell>
          <table:table-cell office:value-type="float" office:value="49.6957" calcext:value-type="float">
            <text:p>49.6957</text:p>
          </table:table-cell>
          <table:table-cell office:value-type="float" office:value="49.7345" calcext:value-type="float">
            <text:p>49.7345</text:p>
          </table:table-cell>
          <table:table-cell office:value-type="float" office:value="50.1619" calcext:value-type="float">
            <text:p>50.1619</text:p>
          </table:table-cell>
          <table:table-cell office:value-type="float" office:value="51.5549" calcext:value-type="float">
            <text:p>51.5549</text:p>
          </table:table-cell>
          <table:table-cell office:value-type="float" office:value="50.044" calcext:value-type="float">
            <text:p>50.044</text:p>
          </table:table-cell>
        </table:table-row>
        <table:table-row table:style-name="ro1">
          <table:table-cell table:number-columns-repeated="3"/>
          <table:table-cell office:value-type="float" office:value="50.1239" calcext:value-type="float">
            <text:p>50.1239</text:p>
          </table:table-cell>
          <table:table-cell office:value-type="float" office:value="51.3264" calcext:value-type="float">
            <text:p>51.3264</text:p>
          </table:table-cell>
          <table:table-cell office:value-type="float" office:value="51.0309" calcext:value-type="float">
            <text:p>51.0309</text:p>
          </table:table-cell>
          <table:table-cell office:value-type="float" office:value="50.1193" calcext:value-type="float">
            <text:p>50.1193</text:p>
          </table:table-cell>
          <table:table-cell office:value-type="float" office:value="50.4906" calcext:value-type="float">
            <text:p>50.4906</text:p>
          </table:table-cell>
          <table:table-cell office:value-type="float" office:value="49.6891" calcext:value-type="float">
            <text:p>49.6891</text:p>
          </table:table-cell>
          <table:table-cell office:value-type="float" office:value="49.9627" calcext:value-type="float">
            <text:p>49.9627</text:p>
          </table:table-cell>
          <table:table-cell office:value-type="float" office:value="50.3144" calcext:value-type="float">
            <text:p>50.3144</text:p>
          </table:table-cell>
          <table:table-cell office:value-type="float" office:value="51.6623" calcext:value-type="float">
            <text:p>51.6623</text:p>
          </table:table-cell>
          <table:table-cell office:value-type="float" office:value="49.8709" calcext:value-type="float">
            <text:p>49.8709</text:p>
          </table:table-cell>
        </table:table-row>
        <table:table-row table:style-name="ro1">
          <table:table-cell table:number-columns-repeated="3"/>
          <table:table-cell office:value-type="float" office:value="50.0724" calcext:value-type="float">
            <text:p>50.0724</text:p>
          </table:table-cell>
          <table:table-cell office:value-type="float" office:value="51.2855" calcext:value-type="float">
            <text:p>51.2855</text:p>
          </table:table-cell>
          <table:table-cell office:value-type="float" office:value="51.1136" calcext:value-type="float">
            <text:p>51.1136</text:p>
          </table:table-cell>
          <table:table-cell office:value-type="float" office:value="50.3259" calcext:value-type="float">
            <text:p>50.3259</text:p>
          </table:table-cell>
          <table:table-cell office:value-type="float" office:value="50.8294" calcext:value-type="float">
            <text:p>50.8294</text:p>
          </table:table-cell>
          <table:table-cell office:value-type="float" office:value="49.5964" calcext:value-type="float">
            <text:p>49.5964</text:p>
          </table:table-cell>
          <table:table-cell office:value-type="float" office:value="50.2147" calcext:value-type="float">
            <text:p>50.2147</text:p>
          </table:table-cell>
          <table:table-cell office:value-type="float" office:value="50.4862" calcext:value-type="float">
            <text:p>50.4862</text:p>
          </table:table-cell>
          <table:table-cell office:value-type="float" office:value="51.7027" calcext:value-type="float">
            <text:p>51.7027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table:number-columns-repeated="3"/>
          <table:table-cell office:value-type="float" office:value="50.1039" calcext:value-type="float">
            <text:p>50.1039</text:p>
          </table:table-cell>
          <table:table-cell office:value-type="float" office:value="51.2962" calcext:value-type="float">
            <text:p>51.2962</text:p>
          </table:table-cell>
          <table:table-cell office:value-type="float" office:value="51.1412" calcext:value-type="float">
            <text:p>51.1412</text:p>
          </table:table-cell>
          <table:table-cell office:value-type="float" office:value="50.518" calcext:value-type="float">
            <text:p>50.518</text:p>
          </table:table-cell>
          <table:table-cell office:value-type="float" office:value="50.6819" calcext:value-type="float">
            <text:p>50.6819</text:p>
          </table:table-cell>
          <table:table-cell office:value-type="float" office:value="49.5506" calcext:value-type="float">
            <text:p>49.5506</text:p>
          </table:table-cell>
          <table:table-cell office:value-type="float" office:value="50.4666" calcext:value-type="float">
            <text:p>50.4666</text:p>
          </table:table-cell>
          <table:table-cell office:value-type="float" office:value="50.2036" calcext:value-type="float">
            <text:p>50.2036</text:p>
          </table:table-cell>
          <table:table-cell office:value-type="float" office:value="51.7322" calcext:value-type="float">
            <text:p>51.7322</text:p>
          </table:table-cell>
          <table:table-cell office:value-type="float" office:value="49.9024" calcext:value-type="float">
            <text:p>49.9024</text:p>
          </table:table-cell>
        </table:table-row>
        <table:table-row table:style-name="ro1">
          <table:table-cell table:number-columns-repeated="3"/>
          <table:table-cell office:value-type="float" office:value="49.9278" calcext:value-type="float">
            <text:p>49.9278</text:p>
          </table:table-cell>
          <table:table-cell office:value-type="float" office:value="51.1993" calcext:value-type="float">
            <text:p>51.1993</text:p>
          </table:table-cell>
          <table:table-cell office:value-type="float" office:value="51.3093" calcext:value-type="float">
            <text:p>51.3093</text:p>
          </table:table-cell>
          <table:table-cell office:value-type="float" office:value="50.3889" calcext:value-type="float">
            <text:p>50.3889</text:p>
          </table:table-cell>
          <table:table-cell office:value-type="float" office:value="50.4544" calcext:value-type="float">
            <text:p>50.4544</text:p>
          </table:table-cell>
          <table:table-cell office:value-type="float" office:value="49.4848" calcext:value-type="float">
            <text:p>49.4848</text:p>
          </table:table-cell>
          <table:table-cell office:value-type="float" office:value="50.3167" calcext:value-type="float">
            <text:p>50.3167</text:p>
          </table:table-cell>
          <table:table-cell office:value-type="float" office:value="50.2491" calcext:value-type="float">
            <text:p>50.2491</text:p>
          </table:table-cell>
          <table:table-cell office:value-type="float" office:value="51.6922" calcext:value-type="float">
            <text:p>51.6922</text:p>
          </table:table-cell>
          <table:table-cell office:value-type="float" office:value="49.8731" calcext:value-type="float">
            <text:p>49.8731</text:p>
          </table:table-cell>
        </table:table-row>
        <table:table-row table:style-name="ro1">
          <table:table-cell table:number-columns-repeated="3"/>
          <table:table-cell office:value-type="float" office:value="50.0324" calcext:value-type="float">
            <text:p>50.0324</text:p>
          </table:table-cell>
          <table:table-cell office:value-type="float" office:value="51.2998" calcext:value-type="float">
            <text:p>51.2998</text:p>
          </table:table-cell>
          <table:table-cell office:value-type="float" office:value="51.4026" calcext:value-type="float">
            <text:p>51.4026</text:p>
          </table:table-cell>
          <table:table-cell office:value-type="float" office:value="50.5899" calcext:value-type="float">
            <text:p>50.5899</text:p>
          </table:table-cell>
          <table:table-cell office:value-type="float" office:value="50.1959" calcext:value-type="float">
            <text:p>50.1959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50.3683" calcext:value-type="float">
            <text:p>50.3683</text:p>
          </table:table-cell>
          <table:table-cell office:value-type="float" office:value="50.2615" calcext:value-type="float">
            <text:p>50.2615</text:p>
          </table:table-cell>
          <table:table-cell office:value-type="float" office:value="51.982" calcext:value-type="float">
            <text:p>51.982</text:p>
          </table:table-cell>
          <table:table-cell office:value-type="float" office:value="49.7054" calcext:value-type="float">
            <text:p>49.7054</text:p>
          </table:table-cell>
        </table:table-row>
        <table:table-row table:style-name="ro1">
          <table:table-cell table:number-columns-repeated="3"/>
          <table:table-cell office:value-type="float" office:value="50.3983" calcext:value-type="float">
            <text:p>50.3983</text:p>
          </table:table-cell>
          <table:table-cell office:value-type="float" office:value="51.2567" calcext:value-type="float">
            <text:p>51.2567</text:p>
          </table:table-cell>
          <table:table-cell office:value-type="float" office:value="51.1739" calcext:value-type="float">
            <text:p>51.1739</text:p>
          </table:table-cell>
          <table:table-cell office:value-type="float" office:value="50.5427" calcext:value-type="float">
            <text:p>50.5427</text:p>
          </table:table-cell>
          <table:table-cell office:value-type="float" office:value="50.2095" calcext:value-type="float">
            <text:p>50.2095</text:p>
          </table:table-cell>
          <table:table-cell office:value-type="float" office:value="49.217" calcext:value-type="float">
            <text:p>49.217</text:p>
          </table:table-cell>
          <table:table-cell office:value-type="float" office:value="50.3008" calcext:value-type="float">
            <text:p>50.3008</text:p>
          </table:table-cell>
          <table:table-cell office:value-type="float" office:value="50.2853" calcext:value-type="float">
            <text:p>50.2853</text:p>
          </table:table-cell>
          <table:table-cell office:value-type="float" office:value="52.097" calcext:value-type="float">
            <text:p>52.097</text:p>
          </table:table-cell>
          <table:table-cell office:value-type="float" office:value="49.748" calcext:value-type="float">
            <text:p>49.748</text:p>
          </table:table-cell>
        </table:table-row>
        <table:table-row table:style-name="ro1">
          <table:table-cell table:number-columns-repeated="3"/>
          <table:table-cell office:value-type="float" office:value="50.206" calcext:value-type="float">
            <text:p>50.206</text:p>
          </table:table-cell>
          <table:table-cell office:value-type="float" office:value="51.3133" calcext:value-type="float">
            <text:p>51.3133</text:p>
          </table:table-cell>
          <table:table-cell office:value-type="float" office:value="51.1116" calcext:value-type="float">
            <text:p>51.1116</text:p>
          </table:table-cell>
          <table:table-cell office:value-type="float" office:value="50.3417" calcext:value-type="float">
            <text:p>50.3417</text:p>
          </table:table-cell>
          <table:table-cell office:value-type="float" office:value="50.5514" calcext:value-type="float">
            <text:p>50.5514</text:p>
          </table:table-cell>
          <table:table-cell office:value-type="float" office:value="49.3326" calcext:value-type="float">
            <text:p>49.3326</text:p>
          </table:table-cell>
          <table:table-cell office:value-type="float" office:value="50.4569" calcext:value-type="float">
            <text:p>50.4569</text:p>
          </table:table-cell>
          <table:table-cell office:value-type="float" office:value="50.1144" calcext:value-type="float">
            <text:p>50.1144</text:p>
          </table:table-cell>
          <table:table-cell office:value-type="float" office:value="51.9501" calcext:value-type="float">
            <text:p>51.9501</text:p>
          </table:table-cell>
          <table:table-cell office:value-type="float" office:value="49.8004" calcext:value-type="float">
            <text:p>49.8004</text:p>
          </table:table-cell>
        </table:table-row>
        <table:table-row table:style-name="ro1">
          <table:table-cell table:number-columns-repeated="3"/>
          <table:table-cell office:value-type="float" office:value="49.9174" calcext:value-type="float">
            <text:p>49.9174</text:p>
          </table:table-cell>
          <table:table-cell office:value-type="float" office:value="51.4845" calcext:value-type="float">
            <text:p>51.4845</text:p>
          </table:table-cell>
          <table:table-cell office:value-type="float" office:value="51.2351" calcext:value-type="float">
            <text:p>51.2351</text:p>
          </table:table-cell>
          <table:table-cell office:value-type="float" office:value="50.4133" calcext:value-type="float">
            <text:p>50.4133</text:p>
          </table:table-cell>
          <table:table-cell office:value-type="float" office:value="50.6022" calcext:value-type="float">
            <text:p>50.6022</text:p>
          </table:table-cell>
          <table:table-cell office:value-type="float" office:value="49.3218" calcext:value-type="float">
            <text:p>49.3218</text:p>
          </table:table-cell>
          <table:table-cell office:value-type="float" office:value="50.3315" calcext:value-type="float">
            <text:p>50.3315</text:p>
          </table:table-cell>
          <table:table-cell office:value-type="float" office:value="50.2164" calcext:value-type="float">
            <text:p>50.2164</text:p>
          </table:table-cell>
          <table:table-cell office:value-type="float" office:value="52.0435" calcext:value-type="float">
            <text:p>52.0435</text:p>
          </table:table-cell>
          <table:table-cell office:value-type="float" office:value="49.6812" calcext:value-type="float">
            <text:p>49.6812</text:p>
          </table:table-cell>
        </table:table-row>
        <table:table-row table:style-name="ro1">
          <table:table-cell table:number-columns-repeated="3"/>
          <table:table-cell office:value-type="float" office:value="49.981" calcext:value-type="float">
            <text:p>49.981</text:p>
          </table:table-cell>
          <table:table-cell office:value-type="float" office:value="51.4059" calcext:value-type="float">
            <text:p>51.4059</text:p>
          </table:table-cell>
          <table:table-cell office:value-type="float" office:value="51.3845" calcext:value-type="float">
            <text:p>51.3845</text:p>
          </table:table-cell>
          <table:table-cell office:value-type="float" office:value="50.7239" calcext:value-type="float">
            <text:p>50.7239</text:p>
          </table:table-cell>
          <table:table-cell office:value-type="float" office:value="50.4089" calcext:value-type="float">
            <text:p>50.4089</text:p>
          </table:table-cell>
          <table:table-cell office:value-type="float" office:value="49.5862" calcext:value-type="float">
            <text:p>49.5862</text:p>
          </table:table-cell>
          <table:table-cell office:value-type="float" office:value="50.4912" calcext:value-type="float">
            <text:p>50.4912</text:p>
          </table:table-cell>
          <table:table-cell office:value-type="float" office:value="50.3182" calcext:value-type="float">
            <text:p>50.3182</text:p>
          </table:table-cell>
          <table:table-cell office:value-type="float" office:value="52.0332" calcext:value-type="float">
            <text:p>52.0332</text:p>
          </table:table-cell>
          <table:table-cell office:value-type="float" office:value="49.5759" calcext:value-type="float">
            <text:p>49.5759</text:p>
          </table:table-cell>
        </table:table-row>
        <table:table-row table:style-name="ro1">
          <table:table-cell table:number-columns-repeated="3"/>
          <table:table-cell office:value-type="float" office:value="49.9815" calcext:value-type="float">
            <text:p>49.9815</text:p>
          </table:table-cell>
          <table:table-cell office:value-type="float" office:value="51.6616" calcext:value-type="float">
            <text:p>51.6616</text:p>
          </table:table-cell>
          <table:table-cell office:value-type="float" office:value="51.3604" calcext:value-type="float">
            <text:p>51.3604</text:p>
          </table:table-cell>
          <table:table-cell office:value-type="float" office:value="50.7549" calcext:value-type="float">
            <text:p>50.7549</text:p>
          </table:table-cell>
          <table:table-cell office:value-type="float" office:value="50.4606" calcext:value-type="float">
            <text:p>50.4606</text:p>
          </table:table-cell>
          <table:table-cell office:value-type="float" office:value="49.5582" calcext:value-type="float">
            <text:p>49.5582</text:p>
          </table:table-cell>
          <table:table-cell office:value-type="float" office:value="50.3615" calcext:value-type="float">
            <text:p>50.3615</text:p>
          </table:table-cell>
          <table:table-cell office:value-type="float" office:value="50.3059" calcext:value-type="float">
            <text:p>50.3059</text:p>
          </table:table-cell>
          <table:table-cell office:value-type="float" office:value="51.9222" calcext:value-type="float">
            <text:p>51.9222</text:p>
          </table:table-cell>
          <table:table-cell office:value-type="float" office:value="49.4531" calcext:value-type="float">
            <text:p>49.4531</text:p>
          </table:table-cell>
        </table:table-row>
        <table:table-row table:style-name="ro1">
          <table:table-cell table:number-columns-repeated="3"/>
          <table:table-cell office:value-type="float" office:value="50.281" calcext:value-type="float">
            <text:p>50.281</text:p>
          </table:table-cell>
          <table:table-cell office:value-type="float" office:value="51.3138" calcext:value-type="float">
            <text:p>51.3138</text:p>
          </table:table-cell>
          <table:table-cell office:value-type="float" office:value="51.3292" calcext:value-type="float">
            <text:p>51.3292</text:p>
          </table:table-cell>
          <table:table-cell office:value-type="float" office:value="50.9644" calcext:value-type="float">
            <text:p>50.9644</text:p>
          </table:table-cell>
          <table:table-cell office:value-type="float" office:value="50.5007" calcext:value-type="float">
            <text:p>50.5007</text:p>
          </table:table-cell>
          <table:table-cell office:value-type="float" office:value="49.6442" calcext:value-type="float">
            <text:p>49.6442</text:p>
          </table:table-cell>
          <table:table-cell office:value-type="float" office:value="50.6305" calcext:value-type="float">
            <text:p>50.6305</text:p>
          </table:table-cell>
          <table:table-cell office:value-type="float" office:value="50.4809" calcext:value-type="float">
            <text:p>50.4809</text:p>
          </table:table-cell>
          <table:table-cell office:value-type="float" office:value="52.1724" calcext:value-type="float">
            <text:p>52.1724</text:p>
          </table:table-cell>
          <table:table-cell office:value-type="float" office:value="49.3993" calcext:value-type="float">
            <text:p>49.3993</text:p>
          </table:table-cell>
        </table:table-row>
        <table:table-row table:style-name="ro1">
          <table:table-cell table:number-columns-repeated="3"/>
          <table:table-cell office:value-type="float" office:value="50.2751" calcext:value-type="float">
            <text:p>50.2751</text:p>
          </table:table-cell>
          <table:table-cell office:value-type="float" office:value="51.2325" calcext:value-type="float">
            <text:p>51.2325</text:p>
          </table:table-cell>
          <table:table-cell office:value-type="float" office:value="51.2051" calcext:value-type="float">
            <text:p>51.2051</text:p>
          </table:table-cell>
          <table:table-cell office:value-type="float" office:value="50.9312" calcext:value-type="float">
            <text:p>50.9312</text:p>
          </table:table-cell>
          <table:table-cell office:value-type="float" office:value="50.6387" calcext:value-type="float">
            <text:p>50.6387</text:p>
          </table:table-cell>
          <table:table-cell office:value-type="float" office:value="49.5928" calcext:value-type="float">
            <text:p>49.5928</text:p>
          </table:table-cell>
          <table:table-cell office:value-type="float" office:value="50.662" calcext:value-type="float">
            <text:p>50.662</text:p>
          </table:table-cell>
          <table:table-cell office:value-type="float" office:value="50.1396" calcext:value-type="float">
            <text:p>50.1396</text:p>
          </table:table-cell>
          <table:table-cell office:value-type="float" office:value="52.1519" calcext:value-type="float">
            <text:p>52.1519</text:p>
          </table:table-cell>
          <table:table-cell office:value-type="float" office:value="49.2685" calcext:value-type="float">
            <text:p>49.2685</text:p>
          </table:table-cell>
        </table:table-row>
        <table:table-row table:style-name="ro1">
          <table:table-cell table:number-columns-repeated="3"/>
          <table:table-cell office:value-type="float" office:value="50.2863" calcext:value-type="float">
            <text:p>50.2863</text:p>
          </table:table-cell>
          <table:table-cell office:value-type="float" office:value="51.4032" calcext:value-type="float">
            <text:p>51.4032</text:p>
          </table:table-cell>
          <table:table-cell office:value-type="float" office:value="51.2764" calcext:value-type="float">
            <text:p>51.2764</text:p>
          </table:table-cell>
          <table:table-cell office:value-type="float" office:value="50.8481" calcext:value-type="float">
            <text:p>50.8481</text:p>
          </table:table-cell>
          <table:table-cell office:value-type="float" office:value="50.6662" calcext:value-type="float">
            <text:p>50.6662</text:p>
          </table:table-cell>
          <table:table-cell office:value-type="float" office:value="49.5512" calcext:value-type="float">
            <text:p>49.5512</text:p>
          </table:table-cell>
          <table:table-cell office:value-type="float" office:value="50.7995" calcext:value-type="float">
            <text:p>50.7995</text:p>
          </table:table-cell>
          <table:table-cell office:value-type="float" office:value="50.2256" calcext:value-type="float">
            <text:p>50.2256</text:p>
          </table:table-cell>
          <table:table-cell office:value-type="float" office:value="52.253" calcext:value-type="float">
            <text:p>52.253</text:p>
          </table:table-cell>
          <table:table-cell office:value-type="float" office:value="49.317" calcext:value-type="float">
            <text:p>49.317</text:p>
          </table:table-cell>
        </table:table-row>
        <table:table-row table:style-name="ro1">
          <table:table-cell table:number-columns-repeated="3"/>
          <table:table-cell office:value-type="float" office:value="50.2756" calcext:value-type="float">
            <text:p>50.2756</text:p>
          </table:table-cell>
          <table:table-cell office:value-type="float" office:value="51.3704" calcext:value-type="float">
            <text:p>51.3704</text:p>
          </table:table-cell>
          <table:table-cell office:value-type="float" office:value="51.348" calcext:value-type="float">
            <text:p>51.348</text:p>
          </table:table-cell>
          <table:table-cell office:value-type="float" office:value="50.7778" calcext:value-type="float">
            <text:p>50.7778</text:p>
          </table:table-cell>
          <table:table-cell office:value-type="float" office:value="50.6975" calcext:value-type="float">
            <text:p>50.6975</text:p>
          </table:table-cell>
          <table:table-cell office:value-type="float" office:value="49.4298" calcext:value-type="float">
            <text:p>49.4298</text:p>
          </table:table-cell>
          <table:table-cell office:value-type="float" office:value="50.4543" calcext:value-type="float">
            <text:p>50.4543</text:p>
          </table:table-cell>
          <table:table-cell office:value-type="float" office:value="50.4738" calcext:value-type="float">
            <text:p>50.4738</text:p>
          </table:table-cell>
          <table:table-cell office:value-type="float" office:value="52.2215" calcext:value-type="float">
            <text:p>52.2215</text:p>
          </table:table-cell>
          <table:table-cell office:value-type="float" office:value="49.4973" calcext:value-type="float">
            <text:p>49.4973</text:p>
          </table:table-cell>
        </table:table-row>
        <table:table-row table:style-name="ro1">
          <table:table-cell table:number-columns-repeated="3"/>
          <table:table-cell office:value-type="float" office:value="50.1404" calcext:value-type="float">
            <text:p>50.1404</text:p>
          </table:table-cell>
          <table:table-cell office:value-type="float" office:value="51.2305" calcext:value-type="float">
            <text:p>51.2305</text:p>
          </table:table-cell>
          <table:table-cell office:value-type="float" office:value="51.3502" calcext:value-type="float">
            <text:p>51.3502</text:p>
          </table:table-cell>
          <table:table-cell office:value-type="float" office:value="50.7036" calcext:value-type="float">
            <text:p>50.7036</text:p>
          </table:table-cell>
          <table:table-cell office:value-type="float" office:value="50.562" calcext:value-type="float">
            <text:p>50.562</text:p>
          </table:table-cell>
          <table:table-cell office:value-type="float" office:value="49.5139" calcext:value-type="float">
            <text:p>49.5139</text:p>
          </table:table-cell>
          <table:table-cell office:value-type="float" office:value="50.5181" calcext:value-type="float">
            <text:p>50.5181</text:p>
          </table:table-cell>
          <table:table-cell office:value-type="float" office:value="50.5813" calcext:value-type="float">
            <text:p>50.5813</text:p>
          </table:table-cell>
          <table:table-cell office:value-type="float" office:value="52.2138" calcext:value-type="float">
            <text:p>52.2138</text:p>
          </table:table-cell>
          <table:table-cell office:value-type="float" office:value="49.6158" calcext:value-type="float">
            <text:p>49.6158</text:p>
          </table:table-cell>
        </table:table-row>
        <table:table-row table:style-name="ro1">
          <table:table-cell table:number-columns-repeated="3"/>
          <table:table-cell office:value-type="float" office:value="50.2642" calcext:value-type="float">
            <text:p>50.2642</text:p>
          </table:table-cell>
          <table:table-cell office:value-type="float" office:value="51.1671" calcext:value-type="float">
            <text:p>51.1671</text:p>
          </table:table-cell>
          <table:table-cell office:value-type="float" office:value="51.2309" calcext:value-type="float">
            <text:p>51.2309</text:p>
          </table:table-cell>
          <table:table-cell office:value-type="float" office:value="50.8589" calcext:value-type="float">
            <text:p>50.8589</text:p>
          </table:table-cell>
          <table:table-cell office:value-type="float" office:value="50.6162" calcext:value-type="float">
            <text:p>50.6162</text:p>
          </table:table-cell>
          <table:table-cell office:value-type="float" office:value="49.7479" calcext:value-type="float">
            <text:p>49.7479</text:p>
          </table:table-cell>
          <table:table-cell office:value-type="float" office:value="50.7863" calcext:value-type="float">
            <text:p>50.7863</text:p>
          </table:table-cell>
          <table:table-cell office:value-type="float" office:value="50.6904" calcext:value-type="float">
            <text:p>50.6904</text:p>
          </table:table-cell>
          <table:table-cell office:value-type="float" office:value="52.1472" calcext:value-type="float">
            <text:p>52.1472</text:p>
          </table:table-cell>
          <table:table-cell office:value-type="float" office:value="49.8012" calcext:value-type="float">
            <text:p>49.8012</text:p>
          </table:table-cell>
        </table:table-row>
        <table:table-row table:style-name="ro1">
          <table:table-cell table:number-columns-repeated="3"/>
          <table:table-cell office:value-type="float" office:value="50.0773" calcext:value-type="float">
            <text:p>50.0773</text:p>
          </table:table-cell>
          <table:table-cell office:value-type="float" office:value="51.4321" calcext:value-type="float">
            <text:p>51.4321</text:p>
          </table:table-cell>
          <table:table-cell office:value-type="float" office:value="51.3401" calcext:value-type="float">
            <text:p>51.3401</text:p>
          </table:table-cell>
          <table:table-cell office:value-type="float" office:value="51.1319" calcext:value-type="float">
            <text:p>51.1319</text:p>
          </table:table-cell>
          <table:table-cell office:value-type="float" office:value="50.4186" calcext:value-type="float">
            <text:p>50.4186</text:p>
          </table:table-cell>
          <table:table-cell office:value-type="float" office:value="49.8789" calcext:value-type="float">
            <text:p>49.8789</text:p>
          </table:table-cell>
          <table:table-cell office:value-type="float" office:value="50.8434" calcext:value-type="float">
            <text:p>50.8434</text:p>
          </table:table-cell>
          <table:table-cell office:value-type="float" office:value="50.5925" calcext:value-type="float">
            <text:p>50.5925</text:p>
          </table:table-cell>
          <table:table-cell office:value-type="float" office:value="52.2557" calcext:value-type="float">
            <text:p>52.2557</text:p>
          </table:table-cell>
          <table:table-cell office:value-type="float" office:value="49.9803" calcext:value-type="float">
            <text:p>49.9803</text:p>
          </table:table-cell>
        </table:table-row>
        <table:table-row table:style-name="ro1">
          <table:table-cell table:number-columns-repeated="3"/>
          <table:table-cell office:value-type="float" office:value="50.2779" calcext:value-type="float">
            <text:p>50.2779</text:p>
          </table:table-cell>
          <table:table-cell office:value-type="float" office:value="51.7347" calcext:value-type="float">
            <text:p>51.7347</text:p>
          </table:table-cell>
          <table:table-cell office:value-type="float" office:value="51.3405" calcext:value-type="float">
            <text:p>51.3405</text:p>
          </table:table-cell>
          <table:table-cell office:value-type="float" office:value="51.0179" calcext:value-type="float">
            <text:p>51.0179</text:p>
          </table:table-cell>
          <table:table-cell office:value-type="float" office:value="50.1911" calcext:value-type="float">
            <text:p>50.1911</text:p>
          </table:table-cell>
          <table:table-cell office:value-type="float" office:value="49.785" calcext:value-type="float">
            <text:p>49.785</text:p>
          </table:table-cell>
          <table:table-cell office:value-type="float" office:value="51.0235" calcext:value-type="float">
            <text:p>51.0235</text:p>
          </table:table-cell>
          <table:table-cell office:value-type="float" office:value="50.6123" calcext:value-type="float">
            <text:p>50.6123</text:p>
          </table:table-cell>
          <table:table-cell office:value-type="float" office:value="52.1838" calcext:value-type="float">
            <text:p>52.1838</text:p>
          </table:table-cell>
          <table:table-cell office:value-type="float" office:value="49.9989" calcext:value-type="float">
            <text:p>49.9989</text:p>
          </table:table-cell>
        </table:table-row>
        <table:table-row table:style-name="ro1">
          <table:table-cell table:number-columns-repeated="3"/>
          <table:table-cell office:value-type="float" office:value="50.2983" calcext:value-type="float">
            <text:p>50.2983</text:p>
          </table:table-cell>
          <table:table-cell office:value-type="float" office:value="51.5329" calcext:value-type="float">
            <text:p>51.5329</text:p>
          </table:table-cell>
          <table:table-cell office:value-type="float" office:value="51.2215" calcext:value-type="float">
            <text:p>51.2215</text:p>
          </table:table-cell>
          <table:table-cell office:value-type="float" office:value="50.9911" calcext:value-type="float">
            <text:p>50.9911</text:p>
          </table:table-cell>
          <table:table-cell office:value-type="float" office:value="50.4162" calcext:value-type="float">
            <text:p>50.4162</text:p>
          </table:table-cell>
          <table:table-cell office:value-type="float" office:value="49.5615" calcext:value-type="float">
            <text:p>49.5615</text:p>
          </table:table-cell>
          <table:table-cell office:value-type="float" office:value="51.049" calcext:value-type="float">
            <text:p>51.049</text:p>
          </table:table-cell>
          <table:table-cell office:value-type="float" office:value="50.7427" calcext:value-type="float">
            <text:p>50.7427</text:p>
          </table:table-cell>
          <table:table-cell office:value-type="float" office:value="52.3663" calcext:value-type="float">
            <text:p>52.3663</text:p>
          </table:table-cell>
          <table:table-cell office:value-type="float" office:value="49.9239" calcext:value-type="float">
            <text:p>49.9239</text:p>
          </table:table-cell>
        </table:table-row>
        <table:table-row table:style-name="ro1">
          <table:table-cell table:number-columns-repeated="3"/>
          <table:table-cell office:value-type="float" office:value="50.396" calcext:value-type="float">
            <text:p>50.396</text:p>
          </table:table-cell>
          <table:table-cell office:value-type="float" office:value="51.4441" calcext:value-type="float">
            <text:p>51.4441</text:p>
          </table:table-cell>
          <table:table-cell office:value-type="float" office:value="51.2787" calcext:value-type="float">
            <text:p>51.2787</text:p>
          </table:table-cell>
          <table:table-cell office:value-type="float" office:value="50.9797" calcext:value-type="float">
            <text:p>50.9797</text:p>
          </table:table-cell>
          <table:table-cell office:value-type="float" office:value="50.6056" calcext:value-type="float">
            <text:p>50.6056</text:p>
          </table:table-cell>
          <table:table-cell office:value-type="float" office:value="49.3931" calcext:value-type="float">
            <text:p>49.3931</text:p>
          </table:table-cell>
          <table:table-cell office:value-type="float" office:value="51.0837" calcext:value-type="float">
            <text:p>51.0837</text:p>
          </table:table-cell>
          <table:table-cell office:value-type="float" office:value="50.7343" calcext:value-type="float">
            <text:p>50.7343</text:p>
          </table:table-cell>
          <table:table-cell office:value-type="float" office:value="52.3197" calcext:value-type="float">
            <text:p>52.3197</text:p>
          </table:table-cell>
          <table:table-cell office:value-type="float" office:value="49.9774" calcext:value-type="float">
            <text:p>49.9774</text:p>
          </table:table-cell>
        </table:table-row>
        <table:table-row table:style-name="ro1">
          <table:table-cell table:number-columns-repeated="3"/>
          <table:table-cell office:value-type="float" office:value="50.3288" calcext:value-type="float">
            <text:p>50.3288</text:p>
          </table:table-cell>
          <table:table-cell office:value-type="float" office:value="51.3531" calcext:value-type="float">
            <text:p>51.3531</text:p>
          </table:table-cell>
          <table:table-cell office:value-type="float" office:value="51.4254" calcext:value-type="float">
            <text:p>51.4254</text:p>
          </table:table-cell>
          <table:table-cell office:value-type="float" office:value="50.9808" calcext:value-type="float">
            <text:p>50.9808</text:p>
          </table:table-cell>
          <table:table-cell office:value-type="float" office:value="50.6668" calcext:value-type="float">
            <text:p>50.6668</text:p>
          </table:table-cell>
          <table:table-cell office:value-type="float" office:value="49.3577" calcext:value-type="float">
            <text:p>49.3577</text:p>
          </table:table-cell>
          <table:table-cell office:value-type="float" office:value="50.9318" calcext:value-type="float">
            <text:p>50.9318</text:p>
          </table:table-cell>
          <table:table-cell office:value-type="float" office:value="50.8374" calcext:value-type="float">
            <text:p>50.8374</text:p>
          </table:table-cell>
          <table:table-cell office:value-type="float" office:value="52.3244" calcext:value-type="float">
            <text:p>52.3244</text:p>
          </table:table-cell>
          <table:table-cell office:value-type="float" office:value="50.1063" calcext:value-type="float">
            <text:p>50.1063</text:p>
          </table:table-cell>
        </table:table-row>
        <table:table-row table:style-name="ro1">
          <table:table-cell table:number-columns-repeated="3"/>
          <table:table-cell office:value-type="float" office:value="50.2045" calcext:value-type="float">
            <text:p>50.2045</text:p>
          </table:table-cell>
          <table:table-cell office:value-type="float" office:value="51.5976" calcext:value-type="float">
            <text:p>51.5976</text:p>
          </table:table-cell>
          <table:table-cell office:value-type="float" office:value="51.0621" calcext:value-type="float">
            <text:p>51.0621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7254" calcext:value-type="float">
            <text:p>50.7254</text:p>
          </table:table-cell>
          <table:table-cell office:value-type="float" office:value="49.4272" calcext:value-type="float">
            <text:p>49.4272</text:p>
          </table:table-cell>
          <table:table-cell office:value-type="float" office:value="50.8422" calcext:value-type="float">
            <text:p>50.8422</text:p>
          </table:table-cell>
          <table:table-cell office:value-type="float" office:value="50.7434" calcext:value-type="float">
            <text:p>50.7434</text:p>
          </table:table-cell>
          <table:table-cell office:value-type="float" office:value="52.2804" calcext:value-type="float">
            <text:p>52.2804</text:p>
          </table:table-cell>
          <table:table-cell office:value-type="float" office:value="49.9962" calcext:value-type="float">
            <text:p>49.9962</text:p>
          </table:table-cell>
        </table:table-row>
        <table:table-row table:style-name="ro1">
          <table:table-cell table:number-columns-repeated="3"/>
          <table:table-cell office:value-type="float" office:value="50.5047" calcext:value-type="float">
            <text:p>50.5047</text:p>
          </table:table-cell>
          <table:table-cell office:value-type="float" office:value="51.5809" calcext:value-type="float">
            <text:p>51.5809</text:p>
          </table:table-cell>
          <table:table-cell office:value-type="float" office:value="51.1521" calcext:value-type="float">
            <text:p>51.1521</text:p>
          </table:table-cell>
          <table:table-cell office:value-type="float" office:value="51.2444" calcext:value-type="float">
            <text:p>51.2444</text:p>
          </table:table-cell>
          <table:table-cell office:value-type="float" office:value="50.6729" calcext:value-type="float">
            <text:p>50.6729</text:p>
          </table:table-cell>
          <table:table-cell office:value-type="float" office:value="49.5374" calcext:value-type="float">
            <text:p>49.5374</text:p>
          </table:table-cell>
          <table:table-cell office:value-type="float" office:value="50.9132" calcext:value-type="float">
            <text:p>50.9132</text:p>
          </table:table-cell>
          <table:table-cell office:value-type="float" office:value="50.7246" calcext:value-type="float">
            <text:p>50.7246</text:p>
          </table:table-cell>
          <table:table-cell office:value-type="float" office:value="52.4467" calcext:value-type="float">
            <text:p>52.4467</text:p>
          </table:table-cell>
          <table:table-cell office:value-type="float" office:value="49.9234" calcext:value-type="float">
            <text:p>49.9234</text:p>
          </table:table-cell>
        </table:table-row>
        <table:table-row table:style-name="ro1">
          <table:table-cell table:number-columns-repeated="3"/>
          <table:table-cell office:value-type="float" office:value="50.5973" calcext:value-type="float">
            <text:p>50.5973</text:p>
          </table:table-cell>
          <table:table-cell office:value-type="float" office:value="51.6622" calcext:value-type="float">
            <text:p>51.6622</text:p>
          </table:table-cell>
          <table:table-cell office:value-type="float" office:value="51.2084" calcext:value-type="float">
            <text:p>51.2084</text:p>
          </table:table-cell>
          <table:table-cell office:value-type="float" office:value="51.452" calcext:value-type="float">
            <text:p>51.452</text:p>
          </table:table-cell>
          <table:table-cell office:value-type="float" office:value="50.6577" calcext:value-type="float">
            <text:p>50.6577</text:p>
          </table:table-cell>
          <table:table-cell office:value-type="float" office:value="49.5818" calcext:value-type="float">
            <text:p>49.5818</text:p>
          </table:table-cell>
          <table:table-cell office:value-type="float" office:value="50.8204" calcext:value-type="float">
            <text:p>50.8204</text:p>
          </table:table-cell>
          <table:table-cell office:value-type="float" office:value="50.8568" calcext:value-type="float">
            <text:p>50.8568</text:p>
          </table:table-cell>
          <table:table-cell office:value-type="float" office:value="52.3141" calcext:value-type="float">
            <text:p>52.3141</text:p>
          </table:table-cell>
          <table:table-cell office:value-type="float" office:value="50.091" calcext:value-type="float">
            <text:p>50.091</text:p>
          </table:table-cell>
        </table:table-row>
        <table:table-row table:style-name="ro1">
          <table:table-cell table:number-columns-repeated="3"/>
          <table:table-cell office:value-type="float" office:value="50.8063" calcext:value-type="float">
            <text:p>50.8063</text:p>
          </table:table-cell>
          <table:table-cell office:value-type="float" office:value="51.7089" calcext:value-type="float">
            <text:p>51.7089</text:p>
          </table:table-cell>
          <table:table-cell office:value-type="float" office:value="51.1055" calcext:value-type="float">
            <text:p>51.1055</text:p>
          </table:table-cell>
          <table:table-cell office:value-type="float" office:value="51.4426" calcext:value-type="float">
            <text:p>51.4426</text:p>
          </table:table-cell>
          <table:table-cell office:value-type="float" office:value="50.5413" calcext:value-type="float">
            <text:p>50.5413</text:p>
          </table:table-cell>
          <table:table-cell office:value-type="float" office:value="49.787" calcext:value-type="float">
            <text:p>49.787</text:p>
          </table:table-cell>
          <table:table-cell office:value-type="float" office:value="50.8574" calcext:value-type="float">
            <text:p>50.8574</text:p>
          </table:table-cell>
          <table:table-cell office:value-type="float" office:value="50.8957" calcext:value-type="float">
            <text:p>50.8957</text:p>
          </table:table-cell>
          <table:table-cell office:value-type="float" office:value="52.44" calcext:value-type="float">
            <text:p>52.44</text:p>
          </table:table-cell>
          <table:table-cell office:value-type="float" office:value="49.9831" calcext:value-type="float">
            <text:p>49.9831</text:p>
          </table:table-cell>
        </table:table-row>
        <table:table-row table:style-name="ro1">
          <table:table-cell table:number-columns-repeated="3"/>
          <table:table-cell office:value-type="float" office:value="50.8551" calcext:value-type="float">
            <text:p>50.8551</text:p>
          </table:table-cell>
          <table:table-cell office:value-type="float" office:value="51.7285" calcext:value-type="float">
            <text:p>51.7285</text:p>
          </table:table-cell>
          <table:table-cell office:value-type="float" office:value="50.8994" calcext:value-type="float">
            <text:p>50.8994</text:p>
          </table:table-cell>
          <table:table-cell office:value-type="float" office:value="51.7036" calcext:value-type="float">
            <text:p>51.7036</text:p>
          </table:table-cell>
          <table:table-cell office:value-type="float" office:value="50.7364" calcext:value-type="float">
            <text:p>50.7364</text:p>
          </table:table-cell>
          <table:table-cell office:value-type="float" office:value="49.8669" calcext:value-type="float">
            <text:p>49.8669</text:p>
          </table:table-cell>
          <table:table-cell office:value-type="float" office:value="50.8287" calcext:value-type="float">
            <text:p>50.8287</text:p>
          </table:table-cell>
          <table:table-cell office:value-type="float" office:value="50.9855" calcext:value-type="float">
            <text:p>50.9855</text:p>
          </table:table-cell>
          <table:table-cell office:value-type="float" office:value="52.4029" calcext:value-type="float">
            <text:p>52.4029</text:p>
          </table:table-cell>
          <table:table-cell office:value-type="float" office:value="49.8947" calcext:value-type="float">
            <text:p>49.8947</text:p>
          </table:table-cell>
        </table:table-row>
        <table:table-row table:style-name="ro1">
          <table:table-cell table:number-columns-repeated="3"/>
          <table:table-cell office:value-type="float" office:value="51.2881" calcext:value-type="float">
            <text:p>51.2881</text:p>
          </table:table-cell>
          <table:table-cell office:value-type="float" office:value="51.6912" calcext:value-type="float">
            <text:p>51.6912</text:p>
          </table:table-cell>
          <table:table-cell office:value-type="float" office:value="50.8326" calcext:value-type="float">
            <text:p>50.8326</text:p>
          </table:table-cell>
          <table:table-cell office:value-type="float" office:value="51.8495" calcext:value-type="float">
            <text:p>51.8495</text:p>
          </table:table-cell>
          <table:table-cell office:value-type="float" office:value="50.7828" calcext:value-type="float">
            <text:p>50.7828</text:p>
          </table:table-cell>
          <table:table-cell office:value-type="float" office:value="49.7541" calcext:value-type="float">
            <text:p>49.7541</text:p>
          </table:table-cell>
          <table:table-cell office:value-type="float" office:value="51.0729" calcext:value-type="float">
            <text:p>51.0729</text:p>
          </table:table-cell>
          <table:table-cell office:value-type="float" office:value="50.8566" calcext:value-type="float">
            <text:p>50.8566</text:p>
          </table:table-cell>
          <table:table-cell office:value-type="float" office:value="52.4514" calcext:value-type="float">
            <text:p>52.4514</text:p>
          </table:table-cell>
          <table:table-cell office:value-type="float" office:value="49.8962" calcext:value-type="float">
            <text:p>49.8962</text:p>
          </table:table-cell>
        </table:table-row>
        <table:table-row table:style-name="ro1">
          <table:table-cell table:number-columns-repeated="3"/>
          <table:table-cell office:value-type="float" office:value="51.3645" calcext:value-type="float">
            <text:p>51.3645</text:p>
          </table:table-cell>
          <table:table-cell office:value-type="float" office:value="51.8713" calcext:value-type="float">
            <text:p>51.8713</text:p>
          </table:table-cell>
          <table:table-cell office:value-type="float" office:value="50.9004" calcext:value-type="float">
            <text:p>50.9004</text:p>
          </table:table-cell>
          <table:table-cell office:value-type="float" office:value="51.9237" calcext:value-type="float">
            <text:p>51.9237</text:p>
          </table:table-cell>
          <table:table-cell office:value-type="float" office:value="50.7566" calcext:value-type="float">
            <text:p>50.7566</text:p>
          </table:table-cell>
          <table:table-cell office:value-type="float" office:value="49.959" calcext:value-type="float">
            <text:p>49.959</text:p>
          </table:table-cell>
          <table:table-cell office:value-type="float" office:value="50.7972" calcext:value-type="float">
            <text:p>50.7972</text:p>
          </table:table-cell>
          <table:table-cell office:value-type="float" office:value="51.1582" calcext:value-type="float">
            <text:p>51.1582</text:p>
          </table:table-cell>
          <table:table-cell office:value-type="float" office:value="52.5162" calcext:value-type="float">
            <text:p>52.5162</text:p>
          </table:table-cell>
          <table:table-cell office:value-type="float" office:value="50.2122" calcext:value-type="float">
            <text:p>50.2122</text:p>
          </table:table-cell>
        </table:table-row>
        <table:table-row table:style-name="ro1">
          <table:table-cell table:number-columns-repeated="3"/>
          <table:table-cell office:value-type="float" office:value="51.2202" calcext:value-type="float">
            <text:p>51.2202</text:p>
          </table:table-cell>
          <table:table-cell office:value-type="float" office:value="51.8989" calcext:value-type="float">
            <text:p>51.8989</text:p>
          </table:table-cell>
          <table:table-cell office:value-type="float" office:value="50.7554" calcext:value-type="float">
            <text:p>50.7554</text:p>
          </table:table-cell>
          <table:table-cell office:value-type="float" office:value="51.6714" calcext:value-type="float">
            <text:p>51.6714</text:p>
          </table:table-cell>
          <table:table-cell office:value-type="float" office:value="50.7696" calcext:value-type="float">
            <text:p>50.7696</text:p>
          </table:table-cell>
          <table:table-cell office:value-type="float" office:value="49.8073" calcext:value-type="float">
            <text:p>49.8073</text:p>
          </table:table-cell>
          <table:table-cell office:value-type="float" office:value="50.6046" calcext:value-type="float">
            <text:p>50.6046</text:p>
          </table:table-cell>
          <table:table-cell office:value-type="float" office:value="50.924" calcext:value-type="float">
            <text:p>50.924</text:p>
          </table:table-cell>
          <table:table-cell office:value-type="float" office:value="52.7665" calcext:value-type="float">
            <text:p>52.7665</text:p>
          </table:table-cell>
          <table:table-cell office:value-type="float" office:value="50.4231" calcext:value-type="float">
            <text:p>50.4231</text:p>
          </table:table-cell>
        </table:table-row>
        <table:table-row table:style-name="ro1">
          <table:table-cell table:number-columns-repeated="3"/>
          <table:table-cell office:value-type="float" office:value="51.3619" calcext:value-type="float">
            <text:p>51.3619</text:p>
          </table:table-cell>
          <table:table-cell office:value-type="float" office:value="51.7445" calcext:value-type="float">
            <text:p>51.7445</text:p>
          </table:table-cell>
          <table:table-cell office:value-type="float" office:value="50.5587" calcext:value-type="float">
            <text:p>50.5587</text:p>
          </table:table-cell>
          <table:table-cell office:value-type="float" office:value="51.4675" calcext:value-type="float">
            <text:p>51.4675</text:p>
          </table:table-cell>
          <table:table-cell office:value-type="float" office:value="50.6559" calcext:value-type="float">
            <text:p>50.6559</text:p>
          </table:table-cell>
          <table:table-cell office:value-type="float" office:value="49.797" calcext:value-type="float">
            <text:p>49.797</text:p>
          </table:table-cell>
          <table:table-cell office:value-type="float" office:value="50.8114" calcext:value-type="float">
            <text:p>50.8114</text:p>
          </table:table-cell>
          <table:table-cell office:value-type="float" office:value="50.9518" calcext:value-type="float">
            <text:p>50.9518</text:p>
          </table:table-cell>
          <table:table-cell office:value-type="float" office:value="52.8797" calcext:value-type="float">
            <text:p>52.8797</text:p>
          </table:table-cell>
          <table:table-cell office:value-type="float" office:value="50.5093" calcext:value-type="float">
            <text:p>50.5093</text:p>
          </table:table-cell>
        </table:table-row>
        <table:table-row table:style-name="ro1">
          <table:table-cell table:number-columns-repeated="3"/>
          <table:table-cell office:value-type="float" office:value="51.4492" calcext:value-type="float">
            <text:p>51.4492</text:p>
          </table:table-cell>
          <table:table-cell office:value-type="float" office:value="51.7433" calcext:value-type="float">
            <text:p>51.7433</text:p>
          </table:table-cell>
          <table:table-cell office:value-type="float" office:value="50.7373" calcext:value-type="float">
            <text:p>50.7373</text:p>
          </table:table-cell>
          <table:table-cell office:value-type="float" office:value="51.383" calcext:value-type="float">
            <text:p>51.383</text:p>
          </table:table-cell>
          <table:table-cell office:value-type="float" office:value="50.6167" calcext:value-type="float">
            <text:p>50.6167</text:p>
          </table:table-cell>
          <table:table-cell office:value-type="float" office:value="49.6796" calcext:value-type="float">
            <text:p>49.6796</text:p>
          </table:table-cell>
          <table:table-cell office:value-type="float" office:value="50.7935" calcext:value-type="float">
            <text:p>50.7935</text:p>
          </table:table-cell>
          <table:table-cell office:value-type="float" office:value="51.1739" calcext:value-type="float">
            <text:p>51.1739</text:p>
          </table:table-cell>
          <table:table-cell office:value-type="float" office:value="52.7273" calcext:value-type="float">
            <text:p>52.7273</text:p>
          </table:table-cell>
          <table:table-cell office:value-type="float" office:value="50.577" calcext:value-type="float">
            <text:p>50.577</text:p>
          </table:table-cell>
        </table:table-row>
        <table:table-row table:style-name="ro1">
          <table:table-cell table:number-columns-repeated="3"/>
          <table:table-cell office:value-type="float" office:value="51.0996" calcext:value-type="float">
            <text:p>51.0996</text:p>
          </table:table-cell>
          <table:table-cell office:value-type="float" office:value="51.5511" calcext:value-type="float">
            <text:p>51.5511</text:p>
          </table:table-cell>
          <table:table-cell office:value-type="float" office:value="50.6486" calcext:value-type="float">
            <text:p>50.6486</text:p>
          </table:table-cell>
          <table:table-cell office:value-type="float" office:value="51.4615" calcext:value-type="float">
            <text:p>51.4615</text:p>
          </table:table-cell>
          <table:table-cell office:value-type="float" office:value="50.7382" calcext:value-type="float">
            <text:p>50.7382</text:p>
          </table:table-cell>
          <table:table-cell office:value-type="float" office:value="49.9901" calcext:value-type="float">
            <text:p>49.9901</text:p>
          </table:table-cell>
          <table:table-cell office:value-type="float" office:value="50.9263" calcext:value-type="float">
            <text:p>50.9263</text:p>
          </table:table-cell>
          <table:table-cell office:value-type="float" office:value="51.3473" calcext:value-type="float">
            <text:p>51.3473</text:p>
          </table:table-cell>
          <table:table-cell office:value-type="float" office:value="52.7847" calcext:value-type="float">
            <text:p>52.7847</text:p>
          </table:table-cell>
          <table:table-cell office:value-type="float" office:value="50.6656" calcext:value-type="float">
            <text:p>50.6656</text:p>
          </table:table-cell>
        </table:table-row>
        <table:table-row table:style-name="ro1">
          <table:table-cell table:number-columns-repeated="3"/>
          <table:table-cell office:value-type="float" office:value="51.1006" calcext:value-type="float">
            <text:p>51.1006</text:p>
          </table:table-cell>
          <table:table-cell office:value-type="float" office:value="51.5858" calcext:value-type="float">
            <text:p>51.5858</text:p>
          </table:table-cell>
          <table:table-cell office:value-type="float" office:value="50.7172" calcext:value-type="float">
            <text:p>50.7172</text:p>
          </table:table-cell>
          <table:table-cell office:value-type="float" office:value="51.7341" calcext:value-type="float">
            <text:p>51.7341</text:p>
          </table:table-cell>
          <table:table-cell office:value-type="float" office:value="50.7604" calcext:value-type="float">
            <text:p>50.7604</text:p>
          </table:table-cell>
          <table:table-cell office:value-type="float" office:value="50.2794" calcext:value-type="float">
            <text:p>50.2794</text:p>
          </table:table-cell>
          <table:table-cell office:value-type="float" office:value="51.0154" calcext:value-type="float">
            <text:p>51.0154</text:p>
          </table:table-cell>
          <table:table-cell office:value-type="float" office:value="51.2241" calcext:value-type="float">
            <text:p>51.2241</text:p>
          </table:table-cell>
          <table:table-cell office:value-type="float" office:value="52.855" calcext:value-type="float">
            <text:p>52.855</text:p>
          </table:table-cell>
          <table:table-cell office:value-type="float" office:value="50.8793" calcext:value-type="float">
            <text:p>50.8793</text:p>
          </table:table-cell>
        </table:table-row>
        <table:table-row table:style-name="ro1">
          <table:table-cell table:number-columns-repeated="3"/>
          <table:table-cell office:value-type="float" office:value="51.2756" calcext:value-type="float">
            <text:p>51.2756</text:p>
          </table:table-cell>
          <table:table-cell office:value-type="float" office:value="51.5333" calcext:value-type="float">
            <text:p>51.5333</text:p>
          </table:table-cell>
          <table:table-cell office:value-type="float" office:value="50.3834" calcext:value-type="float">
            <text:p>50.3834</text:p>
          </table:table-cell>
          <table:table-cell office:value-type="float" office:value="51.8634" calcext:value-type="float">
            <text:p>51.8634</text:p>
          </table:table-cell>
          <table:table-cell office:value-type="float" office:value="50.9306" calcext:value-type="float">
            <text:p>50.9306</text:p>
          </table:table-cell>
          <table:table-cell office:value-type="float" office:value="50.3963" calcext:value-type="float">
            <text:p>50.3963</text:p>
          </table:table-cell>
          <table:table-cell office:value-type="float" office:value="50.8001" calcext:value-type="float">
            <text:p>50.8001</text:p>
          </table:table-cell>
          <table:table-cell office:value-type="float" office:value="51.3027" calcext:value-type="float">
            <text:p>51.3027</text:p>
          </table:table-cell>
          <table:table-cell office:value-type="float" office:value="52.9651" calcext:value-type="float">
            <text:p>52.9651</text:p>
          </table:table-cell>
          <table:table-cell office:value-type="float" office:value="50.791" calcext:value-type="float">
            <text:p>50.791</text:p>
          </table:table-cell>
        </table:table-row>
        <table:table-row table:style-name="ro1">
          <table:table-cell table:number-columns-repeated="3"/>
          <table:table-cell office:value-type="float" office:value="51.4227" calcext:value-type="float">
            <text:p>51.4227</text:p>
          </table:table-cell>
          <table:table-cell office:value-type="float" office:value="51.4017" calcext:value-type="float">
            <text:p>51.4017</text:p>
          </table:table-cell>
          <table:table-cell office:value-type="float" office:value="50.5087" calcext:value-type="float">
            <text:p>50.5087</text:p>
          </table:table-cell>
          <table:table-cell office:value-type="float" office:value="51.6351" calcext:value-type="float">
            <text:p>51.6351</text:p>
          </table:table-cell>
          <table:table-cell office:value-type="float" office:value="51.0765" calcext:value-type="float">
            <text:p>51.0765</text:p>
          </table:table-cell>
          <table:table-cell office:value-type="float" office:value="50.2887" calcext:value-type="float">
            <text:p>50.2887</text:p>
          </table:table-cell>
          <table:table-cell office:value-type="float" office:value="50.7931" calcext:value-type="float">
            <text:p>50.7931</text:p>
          </table:table-cell>
          <table:table-cell office:value-type="float" office:value="51.4268" calcext:value-type="float">
            <text:p>51.4268</text:p>
          </table:table-cell>
          <table:table-cell office:value-type="float" office:value="53.1197" calcext:value-type="float">
            <text:p>53.1197</text:p>
          </table:table-cell>
          <table:table-cell office:value-type="float" office:value="50.6821" calcext:value-type="float">
            <text:p>50.6821</text:p>
          </table:table-cell>
        </table:table-row>
        <table:table-row table:style-name="ro1">
          <table:table-cell table:number-columns-repeated="3"/>
          <table:table-cell office:value-type="float" office:value="51.3881" calcext:value-type="float">
            <text:p>51.3881</text:p>
          </table:table-cell>
          <table:table-cell office:value-type="float" office:value="51.0998" calcext:value-type="float">
            <text:p>51.0998</text:p>
          </table:table-cell>
          <table:table-cell office:value-type="float" office:value="50.6371" calcext:value-type="float">
            <text:p>50.6371</text:p>
          </table:table-cell>
          <table:table-cell office:value-type="float" office:value="51.5252" calcext:value-type="float">
            <text:p>51.5252</text:p>
          </table:table-cell>
          <table:table-cell office:value-type="float" office:value="51.4474" calcext:value-type="float">
            <text:p>51.4474</text:p>
          </table:table-cell>
          <table:table-cell office:value-type="float" office:value="50.5265" calcext:value-type="float">
            <text:p>50.5265</text:p>
          </table:table-cell>
          <table:table-cell office:value-type="float" office:value="50.8988" calcext:value-type="float">
            <text:p>50.8988</text:p>
          </table:table-cell>
          <table:table-cell office:value-type="float" office:value="51.5807" calcext:value-type="float">
            <text:p>51.5807</text:p>
          </table:table-cell>
          <table:table-cell office:value-type="float" office:value="52.917" calcext:value-type="float">
            <text:p>52.917</text:p>
          </table:table-cell>
          <table:table-cell office:value-type="float" office:value="50.5239" calcext:value-type="float">
            <text:p>50.5239</text:p>
          </table:table-cell>
        </table:table-row>
        <table:table-row table:style-name="ro1">
          <table:table-cell table:number-columns-repeated="3"/>
          <table:table-cell office:value-type="float" office:value="51.2147" calcext:value-type="float">
            <text:p>51.2147</text:p>
          </table:table-cell>
          <table:table-cell office:value-type="float" office:value="51.469" calcext:value-type="float">
            <text:p>51.469</text:p>
          </table:table-cell>
          <table:table-cell office:value-type="float" office:value="50.7932" calcext:value-type="float">
            <text:p>50.7932</text:p>
          </table:table-cell>
          <table:table-cell office:value-type="float" office:value="51.7152" calcext:value-type="float">
            <text:p>51.7152</text:p>
          </table:table-cell>
          <table:table-cell office:value-type="float" office:value="51.565" calcext:value-type="float">
            <text:p>51.565</text:p>
          </table:table-cell>
          <table:table-cell office:value-type="float" office:value="50.292" calcext:value-type="float">
            <text:p>50.292</text:p>
          </table:table-cell>
          <table:table-cell office:value-type="float" office:value="50.8877" calcext:value-type="float">
            <text:p>50.8877</text:p>
          </table:table-cell>
          <table:table-cell office:value-type="float" office:value="51.5898" calcext:value-type="float">
            <text:p>51.5898</text:p>
          </table:table-cell>
          <table:table-cell office:value-type="float" office:value="52.8406" calcext:value-type="float">
            <text:p>52.8406</text:p>
          </table:table-cell>
          <table:table-cell office:value-type="float" office:value="50.6809" calcext:value-type="float">
            <text:p>50.6809</text:p>
          </table:table-cell>
        </table:table-row>
        <table:table-row table:style-name="ro1">
          <table:table-cell table:number-columns-repeated="3"/>
          <table:table-cell office:value-type="float" office:value="51.3123" calcext:value-type="float">
            <text:p>51.3123</text:p>
          </table:table-cell>
          <table:table-cell office:value-type="float" office:value="51.4696" calcext:value-type="float">
            <text:p>51.4696</text:p>
          </table:table-cell>
          <table:table-cell office:value-type="float" office:value="50.6949" calcext:value-type="float">
            <text:p>50.6949</text:p>
          </table:table-cell>
          <table:table-cell office:value-type="float" office:value="51.4977" calcext:value-type="float">
            <text:p>51.4977</text:p>
          </table:table-cell>
          <table:table-cell office:value-type="float" office:value="51.8019" calcext:value-type="float">
            <text:p>51.8019</text:p>
          </table:table-cell>
          <table:table-cell office:value-type="float" office:value="50.2102" calcext:value-type="float">
            <text:p>50.2102</text:p>
          </table:table-cell>
          <table:table-cell office:value-type="float" office:value="51.2184" calcext:value-type="float">
            <text:p>51.2184</text:p>
          </table:table-cell>
          <table:table-cell office:value-type="float" office:value="51.8018" calcext:value-type="float">
            <text:p>51.8018</text:p>
          </table:table-cell>
          <table:table-cell office:value-type="float" office:value="52.652" calcext:value-type="float">
            <text:p>52.652</text:p>
          </table:table-cell>
          <table:table-cell office:value-type="float" office:value="50.6787" calcext:value-type="float">
            <text:p>50.6787</text:p>
          </table:table-cell>
        </table:table-row>
        <table:table-row table:style-name="ro1">
          <table:table-cell table:number-columns-repeated="3"/>
          <table:table-cell office:value-type="float" office:value="51.1497" calcext:value-type="float">
            <text:p>51.1497</text:p>
          </table:table-cell>
          <table:table-cell office:value-type="float" office:value="51.7659" calcext:value-type="float">
            <text:p>51.7659</text:p>
          </table:table-cell>
          <table:table-cell office:value-type="float" office:value="50.5771" calcext:value-type="float">
            <text:p>50.5771</text:p>
          </table:table-cell>
          <table:table-cell office:value-type="float" office:value="51.269" calcext:value-type="float">
            <text:p>51.269</text:p>
          </table:table-cell>
          <table:table-cell office:value-type="float" office:value="51.5023" calcext:value-type="float">
            <text:p>51.5023</text:p>
          </table:table-cell>
          <table:table-cell office:value-type="float" office:value="50.3831" calcext:value-type="float">
            <text:p>50.3831</text:p>
          </table:table-cell>
          <table:table-cell office:value-type="float" office:value="51.3112" calcext:value-type="float">
            <text:p>51.3112</text:p>
          </table:table-cell>
          <table:table-cell office:value-type="float" office:value="51.6106" calcext:value-type="float">
            <text:p>51.6106</text:p>
          </table:table-cell>
          <table:table-cell office:value-type="float" office:value="52.6399" calcext:value-type="float">
            <text:p>52.6399</text:p>
          </table:table-cell>
          <table:table-cell office:value-type="float" office:value="50.9802" calcext:value-type="float">
            <text:p>50.9802</text:p>
          </table:table-cell>
        </table:table-row>
        <table:table-row table:style-name="ro1">
          <table:table-cell table:number-columns-repeated="3"/>
          <table:table-cell office:value-type="float" office:value="51.3797" calcext:value-type="float">
            <text:p>51.3797</text:p>
          </table:table-cell>
          <table:table-cell office:value-type="float" office:value="51.6483" calcext:value-type="float">
            <text:p>51.6483</text:p>
          </table:table-cell>
          <table:table-cell office:value-type="float" office:value="50.5991" calcext:value-type="float">
            <text:p>50.5991</text:p>
          </table:table-cell>
          <table:table-cell office:value-type="float" office:value="51.5236" calcext:value-type="float">
            <text:p>51.5236</text:p>
          </table:table-cell>
          <table:table-cell office:value-type="float" office:value="51.3847" calcext:value-type="float">
            <text:p>51.3847</text:p>
          </table:table-cell>
          <table:table-cell office:value-type="float" office:value="50.284" calcext:value-type="float">
            <text:p>50.284</text:p>
          </table:table-cell>
          <table:table-cell office:value-type="float" office:value="51.4229" calcext:value-type="float">
            <text:p>51.4229</text:p>
          </table:table-cell>
          <table:table-cell office:value-type="float" office:value="51.6173" calcext:value-type="float">
            <text:p>51.6173</text:p>
          </table:table-cell>
          <table:table-cell office:value-type="float" office:value="52.5153" calcext:value-type="float">
            <text:p>52.5153</text:p>
          </table:table-cell>
          <table:table-cell office:value-type="float" office:value="50.8628" calcext:value-type="float">
            <text:p>50.8628</text:p>
          </table:table-cell>
        </table:table-row>
        <table:table-row table:style-name="ro1">
          <table:table-cell table:number-columns-repeated="3"/>
          <table:table-cell office:value-type="float" office:value="51.3504" calcext:value-type="float">
            <text:p>51.3504</text:p>
          </table:table-cell>
          <table:table-cell office:value-type="float" office:value="51.7312" calcext:value-type="float">
            <text:p>51.7312</text:p>
          </table:table-cell>
          <table:table-cell office:value-type="float" office:value="50.6275" calcext:value-type="float">
            <text:p>50.6275</text:p>
          </table:table-cell>
          <table:table-cell office:value-type="float" office:value="51.7336" calcext:value-type="float">
            <text:p>51.7336</text:p>
          </table:table-cell>
          <table:table-cell office:value-type="float" office:value="51.723" calcext:value-type="float">
            <text:p>51.723</text:p>
          </table:table-cell>
          <table:table-cell office:value-type="float" office:value="50.5129" calcext:value-type="float">
            <text:p>50.5129</text:p>
          </table:table-cell>
          <table:table-cell office:value-type="float" office:value="51.1875" calcext:value-type="float">
            <text:p>51.1875</text:p>
          </table:table-cell>
          <table:table-cell office:value-type="float" office:value="51.3817" calcext:value-type="float">
            <text:p>51.3817</text:p>
          </table:table-cell>
          <table:table-cell office:value-type="float" office:value="52.7287" calcext:value-type="float">
            <text:p>52.7287</text:p>
          </table:table-cell>
          <table:table-cell office:value-type="float" office:value="50.7171" calcext:value-type="float">
            <text:p>50.7171</text:p>
          </table:table-cell>
        </table:table-row>
        <table:table-row table:style-name="ro1">
          <table:table-cell table:number-columns-repeated="3"/>
          <table:table-cell office:value-type="float" office:value="51.2228" calcext:value-type="float">
            <text:p>51.2228</text:p>
          </table:table-cell>
          <table:table-cell office:value-type="float" office:value="52.0466" calcext:value-type="float">
            <text:p>52.0466</text:p>
          </table:table-cell>
          <table:table-cell office:value-type="float" office:value="50.5781" calcext:value-type="float">
            <text:p>50.5781</text:p>
          </table:table-cell>
          <table:table-cell office:value-type="float" office:value="51.6043" calcext:value-type="float">
            <text:p>51.6043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9189" calcext:value-type="float">
            <text:p>50.9189</text:p>
          </table:table-cell>
          <table:table-cell office:value-type="float" office:value="50.9731" calcext:value-type="float">
            <text:p>50.9731</text:p>
          </table:table-cell>
          <table:table-cell office:value-type="float" office:value="51.4781" calcext:value-type="float">
            <text:p>51.4781</text:p>
          </table:table-cell>
          <table:table-cell office:value-type="float" office:value="52.7247" calcext:value-type="float">
            <text:p>52.7247</text:p>
          </table:table-cell>
          <table:table-cell office:value-type="float" office:value="50.879" calcext:value-type="float">
            <text:p>50.879</text:p>
          </table:table-cell>
        </table:table-row>
        <table:table-row table:style-name="ro1">
          <table:table-cell table:number-columns-repeated="3"/>
          <table:table-cell office:value-type="float" office:value="51.1521" calcext:value-type="float">
            <text:p>51.1521</text:p>
          </table:table-cell>
          <table:table-cell office:value-type="float" office:value="52.1924" calcext:value-type="float">
            <text:p>52.1924</text:p>
          </table:table-cell>
          <table:table-cell office:value-type="float" office:value="50.3909" calcext:value-type="float">
            <text:p>50.3909</text:p>
          </table:table-cell>
          <table:table-cell office:value-type="float" office:value="51.599" calcext:value-type="float">
            <text:p>51.599</text:p>
          </table:table-cell>
          <table:table-cell office:value-type="float" office:value="52.0078" calcext:value-type="float">
            <text:p>52.0078</text:p>
          </table:table-cell>
          <table:table-cell office:value-type="float" office:value="50.6997" calcext:value-type="float">
            <text:p>50.6997</text:p>
          </table:table-cell>
          <table:table-cell office:value-type="float" office:value="51.0391" calcext:value-type="float">
            <text:p>51.0391</text:p>
          </table:table-cell>
          <table:table-cell office:value-type="float" office:value="51.1986" calcext:value-type="float">
            <text:p>51.1986</text:p>
          </table:table-cell>
          <table:table-cell office:value-type="float" office:value="52.5808" calcext:value-type="float">
            <text:p>52.5808</text:p>
          </table:table-cell>
          <table:table-cell office:value-type="float" office:value="50.9246" calcext:value-type="float">
            <text:p>50.9246</text:p>
          </table:table-cell>
        </table:table-row>
        <table:table-row table:style-name="ro1">
          <table:table-cell table:number-columns-repeated="3"/>
          <table:table-cell office:value-type="float" office:value="51.043" calcext:value-type="float">
            <text:p>51.043</text:p>
          </table:table-cell>
          <table:table-cell office:value-type="float" office:value="52.1085" calcext:value-type="float">
            <text:p>52.1085</text:p>
          </table:table-cell>
          <table:table-cell office:value-type="float" office:value="50.5417" calcext:value-type="float">
            <text:p>50.5417</text:p>
          </table:table-cell>
          <table:table-cell office:value-type="float" office:value="51.5941" calcext:value-type="float">
            <text:p>51.5941</text:p>
          </table:table-cell>
          <table:table-cell office:value-type="float" office:value="51.9898" calcext:value-type="float">
            <text:p>51.9898</text:p>
          </table:table-cell>
          <table:table-cell office:value-type="float" office:value="50.7137" calcext:value-type="float">
            <text:p>50.7137</text:p>
          </table:table-cell>
          <table:table-cell office:value-type="float" office:value="50.9708" calcext:value-type="float">
            <text:p>50.9708</text:p>
          </table:table-cell>
          <table:table-cell office:value-type="float" office:value="51.3071" calcext:value-type="float">
            <text:p>51.3071</text:p>
          </table:table-cell>
          <table:table-cell office:value-type="float" office:value="52.7077" calcext:value-type="float">
            <text:p>52.7077</text:p>
          </table:table-cell>
          <table:table-cell office:value-type="float" office:value="50.9566" calcext:value-type="float">
            <text:p>50.9566</text:p>
          </table:table-cell>
        </table:table-row>
        <table:table-row table:style-name="ro1">
          <table:table-cell table:number-columns-repeated="3"/>
          <table:table-cell office:value-type="float" office:value="50.9737" calcext:value-type="float">
            <text:p>50.9737</text:p>
          </table:table-cell>
          <table:table-cell office:value-type="float" office:value="51.7959" calcext:value-type="float">
            <text:p>51.7959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51.6207" calcext:value-type="float">
            <text:p>51.6207</text:p>
          </table:table-cell>
          <table:table-cell office:value-type="float" office:value="52.2476" calcext:value-type="float">
            <text:p>52.2476</text:p>
          </table:table-cell>
          <table:table-cell office:value-type="float" office:value="50.599" calcext:value-type="float">
            <text:p>50.599</text:p>
          </table:table-cell>
          <table:table-cell office:value-type="float" office:value="51.0447" calcext:value-type="float">
            <text:p>51.0447</text:p>
          </table:table-cell>
          <table:table-cell office:value-type="float" office:value="51.3634" calcext:value-type="float">
            <text:p>51.3634</text:p>
          </table:table-cell>
          <table:table-cell office:value-type="float" office:value="52.4806" calcext:value-type="float">
            <text:p>52.4806</text:p>
          </table:table-cell>
          <table:table-cell office:value-type="float" office:value="50.8695" calcext:value-type="float">
            <text:p>50.8695</text:p>
          </table:table-cell>
        </table:table-row>
        <table:table-row table:style-name="ro1">
          <table:table-cell table:number-columns-repeated="3"/>
          <table:table-cell office:value-type="float" office:value="50.8768" calcext:value-type="float">
            <text:p>50.8768</text:p>
          </table:table-cell>
          <table:table-cell office:value-type="float" office:value="51.5856" calcext:value-type="float">
            <text:p>51.5856</text:p>
          </table:table-cell>
          <table:table-cell office:value-type="float" office:value="50.6123" calcext:value-type="float">
            <text:p>50.6123</text:p>
          </table:table-cell>
          <table:table-cell office:value-type="float" office:value="51.6839" calcext:value-type="float">
            <text:p>51.6839</text:p>
          </table:table-cell>
          <table:table-cell office:value-type="float" office:value="52.1316" calcext:value-type="float">
            <text:p>52.1316</text:p>
          </table:table-cell>
          <table:table-cell office:value-type="float" office:value="50.9791" calcext:value-type="float">
            <text:p>50.9791</text:p>
          </table:table-cell>
          <table:table-cell office:value-type="float" office:value="50.849" calcext:value-type="float">
            <text:p>50.849</text:p>
          </table:table-cell>
          <table:table-cell office:value-type="float" office:value="51.273" calcext:value-type="float">
            <text:p>51.273</text:p>
          </table:table-cell>
          <table:table-cell office:value-type="float" office:value="52.6516" calcext:value-type="float">
            <text:p>52.6516</text:p>
          </table:table-cell>
          <table:table-cell office:value-type="float" office:value="50.6261" calcext:value-type="float">
            <text:p>50.6261</text:p>
          </table:table-cell>
        </table:table-row>
        <table:table-row table:style-name="ro1">
          <table:table-cell table:number-columns-repeated="3"/>
          <table:table-cell office:value-type="float" office:value="50.8363" calcext:value-type="float">
            <text:p>50.8363</text:p>
          </table:table-cell>
          <table:table-cell office:value-type="float" office:value="51.6773" calcext:value-type="float">
            <text:p>51.6773</text:p>
          </table:table-cell>
          <table:table-cell office:value-type="float" office:value="50.4124" calcext:value-type="float">
            <text:p>50.4124</text:p>
          </table:table-cell>
          <table:table-cell office:value-type="float" office:value="51.9331" calcext:value-type="float">
            <text:p>51.9331</text:p>
          </table:table-cell>
          <table:table-cell office:value-type="float" office:value="52.0584" calcext:value-type="float">
            <text:p>52.0584</text:p>
          </table:table-cell>
          <table:table-cell office:value-type="float" office:value="50.6615" calcext:value-type="float">
            <text:p>50.6615</text:p>
          </table:table-cell>
          <table:table-cell office:value-type="float" office:value="51.0443" calcext:value-type="float">
            <text:p>51.0443</text:p>
          </table:table-cell>
          <table:table-cell office:value-type="float" office:value="51.2887" calcext:value-type="float">
            <text:p>51.2887</text:p>
          </table:table-cell>
          <table:table-cell office:value-type="float" office:value="52.5685" calcext:value-type="float">
            <text:p>52.5685</text:p>
          </table:table-cell>
          <table:table-cell office:value-type="float" office:value="50.3107" calcext:value-type="float">
            <text:p>50.3107</text:p>
          </table:table-cell>
        </table:table-row>
        <table:table-row table:style-name="ro1">
          <table:table-cell table:number-columns-repeated="3"/>
          <table:table-cell office:value-type="float" office:value="50.8933" calcext:value-type="float">
            <text:p>50.8933</text:p>
          </table:table-cell>
          <table:table-cell office:value-type="float" office:value="51.8155" calcext:value-type="float">
            <text:p>51.8155</text:p>
          </table:table-cell>
          <table:table-cell office:value-type="float" office:value="50.3441" calcext:value-type="float">
            <text:p>50.3441</text:p>
          </table:table-cell>
          <table:table-cell office:value-type="float" office:value="51.8529" calcext:value-type="float">
            <text:p>51.8529</text:p>
          </table:table-cell>
          <table:table-cell office:value-type="float" office:value="52.0586" calcext:value-type="float">
            <text:p>52.0586</text:p>
          </table:table-cell>
          <table:table-cell office:value-type="float" office:value="50.4629" calcext:value-type="float">
            <text:p>50.4629</text:p>
          </table:table-cell>
          <table:table-cell office:value-type="float" office:value="51.193" calcext:value-type="float">
            <text:p>51.193</text:p>
          </table:table-cell>
          <table:table-cell office:value-type="float" office:value="51.127" calcext:value-type="float">
            <text:p>51.127</text:p>
          </table:table-cell>
          <table:table-cell office:value-type="float" office:value="52.4295" calcext:value-type="float">
            <text:p>52.4295</text:p>
          </table:table-cell>
          <table:table-cell office:value-type="float" office:value="50.1546" calcext:value-type="float">
            <text:p>50.1546</text:p>
          </table:table-cell>
        </table:table-row>
        <table:table-row table:style-name="ro1">
          <table:table-cell table:number-columns-repeated="3"/>
          <table:table-cell office:value-type="float" office:value="51.007" calcext:value-type="float">
            <text:p>51.007</text:p>
          </table:table-cell>
          <table:table-cell office:value-type="float" office:value="51.9453" calcext:value-type="float">
            <text:p>51.9453</text:p>
          </table:table-cell>
          <table:table-cell office:value-type="float" office:value="50.3377" calcext:value-type="float">
            <text:p>50.3377</text:p>
          </table:table-cell>
          <table:table-cell office:value-type="float" office:value="51.7136" calcext:value-type="float">
            <text:p>51.7136</text:p>
          </table:table-cell>
          <table:table-cell office:value-type="float" office:value="52.1316" calcext:value-type="float">
            <text:p>52.1316</text:p>
          </table:table-cell>
          <table:table-cell office:value-type="float" office:value="50.7965" calcext:value-type="float">
            <text:p>50.7965</text:p>
          </table:table-cell>
          <table:table-cell office:value-type="float" office:value="50.8304" calcext:value-type="float">
            <text:p>50.8304</text:p>
          </table:table-cell>
          <table:table-cell office:value-type="float" office:value="51.1081" calcext:value-type="float">
            <text:p>51.1081</text:p>
          </table:table-cell>
          <table:table-cell office:value-type="float" office:value="52.6828" calcext:value-type="float">
            <text:p>52.6828</text:p>
          </table:table-cell>
          <table:table-cell office:value-type="float" office:value="50.2423" calcext:value-type="float">
            <text:p>50.2423</text:p>
          </table:table-cell>
        </table:table-row>
        <table:table-row table:style-name="ro1">
          <table:table-cell table:number-columns-repeated="3"/>
          <table:table-cell office:value-type="float" office:value="50.851" calcext:value-type="float">
            <text:p>50.851</text:p>
          </table:table-cell>
          <table:table-cell office:value-type="float" office:value="51.9776" calcext:value-type="float">
            <text:p>51.9776</text:p>
          </table:table-cell>
          <table:table-cell office:value-type="float" office:value="50.309" calcext:value-type="float">
            <text:p>50.309</text:p>
          </table:table-cell>
          <table:table-cell office:value-type="float" office:value="51.9094" calcext:value-type="float">
            <text:p>51.9094</text:p>
          </table:table-cell>
          <table:table-cell office:value-type="float" office:value="52.2126" calcext:value-type="float">
            <text:p>52.2126</text:p>
          </table:table-cell>
          <table:table-cell office:value-type="float" office:value="50.4111" calcext:value-type="float">
            <text:p>50.4111</text:p>
          </table:table-cell>
          <table:table-cell office:value-type="float" office:value="51.0317" calcext:value-type="float">
            <text:p>51.0317</text:p>
          </table:table-cell>
          <table:table-cell office:value-type="float" office:value="51.1745" calcext:value-type="float">
            <text:p>51.1745</text:p>
          </table:table-cell>
          <table:table-cell office:value-type="float" office:value="52.8594" calcext:value-type="float">
            <text:p>52.8594</text:p>
          </table:table-cell>
          <table:table-cell office:value-type="float" office:value="50.2658" calcext:value-type="float">
            <text:p>50.2658</text:p>
          </table:table-cell>
        </table:table-row>
        <table:table-row table:style-name="ro1">
          <table:table-cell table:number-columns-repeated="3"/>
          <table:table-cell office:value-type="float" office:value="50.7204" calcext:value-type="float">
            <text:p>50.7204</text:p>
          </table:table-cell>
          <table:table-cell office:value-type="float" office:value="52.043" calcext:value-type="float">
            <text:p>52.043</text:p>
          </table:table-cell>
          <table:table-cell office:value-type="float" office:value="50.1588" calcext:value-type="float">
            <text:p>50.1588</text:p>
          </table:table-cell>
          <table:table-cell office:value-type="float" office:value="51.8758" calcext:value-type="float">
            <text:p>51.8758</text:p>
          </table:table-cell>
          <table:table-cell office:value-type="float" office:value="52.294" calcext:value-type="float">
            <text:p>52.294</text:p>
          </table:table-cell>
          <table:table-cell office:value-type="float" office:value="50.401" calcext:value-type="float">
            <text:p>50.401</text:p>
          </table:table-cell>
          <table:table-cell office:value-type="float" office:value="50.8959" calcext:value-type="float">
            <text:p>50.8959</text:p>
          </table:table-cell>
          <table:table-cell office:value-type="float" office:value="51.2421" calcext:value-type="float">
            <text:p>51.2421</text:p>
          </table:table-cell>
          <table:table-cell office:value-type="float" office:value="52.9173" calcext:value-type="float">
            <text:p>52.9173</text:p>
          </table:table-cell>
          <table:table-cell office:value-type="float" office:value="50.3029" calcext:value-type="float">
            <text:p>50.3029</text:p>
          </table:table-cell>
        </table:table-row>
        <table:table-row table:style-name="ro1">
          <table:table-cell table:number-columns-repeated="3"/>
          <table:table-cell office:value-type="float" office:value="50.6722" calcext:value-type="float">
            <text:p>50.6722</text:p>
          </table:table-cell>
          <table:table-cell office:value-type="float" office:value="52.1695" calcext:value-type="float">
            <text:p>52.1695</text:p>
          </table:table-cell>
          <table:table-cell office:value-type="float" office:value="50.0633" calcext:value-type="float">
            <text:p>50.0633</text:p>
          </table:table-cell>
          <table:table-cell office:value-type="float" office:value="51.7735" calcext:value-type="float">
            <text:p>51.7735</text:p>
          </table:table-cell>
          <table:table-cell office:value-type="float" office:value="52.0836" calcext:value-type="float">
            <text:p>52.0836</text:p>
          </table:table-cell>
          <table:table-cell office:value-type="float" office:value="50.7071" calcext:value-type="float">
            <text:p>50.7071</text:p>
          </table:table-cell>
          <table:table-cell office:value-type="float" office:value="50.6647" calcext:value-type="float">
            <text:p>50.6647</text:p>
          </table:table-cell>
          <table:table-cell office:value-type="float" office:value="51.5584" calcext:value-type="float">
            <text:p>51.5584</text:p>
          </table:table-cell>
          <table:table-cell office:value-type="float" office:value="53.0863" calcext:value-type="float">
            <text:p>53.0863</text:p>
          </table:table-cell>
          <table:table-cell office:value-type="float" office:value="50.3368" calcext:value-type="float">
            <text:p>50.3368</text:p>
          </table:table-cell>
        </table:table-row>
        <table:table-row table:style-name="ro1">
          <table:table-cell table:number-columns-repeated="3"/>
          <table:table-cell office:value-type="float" office:value="50.7015" calcext:value-type="float">
            <text:p>50.7015</text:p>
          </table:table-cell>
          <table:table-cell office:value-type="float" office:value="52.1531" calcext:value-type="float">
            <text:p>52.1531</text:p>
          </table:table-cell>
          <table:table-cell office:value-type="float" office:value="49.8467" calcext:value-type="float">
            <text:p>49.8467</text:p>
          </table:table-cell>
          <table:table-cell office:value-type="float" office:value="52.0808" calcext:value-type="float">
            <text:p>52.0808</text:p>
          </table:table-cell>
          <table:table-cell office:value-type="float" office:value="52.1311" calcext:value-type="float">
            <text:p>52.1311</text:p>
          </table:table-cell>
          <table:table-cell office:value-type="float" office:value="50.7189" calcext:value-type="float">
            <text:p>50.7189</text:p>
          </table:table-cell>
          <table:table-cell office:value-type="float" office:value="50.6509" calcext:value-type="float">
            <text:p>50.6509</text:p>
          </table:table-cell>
          <table:table-cell office:value-type="float" office:value="51.5998" calcext:value-type="float">
            <text:p>51.5998</text:p>
          </table:table-cell>
          <table:table-cell office:value-type="float" office:value="53.0849" calcext:value-type="float">
            <text:p>53.0849</text:p>
          </table:table-cell>
          <table:table-cell office:value-type="float" office:value="50.532" calcext:value-type="float">
            <text:p>50.532</text:p>
          </table:table-cell>
        </table:table-row>
        <table:table-row table:style-name="ro1">
          <table:table-cell table:number-columns-repeated="3"/>
          <table:table-cell office:value-type="float" office:value="50.7361" calcext:value-type="float">
            <text:p>50.7361</text:p>
          </table:table-cell>
          <table:table-cell office:value-type="float" office:value="52.2381" calcext:value-type="float">
            <text:p>52.2381</text:p>
          </table:table-cell>
          <table:table-cell office:value-type="float" office:value="49.8946" calcext:value-type="float">
            <text:p>49.8946</text:p>
          </table:table-cell>
          <table:table-cell office:value-type="float" office:value="52.0879" calcext:value-type="float">
            <text:p>52.0879</text:p>
          </table:table-cell>
          <table:table-cell office:value-type="float" office:value="52.1553" calcext:value-type="float">
            <text:p>52.1553</text:p>
          </table:table-cell>
          <table:table-cell office:value-type="float" office:value="50.7012" calcext:value-type="float">
            <text:p>50.7012</text:p>
          </table:table-cell>
          <table:table-cell office:value-type="float" office:value="50.8154" calcext:value-type="float">
            <text:p>50.8154</text:p>
          </table:table-cell>
          <table:table-cell office:value-type="float" office:value="51.9765" calcext:value-type="float">
            <text:p>51.9765</text:p>
          </table:table-cell>
          <table:table-cell office:value-type="float" office:value="52.9807" calcext:value-type="float">
            <text:p>52.9807</text:p>
          </table:table-cell>
          <table:table-cell office:value-type="float" office:value="50.3154" calcext:value-type="float">
            <text:p>50.3154</text:p>
          </table:table-cell>
        </table:table-row>
        <table:table-row table:style-name="ro1">
          <table:table-cell table:number-columns-repeated="3"/>
          <table:table-cell office:value-type="float" office:value="50.4347" calcext:value-type="float">
            <text:p>50.4347</text:p>
          </table:table-cell>
          <table:table-cell office:value-type="float" office:value="52.3436" calcext:value-type="float">
            <text:p>52.3436</text:p>
          </table:table-cell>
          <table:table-cell office:value-type="float" office:value="50.1749" calcext:value-type="float">
            <text:p>50.1749</text:p>
          </table:table-cell>
          <table:table-cell office:value-type="float" office:value="52.3278" calcext:value-type="float">
            <text:p>52.3278</text:p>
          </table:table-cell>
          <table:table-cell office:value-type="float" office:value="52.1253" calcext:value-type="float">
            <text:p>52.1253</text:p>
          </table:table-cell>
          <table:table-cell office:value-type="float" office:value="50.6374" calcext:value-type="float">
            <text:p>50.6374</text:p>
          </table:table-cell>
          <table:table-cell office:value-type="float" office:value="51.1618" calcext:value-type="float">
            <text:p>51.1618</text:p>
          </table:table-cell>
          <table:table-cell office:value-type="float" office:value="52.1989" calcext:value-type="float">
            <text:p>52.1989</text:p>
          </table:table-cell>
          <table:table-cell office:value-type="float" office:value="52.9912" calcext:value-type="float">
            <text:p>52.9912</text:p>
          </table:table-cell>
          <table:table-cell office:value-type="float" office:value="50.154" calcext:value-type="float">
            <text:p>50.154</text:p>
          </table:table-cell>
        </table:table-row>
        <table:table-row table:style-name="ro1">
          <table:table-cell table:number-columns-repeated="3"/>
          <table:table-cell office:value-type="float" office:value="50.7212" calcext:value-type="float">
            <text:p>50.7212</text:p>
          </table:table-cell>
          <table:table-cell office:value-type="float" office:value="52.2166" calcext:value-type="float">
            <text:p>52.2166</text:p>
          </table:table-cell>
          <table:table-cell office:value-type="float" office:value="50.1099" calcext:value-type="float">
            <text:p>50.1099</text:p>
          </table:table-cell>
          <table:table-cell office:value-type="float" office:value="52.2608" calcext:value-type="float">
            <text:p>52.2608</text:p>
          </table:table-cell>
          <table:table-cell office:value-type="float" office:value="52.1667" calcext:value-type="float">
            <text:p>52.1667</text:p>
          </table:table-cell>
          <table:table-cell office:value-type="float" office:value="50.8683" calcext:value-type="float">
            <text:p>50.8683</text:p>
          </table:table-cell>
          <table:table-cell office:value-type="float" office:value="51.1316" calcext:value-type="float">
            <text:p>51.1316</text:p>
          </table:table-cell>
          <table:table-cell office:value-type="float" office:value="52.486" calcext:value-type="float">
            <text:p>52.486</text:p>
          </table:table-cell>
          <table:table-cell office:value-type="float" office:value="53.082" calcext:value-type="float">
            <text:p>53.082</text:p>
          </table:table-cell>
          <table:table-cell office:value-type="float" office:value="50.1385" calcext:value-type="float">
            <text:p>50.1385</text:p>
          </table:table-cell>
        </table:table-row>
        <table:table-row table:style-name="ro1">
          <table:table-cell table:number-columns-repeated="3"/>
          <table:table-cell office:value-type="float" office:value="50.6006" calcext:value-type="float">
            <text:p>50.6006</text:p>
          </table:table-cell>
          <table:table-cell office:value-type="float" office:value="52.3779" calcext:value-type="float">
            <text:p>52.3779</text:p>
          </table:table-cell>
          <table:table-cell office:value-type="float" office:value="50.57" calcext:value-type="float">
            <text:p>50.57</text:p>
          </table:table-cell>
          <table:table-cell office:value-type="float" office:value="51.9932" calcext:value-type="float">
            <text:p>51.9932</text:p>
          </table:table-cell>
          <table:table-cell office:value-type="float" office:value="52.1434" calcext:value-type="float">
            <text:p>52.1434</text:p>
          </table:table-cell>
          <table:table-cell office:value-type="float" office:value="50.8942" calcext:value-type="float">
            <text:p>50.8942</text:p>
          </table:table-cell>
          <table:table-cell office:value-type="float" office:value="50.9442" calcext:value-type="float">
            <text:p>50.9442</text:p>
          </table:table-cell>
          <table:table-cell office:value-type="float" office:value="52.4786" calcext:value-type="float">
            <text:p>52.4786</text:p>
          </table:table-cell>
          <table:table-cell office:value-type="float" office:value="53.1393" calcext:value-type="float">
            <text:p>53.1393</text:p>
          </table:table-cell>
          <table:table-cell office:value-type="float" office:value="50.2923" calcext:value-type="float">
            <text:p>50.2923</text:p>
          </table:table-cell>
        </table:table-row>
        <table:table-row table:style-name="ro1">
          <table:table-cell table:number-columns-repeated="3"/>
          <table:table-cell office:value-type="float" office:value="50.9058" calcext:value-type="float">
            <text:p>50.9058</text:p>
          </table:table-cell>
          <table:table-cell office:value-type="float" office:value="52.6812" calcext:value-type="float">
            <text:p>52.6812</text:p>
          </table:table-cell>
          <table:table-cell office:value-type="float" office:value="50.8258" calcext:value-type="float">
            <text:p>50.8258</text:p>
          </table:table-cell>
          <table:table-cell office:value-type="float" office:value="52.048" calcext:value-type="float">
            <text:p>52.048</text:p>
          </table:table-cell>
          <table:table-cell office:value-type="float" office:value="51.9125" calcext:value-type="float">
            <text:p>51.9125</text:p>
          </table:table-cell>
          <table:table-cell office:value-type="float" office:value="50.8093" calcext:value-type="float">
            <text:p>50.8093</text:p>
          </table:table-cell>
          <table:table-cell office:value-type="float" office:value="50.759" calcext:value-type="float">
            <text:p>50.759</text:p>
          </table:table-cell>
          <table:table-cell office:value-type="float" office:value="52.3742" calcext:value-type="float">
            <text:p>52.3742</text:p>
          </table:table-cell>
          <table:table-cell office:value-type="float" office:value="52.9496" calcext:value-type="float">
            <text:p>52.9496</text:p>
          </table:table-cell>
          <table:table-cell office:value-type="float" office:value="50.2692" calcext:value-type="float">
            <text:p>50.2692</text:p>
          </table:table-cell>
        </table:table-row>
        <table:table-row table:style-name="ro1">
          <table:table-cell table:number-columns-repeated="3"/>
          <table:table-cell office:value-type="float" office:value="50.712" calcext:value-type="float">
            <text:p>50.712</text:p>
          </table:table-cell>
          <table:table-cell office:value-type="float" office:value="53.101" calcext:value-type="float">
            <text:p>53.101</text:p>
          </table:table-cell>
          <table:table-cell office:value-type="float" office:value="51.0707" calcext:value-type="float">
            <text:p>51.0707</text:p>
          </table:table-cell>
          <table:table-cell office:value-type="float" office:value="51.913" calcext:value-type="float">
            <text:p>51.913</text:p>
          </table:table-cell>
          <table:table-cell office:value-type="float" office:value="51.8423" calcext:value-type="float">
            <text:p>51.8423</text:p>
          </table:table-cell>
          <table:table-cell office:value-type="float" office:value="50.4758" calcext:value-type="float">
            <text:p>50.4758</text:p>
          </table:table-cell>
          <table:table-cell office:value-type="float" office:value="50.8682" calcext:value-type="float">
            <text:p>50.8682</text:p>
          </table:table-cell>
          <table:table-cell office:value-type="float" office:value="52.4341" calcext:value-type="float">
            <text:p>52.4341</text:p>
          </table:table-cell>
          <table:table-cell office:value-type="float" office:value="53.0601" calcext:value-type="float">
            <text:p>53.0601</text:p>
          </table:table-cell>
          <table:table-cell office:value-type="float" office:value="50.0623" calcext:value-type="float">
            <text:p>50.0623</text:p>
          </table:table-cell>
        </table:table-row>
        <table:table-row table:style-name="ro1">
          <table:table-cell table:number-columns-repeated="3"/>
          <table:table-cell office:value-type="float" office:value="50.5798" calcext:value-type="float">
            <text:p>50.5798</text:p>
          </table:table-cell>
          <table:table-cell office:value-type="float" office:value="53.2141" calcext:value-type="float">
            <text:p>53.2141</text:p>
          </table:table-cell>
          <table:table-cell office:value-type="float" office:value="51.2083" calcext:value-type="float">
            <text:p>51.2083</text:p>
          </table:table-cell>
          <table:table-cell office:value-type="float" office:value="51.9747" calcext:value-type="float">
            <text:p>51.9747</text:p>
          </table:table-cell>
          <table:table-cell office:value-type="float" office:value="51.5957" calcext:value-type="float">
            <text:p>51.5957</text:p>
          </table:table-cell>
          <table:table-cell office:value-type="float" office:value="50.255" calcext:value-type="float">
            <text:p>50.255</text:p>
          </table:table-cell>
          <table:table-cell office:value-type="float" office:value="50.6386" calcext:value-type="float">
            <text:p>50.6386</text:p>
          </table:table-cell>
          <table:table-cell office:value-type="float" office:value="52.3266" calcext:value-type="float">
            <text:p>52.3266</text:p>
          </table:table-cell>
          <table:table-cell office:value-type="float" office:value="52.8897" calcext:value-type="float">
            <text:p>52.8897</text:p>
          </table:table-cell>
          <table:table-cell office:value-type="float" office:value="50.011" calcext:value-type="float">
            <text:p>50.011</text:p>
          </table:table-cell>
        </table:table-row>
        <table:table-row table:style-name="ro1">
          <table:table-cell table:number-columns-repeated="3"/>
          <table:table-cell office:value-type="float" office:value="50.5596" calcext:value-type="float">
            <text:p>50.5596</text:p>
          </table:table-cell>
          <table:table-cell office:value-type="float" office:value="53.2243" calcext:value-type="float">
            <text:p>53.2243</text:p>
          </table:table-cell>
          <table:table-cell office:value-type="float" office:value="51.2586" calcext:value-type="float">
            <text:p>51.2586</text:p>
          </table:table-cell>
          <table:table-cell office:value-type="float" office:value="52.0108" calcext:value-type="float">
            <text:p>52.0108</text:p>
          </table:table-cell>
          <table:table-cell office:value-type="float" office:value="51.3288" calcext:value-type="float">
            <text:p>51.3288</text:p>
          </table:table-cell>
          <table:table-cell office:value-type="float" office:value="50.2482" calcext:value-type="float">
            <text:p>50.2482</text:p>
          </table:table-cell>
          <table:table-cell office:value-type="float" office:value="50.4318" calcext:value-type="float">
            <text:p>50.4318</text:p>
          </table:table-cell>
          <table:table-cell office:value-type="float" office:value="52.4246" calcext:value-type="float">
            <text:p>52.4246</text:p>
          </table:table-cell>
          <table:table-cell office:value-type="float" office:value="52.8536" calcext:value-type="float">
            <text:p>52.8536</text:p>
          </table:table-cell>
          <table:table-cell office:value-type="float" office:value="49.721" calcext:value-type="float">
            <text:p>49.721</text:p>
          </table:table-cell>
        </table:table-row>
        <table:table-row table:style-name="ro1">
          <table:table-cell table:number-columns-repeated="3"/>
          <table:table-cell office:value-type="float" office:value="50.5439" calcext:value-type="float">
            <text:p>50.5439</text:p>
          </table:table-cell>
          <table:table-cell office:value-type="float" office:value="53.038" calcext:value-type="float">
            <text:p>53.038</text:p>
          </table:table-cell>
          <table:table-cell office:value-type="float" office:value="51.0714" calcext:value-type="float">
            <text:p>51.0714</text:p>
          </table:table-cell>
          <table:table-cell office:value-type="float" office:value="51.9699" calcext:value-type="float">
            <text:p>51.9699</text:p>
          </table:table-cell>
          <table:table-cell office:value-type="float" office:value="51.2299" calcext:value-type="float">
            <text:p>51.2299</text:p>
          </table:table-cell>
          <table:table-cell office:value-type="float" office:value="50.2039" calcext:value-type="float">
            <text:p>50.2039</text:p>
          </table:table-cell>
          <table:table-cell office:value-type="float" office:value="50.3532" calcext:value-type="float">
            <text:p>50.3532</text:p>
          </table:table-cell>
          <table:table-cell office:value-type="float" office:value="52.2368" calcext:value-type="float">
            <text:p>52.2368</text:p>
          </table:table-cell>
          <table:table-cell office:value-type="float" office:value="52.9096" calcext:value-type="float">
            <text:p>52.9096</text:p>
          </table:table-cell>
          <table:table-cell office:value-type="float" office:value="49.8074" calcext:value-type="float">
            <text:p>49.8074</text:p>
          </table:table-cell>
        </table:table-row>
        <table:table-row table:style-name="ro1">
          <table:table-cell table:number-columns-repeated="3"/>
          <table:table-cell office:value-type="float" office:value="50.4423" calcext:value-type="float">
            <text:p>50.4423</text:p>
          </table:table-cell>
          <table:table-cell office:value-type="float" office:value="53.1967" calcext:value-type="float">
            <text:p>53.1967</text:p>
          </table:table-cell>
          <table:table-cell office:value-type="float" office:value="51.0567" calcext:value-type="float">
            <text:p>51.0567</text:p>
          </table:table-cell>
          <table:table-cell office:value-type="float" office:value="51.584" calcext:value-type="float">
            <text:p>51.584</text:p>
          </table:table-cell>
          <table:table-cell office:value-type="float" office:value="51.4244" calcext:value-type="float">
            <text:p>51.4244</text:p>
          </table:table-cell>
          <table:table-cell office:value-type="float" office:value="50.1388" calcext:value-type="float">
            <text:p>50.1388</text:p>
          </table:table-cell>
          <table:table-cell office:value-type="float" office:value="50.3258" calcext:value-type="float">
            <text:p>50.3258</text:p>
          </table:table-cell>
          <table:table-cell office:value-type="float" office:value="52.4151" calcext:value-type="float">
            <text:p>52.4151</text:p>
          </table:table-cell>
          <table:table-cell office:value-type="float" office:value="52.9601" calcext:value-type="float">
            <text:p>52.9601</text:p>
          </table:table-cell>
          <table:table-cell office:value-type="float" office:value="49.8685" calcext:value-type="float">
            <text:p>49.8685</text:p>
          </table:table-cell>
        </table:table-row>
        <table:table-row table:style-name="ro1">
          <table:table-cell table:number-columns-repeated="3"/>
          <table:table-cell office:value-type="float" office:value="50.5766" calcext:value-type="float">
            <text:p>50.5766</text:p>
          </table:table-cell>
          <table:table-cell office:value-type="float" office:value="53.3558" calcext:value-type="float">
            <text:p>53.3558</text:p>
          </table:table-cell>
          <table:table-cell office:value-type="float" office:value="51.0177" calcext:value-type="float">
            <text:p>51.0177</text:p>
          </table:table-cell>
          <table:table-cell office:value-type="float" office:value="51.5083" calcext:value-type="float">
            <text:p>51.5083</text:p>
          </table:table-cell>
          <table:table-cell office:value-type="float" office:value="51.6216" calcext:value-type="float">
            <text:p>51.6216</text:p>
          </table:table-cell>
          <table:table-cell office:value-type="float" office:value="49.8874" calcext:value-type="float">
            <text:p>49.8874</text:p>
          </table:table-cell>
          <table:table-cell office:value-type="float" office:value="50.2364" calcext:value-type="float">
            <text:p>50.2364</text:p>
          </table:table-cell>
          <table:table-cell office:value-type="float" office:value="52.5094" calcext:value-type="float">
            <text:p>52.5094</text:p>
          </table:table-cell>
          <table:table-cell office:value-type="float" office:value="52.733" calcext:value-type="float">
            <text:p>52.733</text:p>
          </table:table-cell>
          <table:table-cell office:value-type="float" office:value="49.6749" calcext:value-type="float">
            <text:p>49.6749</text:p>
          </table:table-cell>
        </table:table-row>
        <table:table-row table:style-name="ro1">
          <table:table-cell table:number-columns-repeated="3"/>
          <table:table-cell office:value-type="float" office:value="50.3139" calcext:value-type="float">
            <text:p>50.3139</text:p>
          </table:table-cell>
          <table:table-cell office:value-type="float" office:value="53.2417" calcext:value-type="float">
            <text:p>53.2417</text:p>
          </table:table-cell>
          <table:table-cell office:value-type="float" office:value="51.0816" calcext:value-type="float">
            <text:p>51.0816</text:p>
          </table:table-cell>
          <table:table-cell office:value-type="float" office:value="51.6717" calcext:value-type="float">
            <text:p>51.6717</text:p>
          </table:table-cell>
          <table:table-cell office:value-type="float" office:value="51.7433" calcext:value-type="float">
            <text:p>51.7433</text:p>
          </table:table-cell>
          <table:table-cell office:value-type="float" office:value="49.5628" calcext:value-type="float">
            <text:p>49.5628</text:p>
          </table:table-cell>
          <table:table-cell office:value-type="float" office:value="50.2974" calcext:value-type="float">
            <text:p>50.2974</text:p>
          </table:table-cell>
          <table:table-cell office:value-type="float" office:value="52.4697" calcext:value-type="float">
            <text:p>52.4697</text:p>
          </table:table-cell>
          <table:table-cell office:value-type="float" office:value="53.0572" calcext:value-type="float">
            <text:p>53.0572</text:p>
          </table:table-cell>
          <table:table-cell office:value-type="float" office:value="49.6986" calcext:value-type="float">
            <text:p>49.6986</text:p>
          </table:table-cell>
        </table:table-row>
        <table:table-row table:style-name="ro1">
          <table:table-cell table:number-columns-repeated="3"/>
          <table:table-cell office:value-type="float" office:value="50.498" calcext:value-type="float">
            <text:p>50.498</text:p>
          </table:table-cell>
          <table:table-cell office:value-type="float" office:value="53.3885" calcext:value-type="float">
            <text:p>53.3885</text:p>
          </table:table-cell>
          <table:table-cell office:value-type="float" office:value="51.0989" calcext:value-type="float">
            <text:p>51.0989</text:p>
          </table:table-cell>
          <table:table-cell office:value-type="float" office:value="51.6558" calcext:value-type="float">
            <text:p>51.6558</text:p>
          </table:table-cell>
          <table:table-cell office:value-type="float" office:value="51.8047" calcext:value-type="float">
            <text:p>51.8047</text:p>
          </table:table-cell>
          <table:table-cell office:value-type="float" office:value="49.7618" calcext:value-type="float">
            <text:p>49.7618</text:p>
          </table:table-cell>
          <table:table-cell office:value-type="float" office:value="50.5656" calcext:value-type="float">
            <text:p>50.5656</text:p>
          </table:table-cell>
          <table:table-cell office:value-type="float" office:value="52.4948" calcext:value-type="float">
            <text:p>52.4948</text:p>
          </table:table-cell>
          <table:table-cell office:value-type="float" office:value="53.133" calcext:value-type="float">
            <text:p>53.133</text:p>
          </table:table-cell>
          <table:table-cell office:value-type="float" office:value="49.6543" calcext:value-type="float">
            <text:p>49.6543</text:p>
          </table:table-cell>
        </table:table-row>
        <table:table-row table:style-name="ro1">
          <table:table-cell table:number-columns-repeated="3"/>
          <table:table-cell office:value-type="float" office:value="50.3892" calcext:value-type="float">
            <text:p>50.3892</text:p>
          </table:table-cell>
          <table:table-cell office:value-type="float" office:value="53.3361" calcext:value-type="float">
            <text:p>53.3361</text:p>
          </table:table-cell>
          <table:table-cell office:value-type="float" office:value="51.2479" calcext:value-type="float">
            <text:p>51.2479</text:p>
          </table:table-cell>
          <table:table-cell office:value-type="float" office:value="51.444" calcext:value-type="float">
            <text:p>51.444</text:p>
          </table:table-cell>
          <table:table-cell office:value-type="float" office:value="51.7251" calcext:value-type="float">
            <text:p>51.7251</text:p>
          </table:table-cell>
          <table:table-cell office:value-type="float" office:value="49.9326" calcext:value-type="float">
            <text:p>49.9326</text:p>
          </table:table-cell>
          <table:table-cell office:value-type="float" office:value="50.4152" calcext:value-type="float">
            <text:p>50.4152</text:p>
          </table:table-cell>
          <table:table-cell office:value-type="float" office:value="52.6265" calcext:value-type="float">
            <text:p>52.6265</text:p>
          </table:table-cell>
          <table:table-cell office:value-type="float" office:value="53.2714" calcext:value-type="float">
            <text:p>53.2714</text:p>
          </table:table-cell>
          <table:table-cell office:value-type="float" office:value="49.5815" calcext:value-type="float">
            <text:p>49.5815</text:p>
          </table:table-cell>
        </table:table-row>
        <table:table-row table:style-name="ro1">
          <table:table-cell table:number-columns-repeated="3"/>
          <table:table-cell office:value-type="float" office:value="50.6044" calcext:value-type="float">
            <text:p>50.6044</text:p>
          </table:table-cell>
          <table:table-cell office:value-type="float" office:value="53.1623" calcext:value-type="float">
            <text:p>53.1623</text:p>
          </table:table-cell>
          <table:table-cell office:value-type="float" office:value="51.2788" calcext:value-type="float">
            <text:p>51.2788</text:p>
          </table:table-cell>
          <table:table-cell office:value-type="float" office:value="51.4484" calcext:value-type="float">
            <text:p>51.4484</text:p>
          </table:table-cell>
          <table:table-cell office:value-type="float" office:value="51.7276" calcext:value-type="float">
            <text:p>51.7276</text:p>
          </table:table-cell>
          <table:table-cell office:value-type="float" office:value="49.8385" calcext:value-type="float">
            <text:p>49.8385</text:p>
          </table:table-cell>
          <table:table-cell office:value-type="float" office:value="50.3373" calcext:value-type="float">
            <text:p>50.3373</text:p>
          </table:table-cell>
          <table:table-cell office:value-type="float" office:value="52.9548" calcext:value-type="float">
            <text:p>52.9548</text:p>
          </table:table-cell>
          <table:table-cell office:value-type="float" office:value="52.9287" calcext:value-type="float">
            <text:p>52.9287</text:p>
          </table:table-cell>
          <table:table-cell office:value-type="float" office:value="49.8285" calcext:value-type="float">
            <text:p>49.8285</text:p>
          </table:table-cell>
        </table:table-row>
        <table:table-row table:style-name="ro1">
          <table:table-cell table:number-columns-repeated="3"/>
          <table:table-cell office:value-type="float" office:value="50.5595" calcext:value-type="float">
            <text:p>50.5595</text:p>
          </table:table-cell>
          <table:table-cell office:value-type="float" office:value="53.1844" calcext:value-type="float">
            <text:p>53.1844</text:p>
          </table:table-cell>
          <table:table-cell office:value-type="float" office:value="50.9515" calcext:value-type="float">
            <text:p>50.9515</text:p>
          </table:table-cell>
          <table:table-cell office:value-type="float" office:value="51.7062" calcext:value-type="float">
            <text:p>51.7062</text:p>
          </table:table-cell>
          <table:table-cell office:value-type="float" office:value="51.9964" calcext:value-type="float">
            <text:p>51.9964</text:p>
          </table:table-cell>
          <table:table-cell office:value-type="float" office:value="49.7588" calcext:value-type="float">
            <text:p>49.7588</text:p>
          </table:table-cell>
          <table:table-cell office:value-type="float" office:value="50.321" calcext:value-type="float">
            <text:p>50.321</text:p>
          </table:table-cell>
          <table:table-cell office:value-type="float" office:value="53.0656" calcext:value-type="float">
            <text:p>53.0656</text:p>
          </table:table-cell>
          <table:table-cell office:value-type="float" office:value="52.9873" calcext:value-type="float">
            <text:p>52.9873</text:p>
          </table:table-cell>
          <table:table-cell office:value-type="float" office:value="50.1112" calcext:value-type="float">
            <text:p>50.1112</text:p>
          </table:table-cell>
        </table:table-row>
        <table:table-row table:style-name="ro1">
          <table:table-cell table:number-columns-repeated="3"/>
          <table:table-cell office:value-type="float" office:value="50.3598" calcext:value-type="float">
            <text:p>50.3598</text:p>
          </table:table-cell>
          <table:table-cell office:value-type="float" office:value="53.1513" calcext:value-type="float">
            <text:p>53.1513</text:p>
          </table:table-cell>
          <table:table-cell office:value-type="float" office:value="50.9358" calcext:value-type="float">
            <text:p>50.9358</text:p>
          </table:table-cell>
          <table:table-cell office:value-type="float" office:value="51.675" calcext:value-type="float">
            <text:p>51.675</text:p>
          </table:table-cell>
          <table:table-cell office:value-type="float" office:value="52.0131" calcext:value-type="float">
            <text:p>52.0131</text:p>
          </table:table-cell>
          <table:table-cell office:value-type="float" office:value="49.7837" calcext:value-type="float">
            <text:p>49.7837</text:p>
          </table:table-cell>
          <table:table-cell office:value-type="float" office:value="50.4209" calcext:value-type="float">
            <text:p>50.4209</text:p>
          </table:table-cell>
          <table:table-cell office:value-type="float" office:value="53.0246" calcext:value-type="float">
            <text:p>53.0246</text:p>
          </table:table-cell>
          <table:table-cell office:value-type="float" office:value="53.0154" calcext:value-type="float">
            <text:p>53.0154</text:p>
          </table:table-cell>
          <table:table-cell office:value-type="float" office:value="50.1321" calcext:value-type="float">
            <text:p>50.1321</text:p>
          </table:table-cell>
        </table:table-row>
        <table:table-row table:style-name="ro1">
          <table:table-cell table:number-columns-repeated="3"/>
          <table:table-cell office:value-type="float" office:value="50.4491" calcext:value-type="float">
            <text:p>50.4491</text:p>
          </table:table-cell>
          <table:table-cell office:value-type="float" office:value="53.0745" calcext:value-type="float">
            <text:p>53.0745</text:p>
          </table:table-cell>
          <table:table-cell office:value-type="float" office:value="50.9312" calcext:value-type="float">
            <text:p>50.9312</text:p>
          </table:table-cell>
          <table:table-cell office:value-type="float" office:value="51.8364" calcext:value-type="float">
            <text:p>51.8364</text:p>
          </table:table-cell>
          <table:table-cell office:value-type="float" office:value="52.158" calcext:value-type="float">
            <text:p>52.158</text:p>
          </table:table-cell>
          <table:table-cell office:value-type="float" office:value="49.781" calcext:value-type="float">
            <text:p>49.781</text:p>
          </table:table-cell>
          <table:table-cell office:value-type="float" office:value="50.4627" calcext:value-type="float">
            <text:p>50.4627</text:p>
          </table:table-cell>
          <table:table-cell office:value-type="float" office:value="53.0404" calcext:value-type="float">
            <text:p>53.0404</text:p>
          </table:table-cell>
          <table:table-cell office:value-type="float" office:value="53.0328" calcext:value-type="float">
            <text:p>53.0328</text:p>
          </table:table-cell>
          <table:table-cell office:value-type="float" office:value="50.1806" calcext:value-type="float">
            <text:p>50.1806</text:p>
          </table:table-cell>
        </table:table-row>
        <table:table-row table:style-name="ro1">
          <table:table-cell table:number-columns-repeated="3"/>
          <table:table-cell office:value-type="float" office:value="50.8185" calcext:value-type="float">
            <text:p>50.8185</text:p>
          </table:table-cell>
          <table:table-cell office:value-type="float" office:value="53.0055" calcext:value-type="float">
            <text:p>53.0055</text:p>
          </table:table-cell>
          <table:table-cell office:value-type="float" office:value="50.986" calcext:value-type="float">
            <text:p>50.986</text:p>
          </table:table-cell>
          <table:table-cell office:value-type="float" office:value="51.6036" calcext:value-type="float">
            <text:p>51.6036</text:p>
          </table:table-cell>
          <table:table-cell office:value-type="float" office:value="52.718" calcext:value-type="float">
            <text:p>52.718</text:p>
          </table:table-cell>
          <table:table-cell office:value-type="float" office:value="50.0225" calcext:value-type="float">
            <text:p>50.0225</text:p>
          </table:table-cell>
          <table:table-cell office:value-type="float" office:value="50.2627" calcext:value-type="float">
            <text:p>50.2627</text:p>
          </table:table-cell>
          <table:table-cell office:value-type="float" office:value="52.8909" calcext:value-type="float">
            <text:p>52.8909</text:p>
          </table:table-cell>
          <table:table-cell office:value-type="float" office:value="52.9807" calcext:value-type="float">
            <text:p>52.9807</text:p>
          </table:table-cell>
          <table:table-cell office:value-type="float" office:value="50.1611" calcext:value-type="float">
            <text:p>50.1611</text:p>
          </table:table-cell>
        </table:table-row>
        <table:table-row table:style-name="ro1">
          <table:table-cell table:number-columns-repeated="3"/>
          <table:table-cell office:value-type="float" office:value="50.8295" calcext:value-type="float">
            <text:p>50.8295</text:p>
          </table:table-cell>
          <table:table-cell office:value-type="float" office:value="52.9522" calcext:value-type="float">
            <text:p>52.9522</text:p>
          </table:table-cell>
          <table:table-cell office:value-type="float" office:value="50.8752" calcext:value-type="float">
            <text:p>50.8752</text:p>
          </table:table-cell>
          <table:table-cell office:value-type="float" office:value="51.5594" calcext:value-type="float">
            <text:p>51.5594</text:p>
          </table:table-cell>
          <table:table-cell office:value-type="float" office:value="52.5056" calcext:value-type="float">
            <text:p>52.5056</text:p>
          </table:table-cell>
          <table:table-cell office:value-type="float" office:value="49.8628" calcext:value-type="float">
            <text:p>49.8628</text:p>
          </table:table-cell>
          <table:table-cell office:value-type="float" office:value="50.3634" calcext:value-type="float">
            <text:p>50.3634</text:p>
          </table:table-cell>
          <table:table-cell office:value-type="float" office:value="52.9705" calcext:value-type="float">
            <text:p>52.9705</text:p>
          </table:table-cell>
          <table:table-cell office:value-type="float" office:value="52.9043" calcext:value-type="float">
            <text:p>52.9043</text:p>
          </table:table-cell>
          <table:table-cell office:value-type="float" office:value="50.3643" calcext:value-type="float">
            <text:p>50.3643</text:p>
          </table:table-cell>
        </table:table-row>
        <table:table-row table:style-name="ro1">
          <table:table-cell table:number-columns-repeated="3"/>
          <table:table-cell office:value-type="float" office:value="50.8664" calcext:value-type="float">
            <text:p>50.8664</text:p>
          </table:table-cell>
          <table:table-cell office:value-type="float" office:value="52.7467" calcext:value-type="float">
            <text:p>52.7467</text:p>
          </table:table-cell>
          <table:table-cell office:value-type="float" office:value="50.7908" calcext:value-type="float">
            <text:p>50.7908</text:p>
          </table:table-cell>
          <table:table-cell office:value-type="float" office:value="51.5986" calcext:value-type="float">
            <text:p>51.5986</text:p>
          </table:table-cell>
          <table:table-cell office:value-type="float" office:value="52.7221" calcext:value-type="float">
            <text:p>52.7221</text:p>
          </table:table-cell>
          <table:table-cell office:value-type="float" office:value="49.8083" calcext:value-type="float">
            <text:p>49.8083</text:p>
          </table:table-cell>
          <table:table-cell office:value-type="float" office:value="50.4211" calcext:value-type="float">
            <text:p>50.4211</text:p>
          </table:table-cell>
          <table:table-cell office:value-type="float" office:value="53.0393" calcext:value-type="float">
            <text:p>53.0393</text:p>
          </table:table-cell>
          <table:table-cell office:value-type="float" office:value="52.7719" calcext:value-type="float">
            <text:p>52.7719</text:p>
          </table:table-cell>
          <table:table-cell office:value-type="float" office:value="50.2124" calcext:value-type="float">
            <text:p>50.2124</text:p>
          </table:table-cell>
        </table:table-row>
        <table:table-row table:style-name="ro1">
          <table:table-cell table:number-columns-repeated="3"/>
          <table:table-cell office:value-type="float" office:value="50.8227" calcext:value-type="float">
            <text:p>50.8227</text:p>
          </table:table-cell>
          <table:table-cell office:value-type="float" office:value="53.1217" calcext:value-type="float">
            <text:p>53.1217</text:p>
          </table:table-cell>
          <table:table-cell office:value-type="float" office:value="50.9739" calcext:value-type="float">
            <text:p>50.9739</text:p>
          </table:table-cell>
          <table:table-cell office:value-type="float" office:value="51.6457" calcext:value-type="float">
            <text:p>51.6457</text:p>
          </table:table-cell>
          <table:table-cell office:value-type="float" office:value="53.0336" calcext:value-type="float">
            <text:p>53.0336</text:p>
          </table:table-cell>
          <table:table-cell office:value-type="float" office:value="49.8362" calcext:value-type="float">
            <text:p>49.8362</text:p>
          </table:table-cell>
          <table:table-cell office:value-type="float" office:value="50.6752" calcext:value-type="float">
            <text:p>50.6752</text:p>
          </table:table-cell>
          <table:table-cell office:value-type="float" office:value="52.7859" calcext:value-type="float">
            <text:p>52.7859</text:p>
          </table:table-cell>
          <table:table-cell office:value-type="float" office:value="52.5698" calcext:value-type="float">
            <text:p>52.5698</text:p>
          </table:table-cell>
          <table:table-cell office:value-type="float" office:value="50.042" calcext:value-type="float">
            <text:p>50.042</text:p>
          </table:table-cell>
        </table:table-row>
        <table:table-row table:style-name="ro1">
          <table:table-cell table:number-columns-repeated="3"/>
          <table:table-cell office:value-type="float" office:value="50.704" calcext:value-type="float">
            <text:p>50.704</text:p>
          </table:table-cell>
          <table:table-cell office:value-type="float" office:value="53.3875" calcext:value-type="float">
            <text:p>53.3875</text:p>
          </table:table-cell>
          <table:table-cell office:value-type="float" office:value="50.9954" calcext:value-type="float">
            <text:p>50.9954</text:p>
          </table:table-cell>
          <table:table-cell office:value-type="float" office:value="51.6405" calcext:value-type="float">
            <text:p>51.6405</text:p>
          </table:table-cell>
          <table:table-cell office:value-type="float" office:value="53.0101" calcext:value-type="float">
            <text:p>53.0101</text:p>
          </table:table-cell>
          <table:table-cell office:value-type="float" office:value="49.6597" calcext:value-type="float">
            <text:p>49.6597</text:p>
          </table:table-cell>
          <table:table-cell office:value-type="float" office:value="50.8658" calcext:value-type="float">
            <text:p>50.8658</text:p>
          </table:table-cell>
          <table:table-cell office:value-type="float" office:value="52.9588" calcext:value-type="float">
            <text:p>52.9588</text:p>
          </table:table-cell>
          <table:table-cell office:value-type="float" office:value="52.7778" calcext:value-type="float">
            <text:p>52.7778</text:p>
          </table:table-cell>
          <table:table-cell office:value-type="float" office:value="50.1739" calcext:value-type="float">
            <text:p>50.1739</text:p>
          </table:table-cell>
        </table:table-row>
        <table:table-row table:style-name="ro1">
          <table:table-cell table:number-columns-repeated="3"/>
          <table:table-cell office:value-type="float" office:value="50.6052" calcext:value-type="float">
            <text:p>50.6052</text:p>
          </table:table-cell>
          <table:table-cell office:value-type="float" office:value="53.2268" calcext:value-type="float">
            <text:p>53.2268</text:p>
          </table:table-cell>
          <table:table-cell office:value-type="float" office:value="51.3715" calcext:value-type="float">
            <text:p>51.3715</text:p>
          </table:table-cell>
          <table:table-cell office:value-type="float" office:value="51.6344" calcext:value-type="float">
            <text:p>51.6344</text:p>
          </table:table-cell>
          <table:table-cell office:value-type="float" office:value="53.0152" calcext:value-type="float">
            <text:p>53.0152</text:p>
          </table:table-cell>
          <table:table-cell office:value-type="float" office:value="49.7385" calcext:value-type="float">
            <text:p>49.7385</text:p>
          </table:table-cell>
          <table:table-cell office:value-type="float" office:value="50.683" calcext:value-type="float">
            <text:p>50.683</text:p>
          </table:table-cell>
          <table:table-cell office:value-type="float" office:value="53.1517" calcext:value-type="float">
            <text:p>53.1517</text:p>
          </table:table-cell>
          <table:table-cell office:value-type="float" office:value="52.6364" calcext:value-type="float">
            <text:p>52.6364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table:number-columns-repeated="3"/>
          <table:table-cell office:value-type="float" office:value="50.4175" calcext:value-type="float">
            <text:p>50.4175</text:p>
          </table:table-cell>
          <table:table-cell office:value-type="float" office:value="53.3384" calcext:value-type="float">
            <text:p>53.3384</text:p>
          </table:table-cell>
          <table:table-cell office:value-type="float" office:value="51.4763" calcext:value-type="float">
            <text:p>51.4763</text:p>
          </table:table-cell>
          <table:table-cell office:value-type="float" office:value="51.7642" calcext:value-type="float">
            <text:p>51.7642</text:p>
          </table:table-cell>
          <table:table-cell office:value-type="float" office:value="52.8333" calcext:value-type="float">
            <text:p>52.8333</text:p>
          </table:table-cell>
          <table:table-cell office:value-type="float" office:value="49.753" calcext:value-type="float">
            <text:p>49.753</text:p>
          </table:table-cell>
          <table:table-cell office:value-type="float" office:value="50.5005" calcext:value-type="float">
            <text:p>50.5005</text:p>
          </table:table-cell>
          <table:table-cell office:value-type="float" office:value="53.1448" calcext:value-type="float">
            <text:p>53.1448</text:p>
          </table:table-cell>
          <table:table-cell office:value-type="float" office:value="52.8207" calcext:value-type="float">
            <text:p>52.8207</text:p>
          </table:table-cell>
          <table:table-cell office:value-type="float" office:value="50.2522" calcext:value-type="float">
            <text:p>50.2522</text:p>
          </table:table-cell>
        </table:table-row>
        <table:table-row table:style-name="ro1">
          <table:table-cell table:number-columns-repeated="3"/>
          <table:table-cell office:value-type="float" office:value="50.2168" calcext:value-type="float">
            <text:p>50.2168</text:p>
          </table:table-cell>
          <table:table-cell office:value-type="float" office:value="53.3794" calcext:value-type="float">
            <text:p>53.3794</text:p>
          </table:table-cell>
          <table:table-cell office:value-type="float" office:value="51.6376" calcext:value-type="float">
            <text:p>51.6376</text:p>
          </table:table-cell>
          <table:table-cell office:value-type="float" office:value="51.8159" calcext:value-type="float">
            <text:p>51.8159</text:p>
          </table:table-cell>
          <table:table-cell office:value-type="float" office:value="52.7334" calcext:value-type="float">
            <text:p>52.7334</text:p>
          </table:table-cell>
          <table:table-cell office:value-type="float" office:value="49.9504" calcext:value-type="float">
            <text:p>49.9504</text:p>
          </table:table-cell>
          <table:table-cell office:value-type="float" office:value="50.6216" calcext:value-type="float">
            <text:p>50.6216</text:p>
          </table:table-cell>
          <table:table-cell office:value-type="float" office:value="53.1633" calcext:value-type="float">
            <text:p>53.1633</text:p>
          </table:table-cell>
          <table:table-cell office:value-type="float" office:value="52.6061" calcext:value-type="float">
            <text:p>52.6061</text:p>
          </table:table-cell>
          <table:table-cell office:value-type="float" office:value="50.4982" calcext:value-type="float">
            <text:p>50.4982</text:p>
          </table:table-cell>
        </table:table-row>
        <table:table-row table:style-name="ro1">
          <table:table-cell table:number-columns-repeated="3"/>
          <table:table-cell office:value-type="float" office:value="50.2469" calcext:value-type="float">
            <text:p>50.2469</text:p>
          </table:table-cell>
          <table:table-cell office:value-type="float" office:value="53.3871" calcext:value-type="float">
            <text:p>53.3871</text:p>
          </table:table-cell>
          <table:table-cell office:value-type="float" office:value="51.6093" calcext:value-type="float">
            <text:p>51.6093</text:p>
          </table:table-cell>
          <table:table-cell office:value-type="float" office:value="51.8017" calcext:value-type="float">
            <text:p>51.8017</text:p>
          </table:table-cell>
          <table:table-cell office:value-type="float" office:value="53.0234" calcext:value-type="float">
            <text:p>53.0234</text:p>
          </table:table-cell>
          <table:table-cell office:value-type="float" office:value="50.0258" calcext:value-type="float">
            <text:p>50.0258</text:p>
          </table:table-cell>
          <table:table-cell office:value-type="float" office:value="50.9679" calcext:value-type="float">
            <text:p>50.9679</text:p>
          </table:table-cell>
          <table:table-cell office:value-type="float" office:value="53.3302" calcext:value-type="float">
            <text:p>53.3302</text:p>
          </table:table-cell>
          <table:table-cell office:value-type="float" office:value="52.652" calcext:value-type="float">
            <text:p>52.652</text:p>
          </table:table-cell>
          <table:table-cell office:value-type="float" office:value="50.3361" calcext:value-type="float">
            <text:p>50.3361</text:p>
          </table:table-cell>
        </table:table-row>
        <table:table-row table:style-name="ro1">
          <table:table-cell table:number-columns-repeated="3"/>
          <table:table-cell office:value-type="float" office:value="50.5191" calcext:value-type="float">
            <text:p>50.5191</text:p>
          </table:table-cell>
          <table:table-cell office:value-type="float" office:value="53.6979" calcext:value-type="float">
            <text:p>53.6979</text:p>
          </table:table-cell>
          <table:table-cell office:value-type="float" office:value="51.8172" calcext:value-type="float">
            <text:p>51.8172</text:p>
          </table:table-cell>
          <table:table-cell office:value-type="float" office:value="51.7723" calcext:value-type="float">
            <text:p>51.7723</text:p>
          </table:table-cell>
          <table:table-cell office:value-type="float" office:value="53.1019" calcext:value-type="float">
            <text:p>53.1019</text:p>
          </table:table-cell>
          <table:table-cell office:value-type="float" office:value="49.6994" calcext:value-type="float">
            <text:p>49.6994</text:p>
          </table:table-cell>
          <table:table-cell office:value-type="float" office:value="50.9632" calcext:value-type="float">
            <text:p>50.9632</text:p>
          </table:table-cell>
          <table:table-cell office:value-type="float" office:value="53.5472" calcext:value-type="float">
            <text:p>53.5472</text:p>
          </table:table-cell>
          <table:table-cell office:value-type="float" office:value="52.7134" calcext:value-type="float">
            <text:p>52.7134</text:p>
          </table:table-cell>
          <table:table-cell office:value-type="float" office:value="50.5759" calcext:value-type="float">
            <text:p>50.5759</text:p>
          </table:table-cell>
        </table:table-row>
        <table:table-row table:style-name="ro1">
          <table:table-cell table:number-columns-repeated="3"/>
          <table:table-cell office:value-type="float" office:value="50.6203" calcext:value-type="float">
            <text:p>50.6203</text:p>
          </table:table-cell>
          <table:table-cell office:value-type="float" office:value="53.8392" calcext:value-type="float">
            <text:p>53.8392</text:p>
          </table:table-cell>
          <table:table-cell office:value-type="float" office:value="51.6354" calcext:value-type="float">
            <text:p>51.6354</text:p>
          </table:table-cell>
          <table:table-cell office:value-type="float" office:value="52.1906" calcext:value-type="float">
            <text:p>52.1906</text:p>
          </table:table-cell>
          <table:table-cell office:value-type="float" office:value="53.1483" calcext:value-type="float">
            <text:p>53.1483</text:p>
          </table:table-cell>
          <table:table-cell office:value-type="float" office:value="49.4515" calcext:value-type="float">
            <text:p>49.4515</text:p>
          </table:table-cell>
          <table:table-cell office:value-type="float" office:value="50.8562" calcext:value-type="float">
            <text:p>50.8562</text:p>
          </table:table-cell>
          <table:table-cell office:value-type="float" office:value="53.2814" calcext:value-type="float">
            <text:p>53.2814</text:p>
          </table:table-cell>
          <table:table-cell office:value-type="float" office:value="52.7194" calcext:value-type="float">
            <text:p>52.7194</text:p>
          </table:table-cell>
          <table:table-cell office:value-type="float" office:value="50.7776" calcext:value-type="float">
            <text:p>50.7776</text:p>
          </table:table-cell>
        </table:table-row>
        <table:table-row table:style-name="ro1">
          <table:table-cell table:number-columns-repeated="3"/>
          <table:table-cell office:value-type="float" office:value="50.714" calcext:value-type="float">
            <text:p>50.714</text:p>
          </table:table-cell>
          <table:table-cell office:value-type="float" office:value="53.6752" calcext:value-type="float">
            <text:p>53.6752</text:p>
          </table:table-cell>
          <table:table-cell office:value-type="float" office:value="51.5543" calcext:value-type="float">
            <text:p>51.5543</text:p>
          </table:table-cell>
          <table:table-cell office:value-type="float" office:value="52.3762" calcext:value-type="float">
            <text:p>52.3762</text:p>
          </table:table-cell>
          <table:table-cell office:value-type="float" office:value="53.1106" calcext:value-type="float">
            <text:p>53.1106</text:p>
          </table:table-cell>
          <table:table-cell office:value-type="float" office:value="49.3618" calcext:value-type="float">
            <text:p>49.3618</text:p>
          </table:table-cell>
          <table:table-cell office:value-type="float" office:value="51.08" calcext:value-type="float">
            <text:p>51.08</text:p>
          </table:table-cell>
          <table:table-cell office:value-type="float" office:value="53.6182" calcext:value-type="float">
            <text:p>53.6182</text:p>
          </table:table-cell>
          <table:table-cell office:value-type="float" office:value="52.5405" calcext:value-type="float">
            <text:p>52.5405</text:p>
          </table:table-cell>
          <table:table-cell office:value-type="float" office:value="51.2751" calcext:value-type="float">
            <text:p>51.2751</text:p>
          </table:table-cell>
        </table:table-row>
        <table:table-row table:style-name="ro1">
          <table:table-cell table:number-columns-repeated="3"/>
          <table:table-cell office:value-type="float" office:value="50.7724" calcext:value-type="float">
            <text:p>50.7724</text:p>
          </table:table-cell>
          <table:table-cell office:value-type="float" office:value="53.6355" calcext:value-type="float">
            <text:p>53.6355</text:p>
          </table:table-cell>
          <table:table-cell office:value-type="float" office:value="51.4128" calcext:value-type="float">
            <text:p>51.4128</text:p>
          </table:table-cell>
          <table:table-cell office:value-type="float" office:value="52.0936" calcext:value-type="float">
            <text:p>52.0936</text:p>
          </table:table-cell>
          <table:table-cell office:value-type="float" office:value="53.0225" calcext:value-type="float">
            <text:p>53.0225</text:p>
          </table:table-cell>
          <table:table-cell office:value-type="float" office:value="49.6475" calcext:value-type="float">
            <text:p>49.6475</text:p>
          </table:table-cell>
          <table:table-cell office:value-type="float" office:value="51.2044" calcext:value-type="float">
            <text:p>51.2044</text:p>
          </table:table-cell>
          <table:table-cell office:value-type="float" office:value="53.3852" calcext:value-type="float">
            <text:p>53.3852</text:p>
          </table:table-cell>
          <table:table-cell office:value-type="float" office:value="52.6584" calcext:value-type="float">
            <text:p>52.6584</text:p>
          </table:table-cell>
          <table:table-cell office:value-type="float" office:value="51.1293" calcext:value-type="float">
            <text:p>51.1293</text:p>
          </table:table-cell>
        </table:table-row>
        <table:table-row table:style-name="ro1">
          <table:table-cell table:number-columns-repeated="3"/>
          <table:table-cell office:value-type="float" office:value="50.6558" calcext:value-type="float">
            <text:p>50.6558</text:p>
          </table:table-cell>
          <table:table-cell office:value-type="float" office:value="53.3609" calcext:value-type="float">
            <text:p>53.3609</text:p>
          </table:table-cell>
          <table:table-cell office:value-type="float" office:value="51.4002" calcext:value-type="float">
            <text:p>51.4002</text:p>
          </table:table-cell>
          <table:table-cell office:value-type="float" office:value="52.273" calcext:value-type="float">
            <text:p>52.273</text:p>
          </table:table-cell>
          <table:table-cell office:value-type="float" office:value="52.897" calcext:value-type="float">
            <text:p>52.897</text:p>
          </table:table-cell>
          <table:table-cell office:value-type="float" office:value="49.8093" calcext:value-type="float">
            <text:p>49.8093</text:p>
          </table:table-cell>
          <table:table-cell office:value-type="float" office:value="51.3975" calcext:value-type="float">
            <text:p>51.3975</text:p>
          </table:table-cell>
          <table:table-cell office:value-type="float" office:value="53.4027" calcext:value-type="float">
            <text:p>53.4027</text:p>
          </table:table-cell>
          <table:table-cell office:value-type="float" office:value="52.6771" calcext:value-type="float">
            <text:p>52.6771</text:p>
          </table:table-cell>
          <table:table-cell office:value-type="float" office:value="51.1264" calcext:value-type="float">
            <text:p>51.1264</text:p>
          </table:table-cell>
        </table:table-row>
        <table:table-row table:style-name="ro1">
          <table:table-cell table:number-columns-repeated="3"/>
          <table:table-cell office:value-type="float" office:value="50.7042" calcext:value-type="float">
            <text:p>50.7042</text:p>
          </table:table-cell>
          <table:table-cell office:value-type="float" office:value="53.4449" calcext:value-type="float">
            <text:p>53.4449</text:p>
          </table:table-cell>
          <table:table-cell office:value-type="float" office:value="51.3124" calcext:value-type="float">
            <text:p>51.3124</text:p>
          </table:table-cell>
          <table:table-cell office:value-type="float" office:value="52.3291" calcext:value-type="float">
            <text:p>52.3291</text:p>
          </table:table-cell>
          <table:table-cell office:value-type="float" office:value="52.93" calcext:value-type="float">
            <text:p>52.93</text:p>
          </table:table-cell>
          <table:table-cell office:value-type="float" office:value="49.9106" calcext:value-type="float">
            <text:p>49.9106</text:p>
          </table:table-cell>
          <table:table-cell office:value-type="float" office:value="51.3109" calcext:value-type="float">
            <text:p>51.3109</text:p>
          </table:table-cell>
          <table:table-cell office:value-type="float" office:value="53.5495" calcext:value-type="float">
            <text:p>53.5495</text:p>
          </table:table-cell>
          <table:table-cell office:value-type="float" office:value="52.5961" calcext:value-type="float">
            <text:p>52.5961</text:p>
          </table:table-cell>
          <table:table-cell office:value-type="float" office:value="51.1222" calcext:value-type="float">
            <text:p>51.1222</text:p>
          </table:table-cell>
        </table:table-row>
        <table:table-row table:style-name="ro1">
          <table:table-cell table:number-columns-repeated="3"/>
          <table:table-cell office:value-type="float" office:value="50.6572" calcext:value-type="float">
            <text:p>50.6572</text:p>
          </table:table-cell>
          <table:table-cell office:value-type="float" office:value="53.4934" calcext:value-type="float">
            <text:p>53.4934</text:p>
          </table:table-cell>
          <table:table-cell office:value-type="float" office:value="51.211" calcext:value-type="float">
            <text:p>51.211</text:p>
          </table:table-cell>
          <table:table-cell office:value-type="float" office:value="52.5189" calcext:value-type="float">
            <text:p>52.5189</text:p>
          </table:table-cell>
          <table:table-cell office:value-type="float" office:value="53.1319" calcext:value-type="float">
            <text:p>53.1319</text:p>
          </table:table-cell>
          <table:table-cell office:value-type="float" office:value="49.8848" calcext:value-type="float">
            <text:p>49.8848</text:p>
          </table:table-cell>
          <table:table-cell office:value-type="float" office:value="51.4646" calcext:value-type="float">
            <text:p>51.4646</text:p>
          </table:table-cell>
          <table:table-cell office:value-type="float" office:value="53.7113" calcext:value-type="float">
            <text:p>53.7113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50.9889" calcext:value-type="float">
            <text:p>50.9889</text:p>
          </table:table-cell>
        </table:table-row>
        <table:table-row table:style-name="ro1">
          <table:table-cell table:number-columns-repeated="3"/>
          <table:table-cell office:value-type="float" office:value="50.824" calcext:value-type="float">
            <text:p>50.824</text:p>
          </table:table-cell>
          <table:table-cell office:value-type="float" office:value="53.5457" calcext:value-type="float">
            <text:p>53.5457</text:p>
          </table:table-cell>
          <table:table-cell office:value-type="float" office:value="51.2804" calcext:value-type="float">
            <text:p>51.2804</text:p>
          </table:table-cell>
          <table:table-cell office:value-type="float" office:value="52.4751" calcext:value-type="float">
            <text:p>52.4751</text:p>
          </table:table-cell>
          <table:table-cell office:value-type="float" office:value="53.2322" calcext:value-type="float">
            <text:p>53.2322</text:p>
          </table:table-cell>
          <table:table-cell office:value-type="float" office:value="50.0449" calcext:value-type="float">
            <text:p>50.0449</text:p>
          </table:table-cell>
          <table:table-cell office:value-type="float" office:value="51.2662" calcext:value-type="float">
            <text:p>51.2662</text:p>
          </table:table-cell>
          <table:table-cell office:value-type="float" office:value="53.7003" calcext:value-type="float">
            <text:p>53.7003</text:p>
          </table:table-cell>
          <table:table-cell office:value-type="float" office:value="52.8611" calcext:value-type="float">
            <text:p>52.8611</text:p>
          </table:table-cell>
          <table:table-cell office:value-type="float" office:value="51.1749" calcext:value-type="float">
            <text:p>51.1749</text:p>
          </table:table-cell>
        </table:table-row>
        <table:table-row table:style-name="ro1">
          <table:table-cell table:number-columns-repeated="3"/>
          <table:table-cell office:value-type="float" office:value="51.0376" calcext:value-type="float">
            <text:p>51.0376</text:p>
          </table:table-cell>
          <table:table-cell office:value-type="float" office:value="53.5315" calcext:value-type="float">
            <text:p>53.5315</text:p>
          </table:table-cell>
          <table:table-cell office:value-type="float" office:value="51.0249" calcext:value-type="float">
            <text:p>51.0249</text:p>
          </table:table-cell>
          <table:table-cell office:value-type="float" office:value="52.5742" calcext:value-type="float">
            <text:p>52.5742</text:p>
          </table:table-cell>
          <table:table-cell office:value-type="float" office:value="53.3779" calcext:value-type="float">
            <text:p>53.3779</text:p>
          </table:table-cell>
          <table:table-cell office:value-type="float" office:value="49.7976" calcext:value-type="float">
            <text:p>49.7976</text:p>
          </table:table-cell>
          <table:table-cell office:value-type="float" office:value="51.3736" calcext:value-type="float">
            <text:p>51.3736</text:p>
          </table:table-cell>
          <table:table-cell office:value-type="float" office:value="53.4078" calcext:value-type="float">
            <text:p>53.4078</text:p>
          </table:table-cell>
          <table:table-cell office:value-type="float" office:value="52.7512" calcext:value-type="float">
            <text:p>52.7512</text:p>
          </table:table-cell>
          <table:table-cell office:value-type="float" office:value="51.2322" calcext:value-type="float">
            <text:p>51.2322</text:p>
          </table:table-cell>
        </table:table-row>
        <table:table-row table:style-name="ro1">
          <table:table-cell table:number-columns-repeated="3"/>
          <table:table-cell office:value-type="float" office:value="51.2559" calcext:value-type="float">
            <text:p>51.2559</text:p>
          </table:table-cell>
          <table:table-cell office:value-type="float" office:value="53.5593" calcext:value-type="float">
            <text:p>53.5593</text:p>
          </table:table-cell>
          <table:table-cell office:value-type="float" office:value="51.0043" calcext:value-type="float">
            <text:p>51.0043</text:p>
          </table:table-cell>
          <table:table-cell office:value-type="float" office:value="52.3667" calcext:value-type="float">
            <text:p>52.3667</text:p>
          </table:table-cell>
          <table:table-cell office:value-type="float" office:value="53.2926" calcext:value-type="float">
            <text:p>53.2926</text:p>
          </table:table-cell>
          <table:table-cell office:value-type="float" office:value="49.9515" calcext:value-type="float">
            <text:p>49.9515</text:p>
          </table:table-cell>
          <table:table-cell office:value-type="float" office:value="51.4949" calcext:value-type="float">
            <text:p>51.4949</text:p>
          </table:table-cell>
          <table:table-cell office:value-type="float" office:value="53.48" calcext:value-type="float">
            <text:p>53.48</text:p>
          </table:table-cell>
          <table:table-cell office:value-type="float" office:value="52.9913" calcext:value-type="float">
            <text:p>52.9913</text:p>
          </table:table-cell>
          <table:table-cell office:value-type="float" office:value="51.1967" calcext:value-type="float">
            <text:p>51.1967</text:p>
          </table:table-cell>
        </table:table-row>
        <table:table-row table:style-name="ro1">
          <table:table-cell table:number-columns-repeated="3"/>
          <table:table-cell office:value-type="float" office:value="51.3336" calcext:value-type="float">
            <text:p>51.3336</text:p>
          </table:table-cell>
          <table:table-cell office:value-type="float" office:value="53.6269" calcext:value-type="float">
            <text:p>53.6269</text:p>
          </table:table-cell>
          <table:table-cell office:value-type="float" office:value="51.1711" calcext:value-type="float">
            <text:p>51.1711</text:p>
          </table:table-cell>
          <table:table-cell office:value-type="float" office:value="52.8088" calcext:value-type="float">
            <text:p>52.8088</text:p>
          </table:table-cell>
          <table:table-cell office:value-type="float" office:value="53.1574" calcext:value-type="float">
            <text:p>53.1574</text:p>
          </table:table-cell>
          <table:table-cell office:value-type="float" office:value="49.8415" calcext:value-type="float">
            <text:p>49.8415</text:p>
          </table:table-cell>
          <table:table-cell office:value-type="float" office:value="51.3668" calcext:value-type="float">
            <text:p>51.3668</text:p>
          </table:table-cell>
          <table:table-cell office:value-type="float" office:value="53.6591" calcext:value-type="float">
            <text:p>53.6591</text:p>
          </table:table-cell>
          <table:table-cell office:value-type="float" office:value="52.8786" calcext:value-type="float">
            <text:p>52.8786</text:p>
          </table:table-cell>
          <table:table-cell office:value-type="float" office:value="51.4438" calcext:value-type="float">
            <text:p>51.4438</text:p>
          </table:table-cell>
        </table:table-row>
        <table:table-row table:style-name="ro1">
          <table:table-cell table:number-columns-repeated="3"/>
          <table:table-cell office:value-type="float" office:value="51.5196" calcext:value-type="float">
            <text:p>51.5196</text:p>
          </table:table-cell>
          <table:table-cell office:value-type="float" office:value="53.9674" calcext:value-type="float">
            <text:p>53.9674</text:p>
          </table:table-cell>
          <table:table-cell office:value-type="float" office:value="51.1266" calcext:value-type="float">
            <text:p>51.1266</text:p>
          </table:table-cell>
          <table:table-cell office:value-type="float" office:value="52.8261" calcext:value-type="float">
            <text:p>52.8261</text:p>
          </table:table-cell>
          <table:table-cell office:value-type="float" office:value="52.9841" calcext:value-type="float">
            <text:p>52.9841</text:p>
          </table:table-cell>
          <table:table-cell office:value-type="float" office:value="49.7784" calcext:value-type="float">
            <text:p>49.7784</text:p>
          </table:table-cell>
          <table:table-cell office:value-type="float" office:value="51.5481" calcext:value-type="float">
            <text:p>51.5481</text:p>
          </table:table-cell>
          <table:table-cell office:value-type="float" office:value="53.5029" calcext:value-type="float">
            <text:p>53.5029</text:p>
          </table:table-cell>
          <table:table-cell office:value-type="float" office:value="53.1211" calcext:value-type="float">
            <text:p>53.1211</text:p>
          </table:table-cell>
          <table:table-cell office:value-type="float" office:value="51.168" calcext:value-type="float">
            <text:p>51.168</text:p>
          </table:table-cell>
        </table:table-row>
        <table:table-row table:style-name="ro1">
          <table:table-cell table:number-columns-repeated="3"/>
          <table:table-cell office:value-type="float" office:value="51.4334" calcext:value-type="float">
            <text:p>51.4334</text:p>
          </table:table-cell>
          <table:table-cell office:value-type="float" office:value="54.0189" calcext:value-type="float">
            <text:p>54.0189</text:p>
          </table:table-cell>
          <table:table-cell office:value-type="float" office:value="51.079" calcext:value-type="float">
            <text:p>51.079</text:p>
          </table:table-cell>
          <table:table-cell office:value-type="float" office:value="52.6855" calcext:value-type="float">
            <text:p>52.6855</text:p>
          </table:table-cell>
          <table:table-cell office:value-type="float" office:value="52.9334" calcext:value-type="float">
            <text:p>52.9334</text:p>
          </table:table-cell>
          <table:table-cell office:value-type="float" office:value="49.731" calcext:value-type="float">
            <text:p>49.731</text:p>
          </table:table-cell>
          <table:table-cell office:value-type="float" office:value="51.7814" calcext:value-type="float">
            <text:p>51.7814</text:p>
          </table:table-cell>
          <table:table-cell office:value-type="float" office:value="53.5528" calcext:value-type="float">
            <text:p>53.5528</text:p>
          </table:table-cell>
          <table:table-cell office:value-type="float" office:value="53.1396" calcext:value-type="float">
            <text:p>53.1396</text:p>
          </table:table-cell>
          <table:table-cell office:value-type="float" office:value="51.1375" calcext:value-type="float">
            <text:p>51.1375</text:p>
          </table:table-cell>
        </table:table-row>
        <table:table-row table:style-name="ro1">
          <table:table-cell table:number-columns-repeated="3"/>
          <table:table-cell office:value-type="float" office:value="51.4373" calcext:value-type="float">
            <text:p>51.4373</text:p>
          </table:table-cell>
          <table:table-cell office:value-type="float" office:value="53.9913" calcext:value-type="float">
            <text:p>53.9913</text:p>
          </table:table-cell>
          <table:table-cell office:value-type="float" office:value="51.0477" calcext:value-type="float">
            <text:p>51.0477</text:p>
          </table:table-cell>
          <table:table-cell office:value-type="float" office:value="52.598" calcext:value-type="float">
            <text:p>52.598</text:p>
          </table:table-cell>
          <table:table-cell office:value-type="float" office:value="53.0182" calcext:value-type="float">
            <text:p>53.0182</text:p>
          </table:table-cell>
          <table:table-cell office:value-type="float" office:value="49.709" calcext:value-type="float">
            <text:p>49.709</text:p>
          </table:table-cell>
          <table:table-cell office:value-type="float" office:value="51.8052" calcext:value-type="float">
            <text:p>51.8052</text:p>
          </table:table-cell>
          <table:table-cell office:value-type="float" office:value="53.4358" calcext:value-type="float">
            <text:p>53.4358</text:p>
          </table:table-cell>
          <table:table-cell office:value-type="float" office:value="53.2605" calcext:value-type="float">
            <text:p>53.2605</text:p>
          </table:table-cell>
          <table:table-cell office:value-type="float" office:value="51.065" calcext:value-type="float">
            <text:p>51.065</text:p>
          </table:table-cell>
        </table:table-row>
        <table:table-row table:style-name="ro1">
          <table:table-cell table:number-columns-repeated="3"/>
          <table:table-cell office:value-type="float" office:value="51.4232" calcext:value-type="float">
            <text:p>51.4232</text:p>
          </table:table-cell>
          <table:table-cell office:value-type="float" office:value="54.0986" calcext:value-type="float">
            <text:p>54.0986</text:p>
          </table:table-cell>
          <table:table-cell office:value-type="float" office:value="50.9206" calcext:value-type="float">
            <text:p>50.9206</text:p>
          </table:table-cell>
          <table:table-cell office:value-type="float" office:value="52.6869" calcext:value-type="float">
            <text:p>52.6869</text:p>
          </table:table-cell>
          <table:table-cell office:value-type="float" office:value="52.9023" calcext:value-type="float">
            <text:p>52.9023</text:p>
          </table:table-cell>
          <table:table-cell office:value-type="float" office:value="49.5764" calcext:value-type="float">
            <text:p>49.5764</text:p>
          </table:table-cell>
          <table:table-cell office:value-type="float" office:value="51.4279" calcext:value-type="float">
            <text:p>51.4279</text:p>
          </table:table-cell>
          <table:table-cell office:value-type="float" office:value="53.4774" calcext:value-type="float">
            <text:p>53.4774</text:p>
          </table:table-cell>
          <table:table-cell office:value-type="float" office:value="53.2655" calcext:value-type="float">
            <text:p>53.2655</text:p>
          </table:table-cell>
          <table:table-cell office:value-type="float" office:value="51.0906" calcext:value-type="float">
            <text:p>51.0906</text:p>
          </table:table-cell>
        </table:table-row>
        <table:table-row table:style-name="ro1">
          <table:table-cell table:number-columns-repeated="3"/>
          <table:table-cell office:value-type="float" office:value="51.2989" calcext:value-type="float">
            <text:p>51.2989</text:p>
          </table:table-cell>
          <table:table-cell office:value-type="float" office:value="54.2649" calcext:value-type="float">
            <text:p>54.2649</text:p>
          </table:table-cell>
          <table:table-cell office:value-type="float" office:value="50.8672" calcext:value-type="float">
            <text:p>50.8672</text:p>
          </table:table-cell>
          <table:table-cell office:value-type="float" office:value="52.4461" calcext:value-type="float">
            <text:p>52.4461</text:p>
          </table:table-cell>
          <table:table-cell office:value-type="float" office:value="52.9482" calcext:value-type="float">
            <text:p>52.9482</text:p>
          </table:table-cell>
          <table:table-cell office:value-type="float" office:value="49.6772" calcext:value-type="float">
            <text:p>49.6772</text:p>
          </table:table-cell>
          <table:table-cell office:value-type="float" office:value="51.3075" calcext:value-type="float">
            <text:p>51.3075</text:p>
          </table:table-cell>
          <table:table-cell office:value-type="float" office:value="53.6301" calcext:value-type="float">
            <text:p>53.6301</text:p>
          </table:table-cell>
          <table:table-cell office:value-type="float" office:value="53.0834" calcext:value-type="float">
            <text:p>53.0834</text:p>
          </table:table-cell>
          <table:table-cell office:value-type="float" office:value="51.2331" calcext:value-type="float">
            <text:p>51.2331</text:p>
          </table:table-cell>
        </table:table-row>
        <table:table-row table:style-name="ro1">
          <table:table-cell table:number-columns-repeated="3"/>
          <table:table-cell office:value-type="float" office:value="51.1557" calcext:value-type="float">
            <text:p>51.1557</text:p>
          </table:table-cell>
          <table:table-cell office:value-type="float" office:value="54.4838" calcext:value-type="float">
            <text:p>54.4838</text:p>
          </table:table-cell>
          <table:table-cell office:value-type="float" office:value="50.8397" calcext:value-type="float">
            <text:p>50.8397</text:p>
          </table:table-cell>
          <table:table-cell office:value-type="float" office:value="52.4141" calcext:value-type="float">
            <text:p>52.4141</text:p>
          </table:table-cell>
          <table:table-cell office:value-type="float" office:value="52.9065" calcext:value-type="float">
            <text:p>52.9065</text:p>
          </table:table-cell>
          <table:table-cell office:value-type="float" office:value="49.707" calcext:value-type="float">
            <text:p>49.707</text:p>
          </table:table-cell>
          <table:table-cell office:value-type="float" office:value="51.4369" calcext:value-type="float">
            <text:p>51.4369</text:p>
          </table:table-cell>
          <table:table-cell office:value-type="float" office:value="53.3086" calcext:value-type="float">
            <text:p>53.3086</text:p>
          </table:table-cell>
          <table:table-cell office:value-type="float" office:value="53.1812" calcext:value-type="float">
            <text:p>53.1812</text:p>
          </table:table-cell>
          <table:table-cell office:value-type="float" office:value="51.4194" calcext:value-type="float">
            <text:p>51.4194</text:p>
          </table:table-cell>
        </table:table-row>
        <table:table-row table:style-name="ro1">
          <table:table-cell table:number-columns-repeated="3"/>
          <table:table-cell office:value-type="float" office:value="51.0349" calcext:value-type="float">
            <text:p>51.0349</text:p>
          </table:table-cell>
          <table:table-cell office:value-type="float" office:value="54.7014" calcext:value-type="float">
            <text:p>54.7014</text:p>
          </table:table-cell>
          <table:table-cell office:value-type="float" office:value="50.7866" calcext:value-type="float">
            <text:p>50.7866</text:p>
          </table:table-cell>
          <table:table-cell office:value-type="float" office:value="52.3638" calcext:value-type="float">
            <text:p>52.3638</text:p>
          </table:table-cell>
          <table:table-cell office:value-type="float" office:value="52.7893" calcext:value-type="float">
            <text:p>52.7893</text:p>
          </table:table-cell>
          <table:table-cell office:value-type="float" office:value="49.4816" calcext:value-type="float">
            <text:p>49.4816</text:p>
          </table:table-cell>
          <table:table-cell office:value-type="float" office:value="51.1316" calcext:value-type="float">
            <text:p>51.1316</text:p>
          </table:table-cell>
          <table:table-cell office:value-type="float" office:value="53.1917" calcext:value-type="float">
            <text:p>53.1917</text:p>
          </table:table-cell>
          <table:table-cell office:value-type="float" office:value="53.4135" calcext:value-type="float">
            <text:p>53.4135</text:p>
          </table:table-cell>
          <table:table-cell office:value-type="float" office:value="51.4287" calcext:value-type="float">
            <text:p>51.4287</text:p>
          </table:table-cell>
        </table:table-row>
        <table:table-row table:style-name="ro1">
          <table:table-cell table:number-columns-repeated="3"/>
          <table:table-cell office:value-type="float" office:value="50.9819" calcext:value-type="float">
            <text:p>50.9819</text:p>
          </table:table-cell>
          <table:table-cell office:value-type="float" office:value="54.6827" calcext:value-type="float">
            <text:p>54.6827</text:p>
          </table:table-cell>
          <table:table-cell office:value-type="float" office:value="50.6778" calcext:value-type="float">
            <text:p>50.6778</text:p>
          </table:table-cell>
          <table:table-cell office:value-type="float" office:value="52.2171" calcext:value-type="float">
            <text:p>52.2171</text:p>
          </table:table-cell>
          <table:table-cell office:value-type="float" office:value="52.8763" calcext:value-type="float">
            <text:p>52.8763</text:p>
          </table:table-cell>
          <table:table-cell office:value-type="float" office:value="49.7071" calcext:value-type="float">
            <text:p>49.7071</text:p>
          </table:table-cell>
          <table:table-cell office:value-type="float" office:value="51.0666" calcext:value-type="float">
            <text:p>51.0666</text:p>
          </table:table-cell>
          <table:table-cell office:value-type="float" office:value="53.4034" calcext:value-type="float">
            <text:p>53.4034</text:p>
          </table:table-cell>
          <table:table-cell office:value-type="float" office:value="53.4046" calcext:value-type="float">
            <text:p>53.4046</text:p>
          </table:table-cell>
          <table:table-cell office:value-type="float" office:value="51.5579" calcext:value-type="float">
            <text:p>51.5579</text:p>
          </table:table-cell>
        </table:table-row>
        <table:table-row table:style-name="ro1">
          <table:table-cell table:number-columns-repeated="3"/>
          <table:table-cell office:value-type="float" office:value="50.6981" calcext:value-type="float">
            <text:p>50.6981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50.5369" calcext:value-type="float">
            <text:p>50.5369</text:p>
          </table:table-cell>
          <table:table-cell office:value-type="float" office:value="52.5909" calcext:value-type="float">
            <text:p>52.5909</text:p>
          </table:table-cell>
          <table:table-cell office:value-type="float" office:value="52.6009" calcext:value-type="float">
            <text:p>52.6009</text:p>
          </table:table-cell>
          <table:table-cell office:value-type="float" office:value="49.4118" calcext:value-type="float">
            <text:p>49.4118</text:p>
          </table:table-cell>
          <table:table-cell office:value-type="float" office:value="51.0767" calcext:value-type="float">
            <text:p>51.0767</text:p>
          </table:table-cell>
          <table:table-cell office:value-type="float" office:value="53.2645" calcext:value-type="float">
            <text:p>53.2645</text:p>
          </table:table-cell>
          <table:table-cell office:value-type="float" office:value="53.5796" calcext:value-type="float">
            <text:p>53.5796</text:p>
          </table:table-cell>
          <table:table-cell office:value-type="float" office:value="51.6594" calcext:value-type="float">
            <text:p>51.6594</text:p>
          </table:table-cell>
        </table:table-row>
        <table:table-row table:style-name="ro1">
          <table:table-cell table:number-columns-repeated="3"/>
          <table:table-cell office:value-type="float" office:value="51.0399" calcext:value-type="float">
            <text:p>51.0399</text:p>
          </table:table-cell>
          <table:table-cell office:value-type="float" office:value="54.7706" calcext:value-type="float">
            <text:p>54.7706</text:p>
          </table:table-cell>
          <table:table-cell office:value-type="float" office:value="50.5839" calcext:value-type="float">
            <text:p>50.5839</text:p>
          </table:table-cell>
          <table:table-cell office:value-type="float" office:value="52.7068" calcext:value-type="float">
            <text:p>52.7068</text:p>
          </table:table-cell>
          <table:table-cell office:value-type="float" office:value="52.7135" calcext:value-type="float">
            <text:p>52.7135</text:p>
          </table:table-cell>
          <table:table-cell office:value-type="float" office:value="49.2953" calcext:value-type="float">
            <text:p>49.2953</text:p>
          </table:table-cell>
          <table:table-cell office:value-type="float" office:value="51.0646" calcext:value-type="float">
            <text:p>51.0646</text:p>
          </table:table-cell>
          <table:table-cell office:value-type="float" office:value="53.433" calcext:value-type="float">
            <text:p>53.433</text:p>
          </table:table-cell>
          <table:table-cell office:value-type="float" office:value="53.425" calcext:value-type="float">
            <text:p>53.425</text:p>
          </table:table-cell>
          <table:table-cell office:value-type="float" office:value="51.6476" calcext:value-type="float">
            <text:p>51.6476</text:p>
          </table:table-cell>
        </table:table-row>
        <table:table-row table:style-name="ro1">
          <table:table-cell table:number-columns-repeated="3"/>
          <table:table-cell office:value-type="float" office:value="51.0916" calcext:value-type="float">
            <text:p>51.0916</text:p>
          </table:table-cell>
          <table:table-cell office:value-type="float" office:value="54.563" calcext:value-type="float">
            <text:p>54.563</text:p>
          </table:table-cell>
          <table:table-cell office:value-type="float" office:value="50.3645" calcext:value-type="float">
            <text:p>50.3645</text:p>
          </table:table-cell>
          <table:table-cell office:value-type="float" office:value="52.5903" calcext:value-type="float">
            <text:p>52.5903</text:p>
          </table:table-cell>
          <table:table-cell office:value-type="float" office:value="52.2542" calcext:value-type="float">
            <text:p>52.2542</text:p>
          </table:table-cell>
          <table:table-cell office:value-type="float" office:value="49.3729" calcext:value-type="float">
            <text:p>49.3729</text:p>
          </table:table-cell>
          <table:table-cell office:value-type="float" office:value="51.1664" calcext:value-type="float">
            <text:p>51.1664</text:p>
          </table:table-cell>
          <table:table-cell office:value-type="float" office:value="53.3877" calcext:value-type="float">
            <text:p>53.3877</text:p>
          </table:table-cell>
          <table:table-cell office:value-type="float" office:value="53.2809" calcext:value-type="float">
            <text:p>53.2809</text:p>
          </table:table-cell>
          <table:table-cell office:value-type="float" office:value="51.8391" calcext:value-type="float">
            <text:p>51.8391</text:p>
          </table:table-cell>
        </table:table-row>
        <table:table-row table:style-name="ro1">
          <table:table-cell table:number-columns-repeated="3"/>
          <table:table-cell office:value-type="float" office:value="51.1185" calcext:value-type="float">
            <text:p>51.1185</text:p>
          </table:table-cell>
          <table:table-cell office:value-type="float" office:value="54.4697" calcext:value-type="float">
            <text:p>54.4697</text:p>
          </table:table-cell>
          <table:table-cell office:value-type="float" office:value="50.4187" calcext:value-type="float">
            <text:p>50.4187</text:p>
          </table:table-cell>
          <table:table-cell office:value-type="float" office:value="52.6982" calcext:value-type="float">
            <text:p>52.6982</text:p>
          </table:table-cell>
          <table:table-cell office:value-type="float" office:value="52.2368" calcext:value-type="float">
            <text:p>52.2368</text:p>
          </table:table-cell>
          <table:table-cell office:value-type="float" office:value="49.3637" calcext:value-type="float">
            <text:p>49.3637</text:p>
          </table:table-cell>
          <table:table-cell office:value-type="float" office:value="51.4869" calcext:value-type="float">
            <text:p>51.4869</text:p>
          </table:table-cell>
          <table:table-cell office:value-type="float" office:value="53.2242" calcext:value-type="float">
            <text:p>53.2242</text:p>
          </table:table-cell>
          <table:table-cell office:value-type="float" office:value="53.2883" calcext:value-type="float">
            <text:p>53.2883</text:p>
          </table:table-cell>
          <table:table-cell office:value-type="float" office:value="51.7586" calcext:value-type="float">
            <text:p>51.7586</text:p>
          </table:table-cell>
        </table:table-row>
        <table:table-row table:style-name="ro1">
          <table:table-cell table:number-columns-repeated="3"/>
          <table:table-cell office:value-type="float" office:value="51.2364" calcext:value-type="float">
            <text:p>51.2364</text:p>
          </table:table-cell>
          <table:table-cell office:value-type="float" office:value="54.5871" calcext:value-type="float">
            <text:p>54.5871</text:p>
          </table:table-cell>
          <table:table-cell office:value-type="float" office:value="50.3435" calcext:value-type="float">
            <text:p>50.3435</text:p>
          </table:table-cell>
          <table:table-cell office:value-type="float" office:value="52.8074" calcext:value-type="float">
            <text:p>52.8074</text:p>
          </table:table-cell>
          <table:table-cell office:value-type="float" office:value="52.3092" calcext:value-type="float">
            <text:p>52.3092</text:p>
          </table:table-cell>
          <table:table-cell office:value-type="float" office:value="49.2651" calcext:value-type="float">
            <text:p>49.2651</text:p>
          </table:table-cell>
          <table:table-cell office:value-type="float" office:value="51.2279" calcext:value-type="float">
            <text:p>51.2279</text:p>
          </table:table-cell>
          <table:table-cell office:value-type="float" office:value="53.1178" calcext:value-type="float">
            <text:p>53.1178</text:p>
          </table:table-cell>
          <table:table-cell office:value-type="float" office:value="53.2148" calcext:value-type="float">
            <text:p>53.2148</text:p>
          </table:table-cell>
          <table:table-cell office:value-type="float" office:value="52.0621" calcext:value-type="float">
            <text:p>52.0621</text:p>
          </table:table-cell>
        </table:table-row>
        <table:table-row table:style-name="ro1">
          <table:table-cell table:number-columns-repeated="3"/>
          <table:table-cell office:value-type="float" office:value="51.2312" calcext:value-type="float">
            <text:p>51.2312</text:p>
          </table:table-cell>
          <table:table-cell office:value-type="float" office:value="54.3402" calcext:value-type="float">
            <text:p>54.3402</text:p>
          </table:table-cell>
          <table:table-cell office:value-type="float" office:value="50.5694" calcext:value-type="float">
            <text:p>50.5694</text:p>
          </table:table-cell>
          <table:table-cell office:value-type="float" office:value="52.8292" calcext:value-type="float">
            <text:p>52.8292</text:p>
          </table:table-cell>
          <table:table-cell office:value-type="float" office:value="52.2667" calcext:value-type="float">
            <text:p>52.2667</text:p>
          </table:table-cell>
          <table:table-cell office:value-type="float" office:value="49.2113" calcext:value-type="float">
            <text:p>49.2113</text:p>
          </table:table-cell>
          <table:table-cell office:value-type="float" office:value="51.0822" calcext:value-type="float">
            <text:p>51.0822</text:p>
          </table:table-cell>
          <table:table-cell office:value-type="float" office:value="52.8919" calcext:value-type="float">
            <text:p>52.8919</text:p>
          </table:table-cell>
          <table:table-cell office:value-type="float" office:value="53.3366" calcext:value-type="float">
            <text:p>53.3366</text:p>
          </table:table-cell>
          <table:table-cell office:value-type="float" office:value="51.9628" calcext:value-type="float">
            <text:p>51.9628</text:p>
          </table:table-cell>
        </table:table-row>
        <table:table-row table:style-name="ro1">
          <table:table-cell table:number-columns-repeated="3"/>
          <table:table-cell office:value-type="float" office:value="51.3285" calcext:value-type="float">
            <text:p>51.3285</text:p>
          </table:table-cell>
          <table:table-cell office:value-type="float" office:value="54.6405" calcext:value-type="float">
            <text:p>54.6405</text:p>
          </table:table-cell>
          <table:table-cell office:value-type="float" office:value="50.7119" calcext:value-type="float">
            <text:p>50.7119</text:p>
          </table:table-cell>
          <table:table-cell office:value-type="float" office:value="52.9832" calcext:value-type="float">
            <text:p>52.9832</text:p>
          </table:table-cell>
          <table:table-cell office:value-type="float" office:value="52.2724" calcext:value-type="float">
            <text:p>52.2724</text:p>
          </table:table-cell>
          <table:table-cell office:value-type="float" office:value="49.0621" calcext:value-type="float">
            <text:p>49.0621</text:p>
          </table:table-cell>
          <table:table-cell office:value-type="float" office:value="51.0092" calcext:value-type="float">
            <text:p>51.0092</text:p>
          </table:table-cell>
          <table:table-cell office:value-type="float" office:value="52.9707" calcext:value-type="float">
            <text:p>52.9707</text:p>
          </table:table-cell>
          <table:table-cell office:value-type="float" office:value="53.4589" calcext:value-type="float">
            <text:p>53.4589</text:p>
          </table:table-cell>
          <table:table-cell office:value-type="float" office:value="51.9276" calcext:value-type="float">
            <text:p>51.9276</text:p>
          </table:table-cell>
        </table:table-row>
        <table:table-row table:style-name="ro1">
          <table:table-cell table:number-columns-repeated="3"/>
          <table:table-cell office:value-type="float" office:value="51.4249" calcext:value-type="float">
            <text:p>51.4249</text:p>
          </table:table-cell>
          <table:table-cell office:value-type="float" office:value="54.6446" calcext:value-type="float">
            <text:p>54.6446</text:p>
          </table:table-cell>
          <table:table-cell office:value-type="float" office:value="50.7803" calcext:value-type="float">
            <text:p>50.7803</text:p>
          </table:table-cell>
          <table:table-cell office:value-type="float" office:value="52.8586" calcext:value-type="float">
            <text:p>52.8586</text:p>
          </table:table-cell>
          <table:table-cell office:value-type="float" office:value="52.324" calcext:value-type="float">
            <text:p>52.324</text:p>
          </table:table-cell>
          <table:table-cell office:value-type="float" office:value="49.0736" calcext:value-type="float">
            <text:p>49.0736</text:p>
          </table:table-cell>
          <table:table-cell office:value-type="float" office:value="51.0861" calcext:value-type="float">
            <text:p>51.0861</text:p>
          </table:table-cell>
          <table:table-cell office:value-type="float" office:value="52.9023" calcext:value-type="float">
            <text:p>52.9023</text:p>
          </table:table-cell>
          <table:table-cell office:value-type="float" office:value="53.8934" calcext:value-type="float">
            <text:p>53.8934</text:p>
          </table:table-cell>
          <table:table-cell office:value-type="float" office:value="52.1207" calcext:value-type="float">
            <text:p>52.1207</text:p>
          </table:table-cell>
        </table:table-row>
        <table:table-row table:style-name="ro1">
          <table:table-cell table:number-columns-repeated="3"/>
          <table:table-cell office:value-type="float" office:value="51.5621" calcext:value-type="float">
            <text:p>51.5621</text:p>
          </table:table-cell>
          <table:table-cell office:value-type="float" office:value="54.761" calcext:value-type="float">
            <text:p>54.761</text:p>
          </table:table-cell>
          <table:table-cell office:value-type="float" office:value="50.798" calcext:value-type="float">
            <text:p>50.798</text:p>
          </table:table-cell>
          <table:table-cell office:value-type="float" office:value="52.8685" calcext:value-type="float">
            <text:p>52.8685</text:p>
          </table:table-cell>
          <table:table-cell office:value-type="float" office:value="52.3406" calcext:value-type="float">
            <text:p>52.3406</text:p>
          </table:table-cell>
          <table:table-cell office:value-type="float" office:value="49.0223" calcext:value-type="float">
            <text:p>49.0223</text:p>
          </table:table-cell>
          <table:table-cell office:value-type="float" office:value="51.6353" calcext:value-type="float">
            <text:p>51.6353</text:p>
          </table:table-cell>
          <table:table-cell office:value-type="float" office:value="52.9638" calcext:value-type="float">
            <text:p>52.9638</text:p>
          </table:table-cell>
          <table:table-cell office:value-type="float" office:value="53.5885" calcext:value-type="float">
            <text:p>53.5885</text:p>
          </table:table-cell>
          <table:table-cell office:value-type="float" office:value="52.2735" calcext:value-type="float">
            <text:p>52.2735</text:p>
          </table:table-cell>
        </table:table-row>
        <table:table-row table:style-name="ro1">
          <table:table-cell table:number-columns-repeated="3"/>
          <table:table-cell office:value-type="float" office:value="51.2258" calcext:value-type="float">
            <text:p>51.2258</text:p>
          </table:table-cell>
          <table:table-cell office:value-type="float" office:value="54.7174" calcext:value-type="float">
            <text:p>54.7174</text:p>
          </table:table-cell>
          <table:table-cell office:value-type="float" office:value="50.7656" calcext:value-type="float">
            <text:p>50.7656</text:p>
          </table:table-cell>
          <table:table-cell office:value-type="float" office:value="52.7964" calcext:value-type="float">
            <text:p>52.7964</text:p>
          </table:table-cell>
          <table:table-cell office:value-type="float" office:value="52.3287" calcext:value-type="float">
            <text:p>52.3287</text:p>
          </table:table-cell>
          <table:table-cell office:value-type="float" office:value="49.0498" calcext:value-type="float">
            <text:p>49.0498</text:p>
          </table:table-cell>
          <table:table-cell office:value-type="float" office:value="51.6688" calcext:value-type="float">
            <text:p>51.6688</text:p>
          </table:table-cell>
          <table:table-cell office:value-type="float" office:value="53.1774" calcext:value-type="float">
            <text:p>53.1774</text:p>
          </table:table-cell>
          <table:table-cell office:value-type="float" office:value="53.5332" calcext:value-type="float">
            <text:p>53.5332</text:p>
          </table:table-cell>
          <table:table-cell office:value-type="float" office:value="52.3725" calcext:value-type="float">
            <text:p>52.3725</text:p>
          </table:table-cell>
        </table:table-row>
        <table:table-row table:style-name="ro1">
          <table:table-cell table:number-columns-repeated="3"/>
          <table:table-cell office:value-type="float" office:value="51.4112" calcext:value-type="float">
            <text:p>51.4112</text:p>
          </table:table-cell>
          <table:table-cell office:value-type="float" office:value="54.515" calcext:value-type="float">
            <text:p>54.515</text:p>
          </table:table-cell>
          <table:table-cell office:value-type="float" office:value="50.759" calcext:value-type="float">
            <text:p>50.759</text:p>
          </table:table-cell>
          <table:table-cell office:value-type="float" office:value="52.6655" calcext:value-type="float">
            <text:p>52.6655</text:p>
          </table:table-cell>
          <table:table-cell office:value-type="float" office:value="52.4289" calcext:value-type="float">
            <text:p>52.4289</text:p>
          </table:table-cell>
          <table:table-cell office:value-type="float" office:value="49.1567" calcext:value-type="float">
            <text:p>49.1567</text:p>
          </table:table-cell>
          <table:table-cell office:value-type="float" office:value="51.8393" calcext:value-type="float">
            <text:p>51.8393</text:p>
          </table:table-cell>
          <table:table-cell office:value-type="float" office:value="52.8994" calcext:value-type="float">
            <text:p>52.8994</text:p>
          </table:table-cell>
          <table:table-cell office:value-type="float" office:value="53.8518" calcext:value-type="float">
            <text:p>53.8518</text:p>
          </table:table-cell>
          <table:table-cell office:value-type="float" office:value="52.4596" calcext:value-type="float">
            <text:p>52.4596</text:p>
          </table:table-cell>
        </table:table-row>
        <table:table-row table:style-name="ro1">
          <table:table-cell table:number-columns-repeated="3"/>
          <table:table-cell office:value-type="float" office:value="51.4547" calcext:value-type="float">
            <text:p>51.4547</text:p>
          </table:table-cell>
          <table:table-cell office:value-type="float" office:value="54.4853" calcext:value-type="float">
            <text:p>54.4853</text:p>
          </table:table-cell>
          <table:table-cell office:value-type="float" office:value="50.7536" calcext:value-type="float">
            <text:p>50.7536</text:p>
          </table:table-cell>
          <table:table-cell office:value-type="float" office:value="52.9603" calcext:value-type="float">
            <text:p>52.9603</text:p>
          </table:table-cell>
          <table:table-cell office:value-type="float" office:value="52.3788" calcext:value-type="float">
            <text:p>52.3788</text:p>
          </table:table-cell>
          <table:table-cell office:value-type="float" office:value="49.0222" calcext:value-type="float">
            <text:p>49.0222</text:p>
          </table:table-cell>
          <table:table-cell office:value-type="float" office:value="52.0337" calcext:value-type="float">
            <text:p>52.0337</text:p>
          </table:table-cell>
          <table:table-cell office:value-type="float" office:value="52.9014" calcext:value-type="float">
            <text:p>52.9014</text:p>
          </table:table-cell>
          <table:table-cell office:value-type="float" office:value="53.609" calcext:value-type="float">
            <text:p>53.609</text:p>
          </table:table-cell>
          <table:table-cell office:value-type="float" office:value="52.4462" calcext:value-type="float">
            <text:p>52.4462</text:p>
          </table:table-cell>
        </table:table-row>
        <table:table-row table:style-name="ro1">
          <table:table-cell table:number-columns-repeated="3"/>
          <table:table-cell office:value-type="float" office:value="51.5738" calcext:value-type="float">
            <text:p>51.5738</text:p>
          </table:table-cell>
          <table:table-cell office:value-type="float" office:value="54.5949" calcext:value-type="float">
            <text:p>54.5949</text:p>
          </table:table-cell>
          <table:table-cell office:value-type="float" office:value="50.4494" calcext:value-type="float">
            <text:p>50.4494</text:p>
          </table:table-cell>
          <table:table-cell office:value-type="float" office:value="53.0336" calcext:value-type="float">
            <text:p>53.0336</text:p>
          </table:table-cell>
          <table:table-cell office:value-type="float" office:value="52.3489" calcext:value-type="float">
            <text:p>52.3489</text:p>
          </table:table-cell>
          <table:table-cell office:value-type="float" office:value="48.9355" calcext:value-type="float">
            <text:p>48.9355</text:p>
          </table:table-cell>
          <table:table-cell office:value-type="float" office:value="51.8962" calcext:value-type="float">
            <text:p>51.8962</text:p>
          </table:table-cell>
          <table:table-cell office:value-type="float" office:value="52.5726" calcext:value-type="float">
            <text:p>52.5726</text:p>
          </table:table-cell>
          <table:table-cell office:value-type="float" office:value="53.6406" calcext:value-type="float">
            <text:p>53.6406</text:p>
          </table:table-cell>
          <table:table-cell office:value-type="float" office:value="52.4674" calcext:value-type="float">
            <text:p>52.4674</text:p>
          </table:table-cell>
        </table:table-row>
        <table:table-row table:style-name="ro1">
          <table:table-cell table:number-columns-repeated="3"/>
          <table:table-cell office:value-type="float" office:value="51.6673" calcext:value-type="float">
            <text:p>51.6673</text:p>
          </table:table-cell>
          <table:table-cell office:value-type="float" office:value="54.4432" calcext:value-type="float">
            <text:p>54.4432</text:p>
          </table:table-cell>
          <table:table-cell office:value-type="float" office:value="50.5269" calcext:value-type="float">
            <text:p>50.5269</text:p>
          </table:table-cell>
          <table:table-cell office:value-type="float" office:value="52.942" calcext:value-type="float">
            <text:p>52.942</text:p>
          </table:table-cell>
          <table:table-cell office:value-type="float" office:value="52.3987" calcext:value-type="float">
            <text:p>52.3987</text:p>
          </table:table-cell>
          <table:table-cell office:value-type="float" office:value="48.8186" calcext:value-type="float">
            <text:p>48.8186</text:p>
          </table:table-cell>
          <table:table-cell office:value-type="float" office:value="51.9261" calcext:value-type="float">
            <text:p>51.9261</text:p>
          </table:table-cell>
          <table:table-cell office:value-type="float" office:value="52.5544" calcext:value-type="float">
            <text:p>52.5544</text:p>
          </table:table-cell>
          <table:table-cell office:value-type="float" office:value="53.8118" calcext:value-type="float">
            <text:p>53.8118</text:p>
          </table:table-cell>
          <table:table-cell office:value-type="float" office:value="52.5354" calcext:value-type="float">
            <text:p>52.5354</text:p>
          </table:table-cell>
        </table:table-row>
        <table:table-row table:style-name="ro1">
          <table:table-cell table:number-columns-repeated="3"/>
          <table:table-cell office:value-type="float" office:value="51.7291" calcext:value-type="float">
            <text:p>51.7291</text:p>
          </table:table-cell>
          <table:table-cell office:value-type="float" office:value="54.5066" calcext:value-type="float">
            <text:p>54.5066</text:p>
          </table:table-cell>
          <table:table-cell office:value-type="float" office:value="50.7378" calcext:value-type="float">
            <text:p>50.7378</text:p>
          </table:table-cell>
          <table:table-cell office:value-type="float" office:value="53.2577" calcext:value-type="float">
            <text:p>53.2577</text:p>
          </table:table-cell>
          <table:table-cell office:value-type="float" office:value="52.358" calcext:value-type="float">
            <text:p>52.358</text:p>
          </table:table-cell>
          <table:table-cell office:value-type="float" office:value="48.9166" calcext:value-type="float">
            <text:p>48.9166</text:p>
          </table:table-cell>
          <table:table-cell office:value-type="float" office:value="51.8826" calcext:value-type="float">
            <text:p>51.8826</text:p>
          </table:table-cell>
          <table:table-cell office:value-type="float" office:value="52.6078" calcext:value-type="float">
            <text:p>52.6078</text:p>
          </table:table-cell>
          <table:table-cell office:value-type="float" office:value="53.7337" calcext:value-type="float">
            <text:p>53.7337</text:p>
          </table:table-cell>
          <table:table-cell office:value-type="float" office:value="52.7142" calcext:value-type="float">
            <text:p>52.7142</text:p>
          </table:table-cell>
        </table:table-row>
        <table:table-row table:style-name="ro1">
          <table:table-cell table:number-columns-repeated="3"/>
          <table:table-cell office:value-type="float" office:value="51.9769" calcext:value-type="float">
            <text:p>51.9769</text:p>
          </table:table-cell>
          <table:table-cell office:value-type="float" office:value="54.3654" calcext:value-type="float">
            <text:p>54.3654</text:p>
          </table:table-cell>
          <table:table-cell office:value-type="float" office:value="50.7693" calcext:value-type="float">
            <text:p>50.7693</text:p>
          </table:table-cell>
          <table:table-cell office:value-type="float" office:value="53.3192" calcext:value-type="float">
            <text:p>53.3192</text:p>
          </table:table-cell>
          <table:table-cell office:value-type="float" office:value="52.5277" calcext:value-type="float">
            <text:p>52.5277</text:p>
          </table:table-cell>
          <table:table-cell office:value-type="float" office:value="49.1073" calcext:value-type="float">
            <text:p>49.1073</text:p>
          </table:table-cell>
          <table:table-cell office:value-type="float" office:value="51.8873" calcext:value-type="float">
            <text:p>51.8873</text:p>
          </table:table-cell>
          <table:table-cell office:value-type="float" office:value="52.4371" calcext:value-type="float">
            <text:p>52.4371</text:p>
          </table:table-cell>
          <table:table-cell office:value-type="float" office:value="53.6451" calcext:value-type="float">
            <text:p>53.6451</text:p>
          </table:table-cell>
          <table:table-cell office:value-type="float" office:value="52.5443" calcext:value-type="float">
            <text:p>52.5443</text:p>
          </table:table-cell>
        </table:table-row>
        <table:table-row table:style-name="ro1">
          <table:table-cell table:number-columns-repeated="3"/>
          <table:table-cell office:value-type="float" office:value="51.9368" calcext:value-type="float">
            <text:p>51.9368</text:p>
          </table:table-cell>
          <table:table-cell office:value-type="float" office:value="54.1048" calcext:value-type="float">
            <text:p>54.1048</text:p>
          </table:table-cell>
          <table:table-cell office:value-type="float" office:value="51.0786" calcext:value-type="float">
            <text:p>51.0786</text:p>
          </table:table-cell>
          <table:table-cell office:value-type="float" office:value="53.4818" calcext:value-type="float">
            <text:p>53.4818</text:p>
          </table:table-cell>
          <table:table-cell office:value-type="float" office:value="52.8118" calcext:value-type="float">
            <text:p>52.8118</text:p>
          </table:table-cell>
          <table:table-cell office:value-type="float" office:value="49.2865" calcext:value-type="float">
            <text:p>49.2865</text:p>
          </table:table-cell>
          <table:table-cell office:value-type="float" office:value="52.0916" calcext:value-type="float">
            <text:p>52.0916</text:p>
          </table:table-cell>
          <table:table-cell office:value-type="float" office:value="52.5424" calcext:value-type="float">
            <text:p>52.5424</text:p>
          </table:table-cell>
          <table:table-cell office:value-type="float" office:value="53.8395" calcext:value-type="float">
            <text:p>53.8395</text:p>
          </table:table-cell>
          <table:table-cell office:value-type="float" office:value="52.41" calcext:value-type="float">
            <text:p>52.41</text:p>
          </table:table-cell>
        </table:table-row>
        <table:table-row table:style-name="ro1">
          <table:table-cell table:number-columns-repeated="3"/>
          <table:table-cell office:value-type="float" office:value="52.0387" calcext:value-type="float">
            <text:p>52.0387</text:p>
          </table:table-cell>
          <table:table-cell office:value-type="float" office:value="53.9564" calcext:value-type="float">
            <text:p>53.9564</text:p>
          </table:table-cell>
          <table:table-cell office:value-type="float" office:value="51.2273" calcext:value-type="float">
            <text:p>51.2273</text:p>
          </table:table-cell>
          <table:table-cell office:value-type="float" office:value="53.7576" calcext:value-type="float">
            <text:p>53.7576</text:p>
          </table:table-cell>
          <table:table-cell office:value-type="float" office:value="52.9221" calcext:value-type="float">
            <text:p>52.9221</text:p>
          </table:table-cell>
          <table:table-cell office:value-type="float" office:value="49.5578" calcext:value-type="float">
            <text:p>49.5578</text:p>
          </table:table-cell>
          <table:table-cell office:value-type="float" office:value="52.0762" calcext:value-type="float">
            <text:p>52.0762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54.0821" calcext:value-type="float">
            <text:p>54.0821</text:p>
          </table:table-cell>
          <table:table-cell office:value-type="float" office:value="52.3331" calcext:value-type="float">
            <text:p>52.3331</text:p>
          </table:table-cell>
        </table:table-row>
        <table:table-row table:style-name="ro1">
          <table:table-cell table:number-columns-repeated="3"/>
          <table:table-cell office:value-type="float" office:value="52.0127" calcext:value-type="float">
            <text:p>52.0127</text:p>
          </table:table-cell>
          <table:table-cell office:value-type="float" office:value="54.0498" calcext:value-type="float">
            <text:p>54.0498</text:p>
          </table:table-cell>
          <table:table-cell office:value-type="float" office:value="51.1449" calcext:value-type="float">
            <text:p>51.1449</text:p>
          </table:table-cell>
          <table:table-cell office:value-type="float" office:value="53.737" calcext:value-type="float">
            <text:p>53.737</text:p>
          </table:table-cell>
          <table:table-cell office:value-type="float" office:value="52.9051" calcext:value-type="float">
            <text:p>52.9051</text:p>
          </table:table-cell>
          <table:table-cell office:value-type="float" office:value="49.6186" calcext:value-type="float">
            <text:p>49.6186</text:p>
          </table:table-cell>
          <table:table-cell office:value-type="float" office:value="52.2639" calcext:value-type="float">
            <text:p>52.2639</text:p>
          </table:table-cell>
          <table:table-cell office:value-type="float" office:value="52.3239" calcext:value-type="float">
            <text:p>52.3239</text:p>
          </table:table-cell>
          <table:table-cell office:value-type="float" office:value="53.9053" calcext:value-type="float">
            <text:p>53.9053</text:p>
          </table:table-cell>
          <table:table-cell office:value-type="float" office:value="52.3394" calcext:value-type="float">
            <text:p>52.3394</text:p>
          </table:table-cell>
        </table:table-row>
        <table:table-row table:style-name="ro1">
          <table:table-cell table:number-columns-repeated="3"/>
          <table:table-cell office:value-type="float" office:value="52.0314" calcext:value-type="float">
            <text:p>52.0314</text:p>
          </table:table-cell>
          <table:table-cell office:value-type="float" office:value="53.8367" calcext:value-type="float">
            <text:p>53.8367</text:p>
          </table:table-cell>
          <table:table-cell office:value-type="float" office:value="50.9244" calcext:value-type="float">
            <text:p>50.9244</text:p>
          </table:table-cell>
          <table:table-cell office:value-type="float" office:value="53.665" calcext:value-type="float">
            <text:p>53.665</text:p>
          </table:table-cell>
          <table:table-cell office:value-type="float" office:value="52.7755" calcext:value-type="float">
            <text:p>52.7755</text:p>
          </table:table-cell>
          <table:table-cell office:value-type="float" office:value="49.5628" calcext:value-type="float">
            <text:p>49.5628</text:p>
          </table:table-cell>
          <table:table-cell office:value-type="float" office:value="52.3" calcext:value-type="float">
            <text:p>52.3</text:p>
          </table:table-cell>
          <table:table-cell office:value-type="float" office:value="52.4891" calcext:value-type="float">
            <text:p>52.4891</text:p>
          </table:table-cell>
          <table:table-cell office:value-type="float" office:value="53.8612" calcext:value-type="float">
            <text:p>53.8612</text:p>
          </table:table-cell>
          <table:table-cell office:value-type="float" office:value="52.5749" calcext:value-type="float">
            <text:p>52.5749</text:p>
          </table:table-cell>
        </table:table-row>
        <table:table-row table:style-name="ro1">
          <table:table-cell table:number-columns-repeated="3"/>
          <table:table-cell office:value-type="float" office:value="52.4402" calcext:value-type="float">
            <text:p>52.4402</text:p>
          </table:table-cell>
          <table:table-cell office:value-type="float" office:value="53.9631" calcext:value-type="float">
            <text:p>53.9631</text:p>
          </table:table-cell>
          <table:table-cell office:value-type="float" office:value="50.935" calcext:value-type="float">
            <text:p>50.935</text:p>
          </table:table-cell>
          <table:table-cell office:value-type="float" office:value="54.0225" calcext:value-type="float">
            <text:p>54.0225</text:p>
          </table:table-cell>
          <table:table-cell office:value-type="float" office:value="52.8291" calcext:value-type="float">
            <text:p>52.8291</text:p>
          </table:table-cell>
          <table:table-cell office:value-type="float" office:value="49.6342" calcext:value-type="float">
            <text:p>49.6342</text:p>
          </table:table-cell>
          <table:table-cell office:value-type="float" office:value="52.3262" calcext:value-type="float">
            <text:p>52.3262</text:p>
          </table:table-cell>
          <table:table-cell office:value-type="float" office:value="52.2823" calcext:value-type="float">
            <text:p>52.2823</text:p>
          </table:table-cell>
          <table:table-cell office:value-type="float" office:value="53.8614" calcext:value-type="float">
            <text:p>53.8614</text:p>
          </table:table-cell>
          <table:table-cell office:value-type="float" office:value="52.5102" calcext:value-type="float">
            <text:p>52.5102</text:p>
          </table:table-cell>
        </table:table-row>
        <table:table-row table:style-name="ro1">
          <table:table-cell table:number-columns-repeated="3"/>
          <table:table-cell office:value-type="float" office:value="52.7482" calcext:value-type="float">
            <text:p>52.7482</text:p>
          </table:table-cell>
          <table:table-cell office:value-type="float" office:value="53.9838" calcext:value-type="float">
            <text:p>53.9838</text:p>
          </table:table-cell>
          <table:table-cell office:value-type="float" office:value="50.9387" calcext:value-type="float">
            <text:p>50.9387</text:p>
          </table:table-cell>
          <table:table-cell office:value-type="float" office:value="54.2251" calcext:value-type="float">
            <text:p>54.2251</text:p>
          </table:table-cell>
          <table:table-cell office:value-type="float" office:value="52.7926" calcext:value-type="float">
            <text:p>52.7926</text:p>
          </table:table-cell>
          <table:table-cell office:value-type="float" office:value="49.6774" calcext:value-type="float">
            <text:p>49.6774</text:p>
          </table:table-cell>
          <table:table-cell office:value-type="float" office:value="52.206" calcext:value-type="float">
            <text:p>52.206</text:p>
          </table:table-cell>
          <table:table-cell office:value-type="float" office:value="52.3661" calcext:value-type="float">
            <text:p>52.3661</text:p>
          </table:table-cell>
          <table:table-cell office:value-type="float" office:value="53.802" calcext:value-type="float">
            <text:p>53.802</text:p>
          </table:table-cell>
          <table:table-cell office:value-type="float" office:value="52.2544" calcext:value-type="float">
            <text:p>52.2544</text:p>
          </table:table-cell>
        </table:table-row>
        <table:table-row table:style-name="ro1">
          <table:table-cell table:number-columns-repeated="3"/>
          <table:table-cell office:value-type="float" office:value="52.8165" calcext:value-type="float">
            <text:p>52.8165</text:p>
          </table:table-cell>
          <table:table-cell office:value-type="float" office:value="53.8762" calcext:value-type="float">
            <text:p>53.8762</text:p>
          </table:table-cell>
          <table:table-cell office:value-type="float" office:value="51.1712" calcext:value-type="float">
            <text:p>51.1712</text:p>
          </table:table-cell>
          <table:table-cell office:value-type="float" office:value="54.0548" calcext:value-type="float">
            <text:p>54.0548</text:p>
          </table:table-cell>
          <table:table-cell office:value-type="float" office:value="52.9575" calcext:value-type="float">
            <text:p>52.9575</text:p>
          </table:table-cell>
          <table:table-cell office:value-type="float" office:value="49.3986" calcext:value-type="float">
            <text:p>49.3986</text:p>
          </table:table-cell>
          <table:table-cell office:value-type="float" office:value="52.2172" calcext:value-type="float">
            <text:p>52.2172</text:p>
          </table:table-cell>
          <table:table-cell office:value-type="float" office:value="52.6353" calcext:value-type="float">
            <text:p>52.6353</text:p>
          </table:table-cell>
          <table:table-cell office:value-type="float" office:value="53.991" calcext:value-type="float">
            <text:p>53.991</text:p>
          </table:table-cell>
          <table:table-cell office:value-type="float" office:value="52.3931" calcext:value-type="float">
            <text:p>52.3931</text:p>
          </table:table-cell>
        </table:table-row>
        <table:table-row table:style-name="ro1">
          <table:table-cell table:number-columns-repeated="3"/>
          <table:table-cell office:value-type="float" office:value="52.9834" calcext:value-type="float">
            <text:p>52.9834</text:p>
          </table:table-cell>
          <table:table-cell office:value-type="float" office:value="53.8911" calcext:value-type="float">
            <text:p>53.8911</text:p>
          </table:table-cell>
          <table:table-cell office:value-type="float" office:value="51.2472" calcext:value-type="float">
            <text:p>51.2472</text:p>
          </table:table-cell>
          <table:table-cell office:value-type="float" office:value="53.9408" calcext:value-type="float">
            <text:p>53.9408</text:p>
          </table:table-cell>
          <table:table-cell office:value-type="float" office:value="53.0288" calcext:value-type="float">
            <text:p>53.0288</text:p>
          </table:table-cell>
          <table:table-cell office:value-type="float" office:value="49.6535" calcext:value-type="float">
            <text:p>49.6535</text:p>
          </table:table-cell>
          <table:table-cell office:value-type="float" office:value="51.9613" calcext:value-type="float">
            <text:p>51.9613</text:p>
          </table:table-cell>
          <table:table-cell office:value-type="float" office:value="52.7404" calcext:value-type="float">
            <text:p>52.7404</text:p>
          </table:table-cell>
          <table:table-cell office:value-type="float" office:value="53.9214" calcext:value-type="float">
            <text:p>53.9214</text:p>
          </table:table-cell>
          <table:table-cell office:value-type="float" office:value="52.6075" calcext:value-type="float">
            <text:p>52.6075</text:p>
          </table:table-cell>
        </table:table-row>
        <table:table-row table:style-name="ro1">
          <table:table-cell table:number-columns-repeated="3"/>
          <table:table-cell office:value-type="float" office:value="52.9673" calcext:value-type="float">
            <text:p>52.9673</text:p>
          </table:table-cell>
          <table:table-cell office:value-type="float" office:value="54.2161" calcext:value-type="float">
            <text:p>54.2161</text:p>
          </table:table-cell>
          <table:table-cell office:value-type="float" office:value="51.5907" calcext:value-type="float">
            <text:p>51.5907</text:p>
          </table:table-cell>
          <table:table-cell office:value-type="float" office:value="53.8693" calcext:value-type="float">
            <text:p>53.8693</text:p>
          </table:table-cell>
          <table:table-cell office:value-type="float" office:value="53.275" calcext:value-type="float">
            <text:p>53.275</text:p>
          </table:table-cell>
          <table:table-cell office:value-type="float" office:value="49.5589" calcext:value-type="float">
            <text:p>49.5589</text:p>
          </table:table-cell>
          <table:table-cell office:value-type="float" office:value="52.0099" calcext:value-type="float">
            <text:p>52.0099</text:p>
          </table:table-cell>
          <table:table-cell office:value-type="float" office:value="52.9384" calcext:value-type="float">
            <text:p>52.9384</text:p>
          </table:table-cell>
          <table:table-cell office:value-type="float" office:value="53.861" calcext:value-type="float">
            <text:p>53.861</text:p>
          </table:table-cell>
          <table:table-cell office:value-type="float" office:value="52.5345" calcext:value-type="float">
            <text:p>52.5345</text:p>
          </table:table-cell>
        </table:table-row>
        <table:table-row table:style-name="ro1">
          <table:table-cell table:number-columns-repeated="3"/>
          <table:table-cell office:value-type="float" office:value="52.6768" calcext:value-type="float">
            <text:p>52.6768</text:p>
          </table:table-cell>
          <table:table-cell office:value-type="float" office:value="54.3705" calcext:value-type="float">
            <text:p>54.3705</text:p>
          </table:table-cell>
          <table:table-cell office:value-type="float" office:value="51.6097" calcext:value-type="float">
            <text:p>51.6097</text:p>
          </table:table-cell>
          <table:table-cell office:value-type="float" office:value="53.9149" calcext:value-type="float">
            <text:p>53.9149</text:p>
          </table:table-cell>
          <table:table-cell office:value-type="float" office:value="53.1348" calcext:value-type="float">
            <text:p>53.1348</text:p>
          </table:table-cell>
          <table:table-cell office:value-type="float" office:value="49.536" calcext:value-type="float">
            <text:p>49.536</text:p>
          </table:table-cell>
          <table:table-cell office:value-type="float" office:value="52.4536" calcext:value-type="float">
            <text:p>52.4536</text:p>
          </table:table-cell>
          <table:table-cell office:value-type="float" office:value="52.9224" calcext:value-type="float">
            <text:p>52.9224</text:p>
          </table:table-cell>
          <table:table-cell office:value-type="float" office:value="53.6705" calcext:value-type="float">
            <text:p>53.6705</text:p>
          </table:table-cell>
          <table:table-cell office:value-type="float" office:value="52.361" calcext:value-type="float">
            <text:p>52.361</text:p>
          </table:table-cell>
        </table:table-row>
        <table:table-row table:style-name="ro1">
          <table:table-cell table:number-columns-repeated="3"/>
          <table:table-cell office:value-type="float" office:value="52.7837" calcext:value-type="float">
            <text:p>52.7837</text:p>
          </table:table-cell>
          <table:table-cell office:value-type="float" office:value="54.5255" calcext:value-type="float">
            <text:p>54.5255</text:p>
          </table:table-cell>
          <table:table-cell office:value-type="float" office:value="51.5492" calcext:value-type="float">
            <text:p>51.5492</text:p>
          </table:table-cell>
          <table:table-cell office:value-type="float" office:value="53.8332" calcext:value-type="float">
            <text:p>53.8332</text:p>
          </table:table-cell>
          <table:table-cell office:value-type="float" office:value="53.0557" calcext:value-type="float">
            <text:p>53.0557</text:p>
          </table:table-cell>
          <table:table-cell office:value-type="float" office:value="49.5643" calcext:value-type="float">
            <text:p>49.5643</text:p>
          </table:table-cell>
          <table:table-cell office:value-type="float" office:value="52.7943" calcext:value-type="float">
            <text:p>52.7943</text:p>
          </table:table-cell>
          <table:table-cell office:value-type="float" office:value="53.0425" calcext:value-type="float">
            <text:p>53.0425</text:p>
          </table:table-cell>
          <table:table-cell office:value-type="float" office:value="53.4846" calcext:value-type="float">
            <text:p>53.4846</text:p>
          </table:table-cell>
          <table:table-cell office:value-type="float" office:value="52.3536" calcext:value-type="float">
            <text:p>52.3536</text:p>
          </table:table-cell>
        </table:table-row>
        <table:table-row table:style-name="ro1">
          <table:table-cell table:number-columns-repeated="3"/>
          <table:table-cell office:value-type="float" office:value="52.7549" calcext:value-type="float">
            <text:p>52.7549</text:p>
          </table:table-cell>
          <table:table-cell office:value-type="float" office:value="54.4958" calcext:value-type="float">
            <text:p>54.4958</text:p>
          </table:table-cell>
          <table:table-cell office:value-type="float" office:value="51.3244" calcext:value-type="float">
            <text:p>51.3244</text:p>
          </table:table-cell>
          <table:table-cell office:value-type="float" office:value="53.7776" calcext:value-type="float">
            <text:p>53.7776</text:p>
          </table:table-cell>
          <table:table-cell office:value-type="float" office:value="52.8892" calcext:value-type="float">
            <text:p>52.8892</text:p>
          </table:table-cell>
          <table:table-cell office:value-type="float" office:value="49.6571" calcext:value-type="float">
            <text:p>49.6571</text:p>
          </table:table-cell>
          <table:table-cell office:value-type="float" office:value="52.8714" calcext:value-type="float">
            <text:p>52.8714</text:p>
          </table:table-cell>
          <table:table-cell office:value-type="float" office:value="53.1089" calcext:value-type="float">
            <text:p>53.1089</text:p>
          </table:table-cell>
          <table:table-cell office:value-type="float" office:value="53.3449" calcext:value-type="float">
            <text:p>53.3449</text:p>
          </table:table-cell>
          <table:table-cell office:value-type="float" office:value="52.1796" calcext:value-type="float">
            <text:p>52.1796</text:p>
          </table:table-cell>
        </table:table-row>
        <table:table-row table:style-name="ro1">
          <table:table-cell table:number-columns-repeated="3"/>
          <table:table-cell office:value-type="float" office:value="52.576" calcext:value-type="float">
            <text:p>52.576</text:p>
          </table:table-cell>
          <table:table-cell office:value-type="float" office:value="54.259" calcext:value-type="float">
            <text:p>54.259</text:p>
          </table:table-cell>
          <table:table-cell office:value-type="float" office:value="51.3827" calcext:value-type="float">
            <text:p>51.3827</text:p>
          </table:table-cell>
          <table:table-cell office:value-type="float" office:value="53.8913" calcext:value-type="float">
            <text:p>53.8913</text:p>
          </table:table-cell>
          <table:table-cell office:value-type="float" office:value="52.9654" calcext:value-type="float">
            <text:p>52.9654</text:p>
          </table:table-cell>
          <table:table-cell office:value-type="float" office:value="49.8543" calcext:value-type="float">
            <text:p>49.8543</text:p>
          </table:table-cell>
          <table:table-cell office:value-type="float" office:value="52.7972" calcext:value-type="float">
            <text:p>52.7972</text:p>
          </table:table-cell>
          <table:table-cell office:value-type="float" office:value="53.2302" calcext:value-type="float">
            <text:p>53.2302</text:p>
          </table:table-cell>
          <table:table-cell office:value-type="float" office:value="53.5299" calcext:value-type="float">
            <text:p>53.5299</text:p>
          </table:table-cell>
          <table:table-cell office:value-type="float" office:value="52.425" calcext:value-type="float">
            <text:p>52.425</text:p>
          </table:table-cell>
        </table:table-row>
        <table:table-row table:style-name="ro1">
          <table:table-cell table:number-columns-repeated="3"/>
          <table:table-cell office:value-type="float" office:value="52.2214" calcext:value-type="float">
            <text:p>52.2214</text:p>
          </table:table-cell>
          <table:table-cell office:value-type="float" office:value="54.4474" calcext:value-type="float">
            <text:p>54.4474</text:p>
          </table:table-cell>
          <table:table-cell office:value-type="float" office:value="51.6661" calcext:value-type="float">
            <text:p>51.6661</text:p>
          </table:table-cell>
          <table:table-cell office:value-type="float" office:value="53.6574" calcext:value-type="float">
            <text:p>53.6574</text:p>
          </table:table-cell>
          <table:table-cell office:value-type="float" office:value="52.826" calcext:value-type="float">
            <text:p>52.826</text:p>
          </table:table-cell>
          <table:table-cell office:value-type="float" office:value="50.0927" calcext:value-type="float">
            <text:p>50.0927</text:p>
          </table:table-cell>
          <table:table-cell office:value-type="float" office:value="52.8098" calcext:value-type="float">
            <text:p>52.8098</text:p>
          </table:table-cell>
          <table:table-cell office:value-type="float" office:value="53.3272" calcext:value-type="float">
            <text:p>53.3272</text:p>
          </table:table-cell>
          <table:table-cell office:value-type="float" office:value="53.6534" calcext:value-type="float">
            <text:p>53.6534</text:p>
          </table:table-cell>
          <table:table-cell office:value-type="float" office:value="52.3787" calcext:value-type="float">
            <text:p>52.3787</text:p>
          </table:table-cell>
        </table:table-row>
        <table:table-row table:style-name="ro1">
          <table:table-cell table:number-columns-repeated="3"/>
          <table:table-cell office:value-type="float" office:value="52.469" calcext:value-type="float">
            <text:p>52.469</text:p>
          </table:table-cell>
          <table:table-cell office:value-type="float" office:value="54.692" calcext:value-type="float">
            <text:p>54.692</text:p>
          </table:table-cell>
          <table:table-cell office:value-type="float" office:value="51.6679" calcext:value-type="float">
            <text:p>51.6679</text:p>
          </table:table-cell>
          <table:table-cell office:value-type="float" office:value="54.0599" calcext:value-type="float">
            <text:p>54.0599</text:p>
          </table:table-cell>
          <table:table-cell office:value-type="float" office:value="53.1365" calcext:value-type="float">
            <text:p>53.1365</text:p>
          </table:table-cell>
          <table:table-cell office:value-type="float" office:value="50.3121" calcext:value-type="float">
            <text:p>50.3121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3.3495" calcext:value-type="float">
            <text:p>53.3495</text:p>
          </table:table-cell>
          <table:table-cell office:value-type="float" office:value="53.7146" calcext:value-type="float">
            <text:p>53.7146</text:p>
          </table:table-cell>
          <table:table-cell office:value-type="float" office:value="52.3803" calcext:value-type="float">
            <text:p>52.3803</text:p>
          </table:table-cell>
        </table:table-row>
        <table:table-row table:style-name="ro1">
          <table:table-cell table:number-columns-repeated="3"/>
          <table:table-cell office:value-type="float" office:value="52.5762" calcext:value-type="float">
            <text:p>52.5762</text:p>
          </table:table-cell>
          <table:table-cell office:value-type="float" office:value="54.8054" calcext:value-type="float">
            <text:p>54.8054</text:p>
          </table:table-cell>
          <table:table-cell office:value-type="float" office:value="51.7611" calcext:value-type="float">
            <text:p>51.7611</text:p>
          </table:table-cell>
          <table:table-cell office:value-type="float" office:value="54.1468" calcext:value-type="float">
            <text:p>54.1468</text:p>
          </table:table-cell>
          <table:table-cell office:value-type="float" office:value="53.2136" calcext:value-type="float">
            <text:p>53.2136</text:p>
          </table:table-cell>
          <table:table-cell office:value-type="float" office:value="50.5703" calcext:value-type="float">
            <text:p>50.5703</text:p>
          </table:table-cell>
          <table:table-cell office:value-type="float" office:value="53.0584" calcext:value-type="float">
            <text:p>53.0584</text:p>
          </table:table-cell>
          <table:table-cell office:value-type="float" office:value="53.3625" calcext:value-type="float">
            <text:p>53.3625</text:p>
          </table:table-cell>
          <table:table-cell office:value-type="float" office:value="53.8957" calcext:value-type="float">
            <text:p>53.8957</text:p>
          </table:table-cell>
          <table:table-cell office:value-type="float" office:value="52.3811" calcext:value-type="float">
            <text:p>52.3811</text:p>
          </table:table-cell>
        </table:table-row>
        <table:table-row table:style-name="ro1">
          <table:table-cell table:number-columns-repeated="3"/>
          <table:table-cell office:value-type="float" office:value="52.6805" calcext:value-type="float">
            <text:p>52.6805</text:p>
          </table:table-cell>
          <table:table-cell office:value-type="float" office:value="54.9238" calcext:value-type="float">
            <text:p>54.9238</text:p>
          </table:table-cell>
          <table:table-cell office:value-type="float" office:value="51.6415" calcext:value-type="float">
            <text:p>51.6415</text:p>
          </table:table-cell>
          <table:table-cell office:value-type="float" office:value="54.2383" calcext:value-type="float">
            <text:p>54.2383</text:p>
          </table:table-cell>
          <table:table-cell office:value-type="float" office:value="53.2936" calcext:value-type="float">
            <text:p>53.2936</text:p>
          </table:table-cell>
          <table:table-cell office:value-type="float" office:value="50.6272" calcext:value-type="float">
            <text:p>50.6272</text:p>
          </table:table-cell>
          <table:table-cell office:value-type="float" office:value="53.0227" calcext:value-type="float">
            <text:p>53.0227</text:p>
          </table:table-cell>
          <table:table-cell office:value-type="float" office:value="53.6583" calcext:value-type="float">
            <text:p>53.6583</text:p>
          </table:table-cell>
          <table:table-cell office:value-type="float" office:value="53.7605" calcext:value-type="float">
            <text:p>53.7605</text:p>
          </table:table-cell>
          <table:table-cell office:value-type="float" office:value="52.5378" calcext:value-type="float">
            <text:p>52.5378</text:p>
          </table:table-cell>
        </table:table-row>
        <table:table-row table:style-name="ro1">
          <table:table-cell table:number-columns-repeated="3"/>
          <table:table-cell office:value-type="float" office:value="52.5771" calcext:value-type="float">
            <text:p>52.5771</text:p>
          </table:table-cell>
          <table:table-cell office:value-type="float" office:value="55.0453" calcext:value-type="float">
            <text:p>55.0453</text:p>
          </table:table-cell>
          <table:table-cell office:value-type="float" office:value="51.696" calcext:value-type="float">
            <text:p>51.696</text:p>
          </table:table-cell>
          <table:table-cell office:value-type="float" office:value="54.2754" calcext:value-type="float">
            <text:p>54.2754</text:p>
          </table:table-cell>
          <table:table-cell office:value-type="float" office:value="53.4665" calcext:value-type="float">
            <text:p>53.4665</text:p>
          </table:table-cell>
          <table:table-cell office:value-type="float" office:value="50.5701" calcext:value-type="float">
            <text:p>50.5701</text:p>
          </table:table-cell>
          <table:table-cell office:value-type="float" office:value="53.3528" calcext:value-type="float">
            <text:p>53.3528</text:p>
          </table:table-cell>
          <table:table-cell office:value-type="float" office:value="53.3981" calcext:value-type="float">
            <text:p>53.3981</text:p>
          </table:table-cell>
          <table:table-cell office:value-type="float" office:value="53.7694" calcext:value-type="float">
            <text:p>53.7694</text:p>
          </table:table-cell>
          <table:table-cell office:value-type="float" office:value="52.7314" calcext:value-type="float">
            <text:p>52.7314</text:p>
          </table:table-cell>
        </table:table-row>
        <table:table-row table:style-name="ro1">
          <table:table-cell table:number-columns-repeated="3"/>
          <table:table-cell office:value-type="float" office:value="52.5961" calcext:value-type="float">
            <text:p>52.5961</text:p>
          </table:table-cell>
          <table:table-cell office:value-type="float" office:value="55.094" calcext:value-type="float">
            <text:p>55.094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54.2705" calcext:value-type="float">
            <text:p>54.2705</text:p>
          </table:table-cell>
          <table:table-cell office:value-type="float" office:value="53.4336" calcext:value-type="float">
            <text:p>53.4336</text:p>
          </table:table-cell>
          <table:table-cell office:value-type="float" office:value="50.5719" calcext:value-type="float">
            <text:p>50.5719</text:p>
          </table:table-cell>
          <table:table-cell office:value-type="float" office:value="53.4041" calcext:value-type="float">
            <text:p>53.4041</text:p>
          </table:table-cell>
          <table:table-cell office:value-type="float" office:value="53.459" calcext:value-type="float">
            <text:p>53.459</text:p>
          </table:table-cell>
          <table:table-cell office:value-type="float" office:value="53.5652" calcext:value-type="float">
            <text:p>53.5652</text:p>
          </table:table-cell>
          <table:table-cell office:value-type="float" office:value="52.7611" calcext:value-type="float">
            <text:p>52.7611</text:p>
          </table:table-cell>
        </table:table-row>
        <table:table-row table:style-name="ro1">
          <table:table-cell table:number-columns-repeated="3"/>
          <table:table-cell office:value-type="float" office:value="52.8364" calcext:value-type="float">
            <text:p>52.8364</text:p>
          </table:table-cell>
          <table:table-cell office:value-type="float" office:value="55.0643" calcext:value-type="float">
            <text:p>55.0643</text:p>
          </table:table-cell>
          <table:table-cell office:value-type="float" office:value="51.9646" calcext:value-type="float">
            <text:p>51.9646</text:p>
          </table:table-cell>
          <table:table-cell office:value-type="float" office:value="54.384" calcext:value-type="float">
            <text:p>54.384</text:p>
          </table:table-cell>
          <table:table-cell office:value-type="float" office:value="53.5203" calcext:value-type="float">
            <text:p>53.5203</text:p>
          </table:table-cell>
          <table:table-cell office:value-type="float" office:value="50.5844" calcext:value-type="float">
            <text:p>50.5844</text:p>
          </table:table-cell>
          <table:table-cell office:value-type="float" office:value="53.5847" calcext:value-type="float">
            <text:p>53.5847</text:p>
          </table:table-cell>
          <table:table-cell office:value-type="float" office:value="53.5734" calcext:value-type="float">
            <text:p>53.5734</text:p>
          </table:table-cell>
          <table:table-cell office:value-type="float" office:value="53.7347" calcext:value-type="float">
            <text:p>53.7347</text:p>
          </table:table-cell>
          <table:table-cell office:value-type="float" office:value="52.6904" calcext:value-type="float">
            <text:p>52.6904</text:p>
          </table:table-cell>
        </table:table-row>
        <table:table-row table:style-name="ro1">
          <table:table-cell table:number-columns-repeated="3"/>
          <table:table-cell office:value-type="float" office:value="52.7616" calcext:value-type="float">
            <text:p>52.7616</text:p>
          </table:table-cell>
          <table:table-cell office:value-type="float" office:value="55.2587" calcext:value-type="float">
            <text:p>55.2587</text:p>
          </table:table-cell>
          <table:table-cell office:value-type="float" office:value="52.1221" calcext:value-type="float">
            <text:p>52.1221</text:p>
          </table:table-cell>
          <table:table-cell office:value-type="float" office:value="54.4184" calcext:value-type="float">
            <text:p>54.4184</text:p>
          </table:table-cell>
          <table:table-cell office:value-type="float" office:value="53.4793" calcext:value-type="float">
            <text:p>53.4793</text:p>
          </table:table-cell>
          <table:table-cell office:value-type="float" office:value="50.7336" calcext:value-type="float">
            <text:p>50.7336</text:p>
          </table:table-cell>
          <table:table-cell office:value-type="float" office:value="53.4539" calcext:value-type="float">
            <text:p>53.4539</text:p>
          </table:table-cell>
          <table:table-cell office:value-type="float" office:value="53.7475" calcext:value-type="float">
            <text:p>53.7475</text:p>
          </table:table-cell>
          <table:table-cell office:value-type="float" office:value="54.1588" calcext:value-type="float">
            <text:p>54.1588</text:p>
          </table:table-cell>
          <table:table-cell office:value-type="float" office:value="52.6487" calcext:value-type="float">
            <text:p>52.6487</text:p>
          </table:table-cell>
        </table:table-row>
        <table:table-row table:style-name="ro1">
          <table:table-cell table:number-columns-repeated="3"/>
          <table:table-cell office:value-type="float" office:value="52.8176" calcext:value-type="float">
            <text:p>52.8176</text:p>
          </table:table-cell>
          <table:table-cell office:value-type="float" office:value="55.3196" calcext:value-type="float">
            <text:p>55.3196</text:p>
          </table:table-cell>
          <table:table-cell office:value-type="float" office:value="52.038" calcext:value-type="float">
            <text:p>52.038</text:p>
          </table:table-cell>
          <table:table-cell office:value-type="float" office:value="54.597" calcext:value-type="float">
            <text:p>54.597</text:p>
          </table:table-cell>
          <table:table-cell office:value-type="float" office:value="53.5832" calcext:value-type="float">
            <text:p>53.5832</text:p>
          </table:table-cell>
          <table:table-cell office:value-type="float" office:value="50.5997" calcext:value-type="float">
            <text:p>50.5997</text:p>
          </table:table-cell>
          <table:table-cell office:value-type="float" office:value="53.4677" calcext:value-type="float">
            <text:p>53.4677</text:p>
          </table:table-cell>
          <table:table-cell office:value-type="float" office:value="53.7343" calcext:value-type="float">
            <text:p>53.7343</text:p>
          </table:table-cell>
          <table:table-cell office:value-type="float" office:value="54.2926" calcext:value-type="float">
            <text:p>54.2926</text:p>
          </table:table-cell>
          <table:table-cell office:value-type="float" office:value="52.5971" calcext:value-type="float">
            <text:p>52.5971</text:p>
          </table:table-cell>
        </table:table-row>
        <table:table-row table:style-name="ro1">
          <table:table-cell table:number-columns-repeated="3"/>
          <table:table-cell office:value-type="float" office:value="52.6723" calcext:value-type="float">
            <text:p>52.6723</text:p>
          </table:table-cell>
          <table:table-cell office:value-type="float" office:value="54.9998" calcext:value-type="float">
            <text:p>54.9998</text:p>
          </table:table-cell>
          <table:table-cell office:value-type="float" office:value="51.8185" calcext:value-type="float">
            <text:p>51.8185</text:p>
          </table:table-cell>
          <table:table-cell office:value-type="float" office:value="54.602" calcext:value-type="float">
            <text:p>54.602</text:p>
          </table:table-cell>
          <table:table-cell office:value-type="float" office:value="53.4234" calcext:value-type="float">
            <text:p>53.4234</text:p>
          </table:table-cell>
          <table:table-cell office:value-type="float" office:value="50.625" calcext:value-type="float">
            <text:p>50.625</text:p>
          </table:table-cell>
          <table:table-cell office:value-type="float" office:value="53.5464" calcext:value-type="float">
            <text:p>53.5464</text:p>
          </table:table-cell>
          <table:table-cell office:value-type="float" office:value="53.7632" calcext:value-type="float">
            <text:p>53.7632</text:p>
          </table:table-cell>
          <table:table-cell office:value-type="float" office:value="54.2333" calcext:value-type="float">
            <text:p>54.2333</text:p>
          </table:table-cell>
          <table:table-cell office:value-type="float" office:value="52.6422" calcext:value-type="float">
            <text:p>52.6422</text:p>
          </table:table-cell>
        </table:table-row>
        <table:table-row table:style-name="ro1">
          <table:table-cell table:number-columns-repeated="3"/>
          <table:table-cell office:value-type="float" office:value="52.7221" calcext:value-type="float">
            <text:p>52.7221</text:p>
          </table:table-cell>
          <table:table-cell office:value-type="float" office:value="55.0382" calcext:value-type="float">
            <text:p>55.0382</text:p>
          </table:table-cell>
          <table:table-cell office:value-type="float" office:value="51.9204" calcext:value-type="float">
            <text:p>51.9204</text:p>
          </table:table-cell>
          <table:table-cell office:value-type="float" office:value="54.4512" calcext:value-type="float">
            <text:p>54.4512</text:p>
          </table:table-cell>
          <table:table-cell office:value-type="float" office:value="53.2832" calcext:value-type="float">
            <text:p>53.2832</text:p>
          </table:table-cell>
          <table:table-cell office:value-type="float" office:value="50.4623" calcext:value-type="float">
            <text:p>50.4623</text:p>
          </table:table-cell>
          <table:table-cell office:value-type="float" office:value="53.4507" calcext:value-type="float">
            <text:p>53.4507</text:p>
          </table:table-cell>
          <table:table-cell office:value-type="float" office:value="53.7629" calcext:value-type="float">
            <text:p>53.7629</text:p>
          </table:table-cell>
          <table:table-cell office:value-type="float" office:value="54.1929" calcext:value-type="float">
            <text:p>54.1929</text:p>
          </table:table-cell>
          <table:table-cell office:value-type="float" office:value="52.3611" calcext:value-type="float">
            <text:p>52.3611</text:p>
          </table:table-cell>
        </table:table-row>
        <table:table-row table:style-name="ro1">
          <table:table-cell table:number-columns-repeated="3"/>
          <table:table-cell office:value-type="float" office:value="52.5656" calcext:value-type="float">
            <text:p>52.5656</text:p>
          </table:table-cell>
          <table:table-cell office:value-type="float" office:value="55.0068" calcext:value-type="float">
            <text:p>55.0068</text:p>
          </table:table-cell>
          <table:table-cell office:value-type="float" office:value="51.8564" calcext:value-type="float">
            <text:p>51.8564</text:p>
          </table:table-cell>
          <table:table-cell office:value-type="float" office:value="54.4474" calcext:value-type="float">
            <text:p>54.4474</text:p>
          </table:table-cell>
          <table:table-cell office:value-type="float" office:value="53.4856" calcext:value-type="float">
            <text:p>53.4856</text:p>
          </table:table-cell>
          <table:table-cell office:value-type="float" office:value="50.3492" calcext:value-type="float">
            <text:p>50.3492</text:p>
          </table:table-cell>
          <table:table-cell office:value-type="float" office:value="53.5526" calcext:value-type="float">
            <text:p>53.5526</text:p>
          </table:table-cell>
          <table:table-cell office:value-type="float" office:value="53.8137" calcext:value-type="float">
            <text:p>53.8137</text:p>
          </table:table-cell>
          <table:table-cell office:value-type="float" office:value="54.1489" calcext:value-type="float">
            <text:p>54.1489</text:p>
          </table:table-cell>
          <table:table-cell office:value-type="float" office:value="52.3368" calcext:value-type="float">
            <text:p>52.3368</text:p>
          </table:table-cell>
        </table:table-row>
        <table:table-row table:style-name="ro1">
          <table:table-cell table:number-columns-repeated="3"/>
          <table:table-cell office:value-type="float" office:value="52.5039" calcext:value-type="float">
            <text:p>52.5039</text:p>
          </table:table-cell>
          <table:table-cell office:value-type="float" office:value="54.7783" calcext:value-type="float">
            <text:p>54.7783</text:p>
          </table:table-cell>
          <table:table-cell office:value-type="float" office:value="51.8633" calcext:value-type="float">
            <text:p>51.8633</text:p>
          </table:table-cell>
          <table:table-cell office:value-type="float" office:value="54.6636" calcext:value-type="float">
            <text:p>54.6636</text:p>
          </table:table-cell>
          <table:table-cell office:value-type="float" office:value="53.5216" calcext:value-type="float">
            <text:p>53.5216</text:p>
          </table:table-cell>
          <table:table-cell office:value-type="float" office:value="50.0331" calcext:value-type="float">
            <text:p>50.0331</text:p>
          </table:table-cell>
          <table:table-cell office:value-type="float" office:value="53.6241" calcext:value-type="float">
            <text:p>53.6241</text:p>
          </table:table-cell>
          <table:table-cell office:value-type="float" office:value="53.8324" calcext:value-type="float">
            <text:p>53.8324</text:p>
          </table:table-cell>
          <table:table-cell office:value-type="float" office:value="54.1452" calcext:value-type="float">
            <text:p>54.1452</text:p>
          </table:table-cell>
          <table:table-cell office:value-type="float" office:value="52.3148" calcext:value-type="float">
            <text:p>52.3148</text:p>
          </table:table-cell>
        </table:table-row>
        <table:table-row table:style-name="ro1">
          <table:table-cell table:number-columns-repeated="3"/>
          <table:table-cell office:value-type="float" office:value="52.4662" calcext:value-type="float">
            <text:p>52.4662</text:p>
          </table:table-cell>
          <table:table-cell office:value-type="float" office:value="55.09" calcext:value-type="float">
            <text:p>55.09</text:p>
          </table:table-cell>
          <table:table-cell office:value-type="float" office:value="52.0306" calcext:value-type="float">
            <text:p>52.0306</text:p>
          </table:table-cell>
          <table:table-cell office:value-type="float" office:value="54.5703" calcext:value-type="float">
            <text:p>54.5703</text:p>
          </table:table-cell>
          <table:table-cell office:value-type="float" office:value="53.2257" calcext:value-type="float">
            <text:p>53.2257</text:p>
          </table:table-cell>
          <table:table-cell office:value-type="float" office:value="49.7585" calcext:value-type="float">
            <text:p>49.7585</text:p>
          </table:table-cell>
          <table:table-cell office:value-type="float" office:value="53.4951" calcext:value-type="float">
            <text:p>53.4951</text:p>
          </table:table-cell>
          <table:table-cell office:value-type="float" office:value="53.5545" calcext:value-type="float">
            <text:p>53.5545</text:p>
          </table:table-cell>
          <table:table-cell office:value-type="float" office:value="53.9098" calcext:value-type="float">
            <text:p>53.9098</text:p>
          </table:table-cell>
          <table:table-cell office:value-type="float" office:value="52.311" calcext:value-type="float">
            <text:p>52.311</text:p>
          </table:table-cell>
        </table:table-row>
        <table:table-row table:style-name="ro1">
          <table:table-cell table:number-columns-repeated="3"/>
          <table:table-cell office:value-type="float" office:value="52.6281" calcext:value-type="float">
            <text:p>52.6281</text:p>
          </table:table-cell>
          <table:table-cell office:value-type="float" office:value="55.5214" calcext:value-type="float">
            <text:p>55.5214</text:p>
          </table:table-cell>
          <table:table-cell office:value-type="float" office:value="51.9571" calcext:value-type="float">
            <text:p>51.9571</text:p>
          </table:table-cell>
          <table:table-cell office:value-type="float" office:value="54.6824" calcext:value-type="float">
            <text:p>54.6824</text:p>
          </table:table-cell>
          <table:table-cell office:value-type="float" office:value="53.1346" calcext:value-type="float">
            <text:p>53.1346</text:p>
          </table:table-cell>
          <table:table-cell office:value-type="float" office:value="49.6626" calcext:value-type="float">
            <text:p>49.6626</text:p>
          </table:table-cell>
          <table:table-cell office:value-type="float" office:value="53.3627" calcext:value-type="float">
            <text:p>53.3627</text:p>
          </table:table-cell>
          <table:table-cell office:value-type="float" office:value="53.3367" calcext:value-type="float">
            <text:p>53.3367</text:p>
          </table:table-cell>
          <table:table-cell office:value-type="float" office:value="53.9279" calcext:value-type="float">
            <text:p>53.9279</text:p>
          </table:table-cell>
          <table:table-cell office:value-type="float" office:value="52.4574" calcext:value-type="float">
            <text:p>52.4574</text:p>
          </table:table-cell>
        </table:table-row>
        <table:table-row table:style-name="ro1">
          <table:table-cell table:number-columns-repeated="3"/>
          <table:table-cell office:value-type="float" office:value="52.7131" calcext:value-type="float">
            <text:p>52.7131</text:p>
          </table:table-cell>
          <table:table-cell office:value-type="float" office:value="55.3419" calcext:value-type="float">
            <text:p>55.3419</text:p>
          </table:table-cell>
          <table:table-cell office:value-type="float" office:value="52.016" calcext:value-type="float">
            <text:p>52.016</text:p>
          </table:table-cell>
          <table:table-cell office:value-type="float" office:value="54.8774" calcext:value-type="float">
            <text:p>54.8774</text:p>
          </table:table-cell>
          <table:table-cell office:value-type="float" office:value="53.0873" calcext:value-type="float">
            <text:p>53.0873</text:p>
          </table:table-cell>
          <table:table-cell office:value-type="float" office:value="49.643" calcext:value-type="float">
            <text:p>49.643</text:p>
          </table:table-cell>
          <table:table-cell office:value-type="float" office:value="53.8662" calcext:value-type="float">
            <text:p>53.8662</text:p>
          </table:table-cell>
          <table:table-cell office:value-type="float" office:value="53.4267" calcext:value-type="float">
            <text:p>53.4267</text:p>
          </table:table-cell>
          <table:table-cell office:value-type="float" office:value="53.8213" calcext:value-type="float">
            <text:p>53.8213</text:p>
          </table:table-cell>
          <table:table-cell office:value-type="float" office:value="52.2006" calcext:value-type="float">
            <text:p>52.2006</text:p>
          </table:table-cell>
        </table:table-row>
        <table:table-row table:style-name="ro1">
          <table:table-cell table:number-columns-repeated="3"/>
          <table:table-cell office:value-type="float" office:value="52.6273" calcext:value-type="float">
            <text:p>52.6273</text:p>
          </table:table-cell>
          <table:table-cell office:value-type="float" office:value="55.4882" calcext:value-type="float">
            <text:p>55.4882</text:p>
          </table:table-cell>
          <table:table-cell office:value-type="float" office:value="51.8807" calcext:value-type="float">
            <text:p>51.8807</text:p>
          </table:table-cell>
          <table:table-cell office:value-type="float" office:value="54.7725" calcext:value-type="float">
            <text:p>54.7725</text:p>
          </table:table-cell>
          <table:table-cell office:value-type="float" office:value="53.1091" calcext:value-type="float">
            <text:p>53.1091</text:p>
          </table:table-cell>
          <table:table-cell office:value-type="float" office:value="49.7201" calcext:value-type="float">
            <text:p>49.7201</text:p>
          </table:table-cell>
          <table:table-cell office:value-type="float" office:value="54.0911" calcext:value-type="float">
            <text:p>54.0911</text:p>
          </table:table-cell>
          <table:table-cell office:value-type="float" office:value="53.3225" calcext:value-type="float">
            <text:p>53.3225</text:p>
          </table:table-cell>
          <table:table-cell office:value-type="float" office:value="53.9118" calcext:value-type="float">
            <text:p>53.9118</text:p>
          </table:table-cell>
          <table:table-cell office:value-type="float" office:value="52.277" calcext:value-type="float">
            <text:p>52.277</text:p>
          </table:table-cell>
        </table:table-row>
        <table:table-row table:style-name="ro1">
          <table:table-cell table:number-columns-repeated="3"/>
          <table:table-cell office:value-type="float" office:value="52.6233" calcext:value-type="float">
            <text:p>52.6233</text:p>
          </table:table-cell>
          <table:table-cell office:value-type="float" office:value="55.4688" calcext:value-type="float">
            <text:p>55.4688</text:p>
          </table:table-cell>
          <table:table-cell office:value-type="float" office:value="51.9563" calcext:value-type="float">
            <text:p>51.9563</text:p>
          </table:table-cell>
          <table:table-cell office:value-type="float" office:value="55.0837" calcext:value-type="float">
            <text:p>55.0837</text:p>
          </table:table-cell>
          <table:table-cell office:value-type="float" office:value="53.441" calcext:value-type="float">
            <text:p>53.441</text:p>
          </table:table-cell>
          <table:table-cell office:value-type="float" office:value="49.8496" calcext:value-type="float">
            <text:p>49.8496</text:p>
          </table:table-cell>
          <table:table-cell office:value-type="float" office:value="53.9659" calcext:value-type="float">
            <text:p>53.9659</text:p>
          </table:table-cell>
          <table:table-cell office:value-type="float" office:value="53.4151" calcext:value-type="float">
            <text:p>53.4151</text:p>
          </table:table-cell>
          <table:table-cell office:value-type="float" office:value="53.7521" calcext:value-type="float">
            <text:p>53.7521</text:p>
          </table:table-cell>
          <table:table-cell office:value-type="float" office:value="51.8548" calcext:value-type="float">
            <text:p>51.8548</text:p>
          </table:table-cell>
        </table:table-row>
        <table:table-row table:style-name="ro1">
          <table:table-cell table:number-columns-repeated="3"/>
          <table:table-cell office:value-type="float" office:value="52.6337" calcext:value-type="float">
            <text:p>52.6337</text:p>
          </table:table-cell>
          <table:table-cell office:value-type="float" office:value="55.5248" calcext:value-type="float">
            <text:p>55.5248</text:p>
          </table:table-cell>
          <table:table-cell office:value-type="float" office:value="51.8262" calcext:value-type="float">
            <text:p>51.8262</text:p>
          </table:table-cell>
          <table:table-cell office:value-type="float" office:value="55.0629" calcext:value-type="float">
            <text:p>55.0629</text:p>
          </table:table-cell>
          <table:table-cell office:value-type="float" office:value="53.5668" calcext:value-type="float">
            <text:p>53.5668</text:p>
          </table:table-cell>
          <table:table-cell office:value-type="float" office:value="49.8721" calcext:value-type="float">
            <text:p>49.8721</text:p>
          </table:table-cell>
          <table:table-cell office:value-type="float" office:value="54.0053" calcext:value-type="float">
            <text:p>54.0053</text:p>
          </table:table-cell>
          <table:table-cell office:value-type="float" office:value="53.2867" calcext:value-type="float">
            <text:p>53.2867</text:p>
          </table:table-cell>
          <table:table-cell office:value-type="float" office:value="53.4274" calcext:value-type="float">
            <text:p>53.4274</text:p>
          </table:table-cell>
          <table:table-cell office:value-type="float" office:value="51.639" calcext:value-type="float">
            <text:p>51.639</text:p>
          </table:table-cell>
        </table:table-row>
        <table:table-row table:style-name="ro1">
          <table:table-cell table:number-columns-repeated="3"/>
          <table:table-cell office:value-type="float" office:value="52.6459" calcext:value-type="float">
            <text:p>52.6459</text:p>
          </table:table-cell>
          <table:table-cell office:value-type="float" office:value="55.4489" calcext:value-type="float">
            <text:p>55.4489</text:p>
          </table:table-cell>
          <table:table-cell office:value-type="float" office:value="51.8657" calcext:value-type="float">
            <text:p>51.8657</text:p>
          </table:table-cell>
          <table:table-cell office:value-type="float" office:value="54.9635" calcext:value-type="float">
            <text:p>54.9635</text:p>
          </table:table-cell>
          <table:table-cell office:value-type="float" office:value="53.6704" calcext:value-type="float">
            <text:p>53.6704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54.021" calcext:value-type="float">
            <text:p>54.021</text:p>
          </table:table-cell>
          <table:table-cell office:value-type="float" office:value="53.1501" calcext:value-type="float">
            <text:p>53.1501</text:p>
          </table:table-cell>
          <table:table-cell office:value-type="float" office:value="53.5625" calcext:value-type="float">
            <text:p>53.5625</text:p>
          </table:table-cell>
          <table:table-cell office:value-type="float" office:value="51.6357" calcext:value-type="float">
            <text:p>51.6357</text:p>
          </table:table-cell>
        </table:table-row>
        <table:table-row table:style-name="ro1">
          <table:table-cell table:number-columns-repeated="3"/>
          <table:table-cell office:value-type="float" office:value="52.5185" calcext:value-type="float">
            <text:p>52.5185</text:p>
          </table:table-cell>
          <table:table-cell office:value-type="float" office:value="55.4879" calcext:value-type="float">
            <text:p>55.4879</text:p>
          </table:table-cell>
          <table:table-cell office:value-type="float" office:value="51.99" calcext:value-type="float">
            <text:p>51.99</text:p>
          </table:table-cell>
          <table:table-cell office:value-type="float" office:value="54.9274" calcext:value-type="float">
            <text:p>54.9274</text:p>
          </table:table-cell>
          <table:table-cell office:value-type="float" office:value="53.3732" calcext:value-type="float">
            <text:p>53.3732</text:p>
          </table:table-cell>
          <table:table-cell office:value-type="float" office:value="49.8671" calcext:value-type="float">
            <text:p>49.8671</text:p>
          </table:table-cell>
          <table:table-cell office:value-type="float" office:value="54.0047" calcext:value-type="float">
            <text:p>54.0047</text:p>
          </table:table-cell>
          <table:table-cell office:value-type="float" office:value="53.1705" calcext:value-type="float">
            <text:p>53.1705</text:p>
          </table:table-cell>
          <table:table-cell office:value-type="float" office:value="53.4661" calcext:value-type="float">
            <text:p>53.4661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table:number-columns-repeated="3"/>
          <table:table-cell office:value-type="float" office:value="52.6655" calcext:value-type="float">
            <text:p>52.6655</text:p>
          </table:table-cell>
          <table:table-cell office:value-type="float" office:value="55.7431" calcext:value-type="float">
            <text:p>55.7431</text:p>
          </table:table-cell>
          <table:table-cell office:value-type="float" office:value="52.2094" calcext:value-type="float">
            <text:p>52.2094</text:p>
          </table:table-cell>
          <table:table-cell office:value-type="float" office:value="54.8757" calcext:value-type="float">
            <text:p>54.8757</text:p>
          </table:table-cell>
          <table:table-cell office:value-type="float" office:value="53.3751" calcext:value-type="float">
            <text:p>53.3751</text:p>
          </table:table-cell>
          <table:table-cell office:value-type="float" office:value="49.9148" calcext:value-type="float">
            <text:p>49.9148</text:p>
          </table:table-cell>
          <table:table-cell office:value-type="float" office:value="53.799" calcext:value-type="float">
            <text:p>53.799</text:p>
          </table:table-cell>
          <table:table-cell office:value-type="float" office:value="53.0576" calcext:value-type="float">
            <text:p>53.0576</text:p>
          </table:table-cell>
          <table:table-cell office:value-type="float" office:value="53.54" calcext:value-type="float">
            <text:p>53.54</text:p>
          </table:table-cell>
          <table:table-cell office:value-type="float" office:value="51.6447" calcext:value-type="float">
            <text:p>51.6447</text:p>
          </table:table-cell>
        </table:table-row>
        <table:table-row table:style-name="ro1">
          <table:table-cell table:number-columns-repeated="3"/>
          <table:table-cell office:value-type="float" office:value="52.7231" calcext:value-type="float">
            <text:p>52.7231</text:p>
          </table:table-cell>
          <table:table-cell office:value-type="float" office:value="55.8129" calcext:value-type="float">
            <text:p>55.8129</text:p>
          </table:table-cell>
          <table:table-cell office:value-type="float" office:value="52.1501" calcext:value-type="float">
            <text:p>52.1501</text:p>
          </table:table-cell>
          <table:table-cell office:value-type="float" office:value="54.7236" calcext:value-type="float">
            <text:p>54.7236</text:p>
          </table:table-cell>
          <table:table-cell office:value-type="float" office:value="53.6345" calcext:value-type="float">
            <text:p>53.6345</text:p>
          </table:table-cell>
          <table:table-cell office:value-type="float" office:value="50.1129" calcext:value-type="float">
            <text:p>50.1129</text:p>
          </table:table-cell>
          <table:table-cell office:value-type="float" office:value="53.9185" calcext:value-type="float">
            <text:p>53.9185</text:p>
          </table:table-cell>
          <table:table-cell office:value-type="float" office:value="53.2501" calcext:value-type="float">
            <text:p>53.2501</text:p>
          </table:table-cell>
          <table:table-cell office:value-type="float" office:value="53.4982" calcext:value-type="float">
            <text:p>53.4982</text:p>
          </table:table-cell>
          <table:table-cell office:value-type="float" office:value="51.657" calcext:value-type="float">
            <text:p>51.657</text:p>
          </table:table-cell>
        </table:table-row>
        <table:table-row table:style-name="ro1">
          <table:table-cell table:number-columns-repeated="3"/>
          <table:table-cell office:value-type="float" office:value="52.7682" calcext:value-type="float">
            <text:p>52.7682</text:p>
          </table:table-cell>
          <table:table-cell office:value-type="float" office:value="55.7782" calcext:value-type="float">
            <text:p>55.7782</text:p>
          </table:table-cell>
          <table:table-cell office:value-type="float" office:value="52.3228" calcext:value-type="float">
            <text:p>52.3228</text:p>
          </table:table-cell>
          <table:table-cell office:value-type="float" office:value="54.7135" calcext:value-type="float">
            <text:p>54.7135</text:p>
          </table:table-cell>
          <table:table-cell office:value-type="float" office:value="53.9123" calcext:value-type="float">
            <text:p>53.9123</text:p>
          </table:table-cell>
          <table:table-cell office:value-type="float" office:value="50.3074" calcext:value-type="float">
            <text:p>50.3074</text:p>
          </table:table-cell>
          <table:table-cell office:value-type="float" office:value="54.215" calcext:value-type="float">
            <text:p>54.215</text:p>
          </table:table-cell>
          <table:table-cell office:value-type="float" office:value="53.3216" calcext:value-type="float">
            <text:p>53.3216</text:p>
          </table:table-cell>
          <table:table-cell office:value-type="float" office:value="53.9628" calcext:value-type="float">
            <text:p>53.9628</text:p>
          </table:table-cell>
          <table:table-cell office:value-type="float" office:value="51.5632" calcext:value-type="float">
            <text:p>51.5632</text:p>
          </table:table-cell>
        </table:table-row>
        <table:table-row table:style-name="ro1">
          <table:table-cell table:number-columns-repeated="3"/>
          <table:table-cell office:value-type="float" office:value="53.194" calcext:value-type="float">
            <text:p>53.194</text:p>
          </table:table-cell>
          <table:table-cell office:value-type="float" office:value="55.7399" calcext:value-type="float">
            <text:p>55.7399</text:p>
          </table:table-cell>
          <table:table-cell office:value-type="float" office:value="52.3922" calcext:value-type="float">
            <text:p>52.3922</text:p>
          </table:table-cell>
          <table:table-cell office:value-type="float" office:value="54.5647" calcext:value-type="float">
            <text:p>54.5647</text:p>
          </table:table-cell>
          <table:table-cell office:value-type="float" office:value="54.1102" calcext:value-type="float">
            <text:p>54.1102</text:p>
          </table:table-cell>
          <table:table-cell office:value-type="float" office:value="50.2656" calcext:value-type="float">
            <text:p>50.2656</text:p>
          </table:table-cell>
          <table:table-cell office:value-type="float" office:value="54.1685" calcext:value-type="float">
            <text:p>54.1685</text:p>
          </table:table-cell>
          <table:table-cell office:value-type="float" office:value="53.0911" calcext:value-type="float">
            <text:p>53.0911</text:p>
          </table:table-cell>
          <table:table-cell office:value-type="float" office:value="54.1561" calcext:value-type="float">
            <text:p>54.1561</text:p>
          </table:table-cell>
          <table:table-cell office:value-type="float" office:value="51.7808" calcext:value-type="float">
            <text:p>51.7808</text:p>
          </table:table-cell>
        </table:table-row>
        <table:table-row table:style-name="ro1">
          <table:table-cell table:number-columns-repeated="3"/>
          <table:table-cell office:value-type="float" office:value="53.1328" calcext:value-type="float">
            <text:p>53.1328</text:p>
          </table:table-cell>
          <table:table-cell office:value-type="float" office:value="55.6093" calcext:value-type="float">
            <text:p>55.6093</text:p>
          </table:table-cell>
          <table:table-cell office:value-type="float" office:value="52.419" calcext:value-type="float">
            <text:p>52.419</text:p>
          </table:table-cell>
          <table:table-cell office:value-type="float" office:value="54.5508" calcext:value-type="float">
            <text:p>54.5508</text:p>
          </table:table-cell>
          <table:table-cell office:value-type="float" office:value="53.9214" calcext:value-type="float">
            <text:p>53.9214</text:p>
          </table:table-cell>
          <table:table-cell office:value-type="float" office:value="50.2509" calcext:value-type="float">
            <text:p>50.2509</text:p>
          </table:table-cell>
          <table:table-cell office:value-type="float" office:value="54.2526" calcext:value-type="float">
            <text:p>54.2526</text:p>
          </table:table-cell>
          <table:table-cell office:value-type="float" office:value="53.1144" calcext:value-type="float">
            <text:p>53.1144</text:p>
          </table:table-cell>
          <table:table-cell office:value-type="float" office:value="54.1955" calcext:value-type="float">
            <text:p>54.1955</text:p>
          </table:table-cell>
          <table:table-cell office:value-type="float" office:value="51.7742" calcext:value-type="float">
            <text:p>51.7742</text:p>
          </table:table-cell>
        </table:table-row>
        <table:table-row table:style-name="ro1">
          <table:table-cell table:number-columns-repeated="3"/>
          <table:table-cell office:value-type="float" office:value="53.2618" calcext:value-type="float">
            <text:p>53.2618</text:p>
          </table:table-cell>
          <table:table-cell office:value-type="float" office:value="55.5821" calcext:value-type="float">
            <text:p>55.5821</text:p>
          </table:table-cell>
          <table:table-cell office:value-type="float" office:value="52.507" calcext:value-type="float">
            <text:p>52.507</text:p>
          </table:table-cell>
          <table:table-cell office:value-type="float" office:value="54.5724" calcext:value-type="float">
            <text:p>54.5724</text:p>
          </table:table-cell>
          <table:table-cell office:value-type="float" office:value="54.3037" calcext:value-type="float">
            <text:p>54.3037</text:p>
          </table:table-cell>
          <table:table-cell office:value-type="float" office:value="50.3227" calcext:value-type="float">
            <text:p>50.3227</text:p>
          </table:table-cell>
          <table:table-cell office:value-type="float" office:value="54.2173" calcext:value-type="float">
            <text:p>54.2173</text:p>
          </table:table-cell>
          <table:table-cell office:value-type="float" office:value="53.1068" calcext:value-type="float">
            <text:p>53.1068</text:p>
          </table:table-cell>
          <table:table-cell office:value-type="float" office:value="53.9851" calcext:value-type="float">
            <text:p>53.9851</text:p>
          </table:table-cell>
          <table:table-cell office:value-type="float" office:value="51.8155" calcext:value-type="float">
            <text:p>51.8155</text:p>
          </table:table-cell>
        </table:table-row>
        <table:table-row table:style-name="ro1">
          <table:table-cell table:number-columns-repeated="3"/>
          <table:table-cell office:value-type="float" office:value="53.029" calcext:value-type="float">
            <text:p>53.029</text:p>
          </table:table-cell>
          <table:table-cell office:value-type="float" office:value="55.3818" calcext:value-type="float">
            <text:p>55.3818</text:p>
          </table:table-cell>
          <table:table-cell office:value-type="float" office:value="52.5485" calcext:value-type="float">
            <text:p>52.5485</text:p>
          </table:table-cell>
          <table:table-cell office:value-type="float" office:value="54.5903" calcext:value-type="float">
            <text:p>54.5903</text:p>
          </table:table-cell>
          <table:table-cell office:value-type="float" office:value="54.2814" calcext:value-type="float">
            <text:p>54.2814</text:p>
          </table:table-cell>
          <table:table-cell office:value-type="float" office:value="50.2419" calcext:value-type="float">
            <text:p>50.2419</text:p>
          </table:table-cell>
          <table:table-cell office:value-type="float" office:value="54.1993" calcext:value-type="float">
            <text:p>54.1993</text:p>
          </table:table-cell>
          <table:table-cell office:value-type="float" office:value="52.9766" calcext:value-type="float">
            <text:p>52.9766</text:p>
          </table:table-cell>
          <table:table-cell office:value-type="float" office:value="53.8715" calcext:value-type="float">
            <text:p>53.8715</text:p>
          </table:table-cell>
          <table:table-cell office:value-type="float" office:value="51.8008" calcext:value-type="float">
            <text:p>51.8008</text:p>
          </table:table-cell>
        </table:table-row>
        <table:table-row table:style-name="ro1">
          <table:table-cell table:number-columns-repeated="3"/>
          <table:table-cell office:value-type="float" office:value="53.3584" calcext:value-type="float">
            <text:p>53.3584</text:p>
          </table:table-cell>
          <table:table-cell office:value-type="float" office:value="55.6021" calcext:value-type="float">
            <text:p>55.6021</text:p>
          </table:table-cell>
          <table:table-cell office:value-type="float" office:value="52.62" calcext:value-type="float">
            <text:p>52.62</text:p>
          </table:table-cell>
          <table:table-cell office:value-type="float" office:value="54.5664" calcext:value-type="float">
            <text:p>54.5664</text:p>
          </table:table-cell>
          <table:table-cell office:value-type="float" office:value="54.3098" calcext:value-type="float">
            <text:p>54.3098</text:p>
          </table:table-cell>
          <table:table-cell office:value-type="float" office:value="50.2112" calcext:value-type="float">
            <text:p>50.2112</text:p>
          </table:table-cell>
          <table:table-cell office:value-type="float" office:value="54.2381" calcext:value-type="float">
            <text:p>54.2381</text:p>
          </table:table-cell>
          <table:table-cell office:value-type="float" office:value="52.9664" calcext:value-type="float">
            <text:p>52.9664</text:p>
          </table:table-cell>
          <table:table-cell office:value-type="float" office:value="53.8401" calcext:value-type="float">
            <text:p>53.8401</text:p>
          </table:table-cell>
          <table:table-cell office:value-type="float" office:value="51.9351" calcext:value-type="float">
            <text:p>51.9351</text:p>
          </table:table-cell>
        </table:table-row>
        <table:table-row table:style-name="ro1">
          <table:table-cell table:number-columns-repeated="3"/>
          <table:table-cell office:value-type="float" office:value="53.225" calcext:value-type="float">
            <text:p>53.225</text:p>
          </table:table-cell>
          <table:table-cell office:value-type="float" office:value="55.2689" calcext:value-type="float">
            <text:p>55.2689</text:p>
          </table:table-cell>
          <table:table-cell office:value-type="float" office:value="52.5749" calcext:value-type="float">
            <text:p>52.5749</text:p>
          </table:table-cell>
          <table:table-cell office:value-type="float" office:value="54.4929" calcext:value-type="float">
            <text:p>54.4929</text:p>
          </table:table-cell>
          <table:table-cell office:value-type="float" office:value="54.5294" calcext:value-type="float">
            <text:p>54.5294</text:p>
          </table:table-cell>
          <table:table-cell office:value-type="float" office:value="50.1277" calcext:value-type="float">
            <text:p>50.1277</text:p>
          </table:table-cell>
          <table:table-cell office:value-type="float" office:value="54.2359" calcext:value-type="float">
            <text:p>54.2359</text:p>
          </table:table-cell>
          <table:table-cell office:value-type="float" office:value="53.0818" calcext:value-type="float">
            <text:p>53.0818</text:p>
          </table:table-cell>
          <table:table-cell office:value-type="float" office:value="54.1246" calcext:value-type="float">
            <text:p>54.1246</text:p>
          </table:table-cell>
          <table:table-cell office:value-type="float" office:value="51.9902" calcext:value-type="float">
            <text:p>51.9902</text:p>
          </table:table-cell>
        </table:table-row>
        <table:table-row table:style-name="ro1">
          <table:table-cell table:number-columns-repeated="3"/>
          <table:table-cell office:value-type="float" office:value="53.0742" calcext:value-type="float">
            <text:p>53.0742</text:p>
          </table:table-cell>
          <table:table-cell office:value-type="float" office:value="55.3114" calcext:value-type="float">
            <text:p>55.3114</text:p>
          </table:table-cell>
          <table:table-cell office:value-type="float" office:value="52.5182" calcext:value-type="float">
            <text:p>52.5182</text:p>
          </table:table-cell>
          <table:table-cell office:value-type="float" office:value="54.3115" calcext:value-type="float">
            <text:p>54.3115</text:p>
          </table:table-cell>
          <table:table-cell office:value-type="float" office:value="54.422" calcext:value-type="float">
            <text:p>54.422</text:p>
          </table:table-cell>
          <table:table-cell office:value-type="float" office:value="50.2595" calcext:value-type="float">
            <text:p>50.2595</text:p>
          </table:table-cell>
          <table:table-cell office:value-type="float" office:value="54.4209" calcext:value-type="float">
            <text:p>54.4209</text:p>
          </table:table-cell>
          <table:table-cell office:value-type="float" office:value="53.4616" calcext:value-type="float">
            <text:p>53.4616</text:p>
          </table:table-cell>
          <table:table-cell office:value-type="float" office:value="53.9508" calcext:value-type="float">
            <text:p>53.9508</text:p>
          </table:table-cell>
          <table:table-cell office:value-type="float" office:value="51.7972" calcext:value-type="float">
            <text:p>51.7972</text:p>
          </table:table-cell>
        </table:table-row>
        <table:table-row table:style-name="ro1">
          <table:table-cell table:number-columns-repeated="3"/>
          <table:table-cell office:value-type="float" office:value="53.0594" calcext:value-type="float">
            <text:p>53.0594</text:p>
          </table:table-cell>
          <table:table-cell office:value-type="float" office:value="55.1844" calcext:value-type="float">
            <text:p>55.1844</text:p>
          </table:table-cell>
          <table:table-cell office:value-type="float" office:value="52.3663" calcext:value-type="float">
            <text:p>52.3663</text:p>
          </table:table-cell>
          <table:table-cell office:value-type="float" office:value="54.3547" calcext:value-type="float">
            <text:p>54.3547</text:p>
          </table:table-cell>
          <table:table-cell office:value-type="float" office:value="54.432" calcext:value-type="float">
            <text:p>54.432</text:p>
          </table:table-cell>
          <table:table-cell office:value-type="float" office:value="50.2844" calcext:value-type="float">
            <text:p>50.2844</text:p>
          </table:table-cell>
          <table:table-cell office:value-type="float" office:value="54.3509" calcext:value-type="float">
            <text:p>54.3509</text:p>
          </table:table-cell>
          <table:table-cell office:value-type="float" office:value="53.5167" calcext:value-type="float">
            <text:p>53.5167</text:p>
          </table:table-cell>
          <table:table-cell office:value-type="float" office:value="53.8541" calcext:value-type="float">
            <text:p>53.8541</text:p>
          </table:table-cell>
          <table:table-cell office:value-type="float" office:value="52.0188" calcext:value-type="float">
            <text:p>52.0188</text:p>
          </table:table-cell>
        </table:table-row>
        <table:table-row table:style-name="ro1">
          <table:table-cell table:number-columns-repeated="3"/>
          <table:table-cell office:value-type="float" office:value="52.9205" calcext:value-type="float">
            <text:p>52.9205</text:p>
          </table:table-cell>
          <table:table-cell office:value-type="float" office:value="55.0829" calcext:value-type="float">
            <text:p>55.0829</text:p>
          </table:table-cell>
          <table:table-cell office:value-type="float" office:value="52.243" calcext:value-type="float">
            <text:p>52.243</text:p>
          </table:table-cell>
          <table:table-cell office:value-type="float" office:value="54.2379" calcext:value-type="float">
            <text:p>54.2379</text:p>
          </table:table-cell>
          <table:table-cell office:value-type="float" office:value="54.4977" calcext:value-type="float">
            <text:p>54.4977</text:p>
          </table:table-cell>
          <table:table-cell office:value-type="float" office:value="50.1905" calcext:value-type="float">
            <text:p>50.1905</text:p>
          </table:table-cell>
          <table:table-cell office:value-type="float" office:value="54.5073" calcext:value-type="float">
            <text:p>54.5073</text:p>
          </table:table-cell>
          <table:table-cell office:value-type="float" office:value="53.6373" calcext:value-type="float">
            <text:p>53.6373</text:p>
          </table:table-cell>
          <table:table-cell office:value-type="float" office:value="53.8881" calcext:value-type="float">
            <text:p>53.8881</text:p>
          </table:table-cell>
          <table:table-cell office:value-type="float" office:value="52.2968" calcext:value-type="float">
            <text:p>52.2968</text:p>
          </table:table-cell>
        </table:table-row>
        <table:table-row table:style-name="ro1">
          <table:table-cell table:number-columns-repeated="3"/>
          <table:table-cell office:value-type="float" office:value="52.7365" calcext:value-type="float">
            <text:p>52.7365</text:p>
          </table:table-cell>
          <table:table-cell office:value-type="float" office:value="54.9994" calcext:value-type="float">
            <text:p>54.9994</text:p>
          </table:table-cell>
          <table:table-cell office:value-type="float" office:value="52.2086" calcext:value-type="float">
            <text:p>52.2086</text:p>
          </table:table-cell>
          <table:table-cell office:value-type="float" office:value="54.2137" calcext:value-type="float">
            <text:p>54.2137</text:p>
          </table:table-cell>
          <table:table-cell office:value-type="float" office:value="54.4479" calcext:value-type="float">
            <text:p>54.4479</text:p>
          </table:table-cell>
          <table:table-cell office:value-type="float" office:value="50.446" calcext:value-type="float">
            <text:p>50.446</text:p>
          </table:table-cell>
          <table:table-cell office:value-type="float" office:value="54.5639" calcext:value-type="float">
            <text:p>54.5639</text:p>
          </table:table-cell>
          <table:table-cell office:value-type="float" office:value="53.7632" calcext:value-type="float">
            <text:p>53.7632</text:p>
          </table:table-cell>
          <table:table-cell office:value-type="float" office:value="53.7887" calcext:value-type="float">
            <text:p>53.7887</text:p>
          </table:table-cell>
          <table:table-cell office:value-type="float" office:value="52.3495" calcext:value-type="float">
            <text:p>52.3495</text:p>
          </table:table-cell>
        </table:table-row>
        <table:table-row table:style-name="ro1">
          <table:table-cell table:number-columns-repeated="3"/>
          <table:table-cell office:value-type="float" office:value="52.8782" calcext:value-type="float">
            <text:p>52.8782</text:p>
          </table:table-cell>
          <table:table-cell office:value-type="float" office:value="54.9059" calcext:value-type="float">
            <text:p>54.9059</text:p>
          </table:table-cell>
          <table:table-cell office:value-type="float" office:value="52.0425" calcext:value-type="float">
            <text:p>52.0425</text:p>
          </table:table-cell>
          <table:table-cell office:value-type="float" office:value="54.1289" calcext:value-type="float">
            <text:p>54.1289</text:p>
          </table:table-cell>
          <table:table-cell office:value-type="float" office:value="54.5377" calcext:value-type="float">
            <text:p>54.5377</text:p>
          </table:table-cell>
          <table:table-cell office:value-type="float" office:value="50.3642" calcext:value-type="float">
            <text:p>50.3642</text:p>
          </table:table-cell>
          <table:table-cell office:value-type="float" office:value="54.481" calcext:value-type="float">
            <text:p>54.481</text:p>
          </table:table-cell>
          <table:table-cell office:value-type="float" office:value="54.0044" calcext:value-type="float">
            <text:p>54.0044</text:p>
          </table:table-cell>
          <table:table-cell office:value-type="float" office:value="53.5693" calcext:value-type="float">
            <text:p>53.5693</text:p>
          </table:table-cell>
          <table:table-cell office:value-type="float" office:value="52.5083" calcext:value-type="float">
            <text:p>52.5083</text:p>
          </table:table-cell>
        </table:table-row>
        <table:table-row table:style-name="ro1">
          <table:table-cell table:number-columns-repeated="3"/>
          <table:table-cell office:value-type="float" office:value="53.0056" calcext:value-type="float">
            <text:p>53.0056</text:p>
          </table:table-cell>
          <table:table-cell office:value-type="float" office:value="55.1103" calcext:value-type="float">
            <text:p>55.1103</text:p>
          </table:table-cell>
          <table:table-cell office:value-type="float" office:value="51.9913" calcext:value-type="float">
            <text:p>51.9913</text:p>
          </table:table-cell>
          <table:table-cell office:value-type="float" office:value="53.9991" calcext:value-type="float">
            <text:p>53.9991</text:p>
          </table:table-cell>
          <table:table-cell office:value-type="float" office:value="54.4675" calcext:value-type="float">
            <text:p>54.4675</text:p>
          </table:table-cell>
          <table:table-cell office:value-type="float" office:value="50.0646" calcext:value-type="float">
            <text:p>50.0646</text:p>
          </table:table-cell>
          <table:table-cell office:value-type="float" office:value="54.5971" calcext:value-type="float">
            <text:p>54.5971</text:p>
          </table:table-cell>
          <table:table-cell office:value-type="float" office:value="53.8733" calcext:value-type="float">
            <text:p>53.8733</text:p>
          </table:table-cell>
          <table:table-cell office:value-type="float" office:value="53.8841" calcext:value-type="float">
            <text:p>53.8841</text:p>
          </table:table-cell>
          <table:table-cell office:value-type="float" office:value="52.7243" calcext:value-type="float">
            <text:p>52.7243</text:p>
          </table:table-cell>
        </table:table-row>
        <table:table-row table:style-name="ro1">
          <table:table-cell table:number-columns-repeated="3"/>
          <table:table-cell office:value-type="float" office:value="53.0268" calcext:value-type="float">
            <text:p>53.0268</text:p>
          </table:table-cell>
          <table:table-cell office:value-type="float" office:value="55.3139" calcext:value-type="float">
            <text:p>55.3139</text:p>
          </table:table-cell>
          <table:table-cell office:value-type="float" office:value="52.3348" calcext:value-type="float">
            <text:p>52.3348</text:p>
          </table:table-cell>
          <table:table-cell office:value-type="float" office:value="53.9917" calcext:value-type="float">
            <text:p>53.9917</text:p>
          </table:table-cell>
          <table:table-cell office:value-type="float" office:value="54.4597" calcext:value-type="float">
            <text:p>54.4597</text:p>
          </table:table-cell>
          <table:table-cell office:value-type="float" office:value="50.1215" calcext:value-type="float">
            <text:p>50.1215</text:p>
          </table:table-cell>
          <table:table-cell office:value-type="float" office:value="54.4293" calcext:value-type="float">
            <text:p>54.4293</text:p>
          </table:table-cell>
          <table:table-cell office:value-type="float" office:value="53.7658" calcext:value-type="float">
            <text:p>53.7658</text:p>
          </table:table-cell>
          <table:table-cell office:value-type="float" office:value="53.8962" calcext:value-type="float">
            <text:p>53.8962</text:p>
          </table:table-cell>
          <table:table-cell office:value-type="float" office:value="52.5475" calcext:value-type="float">
            <text:p>52.5475</text:p>
          </table:table-cell>
        </table:table-row>
        <table:table-row table:style-name="ro1">
          <table:table-cell table:number-columns-repeated="3"/>
          <table:table-cell office:value-type="float" office:value="52.9854" calcext:value-type="float">
            <text:p>52.9854</text:p>
          </table:table-cell>
          <table:table-cell office:value-type="float" office:value="55.1175" calcext:value-type="float">
            <text:p>55.1175</text:p>
          </table:table-cell>
          <table:table-cell office:value-type="float" office:value="52.2463" calcext:value-type="float">
            <text:p>52.2463</text:p>
          </table:table-cell>
          <table:table-cell office:value-type="float" office:value="54.4575" calcext:value-type="float">
            <text:p>54.4575</text:p>
          </table:table-cell>
          <table:table-cell office:value-type="float" office:value="54.6542" calcext:value-type="float">
            <text:p>54.6542</text:p>
          </table:table-cell>
          <table:table-cell office:value-type="float" office:value="50.0436" calcext:value-type="float">
            <text:p>50.0436</text:p>
          </table:table-cell>
          <table:table-cell office:value-type="float" office:value="54.3368" calcext:value-type="float">
            <text:p>54.3368</text:p>
          </table:table-cell>
          <table:table-cell office:value-type="float" office:value="53.4485" calcext:value-type="float">
            <text:p>53.4485</text:p>
          </table:table-cell>
          <table:table-cell office:value-type="float" office:value="54.3444" calcext:value-type="float">
            <text:p>54.3444</text:p>
          </table:table-cell>
          <table:table-cell office:value-type="float" office:value="52.3944" calcext:value-type="float">
            <text:p>52.3944</text:p>
          </table:table-cell>
        </table:table-row>
        <table:table-row table:style-name="ro1">
          <table:table-cell table:number-columns-repeated="3"/>
          <table:table-cell office:value-type="float" office:value="53.1105" calcext:value-type="float">
            <text:p>53.1105</text:p>
          </table:table-cell>
          <table:table-cell office:value-type="float" office:value="54.9297" calcext:value-type="float">
            <text:p>54.9297</text:p>
          </table:table-cell>
          <table:table-cell office:value-type="float" office:value="52.4095" calcext:value-type="float">
            <text:p>52.4095</text:p>
          </table:table-cell>
          <table:table-cell office:value-type="float" office:value="54.4173" calcext:value-type="float">
            <text:p>54.4173</text:p>
          </table:table-cell>
          <table:table-cell office:value-type="float" office:value="55.0158" calcext:value-type="float">
            <text:p>55.0158</text:p>
          </table:table-cell>
          <table:table-cell office:value-type="float" office:value="50.1811" calcext:value-type="float">
            <text:p>50.1811</text:p>
          </table:table-cell>
          <table:table-cell office:value-type="float" office:value="54.5391" calcext:value-type="float">
            <text:p>54.5391</text:p>
          </table:table-cell>
          <table:table-cell office:value-type="float" office:value="53.2648" calcext:value-type="float">
            <text:p>53.2648</text:p>
          </table:table-cell>
          <table:table-cell office:value-type="float" office:value="54.6431" calcext:value-type="float">
            <text:p>54.6431</text:p>
          </table:table-cell>
          <table:table-cell office:value-type="float" office:value="52.5083" calcext:value-type="float">
            <text:p>52.5083</text:p>
          </table:table-cell>
        </table:table-row>
        <table:table-row table:style-name="ro1">
          <table:table-cell table:number-columns-repeated="3"/>
          <table:table-cell office:value-type="float" office:value="53.0263" calcext:value-type="float">
            <text:p>53.0263</text:p>
          </table:table-cell>
          <table:table-cell office:value-type="float" office:value="55.2132" calcext:value-type="float">
            <text:p>55.2132</text:p>
          </table:table-cell>
          <table:table-cell office:value-type="float" office:value="52.2972" calcext:value-type="float">
            <text:p>52.2972</text:p>
          </table:table-cell>
          <table:table-cell office:value-type="float" office:value="54.4936" calcext:value-type="float">
            <text:p>54.4936</text:p>
          </table:table-cell>
          <table:table-cell office:value-type="float" office:value="54.9557" calcext:value-type="float">
            <text:p>54.9557</text:p>
          </table:table-cell>
          <table:table-cell office:value-type="float" office:value="50.3863" calcext:value-type="float">
            <text:p>50.3863</text:p>
          </table:table-cell>
          <table:table-cell office:value-type="float" office:value="54.6645" calcext:value-type="float">
            <text:p>54.6645</text:p>
          </table:table-cell>
          <table:table-cell office:value-type="float" office:value="53.5166" calcext:value-type="float">
            <text:p>53.5166</text:p>
          </table:table-cell>
          <table:table-cell office:value-type="float" office:value="54.8008" calcext:value-type="float">
            <text:p>54.8008</text:p>
          </table:table-cell>
          <table:table-cell office:value-type="float" office:value="52.7832" calcext:value-type="float">
            <text:p>52.7832</text:p>
          </table:table-cell>
        </table:table-row>
        <table:table-row table:style-name="ro1">
          <table:table-cell table:number-columns-repeated="3"/>
          <table:table-cell office:value-type="float" office:value="52.9246" calcext:value-type="float">
            <text:p>52.9246</text:p>
          </table:table-cell>
          <table:table-cell office:value-type="float" office:value="55.5052" calcext:value-type="float">
            <text:p>55.5052</text:p>
          </table:table-cell>
          <table:table-cell office:value-type="float" office:value="52.1732" calcext:value-type="float">
            <text:p>52.1732</text:p>
          </table:table-cell>
          <table:table-cell office:value-type="float" office:value="54.7259" calcext:value-type="float">
            <text:p>54.7259</text:p>
          </table:table-cell>
          <table:table-cell office:value-type="float" office:value="54.8787" calcext:value-type="float">
            <text:p>54.8787</text:p>
          </table:table-cell>
          <table:table-cell office:value-type="float" office:value="50.6029" calcext:value-type="float">
            <text:p>50.6029</text:p>
          </table:table-cell>
          <table:table-cell office:value-type="float" office:value="54.8539" calcext:value-type="float">
            <text:p>54.8539</text:p>
          </table:table-cell>
          <table:table-cell office:value-type="float" office:value="53.2613" calcext:value-type="float">
            <text:p>53.2613</text:p>
          </table:table-cell>
          <table:table-cell office:value-type="float" office:value="54.6439" calcext:value-type="float">
            <text:p>54.6439</text:p>
          </table:table-cell>
          <table:table-cell office:value-type="float" office:value="52.7696" calcext:value-type="float">
            <text:p>52.7696</text:p>
          </table:table-cell>
        </table:table-row>
        <table:table-row table:style-name="ro1">
          <table:table-cell table:number-columns-repeated="3"/>
          <table:table-cell office:value-type="float" office:value="53.0958" calcext:value-type="float">
            <text:p>53.0958</text:p>
          </table:table-cell>
          <table:table-cell office:value-type="float" office:value="55.6436" calcext:value-type="float">
            <text:p>55.6436</text:p>
          </table:table-cell>
          <table:table-cell office:value-type="float" office:value="52.5821" calcext:value-type="float">
            <text:p>52.5821</text:p>
          </table:table-cell>
          <table:table-cell office:value-type="float" office:value="54.5334" calcext:value-type="float">
            <text:p>54.5334</text:p>
          </table:table-cell>
          <table:table-cell office:value-type="float" office:value="55.0724" calcext:value-type="float">
            <text:p>55.0724</text:p>
          </table:table-cell>
          <table:table-cell office:value-type="float" office:value="50.472" calcext:value-type="float">
            <text:p>50.472</text:p>
          </table:table-cell>
          <table:table-cell office:value-type="float" office:value="55.2118" calcext:value-type="float">
            <text:p>55.2118</text:p>
          </table:table-cell>
          <table:table-cell office:value-type="float" office:value="53.6149" calcext:value-type="float">
            <text:p>53.6149</text:p>
          </table:table-cell>
          <table:table-cell office:value-type="float" office:value="54.5307" calcext:value-type="float">
            <text:p>54.5307</text:p>
          </table:table-cell>
          <table:table-cell office:value-type="float" office:value="52.7386" calcext:value-type="float">
            <text:p>52.7386</text:p>
          </table:table-cell>
        </table:table-row>
        <table:table-row table:style-name="ro1">
          <table:table-cell table:number-columns-repeated="3"/>
          <table:table-cell office:value-type="float" office:value="52.9657" calcext:value-type="float">
            <text:p>52.9657</text:p>
          </table:table-cell>
          <table:table-cell office:value-type="float" office:value="55.2993" calcext:value-type="float">
            <text:p>55.2993</text:p>
          </table:table-cell>
          <table:table-cell office:value-type="float" office:value="52.4926" calcext:value-type="float">
            <text:p>52.4926</text:p>
          </table:table-cell>
          <table:table-cell office:value-type="float" office:value="54.9462" calcext:value-type="float">
            <text:p>54.9462</text:p>
          </table:table-cell>
          <table:table-cell office:value-type="float" office:value="54.9286" calcext:value-type="float">
            <text:p>54.9286</text:p>
          </table:table-cell>
          <table:table-cell office:value-type="float" office:value="50.5986" calcext:value-type="float">
            <text:p>50.5986</text:p>
          </table:table-cell>
          <table:table-cell office:value-type="float" office:value="55.2797" calcext:value-type="float">
            <text:p>55.2797</text:p>
          </table:table-cell>
          <table:table-cell office:value-type="float" office:value="53.7539" calcext:value-type="float">
            <text:p>53.7539</text:p>
          </table:table-cell>
          <table:table-cell office:value-type="float" office:value="54.792" calcext:value-type="float">
            <text:p>54.792</text:p>
          </table:table-cell>
          <table:table-cell office:value-type="float" office:value="52.5257" calcext:value-type="float">
            <text:p>52.5257</text:p>
          </table:table-cell>
        </table:table-row>
        <table:table-row table:style-name="ro1">
          <table:table-cell table:number-columns-repeated="3"/>
          <table:table-cell office:value-type="float" office:value="52.8429" calcext:value-type="float">
            <text:p>52.8429</text:p>
          </table:table-cell>
          <table:table-cell office:value-type="float" office:value="55.5011" calcext:value-type="float">
            <text:p>55.5011</text:p>
          </table:table-cell>
          <table:table-cell office:value-type="float" office:value="52.857" calcext:value-type="float">
            <text:p>52.857</text:p>
          </table:table-cell>
          <table:table-cell office:value-type="float" office:value="55.1689" calcext:value-type="float">
            <text:p>55.1689</text:p>
          </table:table-cell>
          <table:table-cell office:value-type="float" office:value="55.1342" calcext:value-type="float">
            <text:p>55.1342</text:p>
          </table:table-cell>
          <table:table-cell office:value-type="float" office:value="50.3928" calcext:value-type="float">
            <text:p>50.3928</text:p>
          </table:table-cell>
          <table:table-cell office:value-type="float" office:value="55.2235" calcext:value-type="float">
            <text:p>55.2235</text:p>
          </table:table-cell>
          <table:table-cell office:value-type="float" office:value="54.011" calcext:value-type="float">
            <text:p>54.011</text:p>
          </table:table-cell>
          <table:table-cell office:value-type="float" office:value="54.7502" calcext:value-type="float">
            <text:p>54.7502</text:p>
          </table:table-cell>
          <table:table-cell office:value-type="float" office:value="52.9159" calcext:value-type="float">
            <text:p>52.9159</text:p>
          </table:table-cell>
        </table:table-row>
        <table:table-row table:style-name="ro1">
          <table:table-cell table:number-columns-repeated="3"/>
          <table:table-cell office:value-type="float" office:value="52.9482" calcext:value-type="float">
            <text:p>52.9482</text:p>
          </table:table-cell>
          <table:table-cell office:value-type="float" office:value="55.3356" calcext:value-type="float">
            <text:p>55.3356</text:p>
          </table:table-cell>
          <table:table-cell office:value-type="float" office:value="52.714" calcext:value-type="float">
            <text:p>52.714</text:p>
          </table:table-cell>
          <table:table-cell office:value-type="float" office:value="55.0861" calcext:value-type="float">
            <text:p>55.0861</text:p>
          </table:table-cell>
          <table:table-cell office:value-type="float" office:value="55.0893" calcext:value-type="float">
            <text:p>55.0893</text:p>
          </table:table-cell>
          <table:table-cell office:value-type="float" office:value="50.4534" calcext:value-type="float">
            <text:p>50.4534</text:p>
          </table:table-cell>
          <table:table-cell office:value-type="float" office:value="55.3817" calcext:value-type="float">
            <text:p>55.3817</text:p>
          </table:table-cell>
          <table:table-cell office:value-type="float" office:value="54.0789" calcext:value-type="float">
            <text:p>54.0789</text:p>
          </table:table-cell>
          <table:table-cell office:value-type="float" office:value="54.7275" calcext:value-type="float">
            <text:p>54.7275</text:p>
          </table:table-cell>
          <table:table-cell office:value-type="float" office:value="52.9085" calcext:value-type="float">
            <text:p>52.9085</text:p>
          </table:table-cell>
        </table:table-row>
        <table:table-row table:style-name="ro1">
          <table:table-cell table:number-columns-repeated="3"/>
          <table:table-cell office:value-type="float" office:value="52.9174" calcext:value-type="float">
            <text:p>52.9174</text:p>
          </table:table-cell>
          <table:table-cell office:value-type="float" office:value="55.4334" calcext:value-type="float">
            <text:p>55.4334</text:p>
          </table:table-cell>
          <table:table-cell office:value-type="float" office:value="52.5685" calcext:value-type="float">
            <text:p>52.5685</text:p>
          </table:table-cell>
          <table:table-cell office:value-type="float" office:value="55.0588" calcext:value-type="float">
            <text:p>55.0588</text:p>
          </table:table-cell>
          <table:table-cell office:value-type="float" office:value="55.3067" calcext:value-type="float">
            <text:p>55.3067</text:p>
          </table:table-cell>
          <table:table-cell office:value-type="float" office:value="50.2286" calcext:value-type="float">
            <text:p>50.2286</text:p>
          </table:table-cell>
          <table:table-cell office:value-type="float" office:value="55.64" calcext:value-type="float">
            <text:p>55.64</text:p>
          </table:table-cell>
          <table:table-cell office:value-type="float" office:value="54.2795" calcext:value-type="float">
            <text:p>54.2795</text:p>
          </table:table-cell>
          <table:table-cell office:value-type="float" office:value="54.7167" calcext:value-type="float">
            <text:p>54.7167</text:p>
          </table:table-cell>
          <table:table-cell office:value-type="float" office:value="52.8755" calcext:value-type="float">
            <text:p>52.8755</text:p>
          </table:table-cell>
        </table:table-row>
        <table:table-row table:style-name="ro1">
          <table:table-cell table:number-columns-repeated="3"/>
          <table:table-cell office:value-type="float" office:value="52.7747" calcext:value-type="float">
            <text:p>52.7747</text:p>
          </table:table-cell>
          <table:table-cell office:value-type="float" office:value="55.2615" calcext:value-type="float">
            <text:p>55.2615</text:p>
          </table:table-cell>
          <table:table-cell office:value-type="float" office:value="52.4964" calcext:value-type="float">
            <text:p>52.4964</text:p>
          </table:table-cell>
          <table:table-cell office:value-type="float" office:value="54.8265" calcext:value-type="float">
            <text:p>54.8265</text:p>
          </table:table-cell>
          <table:table-cell office:value-type="float" office:value="55.1606" calcext:value-type="float">
            <text:p>55.1606</text:p>
          </table:table-cell>
          <table:table-cell office:value-type="float" office:value="50.4951" calcext:value-type="float">
            <text:p>50.4951</text:p>
          </table:table-cell>
          <table:table-cell office:value-type="float" office:value="55.6539" calcext:value-type="float">
            <text:p>55.6539</text:p>
          </table:table-cell>
          <table:table-cell office:value-type="float" office:value="54.2164" calcext:value-type="float">
            <text:p>54.2164</text:p>
          </table:table-cell>
          <table:table-cell office:value-type="float" office:value="54.7242" calcext:value-type="float">
            <text:p>54.7242</text:p>
          </table:table-cell>
          <table:table-cell office:value-type="float" office:value="53.0658" calcext:value-type="float">
            <text:p>53.0658</text:p>
          </table:table-cell>
        </table:table-row>
        <table:table-row table:style-name="ro1">
          <table:table-cell table:number-columns-repeated="3"/>
          <table:table-cell office:value-type="float" office:value="52.7682" calcext:value-type="float">
            <text:p>52.7682</text:p>
          </table:table-cell>
          <table:table-cell office:value-type="float" office:value="55.307" calcext:value-type="float">
            <text:p>55.307</text:p>
          </table:table-cell>
          <table:table-cell office:value-type="float" office:value="52.4841" calcext:value-type="float">
            <text:p>52.4841</text:p>
          </table:table-cell>
          <table:table-cell office:value-type="float" office:value="54.6187" calcext:value-type="float">
            <text:p>54.6187</text:p>
          </table:table-cell>
          <table:table-cell office:value-type="float" office:value="55.3037" calcext:value-type="float">
            <text:p>55.3037</text:p>
          </table:table-cell>
          <table:table-cell office:value-type="float" office:value="50.38" calcext:value-type="float">
            <text:p>50.38</text:p>
          </table:table-cell>
          <table:table-cell office:value-type="float" office:value="55.4103" calcext:value-type="float">
            <text:p>55.4103</text:p>
          </table:table-cell>
          <table:table-cell office:value-type="float" office:value="54.1051" calcext:value-type="float">
            <text:p>54.1051</text:p>
          </table:table-cell>
          <table:table-cell office:value-type="float" office:value="54.8212" calcext:value-type="float">
            <text:p>54.8212</text:p>
          </table:table-cell>
          <table:table-cell office:value-type="float" office:value="53.0064" calcext:value-type="float">
            <text:p>53.0064</text:p>
          </table:table-cell>
        </table:table-row>
        <table:table-row table:style-name="ro1">
          <table:table-cell table:number-columns-repeated="3"/>
          <table:table-cell office:value-type="float" office:value="52.7451" calcext:value-type="float">
            <text:p>52.7451</text:p>
          </table:table-cell>
          <table:table-cell office:value-type="float" office:value="55.2198" calcext:value-type="float">
            <text:p>55.2198</text:p>
          </table:table-cell>
          <table:table-cell office:value-type="float" office:value="52.3954" calcext:value-type="float">
            <text:p>52.3954</text:p>
          </table:table-cell>
          <table:table-cell office:value-type="float" office:value="54.9409" calcext:value-type="float">
            <text:p>54.9409</text:p>
          </table:table-cell>
          <table:table-cell office:value-type="float" office:value="55.3596" calcext:value-type="float">
            <text:p>55.3596</text:p>
          </table:table-cell>
          <table:table-cell office:value-type="float" office:value="50.4603" calcext:value-type="float">
            <text:p>50.4603</text:p>
          </table:table-cell>
          <table:table-cell office:value-type="float" office:value="55.5819" calcext:value-type="float">
            <text:p>55.5819</text:p>
          </table:table-cell>
          <table:table-cell office:value-type="float" office:value="54.1989" calcext:value-type="float">
            <text:p>54.1989</text:p>
          </table:table-cell>
          <table:table-cell office:value-type="float" office:value="54.5354" calcext:value-type="float">
            <text:p>54.5354</text:p>
          </table:table-cell>
          <table:table-cell office:value-type="float" office:value="52.9356" calcext:value-type="float">
            <text:p>52.9356</text:p>
          </table:table-cell>
        </table:table-row>
        <table:table-row table:style-name="ro1">
          <table:table-cell table:number-columns-repeated="3"/>
          <table:table-cell office:value-type="float" office:value="52.6459" calcext:value-type="float">
            <text:p>52.6459</text:p>
          </table:table-cell>
          <table:table-cell office:value-type="float" office:value="55.278" calcext:value-type="float">
            <text:p>55.278</text:p>
          </table:table-cell>
          <table:table-cell office:value-type="float" office:value="52.4105" calcext:value-type="float">
            <text:p>52.4105</text:p>
          </table:table-cell>
          <table:table-cell office:value-type="float" office:value="55.0851" calcext:value-type="float">
            <text:p>55.0851</text:p>
          </table:table-cell>
          <table:table-cell office:value-type="float" office:value="55.36" calcext:value-type="float">
            <text:p>55.36</text:p>
          </table:table-cell>
          <table:table-cell office:value-type="float" office:value="50.2631" calcext:value-type="float">
            <text:p>50.2631</text:p>
          </table:table-cell>
          <table:table-cell office:value-type="float" office:value="55.8076" calcext:value-type="float">
            <text:p>55.8076</text:p>
          </table:table-cell>
          <table:table-cell office:value-type="float" office:value="54.5521" calcext:value-type="float">
            <text:p>54.5521</text:p>
          </table:table-cell>
          <table:table-cell office:value-type="float" office:value="54.5469" calcext:value-type="float">
            <text:p>54.5469</text:p>
          </table:table-cell>
          <table:table-cell office:value-type="float" office:value="52.7427" calcext:value-type="float">
            <text:p>52.7427</text:p>
          </table:table-cell>
        </table:table-row>
        <table:table-row table:style-name="ro1">
          <table:table-cell table:number-columns-repeated="3"/>
          <table:table-cell office:value-type="float" office:value="52.7085" calcext:value-type="float">
            <text:p>52.7085</text:p>
          </table:table-cell>
          <table:table-cell office:value-type="float" office:value="55.1171" calcext:value-type="float">
            <text:p>55.1171</text:p>
          </table:table-cell>
          <table:table-cell office:value-type="float" office:value="52.4789" calcext:value-type="float">
            <text:p>52.4789</text:p>
          </table:table-cell>
          <table:table-cell office:value-type="float" office:value="55.0157" calcext:value-type="float">
            <text:p>55.0157</text:p>
          </table:table-cell>
          <table:table-cell office:value-type="float" office:value="55.4839" calcext:value-type="float">
            <text:p>55.4839</text:p>
          </table:table-cell>
          <table:table-cell office:value-type="float" office:value="50.4375" calcext:value-type="float">
            <text:p>50.4375</text:p>
          </table:table-cell>
          <table:table-cell office:value-type="float" office:value="55.9217" calcext:value-type="float">
            <text:p>55.9217</text:p>
          </table:table-cell>
          <table:table-cell office:value-type="float" office:value="54.379" calcext:value-type="float">
            <text:p>54.379</text:p>
          </table:table-cell>
          <table:table-cell office:value-type="float" office:value="54.4941" calcext:value-type="float">
            <text:p>54.4941</text:p>
          </table:table-cell>
          <table:table-cell office:value-type="float" office:value="52.481" calcext:value-type="float">
            <text:p>52.481</text:p>
          </table:table-cell>
        </table:table-row>
        <table:table-row table:style-name="ro1">
          <table:table-cell table:number-columns-repeated="3"/>
          <table:table-cell office:value-type="float" office:value="52.8384" calcext:value-type="float">
            <text:p>52.8384</text:p>
          </table:table-cell>
          <table:table-cell office:value-type="float" office:value="55.1459" calcext:value-type="float">
            <text:p>55.1459</text:p>
          </table:table-cell>
          <table:table-cell office:value-type="float" office:value="52.5063" calcext:value-type="float">
            <text:p>52.5063</text:p>
          </table:table-cell>
          <table:table-cell office:value-type="float" office:value="55.0362" calcext:value-type="float">
            <text:p>55.0362</text:p>
          </table:table-cell>
          <table:table-cell office:value-type="float" office:value="55.5141" calcext:value-type="float">
            <text:p>55.5141</text:p>
          </table:table-cell>
          <table:table-cell office:value-type="float" office:value="50.7713" calcext:value-type="float">
            <text:p>50.7713</text:p>
          </table:table-cell>
          <table:table-cell office:value-type="float" office:value="55.6021" calcext:value-type="float">
            <text:p>55.6021</text:p>
          </table:table-cell>
          <table:table-cell office:value-type="float" office:value="54.2043" calcext:value-type="float">
            <text:p>54.2043</text:p>
          </table:table-cell>
          <table:table-cell office:value-type="float" office:value="54.3717" calcext:value-type="float">
            <text:p>54.3717</text:p>
          </table:table-cell>
          <table:table-cell office:value-type="float" office:value="52.447" calcext:value-type="float">
            <text:p>52.447</text:p>
          </table:table-cell>
        </table:table-row>
        <table:table-row table:style-name="ro1">
          <table:table-cell table:number-columns-repeated="3"/>
          <table:table-cell office:value-type="float" office:value="53.0266" calcext:value-type="float">
            <text:p>53.0266</text:p>
          </table:table-cell>
          <table:table-cell office:value-type="float" office:value="54.9787" calcext:value-type="float">
            <text:p>54.9787</text:p>
          </table:table-cell>
          <table:table-cell office:value-type="float" office:value="52.5385" calcext:value-type="float">
            <text:p>52.5385</text:p>
          </table:table-cell>
          <table:table-cell office:value-type="float" office:value="55.034" calcext:value-type="float">
            <text:p>55.034</text:p>
          </table:table-cell>
          <table:table-cell office:value-type="float" office:value="55.6583" calcext:value-type="float">
            <text:p>55.6583</text:p>
          </table:table-cell>
          <table:table-cell office:value-type="float" office:value="50.7768" calcext:value-type="float">
            <text:p>50.7768</text:p>
          </table:table-cell>
          <table:table-cell office:value-type="float" office:value="55.5788" calcext:value-type="float">
            <text:p>55.5788</text:p>
          </table:table-cell>
          <table:table-cell office:value-type="float" office:value="54.044" calcext:value-type="float">
            <text:p>54.044</text:p>
          </table:table-cell>
          <table:table-cell office:value-type="float" office:value="54.3041" calcext:value-type="float">
            <text:p>54.3041</text:p>
          </table:table-cell>
          <table:table-cell office:value-type="float" office:value="52.6133" calcext:value-type="float">
            <text:p>52.6133</text:p>
          </table:table-cell>
        </table:table-row>
        <table:table-row table:style-name="ro1">
          <table:table-cell table:number-columns-repeated="3"/>
          <table:table-cell office:value-type="float" office:value="52.8366" calcext:value-type="float">
            <text:p>52.8366</text:p>
          </table:table-cell>
          <table:table-cell office:value-type="float" office:value="55.0162" calcext:value-type="float">
            <text:p>55.0162</text:p>
          </table:table-cell>
          <table:table-cell office:value-type="float" office:value="52.5079" calcext:value-type="float">
            <text:p>52.5079</text:p>
          </table:table-cell>
          <table:table-cell office:value-type="float" office:value="55.1442" calcext:value-type="float">
            <text:p>55.1442</text:p>
          </table:table-cell>
          <table:table-cell office:value-type="float" office:value="55.8186" calcext:value-type="float">
            <text:p>55.8186</text:p>
          </table:table-cell>
          <table:table-cell office:value-type="float" office:value="50.6666" calcext:value-type="float">
            <text:p>50.6666</text:p>
          </table:table-cell>
          <table:table-cell office:value-type="float" office:value="55.4299" calcext:value-type="float">
            <text:p>55.4299</text:p>
          </table:table-cell>
          <table:table-cell office:value-type="float" office:value="54.016" calcext:value-type="float">
            <text:p>54.016</text:p>
          </table:table-cell>
          <table:table-cell office:value-type="float" office:value="54.5712" calcext:value-type="float">
            <text:p>54.5712</text:p>
          </table:table-cell>
          <table:table-cell office:value-type="float" office:value="52.4801" calcext:value-type="float">
            <text:p>52.4801</text:p>
          </table:table-cell>
        </table:table-row>
        <table:table-row table:style-name="ro1">
          <table:table-cell table:number-columns-repeated="3"/>
          <table:table-cell office:value-type="float" office:value="52.8735" calcext:value-type="float">
            <text:p>52.8735</text:p>
          </table:table-cell>
          <table:table-cell office:value-type="float" office:value="54.9717" calcext:value-type="float">
            <text:p>54.9717</text:p>
          </table:table-cell>
          <table:table-cell office:value-type="float" office:value="52.4539" calcext:value-type="float">
            <text:p>52.4539</text:p>
          </table:table-cell>
          <table:table-cell office:value-type="float" office:value="54.9637" calcext:value-type="float">
            <text:p>54.9637</text:p>
          </table:table-cell>
          <table:table-cell office:value-type="float" office:value="55.7063" calcext:value-type="float">
            <text:p>55.7063</text:p>
          </table:table-cell>
          <table:table-cell office:value-type="float" office:value="50.7024" calcext:value-type="float">
            <text:p>50.7024</text:p>
          </table:table-cell>
          <table:table-cell office:value-type="float" office:value="55.3489" calcext:value-type="float">
            <text:p>55.3489</text:p>
          </table:table-cell>
          <table:table-cell office:value-type="float" office:value="54.114" calcext:value-type="float">
            <text:p>54.114</text:p>
          </table:table-cell>
          <table:table-cell office:value-type="float" office:value="54.8505" calcext:value-type="float">
            <text:p>54.8505</text:p>
          </table:table-cell>
          <table:table-cell office:value-type="float" office:value="52.5498" calcext:value-type="float">
            <text:p>52.5498</text:p>
          </table:table-cell>
        </table:table-row>
        <table:table-row table:style-name="ro1">
          <table:table-cell table:number-columns-repeated="3"/>
          <table:table-cell office:value-type="float" office:value="52.9053" calcext:value-type="float">
            <text:p>52.9053</text:p>
          </table:table-cell>
          <table:table-cell office:value-type="float" office:value="55.3763" calcext:value-type="float">
            <text:p>55.3763</text:p>
          </table:table-cell>
          <table:table-cell office:value-type="float" office:value="52.53" calcext:value-type="float">
            <text:p>52.53</text:p>
          </table:table-cell>
          <table:table-cell office:value-type="float" office:value="55.1396" calcext:value-type="float">
            <text:p>55.1396</text:p>
          </table:table-cell>
          <table:table-cell office:value-type="float" office:value="55.7947" calcext:value-type="float">
            <text:p>55.7947</text:p>
          </table:table-cell>
          <table:table-cell office:value-type="float" office:value="50.5857" calcext:value-type="float">
            <text:p>50.5857</text:p>
          </table:table-cell>
          <table:table-cell office:value-type="float" office:value="55.0735" calcext:value-type="float">
            <text:p>55.0735</text:p>
          </table:table-cell>
          <table:table-cell office:value-type="float" office:value="54.3785" calcext:value-type="float">
            <text:p>54.3785</text:p>
          </table:table-cell>
          <table:table-cell office:value-type="float" office:value="55.2321" calcext:value-type="float">
            <text:p>55.2321</text:p>
          </table:table-cell>
          <table:table-cell office:value-type="float" office:value="52.5367" calcext:value-type="float">
            <text:p>52.5367</text:p>
          </table:table-cell>
        </table:table-row>
        <table:table-row table:style-name="ro1">
          <table:table-cell table:number-columns-repeated="3"/>
          <table:table-cell office:value-type="float" office:value="52.5861" calcext:value-type="float">
            <text:p>52.5861</text:p>
          </table:table-cell>
          <table:table-cell office:value-type="float" office:value="55.5084" calcext:value-type="float">
            <text:p>55.5084</text:p>
          </table:table-cell>
          <table:table-cell office:value-type="float" office:value="52.3109" calcext:value-type="float">
            <text:p>52.3109</text:p>
          </table:table-cell>
          <table:table-cell office:value-type="float" office:value="55.1126" calcext:value-type="float">
            <text:p>55.1126</text:p>
          </table:table-cell>
          <table:table-cell office:value-type="float" office:value="55.7499" calcext:value-type="float">
            <text:p>55.7499</text:p>
          </table:table-cell>
          <table:table-cell office:value-type="float" office:value="50.6529" calcext:value-type="float">
            <text:p>50.6529</text:p>
          </table:table-cell>
          <table:table-cell office:value-type="float" office:value="55.0566" calcext:value-type="float">
            <text:p>55.0566</text:p>
          </table:table-cell>
          <table:table-cell office:value-type="float" office:value="54.3667" calcext:value-type="float">
            <text:p>54.3667</text:p>
          </table:table-cell>
          <table:table-cell office:value-type="float" office:value="55.1159" calcext:value-type="float">
            <text:p>55.1159</text:p>
          </table:table-cell>
          <table:table-cell office:value-type="float" office:value="52.5149" calcext:value-type="float">
            <text:p>52.5149</text:p>
          </table:table-cell>
        </table:table-row>
        <table:table-row table:style-name="ro1">
          <table:table-cell table:number-columns-repeated="3"/>
          <table:table-cell office:value-type="float" office:value="52.4653" calcext:value-type="float">
            <text:p>52.4653</text:p>
          </table:table-cell>
          <table:table-cell office:value-type="float" office:value="55.1617" calcext:value-type="float">
            <text:p>55.1617</text:p>
          </table:table-cell>
          <table:table-cell office:value-type="float" office:value="52.4913" calcext:value-type="float">
            <text:p>52.4913</text:p>
          </table:table-cell>
          <table:table-cell office:value-type="float" office:value="55.0273" calcext:value-type="float">
            <text:p>55.0273</text:p>
          </table:table-cell>
          <table:table-cell office:value-type="float" office:value="55.7449" calcext:value-type="float">
            <text:p>55.7449</text:p>
          </table:table-cell>
          <table:table-cell office:value-type="float" office:value="50.6762" calcext:value-type="float">
            <text:p>50.6762</text:p>
          </table:table-cell>
          <table:table-cell office:value-type="float" office:value="54.9524" calcext:value-type="float">
            <text:p>54.9524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54.8026" calcext:value-type="float">
            <text:p>54.8026</text:p>
          </table:table-cell>
          <table:table-cell office:value-type="float" office:value="52.5572" calcext:value-type="float">
            <text:p>52.5572</text:p>
          </table:table-cell>
        </table:table-row>
        <table:table-row table:style-name="ro1">
          <table:table-cell table:number-columns-repeated="3"/>
          <table:table-cell office:value-type="float" office:value="52.49" calcext:value-type="float">
            <text:p>52.49</text:p>
          </table:table-cell>
          <table:table-cell office:value-type="float" office:value="55.2146" calcext:value-type="float">
            <text:p>55.2146</text:p>
          </table:table-cell>
          <table:table-cell office:value-type="float" office:value="52.4813" calcext:value-type="float">
            <text:p>52.4813</text:p>
          </table:table-cell>
          <table:table-cell office:value-type="float" office:value="54.9412" calcext:value-type="float">
            <text:p>54.9412</text:p>
          </table:table-cell>
          <table:table-cell office:value-type="float" office:value="55.7548" calcext:value-type="float">
            <text:p>55.7548</text:p>
          </table:table-cell>
          <table:table-cell office:value-type="float" office:value="50.7966" calcext:value-type="float">
            <text:p>50.7966</text:p>
          </table:table-cell>
          <table:table-cell office:value-type="float" office:value="55.1519" calcext:value-type="float">
            <text:p>55.1519</text:p>
          </table:table-cell>
          <table:table-cell office:value-type="float" office:value="54.7969" calcext:value-type="float">
            <text:p>54.7969</text:p>
          </table:table-cell>
          <table:table-cell office:value-type="float" office:value="54.7572" calcext:value-type="float">
            <text:p>54.7572</text:p>
          </table:table-cell>
          <table:table-cell office:value-type="float" office:value="52.4456" calcext:value-type="float">
            <text:p>52.4456</text:p>
          </table:table-cell>
        </table:table-row>
        <table:table-row table:style-name="ro1">
          <table:table-cell table:number-columns-repeated="3"/>
          <table:table-cell office:value-type="float" office:value="52.2208" calcext:value-type="float">
            <text:p>52.2208</text:p>
          </table:table-cell>
          <table:table-cell office:value-type="float" office:value="55.4748" calcext:value-type="float">
            <text:p>55.4748</text:p>
          </table:table-cell>
          <table:table-cell office:value-type="float" office:value="52.6591" calcext:value-type="float">
            <text:p>52.6591</text:p>
          </table:table-cell>
          <table:table-cell office:value-type="float" office:value="55.0093" calcext:value-type="float">
            <text:p>55.0093</text:p>
          </table:table-cell>
          <table:table-cell office:value-type="float" office:value="55.7926" calcext:value-type="float">
            <text:p>55.7926</text:p>
          </table:table-cell>
          <table:table-cell office:value-type="float" office:value="50.9945" calcext:value-type="float">
            <text:p>50.9945</text:p>
          </table:table-cell>
          <table:table-cell office:value-type="float" office:value="55.0241" calcext:value-type="float">
            <text:p>55.0241</text:p>
          </table:table-cell>
          <table:table-cell office:value-type="float" office:value="54.6999" calcext:value-type="float">
            <text:p>54.6999</text:p>
          </table:table-cell>
          <table:table-cell office:value-type="float" office:value="54.8238" calcext:value-type="float">
            <text:p>54.8238</text:p>
          </table:table-cell>
          <table:table-cell office:value-type="float" office:value="52.3426" calcext:value-type="float">
            <text:p>52.3426</text:p>
          </table:table-cell>
        </table:table-row>
        <table:table-row table:style-name="ro1">
          <table:table-cell table:number-columns-repeated="3"/>
          <table:table-cell office:value-type="float" office:value="52.3016" calcext:value-type="float">
            <text:p>52.3016</text:p>
          </table:table-cell>
          <table:table-cell office:value-type="float" office:value="55.4092" calcext:value-type="float">
            <text:p>55.4092</text:p>
          </table:table-cell>
          <table:table-cell office:value-type="float" office:value="52.594" calcext:value-type="float">
            <text:p>52.594</text:p>
          </table:table-cell>
          <table:table-cell office:value-type="float" office:value="54.8043" calcext:value-type="float">
            <text:p>54.8043</text:p>
          </table:table-cell>
          <table:table-cell office:value-type="float" office:value="55.806" calcext:value-type="float">
            <text:p>55.806</text:p>
          </table:table-cell>
          <table:table-cell office:value-type="float" office:value="50.963" calcext:value-type="float">
            <text:p>50.963</text:p>
          </table:table-cell>
          <table:table-cell office:value-type="float" office:value="54.5059" calcext:value-type="float">
            <text:p>54.5059</text:p>
          </table:table-cell>
          <table:table-cell office:value-type="float" office:value="54.6246" calcext:value-type="float">
            <text:p>54.6246</text:p>
          </table:table-cell>
          <table:table-cell office:value-type="float" office:value="54.9796" calcext:value-type="float">
            <text:p>54.9796</text:p>
          </table:table-cell>
          <table:table-cell office:value-type="float" office:value="52.2443" calcext:value-type="float">
            <text:p>52.2443</text:p>
          </table:table-cell>
        </table:table-row>
        <table:table-row table:style-name="ro1">
          <table:table-cell table:number-columns-repeated="3"/>
          <table:table-cell office:value-type="float" office:value="52.5318" calcext:value-type="float">
            <text:p>52.5318</text:p>
          </table:table-cell>
          <table:table-cell office:value-type="float" office:value="55.3224" calcext:value-type="float">
            <text:p>55.3224</text:p>
          </table:table-cell>
          <table:table-cell office:value-type="float" office:value="52.5736" calcext:value-type="float">
            <text:p>52.5736</text:p>
          </table:table-cell>
          <table:table-cell office:value-type="float" office:value="54.8327" calcext:value-type="float">
            <text:p>54.8327</text:p>
          </table:table-cell>
          <table:table-cell office:value-type="float" office:value="55.5879" calcext:value-type="float">
            <text:p>55.5879</text:p>
          </table:table-cell>
          <table:table-cell office:value-type="float" office:value="51.1024" calcext:value-type="float">
            <text:p>51.1024</text:p>
          </table:table-cell>
          <table:table-cell office:value-type="float" office:value="54.3771" calcext:value-type="float">
            <text:p>54.3771</text:p>
          </table:table-cell>
          <table:table-cell office:value-type="float" office:value="54.6995" calcext:value-type="float">
            <text:p>54.6995</text:p>
          </table:table-cell>
          <table:table-cell office:value-type="float" office:value="55.1922" calcext:value-type="float">
            <text:p>55.1922</text:p>
          </table:table-cell>
          <table:table-cell office:value-type="float" office:value="52.1035" calcext:value-type="float">
            <text:p>52.1035</text:p>
          </table:table-cell>
        </table:table-row>
        <table:table-row table:style-name="ro1">
          <table:table-cell table:number-columns-repeated="3"/>
          <table:table-cell office:value-type="float" office:value="52.3414" calcext:value-type="float">
            <text:p>52.3414</text:p>
          </table:table-cell>
          <table:table-cell office:value-type="float" office:value="55.2912" calcext:value-type="float">
            <text:p>55.2912</text:p>
          </table:table-cell>
          <table:table-cell office:value-type="float" office:value="52.6577" calcext:value-type="float">
            <text:p>52.6577</text:p>
          </table:table-cell>
          <table:table-cell office:value-type="float" office:value="54.8529" calcext:value-type="float">
            <text:p>54.8529</text:p>
          </table:table-cell>
          <table:table-cell office:value-type="float" office:value="55.8072" calcext:value-type="float">
            <text:p>55.8072</text:p>
          </table:table-cell>
          <table:table-cell office:value-type="float" office:value="51.2213" calcext:value-type="float">
            <text:p>51.2213</text:p>
          </table:table-cell>
          <table:table-cell office:value-type="float" office:value="53.9948" calcext:value-type="float">
            <text:p>53.9948</text:p>
          </table:table-cell>
          <table:table-cell office:value-type="float" office:value="54.6787" calcext:value-type="float">
            <text:p>54.6787</text:p>
          </table:table-cell>
          <table:table-cell office:value-type="float" office:value="55.0892" calcext:value-type="float">
            <text:p>55.0892</text:p>
          </table:table-cell>
          <table:table-cell office:value-type="float" office:value="51.9885" calcext:value-type="float">
            <text:p>51.9885</text:p>
          </table:table-cell>
        </table:table-row>
        <table:table-row table:style-name="ro1">
          <table:table-cell table:number-columns-repeated="3"/>
          <table:table-cell office:value-type="float" office:value="52.5999" calcext:value-type="float">
            <text:p>52.5999</text:p>
          </table:table-cell>
          <table:table-cell office:value-type="float" office:value="55.577" calcext:value-type="float">
            <text:p>55.577</text:p>
          </table:table-cell>
          <table:table-cell office:value-type="float" office:value="52.8936" calcext:value-type="float">
            <text:p>52.8936</text:p>
          </table:table-cell>
          <table:table-cell office:value-type="float" office:value="54.9059" calcext:value-type="float">
            <text:p>54.9059</text:p>
          </table:table-cell>
          <table:table-cell office:value-type="float" office:value="55.8628" calcext:value-type="float">
            <text:p>55.8628</text:p>
          </table:table-cell>
          <table:table-cell office:value-type="float" office:value="51.095" calcext:value-type="float">
            <text:p>51.095</text:p>
          </table:table-cell>
          <table:table-cell office:value-type="float" office:value="53.8308" calcext:value-type="float">
            <text:p>53.8308</text:p>
          </table:table-cell>
          <table:table-cell office:value-type="float" office:value="54.7329" calcext:value-type="float">
            <text:p>54.7329</text:p>
          </table:table-cell>
          <table:table-cell office:value-type="float" office:value="55.1237" calcext:value-type="float">
            <text:p>55.1237</text:p>
          </table:table-cell>
          <table:table-cell office:value-type="float" office:value="51.9136" calcext:value-type="float">
            <text:p>51.9136</text:p>
          </table:table-cell>
        </table:table-row>
        <table:table-row table:style-name="ro1">
          <table:table-cell table:number-columns-repeated="3"/>
          <table:table-cell office:value-type="float" office:value="53.2059" calcext:value-type="float">
            <text:p>53.2059</text:p>
          </table:table-cell>
          <table:table-cell office:value-type="float" office:value="55.7751" calcext:value-type="float">
            <text:p>55.7751</text:p>
          </table:table-cell>
          <table:table-cell office:value-type="float" office:value="52.718" calcext:value-type="float">
            <text:p>52.718</text:p>
          </table:table-cell>
          <table:table-cell office:value-type="float" office:value="54.9661" calcext:value-type="float">
            <text:p>54.9661</text:p>
          </table:table-cell>
          <table:table-cell office:value-type="float" office:value="55.884" calcext:value-type="float">
            <text:p>55.884</text:p>
          </table:table-cell>
          <table:table-cell office:value-type="float" office:value="51.237" calcext:value-type="float">
            <text:p>51.237</text:p>
          </table:table-cell>
          <table:table-cell office:value-type="float" office:value="53.987" calcext:value-type="float">
            <text:p>53.987</text:p>
          </table:table-cell>
          <table:table-cell office:value-type="float" office:value="54.6594" calcext:value-type="float">
            <text:p>54.6594</text:p>
          </table:table-cell>
          <table:table-cell office:value-type="float" office:value="55.234" calcext:value-type="float">
            <text:p>55.234</text:p>
          </table:table-cell>
          <table:table-cell office:value-type="float" office:value="51.9228" calcext:value-type="float">
            <text:p>51.9228</text:p>
          </table:table-cell>
        </table:table-row>
        <table:table-row table:style-name="ro1">
          <table:table-cell table:number-columns-repeated="3"/>
          <table:table-cell office:value-type="float" office:value="53.1799" calcext:value-type="float">
            <text:p>53.1799</text:p>
          </table:table-cell>
          <table:table-cell office:value-type="float" office:value="56.0271" calcext:value-type="float">
            <text:p>56.0271</text:p>
          </table:table-cell>
          <table:table-cell office:value-type="float" office:value="52.6583" calcext:value-type="float">
            <text:p>52.6583</text:p>
          </table:table-cell>
          <table:table-cell office:value-type="float" office:value="55.2638" calcext:value-type="float">
            <text:p>55.2638</text:p>
          </table:table-cell>
          <table:table-cell office:value-type="float" office:value="55.9983" calcext:value-type="float">
            <text:p>55.9983</text:p>
          </table:table-cell>
          <table:table-cell office:value-type="float" office:value="51.6905" calcext:value-type="float">
            <text:p>51.6905</text:p>
          </table:table-cell>
          <table:table-cell office:value-type="float" office:value="54.0029" calcext:value-type="float">
            <text:p>54.0029</text:p>
          </table:table-cell>
          <table:table-cell office:value-type="float" office:value="54.7826" calcext:value-type="float">
            <text:p>54.7826</text:p>
          </table:table-cell>
          <table:table-cell office:value-type="float" office:value="55.2822" calcext:value-type="float">
            <text:p>55.2822</text:p>
          </table:table-cell>
          <table:table-cell office:value-type="float" office:value="52.0191" calcext:value-type="float">
            <text:p>52.0191</text:p>
          </table:table-cell>
        </table:table-row>
        <table:table-row table:style-name="ro1">
          <table:table-cell table:number-columns-repeated="3"/>
          <table:table-cell office:value-type="float" office:value="53.149" calcext:value-type="float">
            <text:p>53.149</text:p>
          </table:table-cell>
          <table:table-cell office:value-type="float" office:value="55.8543" calcext:value-type="float">
            <text:p>55.8543</text:p>
          </table:table-cell>
          <table:table-cell office:value-type="float" office:value="52.8401" calcext:value-type="float">
            <text:p>52.8401</text:p>
          </table:table-cell>
          <table:table-cell office:value-type="float" office:value="55.5661" calcext:value-type="float">
            <text:p>55.5661</text:p>
          </table:table-cell>
          <table:table-cell office:value-type="float" office:value="55.8344" calcext:value-type="float">
            <text:p>55.8344</text:p>
          </table:table-cell>
          <table:table-cell office:value-type="float" office:value="51.6552" calcext:value-type="float">
            <text:p>51.6552</text:p>
          </table:table-cell>
          <table:table-cell office:value-type="float" office:value="53.8687" calcext:value-type="float">
            <text:p>53.8687</text:p>
          </table:table-cell>
          <table:table-cell office:value-type="float" office:value="54.8858" calcext:value-type="float">
            <text:p>54.8858</text:p>
          </table:table-cell>
          <table:table-cell office:value-type="float" office:value="55.5024" calcext:value-type="float">
            <text:p>55.5024</text:p>
          </table:table-cell>
          <table:table-cell office:value-type="float" office:value="52.0425" calcext:value-type="float">
            <text:p>52.0425</text:p>
          </table:table-cell>
        </table:table-row>
        <table:table-row table:style-name="ro1">
          <table:table-cell table:number-columns-repeated="3"/>
          <table:table-cell office:value-type="float" office:value="53.095" calcext:value-type="float">
            <text:p>53.095</text:p>
          </table:table-cell>
          <table:table-cell office:value-type="float" office:value="55.818" calcext:value-type="float">
            <text:p>55.818</text:p>
          </table:table-cell>
          <table:table-cell office:value-type="float" office:value="52.8421" calcext:value-type="float">
            <text:p>52.8421</text:p>
          </table:table-cell>
          <table:table-cell office:value-type="float" office:value="55.7746" calcext:value-type="float">
            <text:p>55.7746</text:p>
          </table:table-cell>
          <table:table-cell office:value-type="float" office:value="56.1479" calcext:value-type="float">
            <text:p>56.1479</text:p>
          </table:table-cell>
          <table:table-cell office:value-type="float" office:value="51.4717" calcext:value-type="float">
            <text:p>51.4717</text:p>
          </table:table-cell>
          <table:table-cell office:value-type="float" office:value="53.8353" calcext:value-type="float">
            <text:p>53.8353</text:p>
          </table:table-cell>
          <table:table-cell office:value-type="float" office:value="54.8556" calcext:value-type="float">
            <text:p>54.8556</text:p>
          </table:table-cell>
          <table:table-cell office:value-type="float" office:value="55.4311" calcext:value-type="float">
            <text:p>55.4311</text:p>
          </table:table-cell>
          <table:table-cell office:value-type="float" office:value="51.969" calcext:value-type="float">
            <text:p>51.969</text:p>
          </table:table-cell>
        </table:table-row>
        <table:table-row table:style-name="ro1">
          <table:table-cell table:number-columns-repeated="3"/>
          <table:table-cell office:value-type="float" office:value="52.6384" calcext:value-type="float">
            <text:p>52.6384</text:p>
          </table:table-cell>
          <table:table-cell office:value-type="float" office:value="55.6681" calcext:value-type="float">
            <text:p>55.6681</text:p>
          </table:table-cell>
          <table:table-cell office:value-type="float" office:value="52.8975" calcext:value-type="float">
            <text:p>52.8975</text:p>
          </table:table-cell>
          <table:table-cell office:value-type="float" office:value="55.733" calcext:value-type="float">
            <text:p>55.733</text:p>
          </table:table-cell>
          <table:table-cell office:value-type="float" office:value="56.241" calcext:value-type="float">
            <text:p>56.241</text:p>
          </table:table-cell>
          <table:table-cell office:value-type="float" office:value="51.4022" calcext:value-type="float">
            <text:p>51.4022</text:p>
          </table:table-cell>
          <table:table-cell office:value-type="float" office:value="54.3028" calcext:value-type="float">
            <text:p>54.3028</text:p>
          </table:table-cell>
          <table:table-cell office:value-type="float" office:value="54.6497" calcext:value-type="float">
            <text:p>54.6497</text:p>
          </table:table-cell>
          <table:table-cell office:value-type="float" office:value="55.7171" calcext:value-type="float">
            <text:p>55.7171</text:p>
          </table:table-cell>
          <table:table-cell office:value-type="float" office:value="52.0711" calcext:value-type="float">
            <text:p>52.0711</text:p>
          </table:table-cell>
        </table:table-row>
        <table:table-row table:style-name="ro1">
          <table:table-cell table:number-columns-repeated="3"/>
          <table:table-cell office:value-type="float" office:value="52.4581" calcext:value-type="float">
            <text:p>52.4581</text:p>
          </table:table-cell>
          <table:table-cell office:value-type="float" office:value="55.6604" calcext:value-type="float">
            <text:p>55.6604</text:p>
          </table:table-cell>
          <table:table-cell office:value-type="float" office:value="53.0691" calcext:value-type="float">
            <text:p>53.0691</text:p>
          </table:table-cell>
          <table:table-cell office:value-type="float" office:value="56.0566" calcext:value-type="float">
            <text:p>56.0566</text:p>
          </table:table-cell>
          <table:table-cell office:value-type="float" office:value="56.4457" calcext:value-type="float">
            <text:p>56.4457</text:p>
          </table:table-cell>
          <table:table-cell office:value-type="float" office:value="51.337" calcext:value-type="float">
            <text:p>51.337</text:p>
          </table:table-cell>
          <table:table-cell office:value-type="float" office:value="53.9049" calcext:value-type="float">
            <text:p>53.9049</text:p>
          </table:table-cell>
          <table:table-cell office:value-type="float" office:value="54.5827" calcext:value-type="float">
            <text:p>54.5827</text:p>
          </table:table-cell>
          <table:table-cell office:value-type="float" office:value="55.7289" calcext:value-type="float">
            <text:p>55.7289</text:p>
          </table:table-cell>
          <table:table-cell office:value-type="float" office:value="51.9098" calcext:value-type="float">
            <text:p>51.9098</text:p>
          </table:table-cell>
        </table:table-row>
        <table:table-row table:style-name="ro1">
          <table:table-cell table:number-columns-repeated="3"/>
          <table:table-cell office:value-type="float" office:value="52.62" calcext:value-type="float">
            <text:p>52.62</text:p>
          </table:table-cell>
          <table:table-cell office:value-type="float" office:value="55.7613" calcext:value-type="float">
            <text:p>55.7613</text:p>
          </table:table-cell>
          <table:table-cell office:value-type="float" office:value="53.1327" calcext:value-type="float">
            <text:p>53.1327</text:p>
          </table:table-cell>
          <table:table-cell office:value-type="float" office:value="55.9724" calcext:value-type="float">
            <text:p>55.9724</text:p>
          </table:table-cell>
          <table:table-cell office:value-type="float" office:value="56.623" calcext:value-type="float">
            <text:p>56.623</text:p>
          </table:table-cell>
          <table:table-cell office:value-type="float" office:value="51.1888" calcext:value-type="float">
            <text:p>51.1888</text:p>
          </table:table-cell>
          <table:table-cell office:value-type="float" office:value="54.5139" calcext:value-type="float">
            <text:p>54.5139</text:p>
          </table:table-cell>
          <table:table-cell office:value-type="float" office:value="54.6508" calcext:value-type="float">
            <text:p>54.6508</text:p>
          </table:table-cell>
          <table:table-cell office:value-type="float" office:value="55.8194" calcext:value-type="float">
            <text:p>55.8194</text:p>
          </table:table-cell>
          <table:table-cell office:value-type="float" office:value="51.9469" calcext:value-type="float">
            <text:p>51.9469</text:p>
          </table:table-cell>
        </table:table-row>
        <table:table-row table:style-name="ro1">
          <table:table-cell table:number-columns-repeated="3"/>
          <table:table-cell office:value-type="float" office:value="52.5943" calcext:value-type="float">
            <text:p>52.5943</text:p>
          </table:table-cell>
          <table:table-cell office:value-type="float" office:value="55.5831" calcext:value-type="float">
            <text:p>55.5831</text:p>
          </table:table-cell>
          <table:table-cell office:value-type="float" office:value="53.2034" calcext:value-type="float">
            <text:p>53.2034</text:p>
          </table:table-cell>
          <table:table-cell office:value-type="float" office:value="56.0452" calcext:value-type="float">
            <text:p>56.0452</text:p>
          </table:table-cell>
          <table:table-cell office:value-type="float" office:value="56.6911" calcext:value-type="float">
            <text:p>56.6911</text:p>
          </table:table-cell>
          <table:table-cell office:value-type="float" office:value="51.0709" calcext:value-type="float">
            <text:p>51.0709</text:p>
          </table:table-cell>
          <table:table-cell office:value-type="float" office:value="54.6054" calcext:value-type="float">
            <text:p>54.6054</text:p>
          </table:table-cell>
          <table:table-cell office:value-type="float" office:value="54.9287" calcext:value-type="float">
            <text:p>54.9287</text:p>
          </table:table-cell>
          <table:table-cell office:value-type="float" office:value="56.0461" calcext:value-type="float">
            <text:p>56.0461</text:p>
          </table:table-cell>
          <table:table-cell office:value-type="float" office:value="51.8811" calcext:value-type="float">
            <text:p>51.8811</text:p>
          </table:table-cell>
        </table:table-row>
        <table:table-row table:style-name="ro1">
          <table:table-cell table:number-columns-repeated="3"/>
          <table:table-cell office:value-type="float" office:value="52.7178" calcext:value-type="float">
            <text:p>52.7178</text:p>
          </table:table-cell>
          <table:table-cell office:value-type="float" office:value="55.7042" calcext:value-type="float">
            <text:p>55.7042</text:p>
          </table:table-cell>
          <table:table-cell office:value-type="float" office:value="53.4188" calcext:value-type="float">
            <text:p>53.4188</text:p>
          </table:table-cell>
          <table:table-cell office:value-type="float" office:value="55.7835" calcext:value-type="float">
            <text:p>55.7835</text:p>
          </table:table-cell>
          <table:table-cell office:value-type="float" office:value="56.4542" calcext:value-type="float">
            <text:p>56.4542</text:p>
          </table:table-cell>
          <table:table-cell office:value-type="float" office:value="51.1018" calcext:value-type="float">
            <text:p>51.1018</text:p>
          </table:table-cell>
          <table:table-cell office:value-type="float" office:value="54.5316" calcext:value-type="float">
            <text:p>54.5316</text:p>
          </table:table-cell>
          <table:table-cell office:value-type="float" office:value="54.8158" calcext:value-type="float">
            <text:p>54.8158</text:p>
          </table:table-cell>
          <table:table-cell office:value-type="float" office:value="55.9144" calcext:value-type="float">
            <text:p>55.9144</text:p>
          </table:table-cell>
          <table:table-cell office:value-type="float" office:value="51.8925" calcext:value-type="float">
            <text:p>51.8925</text:p>
          </table:table-cell>
        </table:table-row>
        <table:table-row table:style-name="ro1">
          <table:table-cell table:number-columns-repeated="3"/>
          <table:table-cell office:value-type="float" office:value="52.7355" calcext:value-type="float">
            <text:p>52.7355</text:p>
          </table:table-cell>
          <table:table-cell office:value-type="float" office:value="56.0848" calcext:value-type="float">
            <text:p>56.0848</text:p>
          </table:table-cell>
          <table:table-cell office:value-type="float" office:value="53.4815" calcext:value-type="float">
            <text:p>53.4815</text:p>
          </table:table-cell>
          <table:table-cell office:value-type="float" office:value="55.8881" calcext:value-type="float">
            <text:p>55.8881</text:p>
          </table:table-cell>
          <table:table-cell office:value-type="float" office:value="56.4461" calcext:value-type="float">
            <text:p>56.4461</text:p>
          </table:table-cell>
          <table:table-cell office:value-type="float" office:value="51.0931" calcext:value-type="float">
            <text:p>51.0931</text:p>
          </table:table-cell>
          <table:table-cell office:value-type="float" office:value="54.7817" calcext:value-type="float">
            <text:p>54.7817</text:p>
          </table:table-cell>
          <table:table-cell office:value-type="float" office:value="54.7154" calcext:value-type="float">
            <text:p>54.7154</text:p>
          </table:table-cell>
          <table:table-cell office:value-type="float" office:value="56.0442" calcext:value-type="float">
            <text:p>56.0442</text:p>
          </table:table-cell>
          <table:table-cell office:value-type="float" office:value="51.5191" calcext:value-type="float">
            <text:p>51.5191</text:p>
          </table:table-cell>
        </table:table-row>
        <table:table-row table:style-name="ro1">
          <table:table-cell table:number-columns-repeated="3"/>
          <table:table-cell office:value-type="float" office:value="52.7445" calcext:value-type="float">
            <text:p>52.7445</text:p>
          </table:table-cell>
          <table:table-cell office:value-type="float" office:value="55.9165" calcext:value-type="float">
            <text:p>55.9165</text:p>
          </table:table-cell>
          <table:table-cell office:value-type="float" office:value="53.6049" calcext:value-type="float">
            <text:p>53.6049</text:p>
          </table:table-cell>
          <table:table-cell office:value-type="float" office:value="56.1119" calcext:value-type="float">
            <text:p>56.1119</text:p>
          </table:table-cell>
          <table:table-cell office:value-type="float" office:value="56.4953" calcext:value-type="float">
            <text:p>56.4953</text:p>
          </table:table-cell>
          <table:table-cell office:value-type="float" office:value="51.0489" calcext:value-type="float">
            <text:p>51.0489</text:p>
          </table:table-cell>
          <table:table-cell office:value-type="float" office:value="54.3745" calcext:value-type="float">
            <text:p>54.3745</text:p>
          </table:table-cell>
          <table:table-cell office:value-type="float" office:value="54.4508" calcext:value-type="float">
            <text:p>54.4508</text:p>
          </table:table-cell>
          <table:table-cell office:value-type="float" office:value="56.0476" calcext:value-type="float">
            <text:p>56.0476</text:p>
          </table:table-cell>
          <table:table-cell office:value-type="float" office:value="51.5451" calcext:value-type="float">
            <text:p>51.5451</text:p>
          </table:table-cell>
        </table:table-row>
        <table:table-row table:style-name="ro1">
          <table:table-cell table:number-columns-repeated="3"/>
          <table:table-cell office:value-type="float" office:value="52.8531" calcext:value-type="float">
            <text:p>52.8531</text:p>
          </table:table-cell>
          <table:table-cell office:value-type="float" office:value="55.8694" calcext:value-type="float">
            <text:p>55.8694</text:p>
          </table:table-cell>
          <table:table-cell office:value-type="float" office:value="53.4987" calcext:value-type="float">
            <text:p>53.4987</text:p>
          </table:table-cell>
          <table:table-cell office:value-type="float" office:value="55.7565" calcext:value-type="float">
            <text:p>55.7565</text:p>
          </table:table-cell>
          <table:table-cell office:value-type="float" office:value="56.1607" calcext:value-type="float">
            <text:p>56.1607</text:p>
          </table:table-cell>
          <table:table-cell office:value-type="float" office:value="50.932" calcext:value-type="float">
            <text:p>50.932</text:p>
          </table:table-cell>
          <table:table-cell office:value-type="float" office:value="54.3534" calcext:value-type="float">
            <text:p>54.3534</text:p>
          </table:table-cell>
          <table:table-cell office:value-type="float" office:value="54.484" calcext:value-type="float">
            <text:p>54.484</text:p>
          </table:table-cell>
          <table:table-cell office:value-type="float" office:value="56.0911" calcext:value-type="float">
            <text:p>56.0911</text:p>
          </table:table-cell>
          <table:table-cell office:value-type="float" office:value="51.578" calcext:value-type="float">
            <text:p>51.578</text:p>
          </table:table-cell>
        </table:table-row>
        <table:table-row table:style-name="ro1">
          <table:table-cell table:number-columns-repeated="3"/>
          <table:table-cell office:value-type="float" office:value="52.6931" calcext:value-type="float">
            <text:p>52.6931</text:p>
          </table:table-cell>
          <table:table-cell office:value-type="float" office:value="55.9307" calcext:value-type="float">
            <text:p>55.9307</text:p>
          </table:table-cell>
          <table:table-cell office:value-type="float" office:value="53.2802" calcext:value-type="float">
            <text:p>53.2802</text:p>
          </table:table-cell>
          <table:table-cell office:value-type="float" office:value="55.9727" calcext:value-type="float">
            <text:p>55.9727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1.2557" calcext:value-type="float">
            <text:p>51.2557</text:p>
          </table:table-cell>
          <table:table-cell office:value-type="float" office:value="54.6202" calcext:value-type="float">
            <text:p>54.6202</text:p>
          </table:table-cell>
          <table:table-cell office:value-type="float" office:value="54.4232" calcext:value-type="float">
            <text:p>54.4232</text:p>
          </table:table-cell>
          <table:table-cell office:value-type="float" office:value="56.0888" calcext:value-type="float">
            <text:p>56.0888</text:p>
          </table:table-cell>
          <table:table-cell office:value-type="float" office:value="51.6226" calcext:value-type="float">
            <text:p>51.6226</text:p>
          </table:table-cell>
        </table:table-row>
        <table:table-row table:style-name="ro1">
          <table:table-cell table:number-columns-repeated="3"/>
          <table:table-cell office:value-type="float" office:value="52.7804" calcext:value-type="float">
            <text:p>52.7804</text:p>
          </table:table-cell>
          <table:table-cell office:value-type="float" office:value="55.9941" calcext:value-type="float">
            <text:p>55.9941</text:p>
          </table:table-cell>
          <table:table-cell office:value-type="float" office:value="53.1757" calcext:value-type="float">
            <text:p>53.1757</text:p>
          </table:table-cell>
          <table:table-cell office:value-type="float" office:value="56.0428" calcext:value-type="float">
            <text:p>56.0428</text:p>
          </table:table-cell>
          <table:table-cell office:value-type="float" office:value="56.2884" calcext:value-type="float">
            <text:p>56.2884</text:p>
          </table:table-cell>
          <table:table-cell office:value-type="float" office:value="51.3342" calcext:value-type="float">
            <text:p>51.3342</text:p>
          </table:table-cell>
          <table:table-cell office:value-type="float" office:value="54.6496" calcext:value-type="float">
            <text:p>54.6496</text:p>
          </table:table-cell>
          <table:table-cell office:value-type="float" office:value="54.491" calcext:value-type="float">
            <text:p>54.491</text:p>
          </table:table-cell>
          <table:table-cell office:value-type="float" office:value="55.9171" calcext:value-type="float">
            <text:p>55.9171</text:p>
          </table:table-cell>
          <table:table-cell office:value-type="float" office:value="51.5091" calcext:value-type="float">
            <text:p>51.5091</text:p>
          </table:table-cell>
        </table:table-row>
        <table:table-row table:style-name="ro1">
          <table:table-cell table:number-columns-repeated="3"/>
          <table:table-cell office:value-type="float" office:value="52.848" calcext:value-type="float">
            <text:p>52.848</text:p>
          </table:table-cell>
          <table:table-cell office:value-type="float" office:value="55.7364" calcext:value-type="float">
            <text:p>55.7364</text:p>
          </table:table-cell>
          <table:table-cell office:value-type="float" office:value="53.4992" calcext:value-type="float">
            <text:p>53.4992</text:p>
          </table:table-cell>
          <table:table-cell office:value-type="float" office:value="56.1583" calcext:value-type="float">
            <text:p>56.1583</text:p>
          </table:table-cell>
          <table:table-cell office:value-type="float" office:value="56.4242" calcext:value-type="float">
            <text:p>56.4242</text:p>
          </table:table-cell>
          <table:table-cell office:value-type="float" office:value="51.7682" calcext:value-type="float">
            <text:p>51.7682</text:p>
          </table:table-cell>
          <table:table-cell office:value-type="float" office:value="54.6002" calcext:value-type="float">
            <text:p>54.6002</text:p>
          </table:table-cell>
          <table:table-cell office:value-type="float" office:value="54.1932" calcext:value-type="float">
            <text:p>54.1932</text:p>
          </table:table-cell>
          <table:table-cell office:value-type="float" office:value="55.8917" calcext:value-type="float">
            <text:p>55.8917</text:p>
          </table:table-cell>
          <table:table-cell office:value-type="float" office:value="51.7419" calcext:value-type="float">
            <text:p>51.7419</text:p>
          </table:table-cell>
        </table:table-row>
        <table:table-row table:style-name="ro1">
          <table:table-cell table:number-columns-repeated="3"/>
          <table:table-cell office:value-type="float" office:value="52.6712" calcext:value-type="float">
            <text:p>52.6712</text:p>
          </table:table-cell>
          <table:table-cell office:value-type="float" office:value="55.9425" calcext:value-type="float">
            <text:p>55.9425</text:p>
          </table:table-cell>
          <table:table-cell office:value-type="float" office:value="53.5151" calcext:value-type="float">
            <text:p>53.5151</text:p>
          </table:table-cell>
          <table:table-cell office:value-type="float" office:value="56.1244" calcext:value-type="float">
            <text:p>56.1244</text:p>
          </table:table-cell>
          <table:table-cell office:value-type="float" office:value="56.5813" calcext:value-type="float">
            <text:p>56.5813</text:p>
          </table:table-cell>
          <table:table-cell office:value-type="float" office:value="51.9974" calcext:value-type="float">
            <text:p>51.9974</text:p>
          </table:table-cell>
          <table:table-cell office:value-type="float" office:value="54.6823" calcext:value-type="float">
            <text:p>54.6823</text:p>
          </table:table-cell>
          <table:table-cell office:value-type="float" office:value="54.2099" calcext:value-type="float">
            <text:p>54.2099</text:p>
          </table:table-cell>
          <table:table-cell office:value-type="float" office:value="56.1369" calcext:value-type="float">
            <text:p>56.1369</text:p>
          </table:table-cell>
          <table:table-cell office:value-type="float" office:value="51.8111" calcext:value-type="float">
            <text:p>51.8111</text:p>
          </table:table-cell>
        </table:table-row>
        <table:table-row table:style-name="ro1">
          <table:table-cell table:number-columns-repeated="3"/>
          <table:table-cell office:value-type="float" office:value="52.4239" calcext:value-type="float">
            <text:p>52.4239</text:p>
          </table:table-cell>
          <table:table-cell office:value-type="float" office:value="56" calcext:value-type="float">
            <text:p>56</text:p>
          </table:table-cell>
          <table:table-cell office:value-type="float" office:value="53.688" calcext:value-type="float">
            <text:p>53.688</text:p>
          </table:table-cell>
          <table:table-cell office:value-type="float" office:value="56.0601" calcext:value-type="float">
            <text:p>56.0601</text:p>
          </table:table-cell>
          <table:table-cell office:value-type="float" office:value="56.7628" calcext:value-type="float">
            <text:p>56.7628</text:p>
          </table:table-cell>
          <table:table-cell office:value-type="float" office:value="51.9962" calcext:value-type="float">
            <text:p>51.9962</text:p>
          </table:table-cell>
          <table:table-cell office:value-type="float" office:value="54.5712" calcext:value-type="float">
            <text:p>54.5712</text:p>
          </table:table-cell>
          <table:table-cell office:value-type="float" office:value="54.0379" calcext:value-type="float">
            <text:p>54.0379</text:p>
          </table:table-cell>
          <table:table-cell office:value-type="float" office:value="56.3866" calcext:value-type="float">
            <text:p>56.3866</text:p>
          </table:table-cell>
          <table:table-cell office:value-type="float" office:value="51.7715" calcext:value-type="float">
            <text:p>51.7715</text:p>
          </table:table-cell>
        </table:table-row>
        <table:table-row table:style-name="ro1">
          <table:table-cell table:number-columns-repeated="3"/>
          <table:table-cell office:value-type="float" office:value="52.3595" calcext:value-type="float">
            <text:p>52.3595</text:p>
          </table:table-cell>
          <table:table-cell office:value-type="float" office:value="56.0046" calcext:value-type="float">
            <text:p>56.0046</text:p>
          </table:table-cell>
          <table:table-cell office:value-type="float" office:value="53.6967" calcext:value-type="float">
            <text:p>53.6967</text:p>
          </table:table-cell>
          <table:table-cell office:value-type="float" office:value="56.2402" calcext:value-type="float">
            <text:p>56.2402</text:p>
          </table:table-cell>
          <table:table-cell office:value-type="float" office:value="56.7173" calcext:value-type="float">
            <text:p>56.7173</text:p>
          </table:table-cell>
          <table:table-cell office:value-type="float" office:value="52.0852" calcext:value-type="float">
            <text:p>52.0852</text:p>
          </table:table-cell>
          <table:table-cell office:value-type="float" office:value="54.4799" calcext:value-type="float">
            <text:p>54.4799</text:p>
          </table:table-cell>
          <table:table-cell office:value-type="float" office:value="54.0285" calcext:value-type="float">
            <text:p>54.0285</text:p>
          </table:table-cell>
          <table:table-cell office:value-type="float" office:value="56.3592" calcext:value-type="float">
            <text:p>56.3592</text:p>
          </table:table-cell>
          <table:table-cell office:value-type="float" office:value="51.9271" calcext:value-type="float">
            <text:p>51.9271</text:p>
          </table:table-cell>
        </table:table-row>
        <table:table-row table:style-name="ro1">
          <table:table-cell table:number-columns-repeated="3"/>
          <table:table-cell office:value-type="float" office:value="52.8234" calcext:value-type="float">
            <text:p>52.8234</text:p>
          </table:table-cell>
          <table:table-cell office:value-type="float" office:value="55.9863" calcext:value-type="float">
            <text:p>55.9863</text:p>
          </table:table-cell>
          <table:table-cell office:value-type="float" office:value="53.6682" calcext:value-type="float">
            <text:p>53.6682</text:p>
          </table:table-cell>
          <table:table-cell office:value-type="float" office:value="56.3934" calcext:value-type="float">
            <text:p>56.3934</text:p>
          </table:table-cell>
          <table:table-cell office:value-type="float" office:value="56.7246" calcext:value-type="float">
            <text:p>56.7246</text:p>
          </table:table-cell>
          <table:table-cell office:value-type="float" office:value="52.123" calcext:value-type="float">
            <text:p>52.123</text:p>
          </table:table-cell>
          <table:table-cell office:value-type="float" office:value="54.1036" calcext:value-type="float">
            <text:p>54.1036</text:p>
          </table:table-cell>
          <table:table-cell office:value-type="float" office:value="53.9782" calcext:value-type="float">
            <text:p>53.9782</text:p>
          </table:table-cell>
          <table:table-cell office:value-type="float" office:value="56.7525" calcext:value-type="float">
            <text:p>56.7525</text:p>
          </table:table-cell>
          <table:table-cell office:value-type="float" office:value="51.9739" calcext:value-type="float">
            <text:p>51.9739</text:p>
          </table:table-cell>
        </table:table-row>
        <table:table-row table:style-name="ro1">
          <table:table-cell table:number-columns-repeated="3"/>
          <table:table-cell office:value-type="float" office:value="53.1039" calcext:value-type="float">
            <text:p>53.1039</text:p>
          </table:table-cell>
          <table:table-cell office:value-type="float" office:value="56.3975" calcext:value-type="float">
            <text:p>56.3975</text:p>
          </table:table-cell>
          <table:table-cell office:value-type="float" office:value="53.7477" calcext:value-type="float">
            <text:p>53.7477</text:p>
          </table:table-cell>
          <table:table-cell office:value-type="float" office:value="56.4838" calcext:value-type="float">
            <text:p>56.4838</text:p>
          </table:table-cell>
          <table:table-cell office:value-type="float" office:value="56.5307" calcext:value-type="float">
            <text:p>56.5307</text:p>
          </table:table-cell>
          <table:table-cell office:value-type="float" office:value="52.187" calcext:value-type="float">
            <text:p>52.187</text:p>
          </table:table-cell>
          <table:table-cell office:value-type="float" office:value="54.3499" calcext:value-type="float">
            <text:p>54.3499</text:p>
          </table:table-cell>
          <table:table-cell office:value-type="float" office:value="54.0105" calcext:value-type="float">
            <text:p>54.0105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1.7331" calcext:value-type="float">
            <text:p>51.7331</text:p>
          </table:table-cell>
        </table:table-row>
        <table:table-row table:style-name="ro1">
          <table:table-cell table:number-columns-repeated="3"/>
          <table:table-cell office:value-type="float" office:value="53.3146" calcext:value-type="float">
            <text:p>53.3146</text:p>
          </table:table-cell>
          <table:table-cell office:value-type="float" office:value="56.2018" calcext:value-type="float">
            <text:p>56.2018</text:p>
          </table:table-cell>
          <table:table-cell office:value-type="float" office:value="53.7422" calcext:value-type="float">
            <text:p>53.7422</text:p>
          </table:table-cell>
          <table:table-cell office:value-type="float" office:value="56.2771" calcext:value-type="float">
            <text:p>56.2771</text:p>
          </table:table-cell>
          <table:table-cell office:value-type="float" office:value="56.6932" calcext:value-type="float">
            <text:p>56.6932</text:p>
          </table:table-cell>
          <table:table-cell office:value-type="float" office:value="52.3441" calcext:value-type="float">
            <text:p>52.3441</text:p>
          </table:table-cell>
          <table:table-cell office:value-type="float" office:value="54.4213" calcext:value-type="float">
            <text:p>54.4213</text:p>
          </table:table-cell>
          <table:table-cell office:value-type="float" office:value="53.901" calcext:value-type="float">
            <text:p>53.901</text:p>
          </table:table-cell>
          <table:table-cell office:value-type="float" office:value="56.3624" calcext:value-type="float">
            <text:p>56.3624</text:p>
          </table:table-cell>
          <table:table-cell office:value-type="float" office:value="51.5029" calcext:value-type="float">
            <text:p>51.5029</text:p>
          </table:table-cell>
        </table:table-row>
        <table:table-row table:style-name="ro1">
          <table:table-cell table:number-columns-repeated="3"/>
          <table:table-cell office:value-type="float" office:value="53.2806" calcext:value-type="float">
            <text:p>53.2806</text:p>
          </table:table-cell>
          <table:table-cell office:value-type="float" office:value="56.211" calcext:value-type="float">
            <text:p>56.211</text:p>
          </table:table-cell>
          <table:table-cell office:value-type="float" office:value="53.5035" calcext:value-type="float">
            <text:p>53.5035</text:p>
          </table:table-cell>
          <table:table-cell office:value-type="float" office:value="56.3026" calcext:value-type="float">
            <text:p>56.3026</text:p>
          </table:table-cell>
          <table:table-cell office:value-type="float" office:value="56.8977" calcext:value-type="float">
            <text:p>56.8977</text:p>
          </table:table-cell>
          <table:table-cell office:value-type="float" office:value="52.5843" calcext:value-type="float">
            <text:p>52.5843</text:p>
          </table:table-cell>
          <table:table-cell office:value-type="float" office:value="54.42" calcext:value-type="float">
            <text:p>54.42</text:p>
          </table:table-cell>
          <table:table-cell office:value-type="float" office:value="53.9735" calcext:value-type="float">
            <text:p>53.9735</text:p>
          </table:table-cell>
          <table:table-cell office:value-type="float" office:value="56.5912" calcext:value-type="float">
            <text:p>56.5912</text:p>
          </table:table-cell>
          <table:table-cell office:value-type="float" office:value="51.3882" calcext:value-type="float">
            <text:p>51.3882</text:p>
          </table:table-cell>
        </table:table-row>
        <table:table-row table:style-name="ro1">
          <table:table-cell table:number-columns-repeated="3"/>
          <table:table-cell office:value-type="float" office:value="53.342" calcext:value-type="float">
            <text:p>53.342</text:p>
          </table:table-cell>
          <table:table-cell office:value-type="float" office:value="56.1629" calcext:value-type="float">
            <text:p>56.1629</text:p>
          </table:table-cell>
          <table:table-cell office:value-type="float" office:value="53.5886" calcext:value-type="float">
            <text:p>53.5886</text:p>
          </table:table-cell>
          <table:table-cell office:value-type="float" office:value="56.1869" calcext:value-type="float">
            <text:p>56.1869</text:p>
          </table:table-cell>
          <table:table-cell office:value-type="float" office:value="56.8796" calcext:value-type="float">
            <text:p>56.8796</text:p>
          </table:table-cell>
          <table:table-cell office:value-type="float" office:value="52.7947" calcext:value-type="float">
            <text:p>52.7947</text:p>
          </table:table-cell>
          <table:table-cell office:value-type="float" office:value="54.5211" calcext:value-type="float">
            <text:p>54.5211</text:p>
          </table:table-cell>
          <table:table-cell office:value-type="float" office:value="53.7625" calcext:value-type="float">
            <text:p>53.7625</text:p>
          </table:table-cell>
          <table:table-cell office:value-type="float" office:value="56.3818" calcext:value-type="float">
            <text:p>56.3818</text:p>
          </table:table-cell>
          <table:table-cell office:value-type="float" office:value="51.6508" calcext:value-type="float">
            <text:p>51.6508</text:p>
          </table:table-cell>
        </table:table-row>
        <table:table-row table:style-name="ro1">
          <table:table-cell table:number-columns-repeated="3"/>
          <table:table-cell office:value-type="float" office:value="53.3342" calcext:value-type="float">
            <text:p>53.3342</text:p>
          </table:table-cell>
          <table:table-cell office:value-type="float" office:value="56.333" calcext:value-type="float">
            <text:p>56.333</text:p>
          </table:table-cell>
          <table:table-cell office:value-type="float" office:value="53.8989" calcext:value-type="float">
            <text:p>53.8989</text:p>
          </table:table-cell>
          <table:table-cell office:value-type="float" office:value="56.1681" calcext:value-type="float">
            <text:p>56.1681</text:p>
          </table:table-cell>
          <table:table-cell office:value-type="float" office:value="56.7182" calcext:value-type="float">
            <text:p>56.7182</text:p>
          </table:table-cell>
          <table:table-cell office:value-type="float" office:value="52.7363" calcext:value-type="float">
            <text:p>52.7363</text:p>
          </table:table-cell>
          <table:table-cell office:value-type="float" office:value="54.4303" calcext:value-type="float">
            <text:p>54.4303</text:p>
          </table:table-cell>
          <table:table-cell office:value-type="float" office:value="53.577" calcext:value-type="float">
            <text:p>53.577</text:p>
          </table:table-cell>
          <table:table-cell office:value-type="float" office:value="56.4019" calcext:value-type="float">
            <text:p>56.4019</text:p>
          </table:table-cell>
          <table:table-cell office:value-type="float" office:value="51.8302" calcext:value-type="float">
            <text:p>51.8302</text:p>
          </table:table-cell>
        </table:table-row>
        <table:table-row table:style-name="ro1">
          <table:table-cell table:number-columns-repeated="3"/>
          <table:table-cell office:value-type="float" office:value="53.5343" calcext:value-type="float">
            <text:p>53.5343</text:p>
          </table:table-cell>
          <table:table-cell office:value-type="float" office:value="56.425" calcext:value-type="float">
            <text:p>56.425</text:p>
          </table:table-cell>
          <table:table-cell office:value-type="float" office:value="54.0088" calcext:value-type="float">
            <text:p>54.0088</text:p>
          </table:table-cell>
          <table:table-cell office:value-type="float" office:value="56.3697" calcext:value-type="float">
            <text:p>56.3697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52.8464" calcext:value-type="float">
            <text:p>52.8464</text:p>
          </table:table-cell>
          <table:table-cell office:value-type="float" office:value="53.9968" calcext:value-type="float">
            <text:p>53.9968</text:p>
          </table:table-cell>
          <table:table-cell office:value-type="float" office:value="53.5856" calcext:value-type="float">
            <text:p>53.5856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2.0154" calcext:value-type="float">
            <text:p>52.0154</text:p>
          </table:table-cell>
        </table:table-row>
        <table:table-row table:style-name="ro1">
          <table:table-cell table:number-columns-repeated="3"/>
          <table:table-cell office:value-type="float" office:value="53.6415" calcext:value-type="float">
            <text:p>53.6415</text:p>
          </table:table-cell>
          <table:table-cell office:value-type="float" office:value="56.6058" calcext:value-type="float">
            <text:p>56.6058</text:p>
          </table:table-cell>
          <table:table-cell office:value-type="float" office:value="54.2141" calcext:value-type="float">
            <text:p>54.2141</text:p>
          </table:table-cell>
          <table:table-cell office:value-type="float" office:value="56.6695" calcext:value-type="float">
            <text:p>56.6695</text:p>
          </table:table-cell>
          <table:table-cell office:value-type="float" office:value="56.8667" calcext:value-type="float">
            <text:p>56.8667</text:p>
          </table:table-cell>
          <table:table-cell office:value-type="float" office:value="53.0217" calcext:value-type="float">
            <text:p>53.0217</text:p>
          </table:table-cell>
          <table:table-cell office:value-type="float" office:value="53.8636" calcext:value-type="float">
            <text:p>53.8636</text:p>
          </table:table-cell>
          <table:table-cell office:value-type="float" office:value="53.6488" calcext:value-type="float">
            <text:p>53.6488</text:p>
          </table:table-cell>
          <table:table-cell office:value-type="float" office:value="56.5031" calcext:value-type="float">
            <text:p>56.5031</text:p>
          </table:table-cell>
          <table:table-cell office:value-type="float" office:value="52.0352" calcext:value-type="float">
            <text:p>52.0352</text:p>
          </table:table-cell>
        </table:table-row>
        <table:table-row table:style-name="ro1">
          <table:table-cell table:number-columns-repeated="3"/>
          <table:table-cell office:value-type="float" office:value="53.3437" calcext:value-type="float">
            <text:p>53.3437</text:p>
          </table:table-cell>
          <table:table-cell office:value-type="float" office:value="56.6571" calcext:value-type="float">
            <text:p>56.6571</text:p>
          </table:table-cell>
          <table:table-cell office:value-type="float" office:value="54.21" calcext:value-type="float">
            <text:p>54.21</text:p>
          </table:table-cell>
          <table:table-cell office:value-type="float" office:value="56.675" calcext:value-type="float">
            <text:p>56.675</text:p>
          </table:table-cell>
          <table:table-cell office:value-type="float" office:value="57.0632" calcext:value-type="float">
            <text:p>57.0632</text:p>
          </table:table-cell>
          <table:table-cell office:value-type="float" office:value="53.0857" calcext:value-type="float">
            <text:p>53.0857</text:p>
          </table:table-cell>
          <table:table-cell office:value-type="float" office:value="53.8718" calcext:value-type="float">
            <text:p>53.8718</text:p>
          </table:table-cell>
          <table:table-cell office:value-type="float" office:value="53.6909" calcext:value-type="float">
            <text:p>53.6909</text:p>
          </table:table-cell>
          <table:table-cell office:value-type="float" office:value="56.6183" calcext:value-type="float">
            <text:p>56.6183</text:p>
          </table:table-cell>
          <table:table-cell office:value-type="float" office:value="52.3289" calcext:value-type="float">
            <text:p>52.3289</text:p>
          </table:table-cell>
        </table:table-row>
        <table:table-row table:style-name="ro1">
          <table:table-cell table:number-columns-repeated="3"/>
          <table:table-cell office:value-type="float" office:value="53.4984" calcext:value-type="float">
            <text:p>53.4984</text:p>
          </table:table-cell>
          <table:table-cell office:value-type="float" office:value="57.1553" calcext:value-type="float">
            <text:p>57.1553</text:p>
          </table:table-cell>
          <table:table-cell office:value-type="float" office:value="54.2817" calcext:value-type="float">
            <text:p>54.2817</text:p>
          </table:table-cell>
          <table:table-cell office:value-type="float" office:value="56.903" calcext:value-type="float">
            <text:p>56.903</text:p>
          </table:table-cell>
          <table:table-cell office:value-type="float" office:value="56.9761" calcext:value-type="float">
            <text:p>56.9761</text:p>
          </table:table-cell>
          <table:table-cell office:value-type="float" office:value="53.1879" calcext:value-type="float">
            <text:p>53.1879</text:p>
          </table:table-cell>
          <table:table-cell office:value-type="float" office:value="53.7283" calcext:value-type="float">
            <text:p>53.7283</text:p>
          </table:table-cell>
          <table:table-cell office:value-type="float" office:value="53.9987" calcext:value-type="float">
            <text:p>53.9987</text:p>
          </table:table-cell>
          <table:table-cell office:value-type="float" office:value="56.627" calcext:value-type="float">
            <text:p>56.627</text:p>
          </table:table-cell>
          <table:table-cell office:value-type="float" office:value="52.4981" calcext:value-type="float">
            <text:p>52.4981</text:p>
          </table:table-cell>
        </table:table-row>
        <table:table-row table:style-name="ro1">
          <table:table-cell table:number-columns-repeated="3"/>
          <table:table-cell office:value-type="float" office:value="53.6686" calcext:value-type="float">
            <text:p>53.6686</text:p>
          </table:table-cell>
          <table:table-cell office:value-type="float" office:value="57.207" calcext:value-type="float">
            <text:p>57.207</text:p>
          </table:table-cell>
          <table:table-cell office:value-type="float" office:value="54.3493" calcext:value-type="float">
            <text:p>54.3493</text:p>
          </table:table-cell>
          <table:table-cell office:value-type="float" office:value="56.852" calcext:value-type="float">
            <text:p>56.852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53.2104" calcext:value-type="float">
            <text:p>53.2104</text:p>
          </table:table-cell>
          <table:table-cell office:value-type="float" office:value="53.803" calcext:value-type="float">
            <text:p>53.803</text:p>
          </table:table-cell>
          <table:table-cell office:value-type="float" office:value="54.0462" calcext:value-type="float">
            <text:p>54.0462</text:p>
          </table:table-cell>
          <table:table-cell office:value-type="float" office:value="56.6418" calcext:value-type="float">
            <text:p>56.6418</text:p>
          </table:table-cell>
          <table:table-cell office:value-type="float" office:value="52.4259" calcext:value-type="float">
            <text:p>52.4259</text:p>
          </table:table-cell>
        </table:table-row>
        <table:table-row table:style-name="ro1">
          <table:table-cell table:number-columns-repeated="3"/>
          <table:table-cell office:value-type="float" office:value="53.5993" calcext:value-type="float">
            <text:p>53.5993</text:p>
          </table:table-cell>
          <table:table-cell office:value-type="float" office:value="57.2573" calcext:value-type="float">
            <text:p>57.2573</text:p>
          </table:table-cell>
          <table:table-cell office:value-type="float" office:value="54.6041" calcext:value-type="float">
            <text:p>54.6041</text:p>
          </table:table-cell>
          <table:table-cell office:value-type="float" office:value="56.3713" calcext:value-type="float">
            <text:p>56.3713</text:p>
          </table:table-cell>
          <table:table-cell office:value-type="float" office:value="56.5874" calcext:value-type="float">
            <text:p>56.5874</text:p>
          </table:table-cell>
          <table:table-cell office:value-type="float" office:value="52.9261" calcext:value-type="float">
            <text:p>52.9261</text:p>
          </table:table-cell>
          <table:table-cell office:value-type="float" office:value="53.6559" calcext:value-type="float">
            <text:p>53.6559</text:p>
          </table:table-cell>
          <table:table-cell office:value-type="float" office:value="54.1221" calcext:value-type="float">
            <text:p>54.1221</text:p>
          </table:table-cell>
          <table:table-cell office:value-type="float" office:value="56.8047" calcext:value-type="float">
            <text:p>56.8047</text:p>
          </table:table-cell>
          <table:table-cell office:value-type="float" office:value="52.3874" calcext:value-type="float">
            <text:p>52.3874</text:p>
          </table:table-cell>
        </table:table-row>
        <table:table-row table:style-name="ro1">
          <table:table-cell table:number-columns-repeated="3"/>
          <table:table-cell office:value-type="float" office:value="53.4952" calcext:value-type="float">
            <text:p>53.4952</text:p>
          </table:table-cell>
          <table:table-cell office:value-type="float" office:value="57.2174" calcext:value-type="float">
            <text:p>57.2174</text:p>
          </table:table-cell>
          <table:table-cell office:value-type="float" office:value="54.7928" calcext:value-type="float">
            <text:p>54.7928</text:p>
          </table:table-cell>
          <table:table-cell office:value-type="float" office:value="56.2144" calcext:value-type="float">
            <text:p>56.2144</text:p>
          </table:table-cell>
          <table:table-cell office:value-type="float" office:value="56.4459" calcext:value-type="float">
            <text:p>56.4459</text:p>
          </table:table-cell>
          <table:table-cell office:value-type="float" office:value="52.7122" calcext:value-type="float">
            <text:p>52.7122</text:p>
          </table:table-cell>
          <table:table-cell office:value-type="float" office:value="53.6423" calcext:value-type="float">
            <text:p>53.6423</text:p>
          </table:table-cell>
          <table:table-cell office:value-type="float" office:value="54.2084" calcext:value-type="float">
            <text:p>54.2084</text:p>
          </table:table-cell>
          <table:table-cell office:value-type="float" office:value="56.9719" calcext:value-type="float">
            <text:p>56.9719</text:p>
          </table:table-cell>
          <table:table-cell office:value-type="float" office:value="52.2672" calcext:value-type="float">
            <text:p>52.2672</text:p>
          </table:table-cell>
        </table:table-row>
        <table:table-row table:style-name="ro1">
          <table:table-cell table:number-columns-repeated="3"/>
          <table:table-cell office:value-type="float" office:value="53.6085" calcext:value-type="float">
            <text:p>53.6085</text:p>
          </table:table-cell>
          <table:table-cell office:value-type="float" office:value="57.3343" calcext:value-type="float">
            <text:p>57.3343</text:p>
          </table:table-cell>
          <table:table-cell office:value-type="float" office:value="54.4876" calcext:value-type="float">
            <text:p>54.4876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8327" calcext:value-type="float">
            <text:p>56.8327</text:p>
          </table:table-cell>
          <table:table-cell office:value-type="float" office:value="52.8164" calcext:value-type="float">
            <text:p>52.8164</text:p>
          </table:table-cell>
          <table:table-cell office:value-type="float" office:value="54.0701" calcext:value-type="float">
            <text:p>54.0701</text:p>
          </table:table-cell>
          <table:table-cell office:value-type="float" office:value="53.8821" calcext:value-type="float">
            <text:p>53.8821</text:p>
          </table:table-cell>
          <table:table-cell office:value-type="float" office:value="57.1435" calcext:value-type="float">
            <text:p>57.1435</text:p>
          </table:table-cell>
          <table:table-cell office:value-type="float" office:value="52.3843" calcext:value-type="float">
            <text:p>52.3843</text:p>
          </table:table-cell>
        </table:table-row>
        <table:table-row table:style-name="ro1">
          <table:table-cell table:number-columns-repeated="3"/>
          <table:table-cell office:value-type="float" office:value="53.5321" calcext:value-type="float">
            <text:p>53.5321</text:p>
          </table:table-cell>
          <table:table-cell office:value-type="float" office:value="57.2807" calcext:value-type="float">
            <text:p>57.2807</text:p>
          </table:table-cell>
          <table:table-cell office:value-type="float" office:value="54.7037" calcext:value-type="float">
            <text:p>54.7037</text:p>
          </table:table-cell>
          <table:table-cell office:value-type="float" office:value="56.654" calcext:value-type="float">
            <text:p>56.654</text:p>
          </table:table-cell>
          <table:table-cell office:value-type="float" office:value="56.8496" calcext:value-type="float">
            <text:p>56.8496</text:p>
          </table:table-cell>
          <table:table-cell office:value-type="float" office:value="53.0929" calcext:value-type="float">
            <text:p>53.0929</text:p>
          </table:table-cell>
          <table:table-cell office:value-type="float" office:value="54.3173" calcext:value-type="float">
            <text:p>54.3173</text:p>
          </table:table-cell>
          <table:table-cell office:value-type="float" office:value="54.2082" calcext:value-type="float">
            <text:p>54.2082</text:p>
          </table:table-cell>
          <table:table-cell office:value-type="float" office:value="57.2049" calcext:value-type="float">
            <text:p>57.2049</text:p>
          </table:table-cell>
          <table:table-cell office:value-type="float" office:value="52.2687" calcext:value-type="float">
            <text:p>52.2687</text:p>
          </table:table-cell>
        </table:table-row>
        <table:table-row table:style-name="ro1">
          <table:table-cell table:number-columns-repeated="3"/>
          <table:table-cell office:value-type="float" office:value="53.6" calcext:value-type="float">
            <text:p>53.6</text:p>
          </table:table-cell>
          <table:table-cell office:value-type="float" office:value="57.377" calcext:value-type="float">
            <text:p>57.377</text:p>
          </table:table-cell>
          <table:table-cell office:value-type="float" office:value="54.6612" calcext:value-type="float">
            <text:p>54.6612</text:p>
          </table:table-cell>
          <table:table-cell office:value-type="float" office:value="56.7631" calcext:value-type="float">
            <text:p>56.7631</text:p>
          </table:table-cell>
          <table:table-cell office:value-type="float" office:value="56.8456" calcext:value-type="float">
            <text:p>56.8456</text:p>
          </table:table-cell>
          <table:table-cell office:value-type="float" office:value="53.116" calcext:value-type="float">
            <text:p>53.116</text:p>
          </table:table-cell>
          <table:table-cell office:value-type="float" office:value="54.4422" calcext:value-type="float">
            <text:p>54.4422</text:p>
          </table:table-cell>
          <table:table-cell office:value-type="float" office:value="54.3388" calcext:value-type="float">
            <text:p>54.3388</text:p>
          </table:table-cell>
          <table:table-cell office:value-type="float" office:value="57.2472" calcext:value-type="float">
            <text:p>57.2472</text:p>
          </table:table-cell>
          <table:table-cell office:value-type="float" office:value="51.8794" calcext:value-type="float">
            <text:p>51.8794</text:p>
          </table:table-cell>
        </table:table-row>
        <table:table-row table:style-name="ro1">
          <table:table-cell table:number-columns-repeated="3"/>
          <table:table-cell office:value-type="float" office:value="53.6259" calcext:value-type="float">
            <text:p>53.6259</text:p>
          </table:table-cell>
          <table:table-cell office:value-type="float" office:value="57.6551" calcext:value-type="float">
            <text:p>57.6551</text:p>
          </table:table-cell>
          <table:table-cell office:value-type="float" office:value="54.7067" calcext:value-type="float">
            <text:p>54.7067</text:p>
          </table:table-cell>
          <table:table-cell office:value-type="float" office:value="56.4572" calcext:value-type="float">
            <text:p>56.4572</text:p>
          </table:table-cell>
          <table:table-cell office:value-type="float" office:value="56.8939" calcext:value-type="float">
            <text:p>56.8939</text:p>
          </table:table-cell>
          <table:table-cell office:value-type="float" office:value="53.1447" calcext:value-type="float">
            <text:p>53.1447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4.2635" calcext:value-type="float">
            <text:p>54.2635</text:p>
          </table:table-cell>
          <table:table-cell office:value-type="float" office:value="57.377" calcext:value-type="float">
            <text:p>57.377</text:p>
          </table:table-cell>
          <table:table-cell office:value-type="float" office:value="51.6617" calcext:value-type="float">
            <text:p>51.6617</text:p>
          </table:table-cell>
        </table:table-row>
        <table:table-row table:style-name="ro1">
          <table:table-cell table:number-columns-repeated="3"/>
          <table:table-cell office:value-type="float" office:value="53.557" calcext:value-type="float">
            <text:p>53.557</text:p>
          </table:table-cell>
          <table:table-cell office:value-type="float" office:value="57.762" calcext:value-type="float">
            <text:p>57.762</text:p>
          </table:table-cell>
          <table:table-cell office:value-type="float" office:value="54.473" calcext:value-type="float">
            <text:p>54.473</text:p>
          </table:table-cell>
          <table:table-cell office:value-type="float" office:value="56.4787" calcext:value-type="float">
            <text:p>56.4787</text:p>
          </table:table-cell>
          <table:table-cell office:value-type="float" office:value="56.7627" calcext:value-type="float">
            <text:p>56.7627</text:p>
          </table:table-cell>
          <table:table-cell office:value-type="float" office:value="53.4194" calcext:value-type="float">
            <text:p>53.4194</text:p>
          </table:table-cell>
          <table:table-cell office:value-type="float" office:value="54.4916" calcext:value-type="float">
            <text:p>54.4916</text:p>
          </table:table-cell>
          <table:table-cell office:value-type="float" office:value="54.3143" calcext:value-type="float">
            <text:p>54.3143</text:p>
          </table:table-cell>
          <table:table-cell office:value-type="float" office:value="57.2497" calcext:value-type="float">
            <text:p>57.2497</text:p>
          </table:table-cell>
          <table:table-cell office:value-type="float" office:value="51.517" calcext:value-type="float">
            <text:p>51.517</text:p>
          </table:table-cell>
        </table:table-row>
        <table:table-row table:style-name="ro1">
          <table:table-cell table:number-columns-repeated="3"/>
          <table:table-cell office:value-type="float" office:value="53.3849" calcext:value-type="float">
            <text:p>53.3849</text:p>
          </table:table-cell>
          <table:table-cell office:value-type="float" office:value="57.7492" calcext:value-type="float">
            <text:p>57.7492</text:p>
          </table:table-cell>
          <table:table-cell office:value-type="float" office:value="54.6194" calcext:value-type="float">
            <text:p>54.6194</text:p>
          </table:table-cell>
          <table:table-cell office:value-type="float" office:value="56.3984" calcext:value-type="float">
            <text:p>56.3984</text:p>
          </table:table-cell>
          <table:table-cell office:value-type="float" office:value="56.6555" calcext:value-type="float">
            <text:p>56.6555</text:p>
          </table:table-cell>
          <table:table-cell office:value-type="float" office:value="53.246" calcext:value-type="float">
            <text:p>53.246</text:p>
          </table:table-cell>
          <table:table-cell office:value-type="float" office:value="54.6935" calcext:value-type="float">
            <text:p>54.6935</text:p>
          </table:table-cell>
          <table:table-cell office:value-type="float" office:value="54.2706" calcext:value-type="float">
            <text:p>54.2706</text:p>
          </table:table-cell>
          <table:table-cell office:value-type="float" office:value="57.6074" calcext:value-type="float">
            <text:p>57.6074</text:p>
          </table:table-cell>
          <table:table-cell office:value-type="float" office:value="51.4744" calcext:value-type="float">
            <text:p>51.4744</text:p>
          </table:table-cell>
        </table:table-row>
        <table:table-row table:style-name="ro1">
          <table:table-cell table:number-columns-repeated="3"/>
          <table:table-cell office:value-type="float" office:value="53.7756" calcext:value-type="float">
            <text:p>53.7756</text:p>
          </table:table-cell>
          <table:table-cell office:value-type="float" office:value="57.9432" calcext:value-type="float">
            <text:p>57.9432</text:p>
          </table:table-cell>
          <table:table-cell office:value-type="float" office:value="54.6631" calcext:value-type="float">
            <text:p>54.6631</text:p>
          </table:table-cell>
          <table:table-cell office:value-type="float" office:value="56.2099" calcext:value-type="float">
            <text:p>56.2099</text:p>
          </table:table-cell>
          <table:table-cell office:value-type="float" office:value="56.6811" calcext:value-type="float">
            <text:p>56.6811</text:p>
          </table:table-cell>
          <table:table-cell office:value-type="float" office:value="53.3605" calcext:value-type="float">
            <text:p>53.3605</text:p>
          </table:table-cell>
          <table:table-cell office:value-type="float" office:value="54.7007" calcext:value-type="float">
            <text:p>54.7007</text:p>
          </table:table-cell>
          <table:table-cell office:value-type="float" office:value="54.119" calcext:value-type="float">
            <text:p>54.119</text:p>
          </table:table-cell>
          <table:table-cell office:value-type="float" office:value="57.6594" calcext:value-type="float">
            <text:p>57.6594</text:p>
          </table:table-cell>
          <table:table-cell office:value-type="float" office:value="51.8163" calcext:value-type="float">
            <text:p>51.8163</text:p>
          </table:table-cell>
        </table:table-row>
        <table:table-row table:style-name="ro1">
          <table:table-cell table:number-columns-repeated="3"/>
          <table:table-cell office:value-type="float" office:value="53.6663" calcext:value-type="float">
            <text:p>53.6663</text:p>
          </table:table-cell>
          <table:table-cell office:value-type="float" office:value="57.973" calcext:value-type="float">
            <text:p>57.973</text:p>
          </table:table-cell>
          <table:table-cell office:value-type="float" office:value="54.6417" calcext:value-type="float">
            <text:p>54.6417</text:p>
          </table:table-cell>
          <table:table-cell office:value-type="float" office:value="55.8968" calcext:value-type="float">
            <text:p>55.8968</text:p>
          </table:table-cell>
          <table:table-cell office:value-type="float" office:value="56.7529" calcext:value-type="float">
            <text:p>56.7529</text:p>
          </table:table-cell>
          <table:table-cell office:value-type="float" office:value="53.4229" calcext:value-type="float">
            <text:p>53.4229</text:p>
          </table:table-cell>
          <table:table-cell office:value-type="float" office:value="54.6809" calcext:value-type="float">
            <text:p>54.6809</text:p>
          </table:table-cell>
          <table:table-cell office:value-type="float" office:value="54.2783" calcext:value-type="float">
            <text:p>54.2783</text:p>
          </table:table-cell>
          <table:table-cell office:value-type="float" office:value="57.939" calcext:value-type="float">
            <text:p>57.939</text:p>
          </table:table-cell>
          <table:table-cell office:value-type="float" office:value="52.0595" calcext:value-type="float">
            <text:p>52.0595</text:p>
          </table:table-cell>
        </table:table-row>
        <table:table-row table:style-name="ro1">
          <table:table-cell table:number-columns-repeated="3"/>
          <table:table-cell office:value-type="float" office:value="53.7279" calcext:value-type="float">
            <text:p>53.7279</text:p>
          </table:table-cell>
          <table:table-cell office:value-type="float" office:value="58.2377" calcext:value-type="float">
            <text:p>58.2377</text:p>
          </table:table-cell>
          <table:table-cell office:value-type="float" office:value="54.7458" calcext:value-type="float">
            <text:p>54.7458</text:p>
          </table:table-cell>
          <table:table-cell office:value-type="float" office:value="55.767" calcext:value-type="float">
            <text:p>55.767</text:p>
          </table:table-cell>
          <table:table-cell office:value-type="float" office:value="56.6377" calcext:value-type="float">
            <text:p>56.6377</text:p>
          </table:table-cell>
          <table:table-cell office:value-type="float" office:value="53.4807" calcext:value-type="float">
            <text:p>53.4807</text:p>
          </table:table-cell>
          <table:table-cell office:value-type="float" office:value="54.8256" calcext:value-type="float">
            <text:p>54.8256</text:p>
          </table:table-cell>
          <table:table-cell office:value-type="float" office:value="54.352" calcext:value-type="float">
            <text:p>54.352</text:p>
          </table:table-cell>
          <table:table-cell office:value-type="float" office:value="57.934" calcext:value-type="float">
            <text:p>57.934</text:p>
          </table:table-cell>
          <table:table-cell office:value-type="float" office:value="51.8321" calcext:value-type="float">
            <text:p>51.8321</text:p>
          </table:table-cell>
        </table:table-row>
        <table:table-row table:style-name="ro1">
          <table:table-cell table:number-columns-repeated="3"/>
          <table:table-cell office:value-type="float" office:value="53.7221" calcext:value-type="float">
            <text:p>53.7221</text:p>
          </table:table-cell>
          <table:table-cell office:value-type="float" office:value="58.2978" calcext:value-type="float">
            <text:p>58.2978</text:p>
          </table:table-cell>
          <table:table-cell office:value-type="float" office:value="54.9454" calcext:value-type="float">
            <text:p>54.9454</text:p>
          </table:table-cell>
          <table:table-cell office:value-type="float" office:value="55.7248" calcext:value-type="float">
            <text:p>55.7248</text:p>
          </table:table-cell>
          <table:table-cell office:value-type="float" office:value="56.943" calcext:value-type="float">
            <text:p>56.943</text:p>
          </table:table-cell>
          <table:table-cell office:value-type="float" office:value="53.8814" calcext:value-type="float">
            <text:p>53.8814</text:p>
          </table:table-cell>
          <table:table-cell office:value-type="float" office:value="54.6384" calcext:value-type="float">
            <text:p>54.6384</text:p>
          </table:table-cell>
          <table:table-cell office:value-type="float" office:value="54.368" calcext:value-type="float">
            <text:p>54.368</text:p>
          </table:table-cell>
          <table:table-cell office:value-type="float" office:value="57.6884" calcext:value-type="float">
            <text:p>57.6884</text:p>
          </table:table-cell>
          <table:table-cell office:value-type="float" office:value="51.8129" calcext:value-type="float">
            <text:p>51.8129</text:p>
          </table:table-cell>
        </table:table-row>
        <table:table-row table:style-name="ro1">
          <table:table-cell table:number-columns-repeated="3"/>
          <table:table-cell office:value-type="float" office:value="53.7411" calcext:value-type="float">
            <text:p>53.7411</text:p>
          </table:table-cell>
          <table:table-cell office:value-type="float" office:value="58.3937" calcext:value-type="float">
            <text:p>58.3937</text:p>
          </table:table-cell>
          <table:table-cell office:value-type="float" office:value="55.206" calcext:value-type="float">
            <text:p>55.206</text:p>
          </table:table-cell>
          <table:table-cell office:value-type="float" office:value="55.9573" calcext:value-type="float">
            <text:p>55.9573</text:p>
          </table:table-cell>
          <table:table-cell office:value-type="float" office:value="57.0465" calcext:value-type="float">
            <text:p>57.0465</text:p>
          </table:table-cell>
          <table:table-cell office:value-type="float" office:value="53.6787" calcext:value-type="float">
            <text:p>53.6787</text:p>
          </table:table-cell>
          <table:table-cell office:value-type="float" office:value="54.6177" calcext:value-type="float">
            <text:p>54.6177</text:p>
          </table:table-cell>
          <table:table-cell office:value-type="float" office:value="54.0668" calcext:value-type="float">
            <text:p>54.0668</text:p>
          </table:table-cell>
          <table:table-cell office:value-type="float" office:value="57.7727" calcext:value-type="float">
            <text:p>57.7727</text:p>
          </table:table-cell>
          <table:table-cell office:value-type="float" office:value="51.7658" calcext:value-type="float">
            <text:p>51.7658</text:p>
          </table:table-cell>
        </table:table-row>
        <table:table-row table:style-name="ro1">
          <table:table-cell table:number-columns-repeated="3"/>
          <table:table-cell office:value-type="float" office:value="53.503" calcext:value-type="float">
            <text:p>53.503</text:p>
          </table:table-cell>
          <table:table-cell office:value-type="float" office:value="58.3258" calcext:value-type="float">
            <text:p>58.3258</text:p>
          </table:table-cell>
          <table:table-cell office:value-type="float" office:value="55.4774" calcext:value-type="float">
            <text:p>55.4774</text:p>
          </table:table-cell>
          <table:table-cell office:value-type="float" office:value="55.9091" calcext:value-type="float">
            <text:p>55.9091</text:p>
          </table:table-cell>
          <table:table-cell office:value-type="float" office:value="57.0494" calcext:value-type="float">
            <text:p>57.0494</text:p>
          </table:table-cell>
          <table:table-cell office:value-type="float" office:value="53.9037" calcext:value-type="float">
            <text:p>53.9037</text:p>
          </table:table-cell>
          <table:table-cell office:value-type="float" office:value="54.9798" calcext:value-type="float">
            <text:p>54.9798</text:p>
          </table:table-cell>
          <table:table-cell office:value-type="float" office:value="54.2846" calcext:value-type="float">
            <text:p>54.2846</text:p>
          </table:table-cell>
          <table:table-cell office:value-type="float" office:value="57.949" calcext:value-type="float">
            <text:p>57.949</text:p>
          </table:table-cell>
          <table:table-cell office:value-type="float" office:value="51.6879" calcext:value-type="float">
            <text:p>51.6879</text:p>
          </table:table-cell>
        </table:table-row>
        <table:table-row table:style-name="ro1">
          <table:table-cell table:number-columns-repeated="3"/>
          <table:table-cell office:value-type="float" office:value="53.3768" calcext:value-type="float">
            <text:p>53.3768</text:p>
          </table:table-cell>
          <table:table-cell office:value-type="float" office:value="58.4746" calcext:value-type="float">
            <text:p>58.4746</text:p>
          </table:table-cell>
          <table:table-cell office:value-type="float" office:value="55.637" calcext:value-type="float">
            <text:p>55.637</text:p>
          </table:table-cell>
          <table:table-cell office:value-type="float" office:value="55.7273" calcext:value-type="float">
            <text:p>55.7273</text:p>
          </table:table-cell>
          <table:table-cell office:value-type="float" office:value="57.1113" calcext:value-type="float">
            <text:p>57.1113</text:p>
          </table:table-cell>
          <table:table-cell office:value-type="float" office:value="53.7737" calcext:value-type="float">
            <text:p>53.7737</text:p>
          </table:table-cell>
          <table:table-cell office:value-type="float" office:value="54.9219" calcext:value-type="float">
            <text:p>54.9219</text:p>
          </table:table-cell>
          <table:table-cell office:value-type="float" office:value="54.5299" calcext:value-type="float">
            <text:p>54.5299</text:p>
          </table:table-cell>
          <table:table-cell office:value-type="float" office:value="57.94" calcext:value-type="float">
            <text:p>57.94</text:p>
          </table:table-cell>
          <table:table-cell office:value-type="float" office:value="51.6605" calcext:value-type="float">
            <text:p>51.6605</text:p>
          </table:table-cell>
        </table:table-row>
        <table:table-row table:style-name="ro1">
          <table:table-cell table:number-columns-repeated="3"/>
          <table:table-cell office:value-type="float" office:value="53.181" calcext:value-type="float">
            <text:p>53.181</text:p>
          </table:table-cell>
          <table:table-cell office:value-type="float" office:value="58.6051" calcext:value-type="float">
            <text:p>58.6051</text:p>
          </table:table-cell>
          <table:table-cell office:value-type="float" office:value="55.5975" calcext:value-type="float">
            <text:p>55.5975</text:p>
          </table:table-cell>
          <table:table-cell office:value-type="float" office:value="55.8744" calcext:value-type="float">
            <text:p>55.8744</text:p>
          </table:table-cell>
          <table:table-cell office:value-type="float" office:value="57.0941" calcext:value-type="float">
            <text:p>57.0941</text:p>
          </table:table-cell>
          <table:table-cell office:value-type="float" office:value="53.8583" calcext:value-type="float">
            <text:p>53.8583</text:p>
          </table:table-cell>
          <table:table-cell office:value-type="float" office:value="54.8167" calcext:value-type="float">
            <text:p>54.8167</text:p>
          </table:table-cell>
          <table:table-cell office:value-type="float" office:value="54.5901" calcext:value-type="float">
            <text:p>54.5901</text:p>
          </table:table-cell>
          <table:table-cell office:value-type="float" office:value="58.1838" calcext:value-type="float">
            <text:p>58.1838</text:p>
          </table:table-cell>
          <table:table-cell office:value-type="float" office:value="51.6253" calcext:value-type="float">
            <text:p>51.625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:.D262])" office:value-type="float" office:value="51.7056869731801" calcext:value-type="float">
            <text:p>51.7056869731801</text:p>
          </table:table-cell>
          <table:table-cell table:formula="of:=AVERAGE([.E2:.E262])" office:value-type="float" office:value="53.919001532567" calcext:value-type="float">
            <text:p>53.919001532567</text:p>
          </table:table-cell>
          <table:table-cell table:formula="of:=AVERAGE([.F2:.F262])" office:value-type="float" office:value="51.7431704980843" calcext:value-type="float">
            <text:p>51.7431704980843</text:p>
          </table:table-cell>
          <table:table-cell table:formula="of:=AVERAGE([.G2:.G262])" office:value-type="float" office:value="53.1953011494253" calcext:value-type="float">
            <text:p>53.1953011494253</text:p>
          </table:table-cell>
          <table:table-cell table:formula="of:=AVERAGE([.H2:.H262])" office:value-type="float" office:value="53.2140892720306" calcext:value-type="float">
            <text:p>53.2140892720306</text:p>
          </table:table-cell>
          <table:table-cell table:formula="of:=AVERAGE([.I2:.I262])" office:value-type="float" office:value="50.4043513409962" calcext:value-type="float">
            <text:p>50.4043513409962</text:p>
          </table:table-cell>
          <table:table-cell table:formula="of:=AVERAGE([.J2:.J262])" office:value-type="float" office:value="52.3213662835249" calcext:value-type="float">
            <text:p>52.3213662835249</text:p>
          </table:table-cell>
          <table:table-cell table:formula="of:=AVERAGE([.K2:.K262])" office:value-type="float" office:value="52.6916586206897" calcext:value-type="float">
            <text:p>52.6916586206897</text:p>
          </table:table-cell>
          <table:table-cell table:formula="of:=AVERAGE([.L2:.L262])" office:value-type="float" office:value="53.6441800766284" calcext:value-type="float">
            <text:p>53.6441800766284</text:p>
          </table:table-cell>
          <table:table-cell table:formula="of:=AVERAGE([.M2:.M262])" office:value-type="float" office:value="51.2865344827586" calcext:value-type="float">
            <text:p>51.2865344827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2:04:39.982076555</dc:date>
    <meta:editing-duration>PT3M6S</meta:editing-duration>
    <meta:editing-cycles>1</meta:editing-cycles>
    <meta:document-statistic meta:table-count="1" meta:cell-count="2643" meta:object-count="0"/>
    <meta:generator>LibreOffice/6.0.7.3$Linux_X86_64 LibreOffice_project/00m0$Build-3</meta:generator>
  </office:meta>
</office:document-meta>
</file>